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la__L_c</text:p>
          </table:table-cell>
          <table:table-cell office:value-type="float" office:value="0.330098956894527" calcext:value-type="float">
            <text:p>0.3300989569</text:p>
          </table:table-cell>
          <table:table-cell office:value-type="float" office:value="0.258453917640654" calcext:value-type="float">
            <text:p>0.2584539176</text:p>
          </table:table-cell>
          <table:table-cell office:value-type="float" office:value="0.235765417387985" calcext:value-type="float">
            <text:p>0.2357654174</text:p>
          </table:table-cell>
          <table:table-cell office:value-type="float" office:value="0.174591779337297" calcext:value-type="float">
            <text:p>0.1745917793</text:p>
          </table:table-cell>
          <table:table-cell office:value-type="float" office:value="0.157191407344656" calcext:value-type="float">
            <text:p>0.1571914073</text:p>
          </table:table-cell>
          <table:table-cell office:value-type="float" office:value="0.0864815704583526" calcext:value-type="float">
            <text:p>0.0864815705</text:p>
          </table:table-cell>
          <table:table-cell office:value-type="float" office:value="0.0492608725640627" calcext:value-type="float">
            <text:p>0.0492608726</text:p>
          </table:table-cell>
        </table:table-row>
        <table:table-row table:style-name="ro1">
          <table:table-cell office:value-type="string" calcext:value-type="string">
            <text:p>arg__L_c</text:p>
          </table:table-cell>
          <table:table-cell office:value-type="float" office:value="0.194143074640447" calcext:value-type="float">
            <text:p>0.1941430746</text:p>
          </table:table-cell>
          <table:table-cell office:value-type="float" office:value="0.152008374728843" calcext:value-type="float">
            <text:p>0.1520083747</text:p>
          </table:table-cell>
          <table:table-cell office:value-type="float" office:value="0.138665269981446" calcext:value-type="float">
            <text:p>0.13866527</text:p>
          </table:table-cell>
          <table:table-cell office:value-type="float" office:value="0.102687587394241" calcext:value-type="float">
            <text:p>0.1026875874</text:p>
          </table:table-cell>
          <table:table-cell office:value-type="float" office:value="0.0924454649257545" calcext:value-type="float">
            <text:p>0.0924454649</text:p>
          </table:table-cell>
          <table:table-cell office:value-type="float" office:value="0.0508626645612314" calcext:value-type="float">
            <text:p>0.0508626646</text:p>
          </table:table-cell>
          <table:table-cell office:value-type="float" office:value="0.0289717482371693" calcext:value-type="float">
            <text:p>0.0289717482</text:p>
          </table:table-cell>
        </table:table-row>
        <table:table-row table:style-name="ro1">
          <table:table-cell office:value-type="string" calcext:value-type="string">
            <text:p>asn__L_c</text:p>
          </table:table-cell>
          <table:table-cell office:value-type="float" office:value="0.127535881175065" calcext:value-type="float">
            <text:p>0.1275358812</text:p>
          </table:table-cell>
          <table:table-cell office:value-type="float" office:value="0.0885079323664454" calcext:value-type="float">
            <text:p>0.0885079324</text:p>
          </table:table-cell>
          <table:table-cell office:value-type="float" office:value="0.0813709660520028" calcext:value-type="float">
            <text:p>0.0813709661</text:p>
          </table:table-cell>
          <table:table-cell office:value-type="float" office:value="0.0612173035161433" calcext:value-type="float">
            <text:p>0.0612173035</text:p>
          </table:table-cell>
          <table:table-cell office:value-type="float" office:value="0.0569240236071594" calcext:value-type="float">
            <text:p>0.0569240236</text:p>
          </table:table-cell>
          <table:table-cell office:value-type="float" office:value="0.0353906516871722" calcext:value-type="float">
            <text:p>0.0353906517</text:p>
          </table:table-cell>
          <table:table-cell office:value-type="float" office:value="0.0222225276437948" calcext:value-type="float">
            <text:p>0.0222225276</text:p>
          </table:table-cell>
        </table:table-row>
        <table:table-row table:style-name="ro1">
          <table:table-cell office:value-type="string" calcext:value-type="string">
            <text:p>asp__L_c</text:p>
          </table:table-cell>
          <table:table-cell office:value-type="float" office:value="0.28970226687717" calcext:value-type="float">
            <text:p>0.2897022669</text:p>
          </table:table-cell>
          <table:table-cell office:value-type="float" office:value="0.226822791948785" calcext:value-type="float">
            <text:p>0.2268227919</text:p>
          </table:table-cell>
          <table:table-cell office:value-type="float" office:value="0.206917146616842" calcext:value-type="float">
            <text:p>0.2069171466</text:p>
          </table:table-cell>
          <table:table-cell office:value-type="float" office:value="0.153231026319248" calcext:value-type="float">
            <text:p>0.1532310263</text:p>
          </table:table-cell>
          <table:table-cell office:value-type="float" office:value="0.137951290143203" calcext:value-type="float">
            <text:p>0.1379512901</text:p>
          </table:table-cell>
          <table:table-cell office:value-type="float" office:value="0.0758980353375486" calcext:value-type="float">
            <text:p>0.0758980353</text:p>
          </table:table-cell>
          <table:table-cell office:value-type="float" office:value="0.0432335124916536" calcext:value-type="float">
            <text:p>0.0432335125</text:p>
          </table:table-cell>
        </table:table-row>
        <table:table-row table:style-name="ro1">
          <table:table-cell office:value-type="string" calcext:value-type="string">
            <text:p>cys__L_c</text:p>
          </table:table-cell>
          <table:table-cell office:value-type="float" office:value="0.0175471465386173" calcext:value-type="float">
            <text:p>0.0175471465</text:p>
          </table:table-cell>
          <table:table-cell office:value-type="float" office:value="0.013738562737278" calcext:value-type="float">
            <text:p>0.0137385627</text:p>
          </table:table-cell>
          <table:table-cell office:value-type="float" office:value="0.0125331096805063" calcext:value-type="float">
            <text:p>0.0125331097</text:p>
          </table:table-cell>
          <table:table-cell office:value-type="float" office:value="0.00928130817526887" calcext:value-type="float">
            <text:p>0.0092813082</text:p>
          </table:table-cell>
          <table:table-cell office:value-type="float" office:value="0.00835580907162492" calcext:value-type="float">
            <text:p>0.0083558091</text:p>
          </table:table-cell>
          <table:table-cell office:value-type="float" office:value="0.00459701535050302" calcext:value-type="float">
            <text:p>0.0045970154</text:p>
          </table:table-cell>
          <table:table-cell office:value-type="float" office:value="0.00261856692789588" calcext:value-type="float">
            <text:p>0.0026185669</text:p>
          </table:table-cell>
        </table:table-row>
        <table:table-row table:style-name="ro1">
          <table:table-cell office:value-type="string" calcext:value-type="string">
            <text:p>gln__L_c</text:p>
          </table:table-cell>
          <table:table-cell office:value-type="float" office:value="0.148185484140959" calcext:value-type="float">
            <text:p>0.1481854841</text:p>
          </table:table-cell>
          <table:table-cell office:value-type="float" office:value="0.10283843799247" calcext:value-type="float">
            <text:p>0.102838438</text:p>
          </table:table-cell>
          <table:table-cell office:value-type="float" office:value="0.0945459104397597" calcext:value-type="float">
            <text:p>0.0945459104</text:p>
          </table:table-cell>
          <table:table-cell office:value-type="float" office:value="0.0711291259821341" calcext:value-type="float">
            <text:p>0.071129126</text:p>
          </table:table-cell>
          <table:table-cell office:value-type="float" office:value="0.0661407120863449" calcext:value-type="float">
            <text:p>0.0661407121</text:p>
          </table:table-cell>
          <table:table-cell office:value-type="float" office:value="0.041120826594116" calcext:value-type="float">
            <text:p>0.0411208266</text:p>
          </table:table-cell>
          <table:table-cell office:value-type="float" office:value="0.0258206238698525" calcext:value-type="float">
            <text:p>0.0258206239</text:p>
          </table:table-cell>
        </table:table-row>
        <table:table-row table:style-name="ro1">
          <table:table-cell office:value-type="string" calcext:value-type="string">
            <text:p>glu__L_c</text:p>
          </table:table-cell>
          <table:table-cell office:value-type="float" office:value="0.324940397748604" calcext:value-type="float">
            <text:p>0.3249403977</text:p>
          </table:table-cell>
          <table:table-cell office:value-type="float" office:value="0.254418586741914" calcext:value-type="float">
            <text:p>0.2544185867</text:p>
          </table:table-cell>
          <table:table-cell office:value-type="float" office:value="0.232083953563615" calcext:value-type="float">
            <text:p>0.2320839536</text:p>
          </table:table-cell>
          <table:table-cell office:value-type="float" office:value="0.171864967711433" calcext:value-type="float">
            <text:p>0.1718649677</text:p>
          </table:table-cell>
          <table:table-cell office:value-type="float" office:value="0.154726980347428" calcext:value-type="float">
            <text:p>0.1547269803</text:p>
          </table:table-cell>
          <table:table-cell office:value-type="float" office:value="0.0851300785469658" calcext:value-type="float">
            <text:p>0.0851300785</text:p>
          </table:table-cell>
          <table:table-cell office:value-type="float" office:value="0.0484911948673134" calcext:value-type="float">
            <text:p>0.0484911949</text:p>
          </table:table-cell>
        </table:table-row>
        <table:table-row table:style-name="ro1">
          <table:table-cell office:value-type="string" calcext:value-type="string">
            <text:p>gly_c</text:p>
          </table:table-cell>
          <table:table-cell office:value-type="float" office:value="0.33041784721942" calcext:value-type="float">
            <text:p>0.3304178472</text:p>
          </table:table-cell>
          <table:table-cell office:value-type="float" office:value="0.258707001699486" calcext:value-type="float">
            <text:p>0.2587070017</text:p>
          </table:table-cell>
          <table:table-cell office:value-type="float" office:value="0.235993960150662" calcext:value-type="float">
            <text:p>0.2359939602</text:p>
          </table:table-cell>
          <table:table-cell office:value-type="float" office:value="0.174769718820277" calcext:value-type="float">
            <text:p>0.1747697188</text:p>
          </table:table-cell>
          <table:table-cell office:value-type="float" office:value="0.14763767145141" calcext:value-type="float">
            <text:p>0.1476376715</text:p>
          </table:table-cell>
          <table:table-cell office:value-type="float" office:value="0.0865678393829753" calcext:value-type="float">
            <text:p>0.0865678394</text:p>
          </table:table-cell>
          <table:table-cell office:value-type="float" office:value="0.0493092625030214" calcext:value-type="float">
            <text:p>0.0493092625</text:p>
          </table:table-cell>
        </table:table-row>
        <table:table-row table:style-name="ro1">
          <table:table-cell office:value-type="string" calcext:value-type="string">
            <text:p>his__L_c</text:p>
          </table:table-cell>
          <table:table-cell office:value-type="float" office:value="0.0319721012100262" calcext:value-type="float">
            <text:p>0.0319721012</text:p>
          </table:table-cell>
          <table:table-cell office:value-type="float" office:value="0.0250331709127855" calcext:value-type="float">
            <text:p>0.0250331709</text:p>
          </table:table-cell>
          <table:table-cell office:value-type="float" office:value="0.0228353971868878" calcext:value-type="float">
            <text:p>0.0228353972</text:p>
          </table:table-cell>
          <table:table-cell office:value-type="float" office:value="0.0169105870739092" calcext:value-type="float">
            <text:p>0.0169105871</text:p>
          </table:table-cell>
          <table:table-cell office:value-type="float" office:value="0.0152243058693932" calcext:value-type="float">
            <text:p>0.0152243059</text:p>
          </table:table-cell>
          <table:table-cell office:value-type="float" office:value="0.00837619034084988" calcext:value-type="float">
            <text:p>0.0083761903</text:p>
          </table:table-cell>
          <table:table-cell office:value-type="float" office:value="0.0047712941192654" calcext:value-type="float">
            <text:p>0.0047712941</text:p>
          </table:table-cell>
        </table:table-row>
        <table:table-row table:style-name="ro1">
          <table:table-cell office:value-type="string" calcext:value-type="string">
            <text:p>ile__L_c</text:p>
          </table:table-cell>
          <table:table-cell office:value-type="float" office:value="0.137763326352281" calcext:value-type="float">
            <text:p>0.1377633264</text:p>
          </table:table-cell>
          <table:table-cell office:value-type="float" office:value="0.107867043214222" calcext:value-type="float">
            <text:p>0.1078670432</text:p>
          </table:table-cell>
          <table:table-cell office:value-type="float" office:value="0.0983974641955965" calcext:value-type="float">
            <text:p>0.0983974642</text:p>
          </table:table-cell>
          <table:table-cell office:value-type="float" office:value="0.0728658115010707" calcext:value-type="float">
            <text:p>0.0728658115</text:p>
          </table:table-cell>
          <table:table-cell office:value-type="float" office:value="0.0655965778325575" calcext:value-type="float">
            <text:p>0.0655965778</text:p>
          </table:table-cell>
          <table:table-cell office:value-type="float" office:value="0.0360921539853117" calcext:value-type="float">
            <text:p>0.036092154</text:p>
          </table:table-cell>
          <table:table-cell office:value-type="float" office:value="0.0205584059031747" calcext:value-type="float">
            <text:p>0.0205584059</text:p>
          </table:table-cell>
        </table:table-row>
        <table:table-row table:style-name="ro1">
          <table:table-cell office:value-type="string" calcext:value-type="string">
            <text:p>leu__L_c</text:p>
          </table:table-cell>
          <table:table-cell office:value-type="float" office:value="0.240410510693196" calcext:value-type="float">
            <text:p>0.2404105107</text:p>
          </table:table-cell>
          <table:table-cell office:value-type="float" office:value="0.188231428241091" calcext:value-type="float">
            <text:p>0.1882314282</text:p>
          </table:table-cell>
          <table:table-cell office:value-type="float" office:value="0.171714497744077" calcext:value-type="float">
            <text:p>0.1717144977</text:p>
          </table:table-cell>
          <table:table-cell office:value-type="float" office:value="0.127156750620258" calcext:value-type="float">
            <text:p>0.1271567506</text:p>
          </table:table-cell>
          <table:table-cell office:value-type="float" office:value="0.114480237549751" calcext:value-type="float">
            <text:p>0.1144802375</text:p>
          </table:table-cell>
          <table:table-cell office:value-type="float" office:value="0.0629830708065719" calcext:value-type="float">
            <text:p>0.0629830708</text:p>
          </table:table-cell>
          <table:table-cell office:value-type="float" office:value="0.03587737465561" calcext:value-type="float">
            <text:p>0.0358773747</text:p>
          </table:table-cell>
        </table:table-row>
        <table:table-row table:style-name="ro1">
          <table:table-cell office:value-type="string" calcext:value-type="string">
            <text:p>lys__L_c</text:p>
          </table:table-cell>
          <table:table-cell office:value-type="float" office:value="0.122767322478977" calcext:value-type="float">
            <text:p>0.1227673225</text:p>
          </table:table-cell>
          <table:table-cell office:value-type="float" office:value="0.0911514856715523" calcext:value-type="float">
            <text:p>0.0911514857</text:p>
          </table:table-cell>
          <table:table-cell office:value-type="float" office:value="0.080419807290869" calcext:value-type="float">
            <text:p>0.0804198073</text:p>
          </table:table-cell>
          <table:table-cell office:value-type="float" office:value="0.0554111982613597" calcext:value-type="float">
            <text:p>0.0554111983</text:p>
          </table:table-cell>
          <table:table-cell office:value-type="float" office:value="0.0420586540299879" calcext:value-type="float">
            <text:p>0.042058654</text:p>
          </table:table-cell>
          <table:table-cell office:value-type="float" office:value="0.00554894239497659" calcext:value-type="float">
            <text:p>0.0055489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__L_c</text:p>
          </table:table-cell>
          <table:table-cell office:value-type="float" office:value="0.045118904412185" calcext:value-type="float">
            <text:p>0.0451189044</text:p>
          </table:table-cell>
          <table:table-cell office:value-type="float" office:value="0.0353262051292421" calcext:value-type="float">
            <text:p>0.0353262051</text:p>
          </table:table-cell>
          <table:table-cell office:value-type="float" office:value="0.0322259238304935" calcext:value-type="float">
            <text:p>0.0322259238</text:p>
          </table:table-cell>
          <table:table-cell office:value-type="float" office:value="0.0238643740358781" calcext:value-type="float">
            <text:p>0.023864374</text:p>
          </table:table-cell>
          <table:table-cell office:value-type="float" office:value="0.0214846851839807" calcext:value-type="float">
            <text:p>0.0214846852</text:p>
          </table:table-cell>
          <table:table-cell office:value-type="float" office:value="0.0118205232728167" calcext:value-type="float">
            <text:p>0.0118205233</text:p>
          </table:table-cell>
          <table:table-cell office:value-type="float" office:value="0.00673316786833207" calcext:value-type="float">
            <text:p>0.0067331679</text:p>
          </table:table-cell>
        </table:table-row>
        <table:table-row table:style-name="ro1">
          <table:table-cell office:value-type="string" calcext:value-type="string">
            <text:p>phe__L_c</text:p>
          </table:table-cell>
          <table:table-cell office:value-type="float" office:value="0.122264495913115" calcext:value-type="float">
            <text:p>0.1222644959</text:p>
          </table:table-cell>
          <table:table-cell office:value-type="float" office:value="0.0957311713332011" calcext:value-type="float">
            <text:p>0.0957311713</text:p>
          </table:table-cell>
          <table:table-cell office:value-type="float" office:value="0.0873252525333815" calcext:value-type="float">
            <text:p>0.0873252525</text:p>
          </table:table-cell>
          <table:table-cell office:value-type="float" office:value="0.064669473085792" calcext:value-type="float">
            <text:p>0.0646694731</text:p>
          </table:table-cell>
          <table:table-cell office:value-type="float" office:value="0.0582182643992039" calcext:value-type="float">
            <text:p>0.0582182644</text:p>
          </table:table-cell>
          <table:table-cell office:value-type="float" office:value="0.0320315915957808" calcext:value-type="float">
            <text:p>0.0320315916</text:p>
          </table:table-cell>
          <table:table-cell office:value-type="float" office:value="0.0182455290152421" calcext:value-type="float">
            <text:p>0.018245529</text:p>
          </table:table-cell>
        </table:table-row>
        <table:table-row table:style-name="ro1">
          <table:table-cell office:value-type="string" calcext:value-type="string">
            <text:p>pro__L_c</text:p>
          </table:table-cell>
          <table:table-cell office:value-type="float" office:value="0.135416362788264" calcext:value-type="float">
            <text:p>0.1354163628</text:p>
          </table:table-cell>
          <table:table-cell office:value-type="float" office:value="0.106026349235317" calcext:value-type="float">
            <text:p>0.1060263492</text:p>
          </table:table-cell>
          <table:table-cell office:value-type="float" office:value="0.0967194839519764" calcext:value-type="float">
            <text:p>0.096719484</text:p>
          </table:table-cell>
          <table:table-cell office:value-type="float" office:value="0.0716249236814664" calcext:value-type="float">
            <text:p>0.0716249237</text:p>
          </table:table-cell>
          <table:table-cell office:value-type="float" office:value="0.0644826934058566" calcext:value-type="float">
            <text:p>0.0644826934</text:p>
          </table:table-cell>
          <table:table-cell office:value-type="float" office:value="0.0354766395446094" calcext:value-type="float">
            <text:p>0.0354766395</text:p>
          </table:table-cell>
          <table:table-cell office:value-type="float" office:value="0.0202083899814781" calcext:value-type="float">
            <text:p>0.02020839</text:p>
          </table:table-cell>
        </table:table-row>
        <table:table-row table:style-name="ro1">
          <table:table-cell office:value-type="string" calcext:value-type="string">
            <text:p>ser__L_c</text:p>
          </table:table-cell>
          <table:table-cell office:value-type="float" office:value="0.171953453933758" calcext:value-type="float">
            <text:p>0.1719534539</text:p>
          </table:table-cell>
          <table:table-cell office:value-type="float" office:value="0.134637505767516" calcext:value-type="float">
            <text:p>0.1346375058</text:p>
          </table:table-cell>
          <table:table-cell office:value-type="float" office:value="0.122817764892594" calcext:value-type="float">
            <text:p>0.1228177649</text:p>
          </table:table-cell>
          <table:table-cell office:value-type="float" office:value="0.0909496619532504" calcext:value-type="float">
            <text:p>0.090949662</text:p>
          </table:table-cell>
          <table:table-cell office:value-type="float" office:value="0.0818763485406805" calcext:value-type="float">
            <text:p>0.0818763485</text:p>
          </table:table-cell>
          <table:table-cell office:value-type="float" office:value="0.0450495113758601" calcext:value-type="float">
            <text:p>0.0450495114</text:p>
          </table:table-cell>
          <table:table-cell office:value-type="float" office:value="0.0256605948478865" calcext:value-type="float">
            <text:p>0.0256605948</text:p>
          </table:table-cell>
        </table:table-row>
        <table:table-row table:style-name="ro1">
          <table:table-cell office:value-type="string" calcext:value-type="string">
            <text:p>thr__L_c</text:p>
          </table:table-cell>
          <table:table-cell office:value-type="float" office:value="0.169552691478167" calcext:value-type="float">
            <text:p>0.1695526915</text:p>
          </table:table-cell>
          <table:table-cell office:value-type="float" office:value="0.132757082394847" calcext:value-type="float">
            <text:p>0.1327570824</text:p>
          </table:table-cell>
          <table:table-cell office:value-type="float" office:value="0.121100009372854" calcext:value-type="float">
            <text:p>0.1211000094</text:p>
          </table:table-cell>
          <table:table-cell office:value-type="float" office:value="0.0896816621724996" calcext:value-type="float">
            <text:p>0.0896816622</text:p>
          </table:table-cell>
          <table:table-cell office:value-type="float" office:value="0.0807353217984661" calcext:value-type="float">
            <text:p>0.0807353218</text:p>
          </table:table-cell>
          <table:table-cell office:value-type="float" office:value="0.0444204388758413" calcext:value-type="float">
            <text:p>0.0444204389</text:p>
          </table:table-cell>
          <table:table-cell office:value-type="float" office:value="0.0253023457780882" calcext:value-type="float">
            <text:p>0.0253023458</text:p>
          </table:table-cell>
        </table:table-row>
        <table:table-row table:style-name="ro1">
          <table:table-cell office:value-type="string" calcext:value-type="string">
            <text:p>trp__L_c</text:p>
          </table:table-cell>
          <table:table-cell office:value-type="float" office:value="0.0292699927754648" calcext:value-type="float">
            <text:p>0.0292699928</text:p>
          </table:table-cell>
          <table:table-cell office:value-type="float" office:value="0.0203129230540313" calcext:value-type="float">
            <text:p>0.0203129231</text:p>
          </table:table-cell>
          <table:table-cell office:value-type="float" office:value="0.0186749608543918" calcext:value-type="float">
            <text:p>0.0186749609</text:p>
          </table:table-cell>
          <table:table-cell office:value-type="float" office:value="0.0140496150192536" calcext:value-type="float">
            <text:p>0.014049615</text:p>
          </table:table-cell>
          <table:table-cell office:value-type="float" office:value="0.013064290177639" calcext:value-type="float">
            <text:p>0.0130642902</text:p>
          </table:table-cell>
          <table:table-cell office:value-type="float" office:value="0.00812229554269976" calcext:value-type="float">
            <text:p>0.0081222955</text:p>
          </table:table-cell>
          <table:table-cell office:value-type="float" office:value="0.00510015861884059" calcext:value-type="float">
            <text:p>0.0051001586</text:p>
          </table:table-cell>
        </table:table-row>
        <table:table-row table:style-name="ro1">
          <table:table-cell office:value-type="string" calcext:value-type="string">
            <text:p>tyr__L_c</text:p>
          </table:table-cell>
          <table:table-cell office:value-type="float" office:value="0.0625788926122195" calcext:value-type="float">
            <text:p>0.0625788926</text:p>
          </table:table-cell>
          <table:table-cell office:value-type="float" office:value="0.0489974508538689" calcext:value-type="float">
            <text:p>0.0489974509</text:p>
          </table:table-cell>
          <table:table-cell office:value-type="float" office:value="0.0446965159858734" calcext:value-type="float">
            <text:p>0.044696516</text:p>
          </table:table-cell>
          <table:table-cell office:value-type="float" office:value="0.0330991832721462" calcext:value-type="float">
            <text:p>0.0330991833</text:p>
          </table:table-cell>
          <table:table-cell office:value-type="float" office:value="0.0297986202568942" calcext:value-type="float">
            <text:p>0.0297986203</text:p>
          </table:table-cell>
          <table:table-cell office:value-type="float" office:value="0.0163948581297813" calcext:value-type="float">
            <text:p>0.0163948581</text:p>
          </table:table-cell>
          <table:table-cell office:value-type="float" office:value="0.0093387601253576" calcext:value-type="float">
            <text:p>0.0093387601</text:p>
          </table:table-cell>
        </table:table-row>
        <table:table-row table:style-name="ro1">
          <table:table-cell office:value-type="string" calcext:value-type="string">
            <text:p>val__L_c</text:p>
          </table:table-cell>
          <table:table-cell office:value-type="float" office:value="0.193579610941726" calcext:value-type="float">
            <text:p>0.1935796109</text:p>
          </table:table-cell>
          <table:table-cell office:value-type="float" office:value="0.151567199058684" calcext:value-type="float">
            <text:p>0.1515671991</text:p>
          </table:table-cell>
          <table:table-cell office:value-type="float" office:value="0.138262820159053" calcext:value-type="float">
            <text:p>0.1382628202</text:p>
          </table:table-cell>
          <table:table-cell office:value-type="float" office:value="0.102389556017572" calcext:value-type="float">
            <text:p>0.102389556</text:p>
          </table:table-cell>
          <table:table-cell office:value-type="float" office:value="0.0921795866277131" calcext:value-type="float">
            <text:p>0.0921795866</text:p>
          </table:table-cell>
          <table:table-cell office:value-type="float" office:value="0.0507135361976127" calcext:value-type="float">
            <text:p>0.0507135362</text:p>
          </table:table-cell>
          <table:table-cell office:value-type="float" office:value="0.0288876631960193" calcext:value-type="float">
            <text:p>0.0288876632</text:p>
          </table:table-cell>
        </table:table-row>
        <table:table-row table:style-name="ro1">
          <table:table-cell office:value-type="string" calcext:value-type="string">
            <text:p>xyl__D_c</text:p>
          </table:table-cell>
          <table:table-cell office:value-type="float" office:value="0.0398746640135005" calcext:value-type="float">
            <text:p>0.039874664</text:p>
          </table:table-cell>
          <table:table-cell office:value-type="float" office:value="0.0578596347595231" calcext:value-type="float">
            <text:p>0.0578596348</text:p>
          </table:table-cell>
          <table:table-cell office:value-type="float" office:value="0.0566693120625991" calcext:value-type="float">
            <text:p>0.0566693121</text:p>
          </table:table-cell>
          <table:table-cell office:value-type="float" office:value="0.0478657834112806" calcext:value-type="float">
            <text:p>0.0478657834</text:p>
          </table:table-cell>
          <table:table-cell office:value-type="float" office:value="0.0542392314129797" calcext:value-type="float">
            <text:p>0.0542392314</text:p>
          </table:table-cell>
          <table:table-cell office:value-type="float" office:value="0.054891304814539" calcext:value-type="float">
            <text:p>0.0548913048</text:p>
          </table:table-cell>
          <table:table-cell office:value-type="float" office:value="0.0439628558893027" calcext:value-type="float">
            <text:p>0.0439628559</text:p>
          </table:table-cell>
        </table:table-row>
        <table:table-row table:style-name="ro1">
          <table:table-cell office:value-type="string" calcext:value-type="string">
            <text:p>fuc__L_c</text:p>
          </table:table-cell>
          <table:table-cell office:value-type="float" office:value="0.0547060939209611" calcext:value-type="float">
            <text:p>0.0547060939</text:p>
          </table:table-cell>
          <table:table-cell office:value-type="float" office:value="0.0793785745999175" calcext:value-type="float">
            <text:p>0.0793785746</text:p>
          </table:table-cell>
          <table:table-cell office:value-type="float" office:value="0.0777475317932" calcext:value-type="float">
            <text:p>0.0777475318</text:p>
          </table:table-cell>
          <table:table-cell office:value-type="float" office:value="0.0656681214802658" calcext:value-type="float">
            <text:p>0.0656681215</text:p>
          </table:table-cell>
          <table:table-cell office:value-type="float" office:value="0.0744122793140767" calcext:value-type="float">
            <text:p>0.0744122793</text:p>
          </table:table-cell>
          <table:table-cell office:value-type="float" office:value="0.0753081925809224" calcext:value-type="float">
            <text:p>0.0753081926</text:p>
          </table:table-cell>
          <table:table-cell office:value-type="float" office:value="0.0603159090502639" calcext:value-type="float">
            <text:p>0.0603159091</text:p>
          </table:table-cell>
        </table:table-row>
        <table:table-row table:style-name="ro1">
          <table:table-cell office:value-type="string" calcext:value-type="string">
            <text:p>gal_c</text:p>
          </table:table-cell>
          <table:table-cell office:value-type="float" office:value="0.0249216650084378" calcext:value-type="float">
            <text:p>0.024921665</text:p>
          </table:table-cell>
          <table:table-cell office:value-type="float" office:value="0.0361613506510735" calcext:value-type="float">
            <text:p>0.0361613507</text:p>
          </table:table-cell>
          <table:table-cell office:value-type="float" office:value="0.0354200136421484" calcext:value-type="float">
            <text:p>0.0354200136</text:p>
          </table:table-cell>
          <table:table-cell office:value-type="float" office:value="0.0299167517008685" calcext:value-type="float">
            <text:p>0.0299167517</text:p>
          </table:table-cell>
          <table:table-cell office:value-type="float" office:value="0.0338989272430794" calcext:value-type="float">
            <text:p>0.0338989272</text:p>
          </table:table-cell>
          <table:table-cell office:value-type="float" office:value="0.0343078021073802" calcext:value-type="float">
            <text:p>0.0343078021</text:p>
          </table:table-cell>
          <table:table-cell office:value-type="float" office:value="0.0274767849308142" calcext:value-type="float">
            <text:p>0.0274767849</text:p>
          </table:table-cell>
        </table:table-row>
        <table:table-row table:style-name="ro1">
          <table:table-cell office:value-type="string" calcext:value-type="string">
            <text:p>gal__L_c</text:p>
          </table:table-cell>
          <table:table-cell office:value-type="float" office:value="0.0249216650084378" calcext:value-type="float">
            <text:p>0.024921665</text:p>
          </table:table-cell>
          <table:table-cell office:value-type="float" office:value="0.0361613506510735" calcext:value-type="float">
            <text:p>0.0361613507</text:p>
          </table:table-cell>
          <table:table-cell office:value-type="float" office:value="0.0354200136421484" calcext:value-type="float">
            <text:p>0.0354200136</text:p>
          </table:table-cell>
          <table:table-cell office:value-type="float" office:value="0.0299167517008685" calcext:value-type="float">
            <text:p>0.0299167517</text:p>
          </table:table-cell>
          <table:table-cell office:value-type="float" office:value="0.0338989272430794" calcext:value-type="float">
            <text:p>0.0338989272</text:p>
          </table:table-cell>
          <table:table-cell office:value-type="float" office:value="0.0343078021073802" calcext:value-type="float">
            <text:p>0.0343078021</text:p>
          </table:table-cell>
          <table:table-cell office:value-type="float" office:value="0.0274767849308142" calcext:value-type="float">
            <text:p>0.0274767849</text:p>
          </table:table-cell>
        </table:table-row>
        <table:table-row table:style-name="ro1">
          <table:table-cell office:value-type="string" calcext:value-type="string">
            <text:p>glc__D_c</text:p>
          </table:table-cell>
          <table:table-cell office:value-type="float" office:value="0.182758876728544" calcext:value-type="float">
            <text:p>0.1827588767</text:p>
          </table:table-cell>
          <table:table-cell office:value-type="float" office:value="0.265184466206044" calcext:value-type="float">
            <text:p>0.2651844662</text:p>
          </table:table-cell>
          <table:table-cell office:value-type="float" office:value="0.259737734159627" calcext:value-type="float">
            <text:p>0.2597377342</text:p>
          </table:table-cell>
          <table:table-cell office:value-type="float" office:value="0.219383566497399" calcext:value-type="float">
            <text:p>0.2193835665</text:p>
          </table:table-cell>
          <table:table-cell office:value-type="float" office:value="0.248590553409161" calcext:value-type="float">
            <text:p>0.2485905534</text:p>
          </table:table-cell>
          <table:table-cell office:value-type="float" office:value="0.25159251304957" calcext:value-type="float">
            <text:p>0.251592513</text:p>
          </table:table-cell>
          <table:table-cell office:value-type="float" office:value="0.201494572724302" calcext:value-type="float">
            <text:p>0.2014945727</text:p>
          </table:table-cell>
        </table:table-row>
        <table:table-row table:style-name="ro1">
          <table:table-cell office:value-type="string" calcext:value-type="string">
            <text:p>man_c</text:p>
          </table:table-cell>
          <table:table-cell office:value-type="float" office:value="1.01348104367647" calcext:value-type="float">
            <text:p>1.0134810437</text:p>
          </table:table-cell>
          <table:table-cell office:value-type="float" office:value="1.47054931216194" calcext:value-type="float">
            <text:p>1.4705493122</text:p>
          </table:table-cell>
          <table:table-cell office:value-type="float" office:value="1.44034162771835" calcext:value-type="float">
            <text:p>1.4403416277</text:p>
          </table:table-cell>
          <table:table-cell office:value-type="float" office:value="1.21657209791411" calcext:value-type="float">
            <text:p>1.2165720979</text:p>
          </table:table-cell>
          <table:table-cell office:value-type="float" office:value="1.3785389977776" calcext:value-type="float">
            <text:p>1.3785389978</text:p>
          </table:table-cell>
          <table:table-cell office:value-type="float" office:value="1.39516136335247" calcext:value-type="float">
            <text:p>1.3951613634</text:p>
          </table:table-cell>
          <table:table-cell office:value-type="float" office:value="1.11736890273476" calcext:value-type="float">
            <text:p>1.1173689027</text:p>
          </table:table-cell>
        </table:table-row>
        <table:table-row table:style-name="ro1">
          <table:table-cell office:value-type="string" calcext:value-type="string">
            <text:p>udprmn_c</text:p>
          </table:table-cell>
          <table:table-cell office:value-type="float" office:value="0.0654875868834863" calcext:value-type="float">
            <text:p>0.0654875869</text:p>
          </table:table-cell>
          <table:table-cell office:value-type="float" office:value="0.0950225272582954" calcext:value-type="float">
            <text:p>0.0950225273</text:p>
          </table:table-cell>
          <table:table-cell office:value-type="float" office:value="0.0930711506449413" calcext:value-type="float">
            <text:p>0.0930711506</text:p>
          </table:table-cell>
          <table:table-cell office:value-type="float" office:value="0.0786116880842199" calcext:value-type="float">
            <text:p>0.0786116881</text:p>
          </table:table-cell>
          <table:table-cell office:value-type="float" office:value="0.0890790296928499" calcext:value-type="float">
            <text:p>0.0890790297</text:p>
          </table:table-cell>
          <table:table-cell office:value-type="float" office:value="0.0901499531625641" calcext:value-type="float">
            <text:p>0.0901499532</text:p>
          </table:table-cell>
          <table:table-cell office:value-type="float" office:value="0.0722035937140026" calcext:value-type="float">
            <text:p>0.0722035937</text:p>
          </table:table-cell>
        </table:table-row>
        <table:table-row table:style-name="ro1">
          <table:table-cell office:value-type="string" calcext:value-type="string">
            <text:p>mgdg140160_h</text:p>
          </table:table-cell>
          <table:table-cell office:value-type="float" office:value="0.00167880154058409" calcext:value-type="float">
            <text:p>0.0016788015</text:p>
          </table:table-cell>
          <table:table-cell office:value-type="float" office:value="0.00155819131005168" calcext:value-type="float">
            <text:p>0.0015581913</text:p>
          </table:table-cell>
          <table:table-cell office:value-type="float" office:value="0.00179403368323266" calcext:value-type="float">
            <text:p>0.0017940337</text:p>
          </table:table-cell>
          <table:table-cell office:value-type="float" office:value="0.00312535281697496" calcext:value-type="float">
            <text:p>0.0031253528</text:p>
          </table:table-cell>
          <table:table-cell office:value-type="float" office:value="0.00201530309865912" calcext:value-type="float">
            <text:p>0.0020153031</text:p>
          </table:table-cell>
          <table:table-cell office:value-type="float" office:value="0.00305976271947519" calcext:value-type="float">
            <text:p>0.0030597627</text:p>
          </table:table-cell>
          <table:table-cell office:value-type="float" office:value="0.00384257753816023" calcext:value-type="float">
            <text:p>0.0038425775</text:p>
          </table:table-cell>
        </table:table-row>
        <table:table-row table:style-name="ro1">
          <table:table-cell office:value-type="string" calcext:value-type="string">
            <text:p>mgdg1401619Z_h</text:p>
          </table:table-cell>
          <table:table-cell office:value-type="float" office:value="0.00230873435909105" calcext:value-type="float">
            <text:p>0.0023087344</text:p>
          </table:table-cell>
          <table:table-cell office:value-type="float" office:value="0.00219576584422076" calcext:value-type="float">
            <text:p>0.0021957658</text:p>
          </table:table-cell>
          <table:table-cell office:value-type="float" office:value="0.00256444692439928" calcext:value-type="float">
            <text:p>0.0025644469</text:p>
          </table:table-cell>
          <table:table-cell office:value-type="float" office:value="0.00395973094910431" calcext:value-type="float">
            <text:p>0.0039597309</text:p>
          </table:table-cell>
          <table:table-cell office:value-type="float" office:value="0.00364737890379526" calcext:value-type="float">
            <text:p>0.0036473789</text:p>
          </table:table-cell>
          <table:table-cell office:value-type="float" office:value="0.00455681917706065" calcext:value-type="float">
            <text:p>0.0045568192</text:p>
          </table:table-cell>
          <table:table-cell office:value-type="float" office:value="0.005722643427146" calcext:value-type="float">
            <text:p>0.0057226434</text:p>
          </table:table-cell>
        </table:table-row>
        <table:table-row table:style-name="ro1">
          <table:table-cell office:value-type="string" calcext:value-type="string">
            <text:p>mgdg140162n4_h</text:p>
          </table:table-cell>
          <table:table-cell office:value-type="float" office:value="0.000510176779648811" calcext:value-type="float">
            <text:p>0.0005101768</text:p>
          </table:table-cell>
          <table:table-cell office:value-type="float" office:value="0.000505317940296254" calcext:value-type="float">
            <text:p>0.0005053179</text:p>
          </table:table-cell>
          <table:table-cell office:value-type="float" office:value="0.000603636699548453" calcext:value-type="float">
            <text:p>0.0006036367</text:p>
          </table:table-cell>
          <table:table-cell office:value-type="float" office:value="0.000746428466242761" calcext:value-type="float">
            <text:p>0.0007464285</text:p>
          </table:table-cell>
          <table:table-cell office:value-type="float" office:value="0.00113884800705771" calcext:value-type="float">
            <text:p>0.001138848</text:p>
          </table:table-cell>
          <table:table-cell office:value-type="float" office:value="0.00113956315449065" calcext:value-type="float">
            <text:p>0.0011395632</text:p>
          </table:table-cell>
          <table:table-cell office:value-type="float" office:value="0.00143111090049227" calcext:value-type="float">
            <text:p>0.0014311109</text:p>
          </table:table-cell>
        </table:table-row>
        <table:table-row table:style-name="ro1">
          <table:table-cell office:value-type="string" calcext:value-type="string">
            <text:p>mgdg140160_c</text:p>
          </table:table-cell>
          <table:table-cell office:value-type="float" office:value="0.00167880154058409" calcext:value-type="float">
            <text:p>0.0016788015</text:p>
          </table:table-cell>
          <table:table-cell office:value-type="float" office:value="0.00155819131005168" calcext:value-type="float">
            <text:p>0.0015581913</text:p>
          </table:table-cell>
          <table:table-cell office:value-type="float" office:value="0.00179403368323266" calcext:value-type="float">
            <text:p>0.0017940337</text:p>
          </table:table-cell>
          <table:table-cell office:value-type="float" office:value="0.00312535281697495" calcext:value-type="float">
            <text:p>0.0031253528</text:p>
          </table:table-cell>
          <table:table-cell office:value-type="float" office:value="0.00201530309865912" calcext:value-type="float">
            <text:p>0.0020153031</text:p>
          </table:table-cell>
          <table:table-cell office:value-type="float" office:value="0.00305976271947518" calcext:value-type="float">
            <text:p>0.0030597627</text:p>
          </table:table-cell>
          <table:table-cell office:value-type="float" office:value="0.00384257753816022" calcext:value-type="float">
            <text:p>0.0038425775</text:p>
          </table:table-cell>
        </table:table-row>
        <table:table-row table:style-name="ro1">
          <table:table-cell office:value-type="string" calcext:value-type="string">
            <text:p>mgdg160_c</text:p>
          </table:table-cell>
          <table:table-cell office:value-type="float" office:value="0.00153335892077711" calcext:value-type="float">
            <text:p>0.0015333589</text:p>
          </table:table-cell>
          <table:table-cell office:value-type="float" office:value="0.00142064922726962" calcext:value-type="float">
            <text:p>0.0014206492</text:p>
          </table:table-cell>
          <table:table-cell office:value-type="float" office:value="0.00163392722776387" calcext:value-type="float">
            <text:p>0.0016339272</text:p>
          </table:table-cell>
          <table:table-cell office:value-type="float" office:value="0.00287071010306286" calcext:value-type="float">
            <text:p>0.0028707101</text:p>
          </table:table-cell>
          <table:table-cell office:value-type="float" office:value="0.00179893136523644" calcext:value-type="float">
            <text:p>0.0017989314</text:p>
          </table:table-cell>
          <table:table-cell office:value-type="float" office:value="0.00277802784890697" calcext:value-type="float">
            <text:p>0.0027780278</text:p>
          </table:table-cell>
          <table:table-cell office:value-type="float" office:value="0.00348876314645223" calcext:value-type="float">
            <text:p>0.0034887631</text:p>
          </table:table-cell>
        </table:table-row>
        <table:table-row table:style-name="ro1">
          <table:table-cell office:value-type="string" calcext:value-type="string">
            <text:p>mgdg161_h</text:p>
          </table:table-cell>
          <table:table-cell office:value-type="float" office:value="0.00216329173928407" calcext:value-type="float">
            <text:p>0.0021632917</text:p>
          </table:table-cell>
          <table:table-cell office:value-type="float" office:value="0.00205822376143871" calcext:value-type="float">
            <text:p>0.0020582238</text:p>
          </table:table-cell>
          <table:table-cell office:value-type="float" office:value="0.00240434046893049" calcext:value-type="float">
            <text:p>0.0024043405</text:p>
          </table:table-cell>
          <table:table-cell office:value-type="float" office:value="0.00370508823519222" calcext:value-type="float">
            <text:p>0.0037050882</text:p>
          </table:table-cell>
          <table:table-cell office:value-type="float" office:value="0.00343100717037258" calcext:value-type="float">
            <text:p>0.0034310072</text:p>
          </table:table-cell>
          <table:table-cell office:value-type="float" office:value="0.00427508430649243" calcext:value-type="float">
            <text:p>0.0042750843</text:p>
          </table:table-cell>
          <table:table-cell office:value-type="float" office:value="0.005368829035438" calcext:value-type="float">
            <text:p>0.005368829</text:p>
          </table:table-cell>
        </table:table-row>
        <table:table-row table:style-name="ro1">
          <table:table-cell office:value-type="string" calcext:value-type="string">
            <text:p>mgdg1619Z160_h</text:p>
          </table:table-cell>
          <table:table-cell office:value-type="float" office:value="0.0036965550998642" calcext:value-type="float">
            <text:p>0.0036965551</text:p>
          </table:table-cell>
          <table:table-cell office:value-type="float" office:value="0.00347893930600958" calcext:value-type="float">
            <text:p>0.0034789393</text:p>
          </table:table-cell>
          <table:table-cell office:value-type="float" office:value="0.00403826769669437" calcext:value-type="float">
            <text:p>0.0040382677</text:p>
          </table:table-cell>
          <table:table-cell office:value-type="float" office:value="0.00657579833825508" calcext:value-type="float">
            <text:p>0.0065757983</text:p>
          </table:table-cell>
          <table:table-cell office:value-type="float" office:value="0.00522993853560902" calcext:value-type="float">
            <text:p>0.0052299385</text:p>
          </table:table-cell>
          <table:table-cell office:value-type="float" office:value="0.0070531121553994" calcext:value-type="float">
            <text:p>0.0070531122</text:p>
          </table:table-cell>
          <table:table-cell office:value-type="float" office:value="0.00885759218189023" calcext:value-type="float">
            <text:p>0.0088575922</text:p>
          </table:table-cell>
        </table:table-row>
        <table:table-row table:style-name="ro1">
          <table:table-cell office:value-type="string" calcext:value-type="string">
            <text:p>mgdg1619Z162n4_h</text:p>
          </table:table-cell>
          <table:table-cell office:value-type="float" office:value="0.00252794945096832" calcext:value-type="float">
            <text:p>0.0025279495</text:p>
          </table:table-cell>
          <table:table-cell office:value-type="float" office:value="0.00242601951414328" calcext:value-type="float">
            <text:p>0.0024260195</text:p>
          </table:table-cell>
          <table:table-cell office:value-type="float" office:value="0.00284789510089371" calcext:value-type="float">
            <text:p>0.0028478951</text:p>
          </table:table-cell>
          <table:table-cell office:value-type="float" office:value="0.00419687398752289" calcext:value-type="float">
            <text:p>0.004196874</text:p>
          </table:table-cell>
          <table:table-cell office:value-type="float" office:value="0.00435348344400761" calcext:value-type="float">
            <text:p>0.0043534834</text:p>
          </table:table-cell>
          <table:table-cell office:value-type="float" office:value="0.00513291259041487" calcext:value-type="float">
            <text:p>0.0051329126</text:p>
          </table:table-cell>
          <table:table-cell office:value-type="float" office:value="0.00644612554422228" calcext:value-type="float">
            <text:p>0.0064461255</text:p>
          </table:table-cell>
        </table:table-row>
        <table:table-row table:style-name="ro1">
          <table:table-cell office:value-type="string" calcext:value-type="string">
            <text:p>mgdg1619Z1819Z_h</text:p>
          </table:table-cell>
          <table:table-cell office:value-type="float" office:value="0.00217045875405774" calcext:value-type="float">
            <text:p>0.0021704588</text:p>
          </table:table-cell>
          <table:table-cell office:value-type="float" office:value="0.00206478917426196" calcext:value-type="float">
            <text:p>0.0020647892</text:p>
          </table:table-cell>
          <table:table-cell office:value-type="float" office:value="0.00241171780370267" calcext:value-type="float">
            <text:p>0.0024117178</text:p>
          </table:table-cell>
          <table:table-cell office:value-type="float" office:value="0.00371960167074741" calcext:value-type="float">
            <text:p>0.0037196017</text:p>
          </table:table-cell>
          <table:table-cell office:value-type="float" office:value="0.00343679099129094" calcext:value-type="float">
            <text:p>0.003436791</text:p>
          </table:table-cell>
          <table:table-cell office:value-type="float" office:value="0.00428707064539187" calcext:value-type="float">
            <text:p>0.0042870706</text:p>
          </table:table-cell>
          <table:table-cell office:value-type="float" office:value="0.00538388197935636" calcext:value-type="float">
            <text:p>0.005383882</text:p>
          </table:table-cell>
        </table:table-row>
        <table:table-row table:style-name="ro1">
          <table:table-cell office:value-type="string" calcext:value-type="string">
            <text:p>mgdg1801619Z_h</text:p>
          </table:table-cell>
          <table:table-cell office:value-type="float" office:value="0.00218421942242318" calcext:value-type="float">
            <text:p>0.0021842194</text:p>
          </table:table-cell>
          <table:table-cell office:value-type="float" office:value="0.00207652733658232" calcext:value-type="float">
            <text:p>0.0020765273</text:p>
          </table:table-cell>
          <table:table-cell office:value-type="float" office:value="0.00242452144256346" calcext:value-type="float">
            <text:p>0.0024245214</text:p>
          </table:table-cell>
          <table:table-cell office:value-type="float" office:value="0.00375212538240733" calcext:value-type="float">
            <text:p>0.0037521254</text:p>
          </table:table-cell>
          <table:table-cell office:value-type="float" office:value="0.0034356112069245" calcext:value-type="float">
            <text:p>0.0034356112</text:p>
          </table:table-cell>
          <table:table-cell office:value-type="float" office:value="0.00430513960403132" calcext:value-type="float">
            <text:p>0.0043051396</text:p>
          </table:table-cell>
          <table:table-cell office:value-type="float" office:value="0.00540657373063628" calcext:value-type="float">
            <text:p>0.0054065737</text:p>
          </table:table-cell>
        </table:table-row>
        <table:table-row table:style-name="ro1">
          <table:table-cell office:value-type="string" calcext:value-type="string">
            <text:p>mgdg180162n4_h</text:p>
          </table:table-cell>
          <table:table-cell office:value-type="float" office:value="0.000385719179099135" calcext:value-type="float">
            <text:p>0.0003857192</text:p>
          </table:table-cell>
          <table:table-cell office:value-type="float" office:value="0.000386033010546936" calcext:value-type="float">
            <text:p>0.000386033</text:p>
          </table:table-cell>
          <table:table-cell office:value-type="float" office:value="0.000463717314683521" calcext:value-type="float">
            <text:p>0.0004637173</text:p>
          </table:table-cell>
          <table:table-cell office:value-type="float" office:value="0.000538822899545784" calcext:value-type="float">
            <text:p>0.0005388229</text:p>
          </table:table-cell>
          <table:table-cell office:value-type="float" office:value="0.000927080310186953" calcext:value-type="float">
            <text:p>0.0009270803</text:p>
          </table:table-cell>
          <table:table-cell office:value-type="float" office:value="0.000887883581461325" calcext:value-type="float">
            <text:p>0.0008878836</text:p>
          </table:table-cell>
          <table:table-cell office:value-type="float" office:value="0.00111504120398255" calcext:value-type="float">
            <text:p>0.0011150412</text:p>
          </table:table-cell>
        </table:table-row>
        <table:table-row table:style-name="ro1">
          <table:table-cell office:value-type="string" calcext:value-type="string">
            <text:p>mgdg1819Z160_h</text:p>
          </table:table-cell>
          <table:table-cell office:value-type="float" office:value="0.00154052593555078" calcext:value-type="float">
            <text:p>0.0015405259</text:p>
          </table:table-cell>
          <table:table-cell office:value-type="float" office:value="0.00142721464009287" calcext:value-type="float">
            <text:p>0.0014272146</text:p>
          </table:table-cell>
          <table:table-cell office:value-type="float" office:value="0.00164130456253604" calcext:value-type="float">
            <text:p>0.0016413046</text:p>
          </table:table-cell>
          <table:table-cell office:value-type="float" office:value="0.00288522353861805" calcext:value-type="float">
            <text:p>0.0028852235</text:p>
          </table:table-cell>
          <table:table-cell office:value-type="float" office:value="0.0018047151861548" calcext:value-type="float">
            <text:p>0.0018047152</text:p>
          </table:table-cell>
          <table:table-cell office:value-type="float" office:value="0.0027900141878064" calcext:value-type="float">
            <text:p>0.0027900142</text:p>
          </table:table-cell>
          <table:table-cell office:value-type="float" office:value="0.00350381609037059" calcext:value-type="float">
            <text:p>0.0035038161</text:p>
          </table:table-cell>
        </table:table-row>
        <table:table-row table:style-name="ro1">
          <table:table-cell office:value-type="string" calcext:value-type="string">
            <text:p>mgdg1819Z1619Z_h</text:p>
          </table:table-cell>
          <table:table-cell office:value-type="float" office:value="0.00217045875405774" calcext:value-type="float">
            <text:p>0.0021704588</text:p>
          </table:table-cell>
          <table:table-cell office:value-type="float" office:value="0.00206478917426196" calcext:value-type="float">
            <text:p>0.0020647892</text:p>
          </table:table-cell>
          <table:table-cell office:value-type="float" office:value="0.00241171780370267" calcext:value-type="float">
            <text:p>0.0024117178</text:p>
          </table:table-cell>
          <table:table-cell office:value-type="float" office:value="0.00371960167074741" calcext:value-type="float">
            <text:p>0.0037196017</text:p>
          </table:table-cell>
          <table:table-cell office:value-type="float" office:value="0.00343679099129094" calcext:value-type="float">
            <text:p>0.003436791</text:p>
          </table:table-cell>
          <table:table-cell office:value-type="float" office:value="0.00428707064539187" calcext:value-type="float">
            <text:p>0.0042870706</text:p>
          </table:table-cell>
          <table:table-cell office:value-type="float" office:value="0.00538388197935636" calcext:value-type="float">
            <text:p>0.005383882</text:p>
          </table:table-cell>
        </table:table-row>
        <table:table-row table:style-name="ro1">
          <table:table-cell office:value-type="string" calcext:value-type="string">
            <text:p>mgdg1819Z1619Z_c</text:p>
          </table:table-cell>
          <table:table-cell office:value-type="float" office:value="0.000527329835007124" calcext:value-type="float">
            <text:p>0.0005273298</text:p>
          </table:table-cell>
          <table:table-cell office:value-type="float" office:value="0.000501544485855415" calcext:value-type="float">
            <text:p>0.0005015445</text:p>
          </table:table-cell>
          <table:table-cell office:value-type="float" office:value="0.000585754283939544" calcext:value-type="float">
            <text:p>0.0005857543</text:p>
          </table:table-cell>
          <table:table-cell office:value-type="float" office:value="0.000904378682646425" calcext:value-type="float">
            <text:p>0.0009043787</text:p>
          </table:table-cell>
          <table:table-cell office:value-type="float" office:value="0.000833241213242968" calcext:value-type="float">
            <text:p>0.0008332412</text:p>
          </table:table-cell>
          <table:table-cell office:value-type="float" office:value="0.00104087553196951" calcext:value-type="float">
            <text:p>0.0010408755</text:p>
          </table:table-cell>
          <table:table-cell office:value-type="float" office:value="0.00130717487134187" calcext:value-type="float">
            <text:p>0.0013071749</text:p>
          </table:table-cell>
        </table:table-row>
        <table:table-row table:style-name="ro1">
          <table:table-cell office:value-type="string" calcext:value-type="string">
            <text:p>mgdg1819Z162n4_h</text:p>
          </table:table-cell>
          <table:table-cell office:value-type="float" office:value="0.000371929842674597" calcext:value-type="float">
            <text:p>0.0003719298</text:p>
          </table:table-cell>
          <table:table-cell office:value-type="float" office:value="0.000374308111686827" calcext:value-type="float">
            <text:p>0.0003743081</text:p>
          </table:table-cell>
          <table:table-cell office:value-type="float" office:value="0.000450950257648044" calcext:value-type="float">
            <text:p>0.0004509503</text:p>
          </table:table-cell>
          <table:table-cell office:value-type="float" office:value="0.000506299187885858" calcext:value-type="float">
            <text:p>0.0005062992</text:p>
          </table:table-cell>
          <table:table-cell office:value-type="float" office:value="0.000928260094553384" calcext:value-type="float">
            <text:p>0.0009282601</text:p>
          </table:table-cell>
          <table:table-cell office:value-type="float" office:value="0.000869814622821875" calcext:value-type="float">
            <text:p>0.0008698146</text:p>
          </table:table-cell>
          <table:table-cell office:value-type="float" office:value="0.00109234945270264" calcext:value-type="float">
            <text:p>0.0010923495</text:p>
          </table:table-cell>
        </table:table-row>
        <table:table-row table:style-name="ro1">
          <table:table-cell office:value-type="string" calcext:value-type="string">
            <text:p>mgdg205n3160_h</text:p>
          </table:table-cell>
          <table:table-cell office:value-type="float" office:value="0.00312768524722889" calcext:value-type="float">
            <text:p>0.0031276852</text:p>
          </table:table-cell>
          <table:table-cell office:value-type="float" office:value="0.00303613868559695" calcext:value-type="float">
            <text:p>0.0030361387</text:p>
          </table:table-cell>
          <table:table-cell office:value-type="float" office:value="0.00358709185112354" calcext:value-type="float">
            <text:p>0.0035870919</text:p>
          </table:table-cell>
          <table:table-cell office:value-type="float" office:value="0.00497113534465889" calcext:value-type="float">
            <text:p>0.0049711353</text:p>
          </table:table-cell>
          <table:table-cell office:value-type="float" office:value="0.00595907404929166" calcext:value-type="float">
            <text:p>0.005959074</text:p>
          </table:table-cell>
          <table:table-cell office:value-type="float" office:value="0.00657874832093964" calcext:value-type="float">
            <text:p>0.0065787483</text:p>
          </table:table-cell>
          <table:table-cell office:value-type="float" office:value="0.00826186630955093" calcext:value-type="float">
            <text:p>0.0082618663</text:p>
          </table:table-cell>
        </table:table-row>
        <table:table-row table:style-name="ro1">
          <table:table-cell office:value-type="string" calcext:value-type="string">
            <text:p>mgdg205n31619Z_h</text:p>
          </table:table-cell>
          <table:table-cell office:value-type="float" office:value="0.00375761806573585" calcext:value-type="float">
            <text:p>0.0037576181</text:p>
          </table:table-cell>
          <table:table-cell office:value-type="float" office:value="0.00367371321976603" calcext:value-type="float">
            <text:p>0.0036737132</text:p>
          </table:table-cell>
          <table:table-cell office:value-type="float" office:value="0.00435750509229016" calcext:value-type="float">
            <text:p>0.0043575051</text:p>
          </table:table-cell>
          <table:table-cell office:value-type="float" office:value="0.00580551347678825" calcext:value-type="float">
            <text:p>0.0058055135</text:p>
          </table:table-cell>
          <table:table-cell office:value-type="float" office:value="0.0075911498544278" calcext:value-type="float">
            <text:p>0.0075911499</text:p>
          </table:table-cell>
          <table:table-cell office:value-type="float" office:value="0.00807580477852511" calcext:value-type="float">
            <text:p>0.0080758048</text:p>
          </table:table-cell>
          <table:table-cell office:value-type="float" office:value="0.0101419321985367" calcext:value-type="float">
            <text:p>0.0101419322</text:p>
          </table:table-cell>
        </table:table-row>
        <table:table-row table:style-name="ro1">
          <table:table-cell office:value-type="string" calcext:value-type="string">
            <text:p>mgdg205n3_c</text:p>
          </table:table-cell>
          <table:table-cell office:value-type="float" office:value="0.00318865265290356" calcext:value-type="float">
            <text:p>0.0031886527</text:p>
          </table:table-cell>
          <table:table-cell office:value-type="float" office:value="0.00323091259935341" calcext:value-type="float">
            <text:p>0.0032309126</text:p>
          </table:table-cell>
          <table:table-cell office:value-type="float" office:value="0.00390632924671933" calcext:value-type="float">
            <text:p>0.0039063292</text:p>
          </table:table-cell>
          <table:table-cell office:value-type="float" office:value="0.00420085048319206" calcext:value-type="float">
            <text:p>0.0042008505</text:p>
          </table:table-cell>
          <table:table-cell office:value-type="float" office:value="0.00832028536811043" calcext:value-type="float">
            <text:p>0.0083202854</text:p>
          </table:table-cell>
          <table:table-cell office:value-type="float" office:value="0.00760144094406535" calcext:value-type="float">
            <text:p>0.0076014409</text:p>
          </table:table-cell>
          <table:table-cell office:value-type="float" office:value="0.0095462063261974" calcext:value-type="float">
            <text:p>0.0095462063</text:p>
          </table:table-cell>
        </table:table-row>
        <table:table-row table:style-name="ro1">
          <table:table-cell office:value-type="string" calcext:value-type="string">
            <text:p>mgdg205n31619Z_c</text:p>
          </table:table-cell>
          <table:table-cell office:value-type="float" office:value="0.00375761806573585" calcext:value-type="float">
            <text:p>0.0037576181</text:p>
          </table:table-cell>
          <table:table-cell office:value-type="float" office:value="0.00367371321976603" calcext:value-type="float">
            <text:p>0.0036737132</text:p>
          </table:table-cell>
          <table:table-cell office:value-type="float" office:value="0.00435750509229016" calcext:value-type="float">
            <text:p>0.0043575051</text:p>
          </table:table-cell>
          <table:table-cell office:value-type="float" office:value="0.00580551347678825" calcext:value-type="float">
            <text:p>0.0058055135</text:p>
          </table:table-cell>
          <table:table-cell office:value-type="float" office:value="0.0075911498544278" calcext:value-type="float">
            <text:p>0.0075911499</text:p>
          </table:table-cell>
          <table:table-cell office:value-type="float" office:value="0.00807580477852511" calcext:value-type="float">
            <text:p>0.0080758048</text:p>
          </table:table-cell>
          <table:table-cell office:value-type="float" office:value="0.0101419321985367" calcext:value-type="float">
            <text:p>0.0101419322</text:p>
          </table:table-cell>
        </table:table-row>
        <table:table-row table:style-name="ro1">
          <table:table-cell office:value-type="string" calcext:value-type="string">
            <text:p>mgdg205n3162n4_h</text:p>
          </table:table-cell>
          <table:table-cell office:value-type="float" office:value="0.00195907959833301" calcext:value-type="float">
            <text:p>0.0019590796</text:p>
          </table:table-cell>
          <table:table-cell office:value-type="float" office:value="0.0019832852110319" calcext:value-type="float">
            <text:p>0.0019832852</text:p>
          </table:table-cell>
          <table:table-cell office:value-type="float" office:value="0.00239671925532288" calcext:value-type="float">
            <text:p>0.0023967193</text:p>
          </table:table-cell>
          <table:table-cell office:value-type="float" office:value="0.0025922109939267" calcext:value-type="float">
            <text:p>0.002592211</text:p>
          </table:table-cell>
          <table:table-cell office:value-type="float" office:value="0.00508261895769025" calcext:value-type="float">
            <text:p>0.005082619</text:p>
          </table:table-cell>
          <table:table-cell office:value-type="float" office:value="0.00465854875595511" calcext:value-type="float">
            <text:p>0.0046585488</text:p>
          </table:table-cell>
          <table:table-cell office:value-type="float" office:value="0.00585039967188297" calcext:value-type="float">
            <text:p>0.0058503997</text:p>
          </table:table-cell>
        </table:table-row>
        <table:table-row table:style-name="ro1">
          <table:table-cell office:value-type="string" calcext:value-type="string">
            <text:p>dgdg140160_c</text:p>
          </table:table-cell>
          <table:table-cell office:value-type="float" office:value="0.00419881949520288" calcext:value-type="float">
            <text:p>0.0041988195</text:p>
          </table:table-cell>
          <table:table-cell office:value-type="float" office:value="0.00389401929450181" calcext:value-type="float">
            <text:p>0.0038940193</text:p>
          </table:table-cell>
          <table:table-cell office:value-type="float" office:value="0.00448102972244239" calcext:value-type="float">
            <text:p>0.0044810297</text:p>
          </table:table-cell>
          <table:table-cell office:value-type="float" office:value="0.00783755200031223" calcext:value-type="float">
            <text:p>0.007837552</text:p>
          </table:table-cell>
          <table:table-cell office:value-type="float" office:value="0.00498690007492125" calcext:value-type="float">
            <text:p>0.0049869001</text:p>
          </table:table-cell>
          <table:table-cell office:value-type="float" office:value="0.00763144986365183" calcext:value-type="float">
            <text:p>0.0076314499</text:p>
          </table:table-cell>
          <table:table-cell office:value-type="float" office:value="0.00958389277803025" calcext:value-type="float">
            <text:p>0.0095838928</text:p>
          </table:table-cell>
        </table:table-row>
        <table:table-row table:style-name="ro1">
          <table:table-cell office:value-type="string" calcext:value-type="string">
            <text:p>dgdg160_c</text:p>
          </table:table-cell>
          <table:table-cell office:value-type="float" office:value="0.0040055012167078" calcext:value-type="float">
            <text:p>0.0040055012</text:p>
          </table:table-cell>
          <table:table-cell office:value-type="float" office:value="0.00371118249496944" calcext:value-type="float">
            <text:p>0.0037111825</text:p>
          </table:table-cell>
          <table:table-cell office:value-type="float" office:value="0.00426830640822663" calcext:value-type="float">
            <text:p>0.0042683064</text:p>
          </table:table-cell>
          <table:table-cell office:value-type="float" office:value="0.00749909246632091" calcext:value-type="float">
            <text:p>0.0074990925</text:p>
          </table:table-cell>
          <table:table-cell office:value-type="float" office:value="0.00469930859060957" calcext:value-type="float">
            <text:p>0.0046993086</text:p>
          </table:table-cell>
          <table:table-cell office:value-type="float" office:value="0.00725698066507684" calcext:value-type="float">
            <text:p>0.0072569807</text:p>
          </table:table-cell>
          <table:table-cell office:value-type="float" office:value="0.00911361875252545" calcext:value-type="float">
            <text:p>0.0091136188</text:p>
          </table:table-cell>
        </table:table-row>
        <table:table-row table:style-name="ro1">
          <table:table-cell office:value-type="string" calcext:value-type="string">
            <text:p>dgdg161_h</text:p>
          </table:table-cell>
          <table:table-cell office:value-type="float" office:value="0.00364715047802437" calcext:value-type="float">
            <text:p>0.0036471505</text:p>
          </table:table-cell>
          <table:table-cell office:value-type="float" office:value="0.00347005278764275" calcext:value-type="float">
            <text:p>0.0034700528</text:p>
          </table:table-cell>
          <table:table-cell office:value-type="float" office:value="0.00405357109361846" calcext:value-type="float">
            <text:p>0.0040535711</text:p>
          </table:table-cell>
          <table:table-cell office:value-type="float" office:value="0.0062465266594463" calcext:value-type="float">
            <text:p>0.0062465267</text:p>
          </table:table-cell>
          <table:table-cell office:value-type="float" office:value="0.00578444463344119" calcext:value-type="float">
            <text:p>0.0057844446</text:p>
          </table:table-cell>
          <table:table-cell office:value-type="float" office:value="0.00720750125145132" calcext:value-type="float">
            <text:p>0.0072075013</text:p>
          </table:table-cell>
          <table:table-cell office:value-type="float" office:value="0.00905148044284914" calcext:value-type="float">
            <text:p>0.0090514804</text:p>
          </table:table-cell>
        </table:table-row>
        <table:table-row table:style-name="ro1">
          <table:table-cell office:value-type="string" calcext:value-type="string">
            <text:p>dgdg1619Z160_h</text:p>
          </table:table-cell>
          <table:table-cell office:value-type="float" office:value="0.00765255613453519" calcext:value-type="float">
            <text:p>0.0076525561</text:p>
          </table:table-cell>
          <table:table-cell office:value-type="float" office:value="0.00718150055181717" calcext:value-type="float">
            <text:p>0.0071815006</text:p>
          </table:table-cell>
          <table:table-cell office:value-type="float" office:value="0.00832175556242736" calcext:value-type="float">
            <text:p>0.0083217556</text:p>
          </table:table-cell>
          <table:table-cell office:value-type="float" office:value="0.0137456191257672" calcext:value-type="float">
            <text:p>0.0137456191</text:p>
          </table:table-cell>
          <table:table-cell office:value-type="float" office:value="0.0104837532240508" calcext:value-type="float">
            <text:p>0.0104837532</text:p>
          </table:table-cell>
          <table:table-cell office:value-type="float" office:value="0.0144644819165282" calcext:value-type="float">
            <text:p>0.0144644819</text:p>
          </table:table-cell>
          <table:table-cell office:value-type="float" office:value="0.0181650991953746" calcext:value-type="float">
            <text:p>0.0181650992</text:p>
          </table:table-cell>
        </table:table-row>
        <table:table-row table:style-name="ro1">
          <table:table-cell office:value-type="string" calcext:value-type="string">
            <text:p>dgdg1819Z1619Z_h</text:p>
          </table:table-cell>
          <table:table-cell office:value-type="float" office:value="0.00365823546087432" calcext:value-type="float">
            <text:p>0.0036582355</text:p>
          </table:table-cell>
          <table:table-cell office:value-type="float" office:value="0.00348013301743198" calcext:value-type="float">
            <text:p>0.003480133</text:p>
          </table:table-cell>
          <table:table-cell office:value-type="float" office:value="0.00406503339888431" calcext:value-type="float">
            <text:p>0.0040650334</text:p>
          </table:table-cell>
          <table:table-cell office:value-type="float" office:value="0.0062690041763908" calcext:value-type="float">
            <text:p>0.0062690042</text:p>
          </table:table-cell>
          <table:table-cell office:value-type="float" office:value="0.00579340225978693" calcext:value-type="float">
            <text:p>0.0057934023</text:p>
          </table:table-cell>
          <table:table-cell office:value-type="float" office:value="0.00722606495641905" calcext:value-type="float">
            <text:p>0.007226065</text:p>
          </table:table-cell>
          <table:table-cell office:value-type="float" office:value="0.00907479351718658" calcext:value-type="float">
            <text:p>0.0090747935</text:p>
          </table:table-cell>
        </table:table-row>
        <table:table-row table:style-name="ro1">
          <table:table-cell office:value-type="string" calcext:value-type="string">
            <text:p>dgdg1819Z1619Z_c</text:p>
          </table:table-cell>
          <table:table-cell office:value-type="float" office:value="0.00365823546087432" calcext:value-type="float">
            <text:p>0.0036582355</text:p>
          </table:table-cell>
          <table:table-cell office:value-type="float" office:value="0.00348013301743198" calcext:value-type="float">
            <text:p>0.003480133</text:p>
          </table:table-cell>
          <table:table-cell office:value-type="float" office:value="0.00406503339888431" calcext:value-type="float">
            <text:p>0.0040650334</text:p>
          </table:table-cell>
          <table:table-cell office:value-type="float" office:value="0.0062690041763908" calcext:value-type="float">
            <text:p>0.0062690042</text:p>
          </table:table-cell>
          <table:table-cell office:value-type="float" office:value="0.00579340225978693" calcext:value-type="float">
            <text:p>0.0057934023</text:p>
          </table:table-cell>
          <table:table-cell office:value-type="float" office:value="0.00722606495641905" calcext:value-type="float">
            <text:p>0.007226065</text:p>
          </table:table-cell>
          <table:table-cell office:value-type="float" office:value="0.00907479351718658" calcext:value-type="float">
            <text:p>0.0090747935</text:p>
          </table:table-cell>
        </table:table-row>
        <table:table-row table:style-name="ro1">
          <table:table-cell office:value-type="string" calcext:value-type="string">
            <text:p>dgdg1819Z162n4_h</text:p>
          </table:table-cell>
          <table:table-cell office:value-type="float" office:value="0.00158496142714752" calcext:value-type="float">
            <text:p>0.0015849614</text:p>
          </table:table-cell>
          <table:table-cell office:value-type="float" office:value="0.00159711956588247" calcext:value-type="float">
            <text:p>0.0015971196</text:p>
          </table:table-cell>
          <table:table-cell office:value-type="float" office:value="0.0019254843755368" calcext:value-type="float">
            <text:p>0.0019254844</text:p>
          </table:table-cell>
          <table:table-cell office:value-type="float" office:value="0.00214456507133448" calcext:value-type="float">
            <text:p>0.0021445651</text:p>
          </table:table-cell>
          <table:table-cell office:value-type="float" office:value="0.00398950283373249" calcext:value-type="float">
            <text:p>0.0039895028</text:p>
          </table:table-cell>
          <table:table-cell office:value-type="float" office:value="0.00372014862581658" calcext:value-type="float">
            <text:p>0.0037201486</text:p>
          </table:table-cell>
          <table:table-cell office:value-type="float" office:value="0.0046719176808038" calcext:value-type="float">
            <text:p>0.0046719177</text:p>
          </table:table-cell>
        </table:table-row>
        <table:table-row table:style-name="ro1">
          <table:table-cell office:value-type="string" calcext:value-type="string">
            <text:p>dgdg205n3160_h</text:p>
          </table:table-cell>
          <table:table-cell office:value-type="float" office:value="0.00469687924187434" calcext:value-type="float">
            <text:p>0.0046968792</text:p>
          </table:table-cell>
          <table:table-cell office:value-type="float" office:value="0.00441175846532124" calcext:value-type="float">
            <text:p>0.0044117585</text:p>
          </table:table-cell>
          <table:table-cell office:value-type="float" office:value="0.00511529760372257" calcext:value-type="float">
            <text:p>0.0051152976</text:p>
          </table:table-cell>
          <table:table-cell office:value-type="float" office:value="0.00840992591393482" calcext:value-type="float">
            <text:p>0.0084099259</text:p>
          </table:table-cell>
          <table:table-cell office:value-type="float" office:value="0.00650332285802741" calcext:value-type="float">
            <text:p>0.0065033229</text:p>
          </table:table-cell>
          <table:table-cell office:value-type="float" office:value="0.00890513422103382" calcext:value-type="float">
            <text:p>0.0089051342</text:p>
          </table:table-cell>
          <table:table-cell office:value-type="float" office:value="0.0111834386745897" calcext:value-type="float">
            <text:p>0.0111834387</text:p>
          </table:table-cell>
        </table:table-row>
        <table:table-row table:style-name="ro1">
          <table:table-cell office:value-type="string" calcext:value-type="string">
            <text:p>dgdg205n31619Z_h</text:p>
          </table:table-cell>
          <table:table-cell office:value-type="float" office:value="0.00433852850319092" calcext:value-type="float">
            <text:p>0.0043385285</text:p>
          </table:table-cell>
          <table:table-cell office:value-type="float" office:value="0.00417062875799455" calcext:value-type="float">
            <text:p>0.0041706288</text:p>
          </table:table-cell>
          <table:table-cell office:value-type="float" office:value="0.0049005622891144" calcext:value-type="float">
            <text:p>0.0049005623</text:p>
          </table:table-cell>
          <table:table-cell office:value-type="float" office:value="0.00715736010706021" calcext:value-type="float">
            <text:p>0.0071573601</text:p>
          </table:table-cell>
          <table:table-cell office:value-type="float" office:value="0.00758845890085903" calcext:value-type="float">
            <text:p>0.0075884589</text:p>
          </table:table-cell>
          <table:table-cell office:value-type="float" office:value="0.0088556548074083" calcext:value-type="float">
            <text:p>0.0088556548</text:p>
          </table:table-cell>
          <table:table-cell office:value-type="float" office:value="0.0111213003649134" calcext:value-type="float">
            <text:p>0.0111213004</text:p>
          </table:table-cell>
        </table:table-row>
        <table:table-row table:style-name="ro1">
          <table:table-cell office:value-type="string" calcext:value-type="string">
            <text:p>dgdg205n3162n4_h</text:p>
          </table:table-cell>
          <table:table-cell office:value-type="float" office:value="0.00226515890926714" calcext:value-type="float">
            <text:p>0.0022651589</text:p>
          </table:table-cell>
          <table:table-cell office:value-type="float" office:value="0.00228761530644504" calcext:value-type="float">
            <text:p>0.0022876153</text:p>
          </table:table-cell>
          <table:table-cell office:value-type="float" office:value="0.00276101326576689" calcext:value-type="float">
            <text:p>0.0027610133</text:p>
          </table:table-cell>
          <table:table-cell office:value-type="float" office:value="0.00303292100200388" calcext:value-type="float">
            <text:p>0.003032921</text:p>
          </table:table-cell>
          <table:table-cell office:value-type="float" office:value="0.0057845594748046" calcext:value-type="float">
            <text:p>0.0057845595</text:p>
          </table:table-cell>
          <table:table-cell office:value-type="float" office:value="0.00534973847680583" calcext:value-type="float">
            <text:p>0.0053497385</text:p>
          </table:table-cell>
          <table:table-cell office:value-type="float" office:value="0.00671842452853061" calcext:value-type="float">
            <text:p>0.0067184245</text:p>
          </table:table-cell>
        </table:table-row>
        <table:table-row table:style-name="ro1">
          <table:table-cell office:value-type="string" calcext:value-type="string">
            <text:p>dgdg205n3_c</text:p>
          </table:table-cell>
          <table:table-cell office:value-type="float" office:value="0.00138275605033309" calcext:value-type="float">
            <text:p>0.0013827561</text:p>
          </table:table-cell>
          <table:table-cell office:value-type="float" office:value="0.00140108562340236" calcext:value-type="float">
            <text:p>0.0014010856</text:p>
          </table:table-cell>
          <table:table-cell office:value-type="float" office:value="0.00169398239099188" calcext:value-type="float">
            <text:p>0.0016939824</text:p>
          </table:table-cell>
          <table:table-cell office:value-type="float" office:value="0.00182166689522782" calcext:value-type="float">
            <text:p>0.0018216669</text:p>
          </table:table-cell>
          <table:table-cell office:value-type="float" office:value="0.00360802853483568" calcext:value-type="float">
            <text:p>0.0036080285</text:p>
          </table:table-cell>
          <table:table-cell office:value-type="float" office:value="0.00329630711191396" calcext:value-type="float">
            <text:p>0.0032963071</text:p>
          </table:table-cell>
          <table:table-cell office:value-type="float" office:value="0.00413963984412848" calcext:value-type="float">
            <text:p>0.0041396398</text:p>
          </table:table-cell>
        </table:table-row>
        <table:table-row table:style-name="ro1">
          <table:table-cell office:value-type="string" calcext:value-type="string">
            <text:p>dgdg205n31619Z_c</text:p>
          </table:table-cell>
          <table:table-cell office:value-type="float" office:value="0.00433852850319092" calcext:value-type="float">
            <text:p>0.0043385285</text:p>
          </table:table-cell>
          <table:table-cell office:value-type="float" office:value="0.00417062875799455" calcext:value-type="float">
            <text:p>0.0041706288</text:p>
          </table:table-cell>
          <table:table-cell office:value-type="float" office:value="0.0049005622891144" calcext:value-type="float">
            <text:p>0.0049005623</text:p>
          </table:table-cell>
          <table:table-cell office:value-type="float" office:value="0.00715736010706021" calcext:value-type="float">
            <text:p>0.0071573601</text:p>
          </table:table-cell>
          <table:table-cell office:value-type="float" office:value="0.00758845890085903" calcext:value-type="float">
            <text:p>0.0075884589</text:p>
          </table:table-cell>
          <table:table-cell office:value-type="float" office:value="0.0088556548074083" calcext:value-type="float">
            <text:p>0.0088556548</text:p>
          </table:table-cell>
          <table:table-cell office:value-type="float" office:value="0.0111213003649134" calcext:value-type="float">
            <text:p>0.0111213004</text:p>
          </table:table-cell>
        </table:table-row>
        <table:table-row table:style-name="ro1">
          <table:table-cell office:value-type="string" calcext:value-type="string">
            <text:p>sqdg140160_h</text:p>
          </table:table-cell>
          <table:table-cell office:value-type="float" office:value="0.00560470111320567" calcext:value-type="float">
            <text:p>0.0056047011</text:p>
          </table:table-cell>
          <table:table-cell office:value-type="float" office:value="0.00520080171553382" calcext:value-type="float">
            <text:p>0.0052008017</text:p>
          </table:table-cell>
          <table:table-cell office:value-type="float" office:value="0.00598698153130718" calcext:value-type="float">
            <text:p>0.0059869815</text:p>
          </table:table-cell>
          <table:table-cell office:value-type="float" office:value="0.0104427346809887" calcext:value-type="float">
            <text:p>0.0104427347</text:p>
          </table:table-cell>
          <table:table-cell office:value-type="float" office:value="0.0067061570273029" calcext:value-type="float">
            <text:p>0.006706157</text:p>
          </table:table-cell>
          <table:table-cell office:value-type="float" office:value="0.0102064373194085" calcext:value-type="float">
            <text:p>0.0102064373</text:p>
          </table:table-cell>
          <table:table-cell office:value-type="float" office:value="0.0128176693370937" calcext:value-type="float">
            <text:p>0.0128176693</text:p>
          </table:table-cell>
        </table:table-row>
        <table:table-row table:style-name="ro1">
          <table:table-cell office:value-type="string" calcext:value-type="string">
            <text:p>sqdg1401619Z_h</text:p>
          </table:table-cell>
          <table:table-cell office:value-type="float" office:value="0.00189600986832473" calcext:value-type="float">
            <text:p>0.0018960099</text:p>
          </table:table-cell>
          <table:table-cell office:value-type="float" office:value="0.00180150948831945" calcext:value-type="float">
            <text:p>0.0018015095</text:p>
          </table:table-cell>
          <table:table-cell office:value-type="float" office:value="0.00210272331919551" calcext:value-type="float">
            <text:p>0.0021027233</text:p>
          </table:table-cell>
          <table:table-cell office:value-type="float" office:value="0.00326309407941327" calcext:value-type="float">
            <text:p>0.0032630941</text:p>
          </table:table-cell>
          <table:table-cell office:value-type="float" office:value="0.00296620782640289" calcext:value-type="float">
            <text:p>0.0029662078</text:p>
          </table:table-cell>
          <table:table-cell office:value-type="float" office:value="0.00373058697620052" calcext:value-type="float">
            <text:p>0.003730587</text:p>
          </table:table-cell>
          <table:table-cell office:value-type="float" office:value="0.00468502659623227" calcext:value-type="float">
            <text:p>0.0046850266</text:p>
          </table:table-cell>
        </table:table-row>
        <table:table-row table:style-name="ro1">
          <table:table-cell office:value-type="string" calcext:value-type="string">
            <text:p>sqdg160_h</text:p>
          </table:table-cell>
          <table:table-cell office:value-type="float" office:value="0.00518930093692385" calcext:value-type="float">
            <text:p>0.0051893009</text:p>
          </table:table-cell>
          <table:table-cell office:value-type="float" office:value="0.00480807065756115" calcext:value-type="float">
            <text:p>0.0048080707</text:p>
          </table:table-cell>
          <table:table-cell office:value-type="float" office:value="0.00552983065426798" calcext:value-type="float">
            <text:p>0.0055298307</text:p>
          </table:table-cell>
          <table:table-cell office:value-type="float" office:value="0.00971550236512298" calcext:value-type="float">
            <text:p>0.0097155024</text:p>
          </table:table-cell>
          <table:table-cell office:value-type="float" office:value="0.0060882225324672" calcext:value-type="float">
            <text:p>0.0060882225</text:p>
          </table:table-cell>
          <table:table-cell office:value-type="float" office:value="0.00940183270600421" calcext:value-type="float">
            <text:p>0.0094018327</text:p>
          </table:table-cell>
          <table:table-cell office:value-type="float" office:value="0.0118072133318327" calcext:value-type="float">
            <text:p>0.0118072133</text:p>
          </table:table-cell>
        </table:table-row>
        <table:table-row table:style-name="ro1">
          <table:table-cell office:value-type="string" calcext:value-type="string">
            <text:p>sqdg161_h</text:p>
          </table:table-cell>
          <table:table-cell office:value-type="float" office:value="0.00148060969204291" calcext:value-type="float">
            <text:p>0.0014806097</text:p>
          </table:table-cell>
          <table:table-cell office:value-type="float" office:value="0.00140871211304553" calcext:value-type="float">
            <text:p>0.0014087121</text:p>
          </table:table-cell>
          <table:table-cell office:value-type="float" office:value="0.00164563341186517" calcext:value-type="float">
            <text:p>0.0016456334</text:p>
          </table:table-cell>
          <table:table-cell office:value-type="float" office:value="0.00253586176354753" calcext:value-type="float">
            <text:p>0.0025358618</text:p>
          </table:table-cell>
          <table:table-cell office:value-type="float" office:value="0.00234827333156719" calcext:value-type="float">
            <text:p>0.0023482733</text:p>
          </table:table-cell>
          <table:table-cell office:value-type="float" office:value="0.00292598236279623" calcext:value-type="float">
            <text:p>0.0029259824</text:p>
          </table:table-cell>
          <table:table-cell office:value-type="float" office:value="0.00367457059097127" calcext:value-type="float">
            <text:p>0.0036745706</text:p>
          </table:table-cell>
        </table:table-row>
        <table:table-row table:style-name="ro1">
          <table:table-cell office:value-type="string" calcext:value-type="string">
            <text:p>sqdg1619Z160_h</text:p>
          </table:table-cell>
          <table:table-cell office:value-type="float" office:value="0.00666991062896676" calcext:value-type="float">
            <text:p>0.0066699106</text:p>
          </table:table-cell>
          <table:table-cell office:value-type="float" office:value="0.00621678277060668" calcext:value-type="float">
            <text:p>0.0062167828</text:p>
          </table:table-cell>
          <table:table-cell office:value-type="float" office:value="0.00717552503584201" calcext:value-type="float">
            <text:p>0.007175525</text:p>
          </table:table-cell>
          <table:table-cell office:value-type="float" office:value="0.0122513641286705" calcext:value-type="float">
            <text:p>0.0122513641</text:p>
          </table:table-cell>
          <table:table-cell office:value-type="float" office:value="0.00843649586403439" calcext:value-type="float">
            <text:p>0.0084364959</text:p>
          </table:table-cell>
          <table:table-cell office:value-type="float" office:value="0.0123278150688005" calcext:value-type="float">
            <text:p>0.0123278151</text:p>
          </table:table-cell>
          <table:table-cell office:value-type="float" office:value="0.0154817839228039" calcext:value-type="float">
            <text:p>0.0154817839</text:p>
          </table:table-cell>
        </table:table-row>
        <table:table-row table:style-name="ro1">
          <table:table-cell office:value-type="string" calcext:value-type="string">
            <text:p>sqdg1619Z240_c</text:p>
          </table:table-cell>
          <table:table-cell office:value-type="float" office:value="0.00148060969204291" calcext:value-type="float">
            <text:p>0.0014806097</text:p>
          </table:table-cell>
          <table:table-cell office:value-type="float" office:value="0.00140871211304553" calcext:value-type="float">
            <text:p>0.0014087121</text:p>
          </table:table-cell>
          <table:table-cell office:value-type="float" office:value="0.00164563341186517" calcext:value-type="float">
            <text:p>0.0016456334</text:p>
          </table:table-cell>
          <table:table-cell office:value-type="float" office:value="0.00253586176354753" calcext:value-type="float">
            <text:p>0.0025358618</text:p>
          </table:table-cell>
          <table:table-cell office:value-type="float" office:value="0.00234827333156719" calcext:value-type="float">
            <text:p>0.0023482733</text:p>
          </table:table-cell>
          <table:table-cell office:value-type="float" office:value="0.00292598236279623" calcext:value-type="float">
            <text:p>0.0029259824</text:p>
          </table:table-cell>
          <table:table-cell office:value-type="float" office:value="0.00367457059097127" calcext:value-type="float">
            <text:p>0.0036745706</text:p>
          </table:table-cell>
        </table:table-row>
        <table:table-row table:style-name="ro1">
          <table:table-cell office:value-type="string" calcext:value-type="string">
            <text:p>sqdg162n4160_h</text:p>
          </table:table-cell>
          <table:table-cell office:value-type="float" office:value="0.00529823956148361" calcext:value-type="float">
            <text:p>0.0052982396</text:p>
          </table:table-cell>
          <table:table-cell office:value-type="float" office:value="0.00491789210842281" calcext:value-type="float">
            <text:p>0.0049178921</text:p>
          </table:table-cell>
          <table:table-cell office:value-type="float" office:value="0.00566225686191391" calcext:value-type="float">
            <text:p>0.0056622569</text:p>
          </table:table-cell>
          <table:table-cell office:value-type="float" office:value="0.00986236092988033" calcext:value-type="float">
            <text:p>0.0098623609</text:p>
          </table:table-cell>
          <table:table-cell office:value-type="float" office:value="0.0063636952173238" calcext:value-type="float">
            <text:p>0.0063636952</text:p>
          </table:table-cell>
          <table:table-cell office:value-type="float" office:value="0.00965800001054297" calcext:value-type="float">
            <text:p>0.009658</text:p>
          </table:table-cell>
          <table:table-cell office:value-type="float" office:value="0.0121289189085973" calcext:value-type="float">
            <text:p>0.0121289189</text:p>
          </table:table-cell>
        </table:table-row>
        <table:table-row table:style-name="ro1">
          <table:table-cell office:value-type="string" calcext:value-type="string">
            <text:p>sqdg205n3160_h</text:p>
          </table:table-cell>
          <table:table-cell office:value-type="float" office:value="0.0112512575926896" calcext:value-type="float">
            <text:p>0.0112512576</text:p>
          </table:table-cell>
          <table:table-cell office:value-type="float" office:value="0.010949649608556" calcext:value-type="float">
            <text:p>0.0109496496</text:p>
          </table:table-cell>
          <table:table-cell office:value-type="float" office:value="0.0129554534358575" calcext:value-type="float">
            <text:p>0.0129554534</text:p>
          </table:table-cell>
          <table:table-cell office:value-type="float" office:value="0.0177011802895944" calcext:value-type="float">
            <text:p>0.0177011803</text:p>
          </table:table-cell>
          <table:table-cell office:value-type="float" office:value="0.021904810019993" calcext:value-type="float">
            <text:p>0.02190481</text:p>
          </table:table-cell>
          <table:table-cell office:value-type="float" office:value="0.0238519207022498" calcext:value-type="float">
            <text:p>0.0238519207</text:p>
          </table:table-cell>
          <table:table-cell office:value-type="float" office:value="0.0299542360422525" calcext:value-type="float">
            <text:p>0.029954236</text:p>
          </table:table-cell>
        </table:table-row>
        <table:table-row table:style-name="ro1">
          <table:table-cell office:value-type="string" calcext:value-type="string">
            <text:p>sqdg205n31619Z_h</text:p>
          </table:table-cell>
          <table:table-cell office:value-type="float" office:value="0.00754218410702069" calcext:value-type="float">
            <text:p>0.0075421841</text:p>
          </table:table-cell>
          <table:table-cell office:value-type="float" office:value="0.00755088791975162" calcext:value-type="float">
            <text:p>0.0075508879</text:p>
          </table:table-cell>
          <table:table-cell office:value-type="float" office:value="0.00907168298141671" calcext:value-type="float">
            <text:p>0.009071683</text:p>
          </table:table-cell>
          <table:table-cell office:value-type="float" office:value="0.010521539688019" calcext:value-type="float">
            <text:p>0.0105215397</text:p>
          </table:table-cell>
          <table:table-cell office:value-type="float" office:value="0.018164860819093" calcext:value-type="float">
            <text:p>0.0181648608</text:p>
          </table:table-cell>
          <table:table-cell office:value-type="float" office:value="0.0173760703590418" calcext:value-type="float">
            <text:p>0.0173760704</text:p>
          </table:table-cell>
          <table:table-cell office:value-type="float" office:value="0.0218215933013911" calcext:value-type="float">
            <text:p>0.0218215933</text:p>
          </table:table-cell>
        </table:table-row>
        <table:table-row table:style-name="ro1">
          <table:table-cell office:value-type="string" calcext:value-type="string">
            <text:p>tag1401401619Z_c</text:p>
          </table:table-cell>
          <table:table-cell office:value-type="float" office:value="0.000605211395547654" calcext:value-type="float">
            <text:p>0.0006052114</text:p>
          </table:table-cell>
          <table:table-cell office:value-type="float" office:value="0.000575302588300064" calcext:value-type="float">
            <text:p>0.0005753026</text:p>
          </table:table-cell>
          <table:table-cell office:value-type="float" office:value="0.000671703282520787" calcext:value-type="float">
            <text:p>0.0006717033</text:p>
          </table:table-cell>
          <table:table-cell office:value-type="float" office:value="0.00103996607463849" calcext:value-type="float">
            <text:p>0.0010399661</text:p>
          </table:table-cell>
          <table:table-cell office:value-type="float" office:value="0.000951078302980631" calcext:value-type="float">
            <text:p>0.0009510783</text:p>
          </table:table-cell>
          <table:table-cell office:value-type="float" office:value="0.00119252202004774" calcext:value-type="float">
            <text:p>0.001192522</text:p>
          </table:table-cell>
          <table:table-cell office:value-type="float" office:value="0.00149761885090975" calcext:value-type="float">
            <text:p>0.0014976189</text:p>
          </table:table-cell>
        </table:table-row>
        <table:table-row table:style-name="ro1">
          <table:table-cell office:value-type="string" calcext:value-type="string">
            <text:p>tag1401619Z160_c</text:p>
          </table:table-cell>
          <table:table-cell office:value-type="float" office:value="0.000900205723631846" calcext:value-type="float">
            <text:p>0.0009002057</text:p>
          </table:table-cell>
          <table:table-cell office:value-type="float" office:value="0.000847800379115622" calcext:value-type="float">
            <text:p>0.0008478004</text:p>
          </table:table-cell>
          <table:table-cell office:value-type="float" office:value="0.000984477888977322" calcext:value-type="float">
            <text:p>0.0009844779</text:p>
          </table:table-cell>
          <table:table-cell office:value-type="float" office:value="0.00159769900093241" calcext:value-type="float">
            <text:p>0.001597699</text:p>
          </table:table-cell>
          <table:table-cell office:value-type="float" office:value="0.00128310830478285" calcext:value-type="float">
            <text:p>0.0012831083</text:p>
          </table:table-cell>
          <table:table-cell office:value-type="float" office:value="0.00172138468880425" calcext:value-type="float">
            <text:p>0.0017213847</text:p>
          </table:table-cell>
          <table:table-cell office:value-type="float" office:value="0.0021617866305877" calcext:value-type="float">
            <text:p>0.0021617866</text:p>
          </table:table-cell>
        </table:table-row>
        <table:table-row table:style-name="ro1">
          <table:table-cell office:value-type="string" calcext:value-type="string">
            <text:p>tag1401619Z1619Z_c</text:p>
          </table:table-cell>
          <table:table-cell office:value-type="float" office:value="0.00107619893841405" calcext:value-type="float">
            <text:p>0.0010761989</text:p>
          </table:table-cell>
          <table:table-cell office:value-type="float" office:value="0.00102367386201727" calcext:value-type="float">
            <text:p>0.0010236739</text:p>
          </table:table-cell>
          <table:table-cell office:value-type="float" office:value="0.0011956159907627" calcext:value-type="float">
            <text:p>0.001195616</text:p>
          </table:table-cell>
          <table:table-cell office:value-type="float" office:value="0.00184492244458296" calcext:value-type="float">
            <text:p>0.0018449224</text:p>
          </table:table-cell>
          <table:table-cell office:value-type="float" office:value="0.00170246718074821" calcext:value-type="float">
            <text:p>0.0017024672</text:p>
          </table:table-cell>
          <table:table-cell office:value-type="float" office:value="0.00212503098997892" calcext:value-type="float">
            <text:p>0.002125031</text:p>
          </table:table-cell>
          <table:table-cell office:value-type="float" office:value="0.00266870247748752" calcext:value-type="float">
            <text:p>0.0026687025</text:p>
          </table:table-cell>
        </table:table-row>
        <table:table-row table:style-name="ro1">
          <table:table-cell office:value-type="string" calcext:value-type="string">
            <text:p>tag140204n61619Z_c</text:p>
          </table:table-cell>
          <table:table-cell office:value-type="float" office:value="0.000560470111320567" calcext:value-type="float">
            <text:p>0.0005604701</text:p>
          </table:table-cell>
          <table:table-cell office:value-type="float" office:value="0.000532992150105777" calcext:value-type="float">
            <text:p>0.0005329922</text:p>
          </table:table-cell>
          <table:table-cell office:value-type="float" office:value="0.000622439757761161" calcext:value-type="float">
            <text:p>0.0006224398</text:p>
          </table:table-cell>
          <table:table-cell office:value-type="float" office:value="0.000961629506407148" calcext:value-type="float">
            <text:p>0.0009616295</text:p>
          </table:table-cell>
          <table:table-cell office:value-type="float" office:value="0.000884515161242947" calcext:value-type="float">
            <text:p>0.0008845152</text:p>
          </table:table-cell>
          <table:table-cell office:value-type="float" office:value="0.00110585100334222" calcext:value-type="float">
            <text:p>0.001105851</text:p>
          </table:table-cell>
          <table:table-cell office:value-type="float" office:value="0.00138877377613242" calcext:value-type="float">
            <text:p>0.0013887738</text:p>
          </table:table-cell>
        </table:table-row>
        <table:table-row table:style-name="ro1">
          <table:table-cell office:value-type="string" calcext:value-type="string">
            <text:p>tag140205n3140_c</text:p>
          </table:table-cell>
          <table:table-cell office:value-type="float" office:value="0.000173718882094024" calcext:value-type="float">
            <text:p>0.0001737189</text:p>
          </table:table-cell>
          <table:table-cell office:value-type="float" office:value="0.000169957979630594" calcext:value-type="float">
            <text:p>0.000169958</text:p>
          </table:table-cell>
          <table:table-cell office:value-type="float" office:value="0.000201675602970161" calcext:value-type="float">
            <text:p>0.0002016756</text:p>
          </table:table-cell>
          <table:table-cell office:value-type="float" office:value="0.000267641046727425" calcext:value-type="float">
            <text:p>0.000267641</text:p>
          </table:table-cell>
          <table:table-cell office:value-type="float" office:value="0.000352911463595371" calcext:value-type="float">
            <text:p>0.0003529115</text:p>
          </table:table-cell>
          <table:table-cell office:value-type="float" office:value="0.000374138519727041" calcext:value-type="float">
            <text:p>0.0003741385</text:p>
          </table:table-cell>
          <table:table-cell office:value-type="float" office:value="0.000469858745226569" calcext:value-type="float">
            <text:p>0.0004698587</text:p>
          </table:table-cell>
        </table:table-row>
        <table:table-row table:style-name="ro1">
          <table:table-cell office:value-type="string" calcext:value-type="string">
            <text:p>tag140205n3160_c</text:p>
          </table:table-cell>
          <table:table-cell office:value-type="float" office:value="0.000468722766197913" calcext:value-type="float">
            <text:p>0.0004687228</text:p>
          </table:table-cell>
          <table:table-cell office:value-type="float" office:value="0.000442435875255778" calcext:value-type="float">
            <text:p>0.0004424359</text:p>
          </table:table-cell>
          <table:table-cell office:value-type="float" office:value="0.000514468500339353" calcext:value-type="float">
            <text:p>0.0005144685</text:p>
          </table:table-cell>
          <table:table-cell office:value-type="float" office:value="0.000825373973021349" calcext:value-type="float">
            <text:p>0.000825374</text:p>
          </table:table-cell>
          <table:table-cell office:value-type="float" office:value="0.00068494146539759" calcext:value-type="float">
            <text:p>0.0006849415</text:p>
          </table:table-cell>
          <table:table-cell office:value-type="float" office:value="0.000903001188483546" calcext:value-type="float">
            <text:p>0.0009030012</text:p>
          </table:table-cell>
          <table:table-cell office:value-type="float" office:value="0.00113402652490452" calcext:value-type="float">
            <text:p>0.0011340265</text:p>
          </table:table-cell>
        </table:table-row>
        <table:table-row table:style-name="ro1">
          <table:table-cell office:value-type="string" calcext:value-type="string">
            <text:p>tag140205n31619Z_c</text:p>
          </table:table-cell>
          <table:table-cell office:value-type="float" office:value="0.000644696868940718" calcext:value-type="float">
            <text:p>0.0006446969</text:p>
          </table:table-cell>
          <table:table-cell office:value-type="float" office:value="0.000618342516808046" calcext:value-type="float">
            <text:p>0.0006183425</text:p>
          </table:table-cell>
          <table:table-cell office:value-type="float" office:value="0.000725600505153843" calcext:value-type="float">
            <text:p>0.0007256005</text:p>
          </table:table-cell>
          <table:table-cell office:value-type="float" office:value="0.0010725974166719" calcext:value-type="float">
            <text:p>0.0010725974</text:p>
          </table:table-cell>
          <table:table-cell office:value-type="float" office:value="0.00110430034136295" calcext:value-type="float">
            <text:p>0.0011043003</text:p>
          </table:table-cell>
          <table:table-cell office:value-type="float" office:value="0.00130664748965822" calcext:value-type="float">
            <text:p>0.0013066475</text:p>
          </table:table-cell>
          <table:table-cell office:value-type="float" office:value="0.00164094237180434" calcext:value-type="float">
            <text:p>0.0016409424</text:p>
          </table:table-cell>
        </table:table-row>
        <table:table-row table:style-name="ro1">
          <table:table-cell office:value-type="string" calcext:value-type="string">
            <text:p>tag140205n3182n6_c</text:p>
          </table:table-cell>
          <table:table-cell office:value-type="float" office:value="0.000131853959796102" calcext:value-type="float">
            <text:p>0.000131854</text:p>
          </table:table-cell>
          <table:table-cell office:value-type="float" office:value="0.000130353287327102" calcext:value-type="float">
            <text:p>0.0001303533</text:p>
          </table:table-cell>
          <table:table-cell office:value-type="float" office:value="0.000155564212158645" calcext:value-type="float">
            <text:p>0.0001555642</text:p>
          </table:table-cell>
          <table:table-cell office:value-type="float" office:value="0.000194448154336604" calcext:value-type="float">
            <text:p>0.0001944482</text:p>
          </table:table-cell>
          <table:table-cell office:value-type="float" office:value="0.000290334105671464" calcext:value-type="float">
            <text:p>0.0002903341</text:p>
          </table:table-cell>
          <table:table-cell office:value-type="float" office:value="0.000292919170893415" calcext:value-type="float">
            <text:p>0.0002929192</text:p>
          </table:table-cell>
          <table:table-cell office:value-type="float" office:value="0.000367860102160017" calcext:value-type="float">
            <text:p>0.0003678601</text:p>
          </table:table-cell>
        </table:table-row>
        <table:table-row table:style-name="ro1">
          <table:table-cell office:value-type="string" calcext:value-type="string">
            <text:p>tag140205n3183n6_c</text:p>
          </table:table-cell>
          <table:table-cell office:value-type="float" office:value="0.000129073158063919" calcext:value-type="float">
            <text:p>0.0001290732</text:p>
          </table:table-cell>
          <table:table-cell office:value-type="float" office:value="0.000127766912578548" calcext:value-type="float">
            <text:p>0.0001277669</text:p>
          </table:table-cell>
          <table:table-cell office:value-type="float" office:value="0.000152582793395346" calcext:value-type="float">
            <text:p>0.0001525828</text:p>
          </table:table-cell>
          <table:table-cell office:value-type="float" office:value="0.000189304478496086" calcext:value-type="float">
            <text:p>0.0001893045</text:p>
          </table:table-cell>
          <table:table-cell office:value-type="float" office:value="0.000286908895546116" calcext:value-type="float">
            <text:p>0.0002869089</text:p>
          </table:table-cell>
          <table:table-cell office:value-type="float" office:value="0.000287816021395573" calcext:value-type="float">
            <text:p>0.000287816</text:p>
          </table:table-cell>
          <table:table-cell office:value-type="float" office:value="0.000361451354347819" calcext:value-type="float">
            <text:p>0.0003614514</text:p>
          </table:table-cell>
        </table:table-row>
        <table:table-row table:style-name="ro1">
          <table:table-cell office:value-type="string" calcext:value-type="string">
            <text:p>tag140205n3204n6_c</text:p>
          </table:table-cell>
          <table:table-cell office:value-type="float" office:value="0.000128977597866937" calcext:value-type="float">
            <text:p>0.0001289776</text:p>
          </table:table-cell>
          <table:table-cell office:value-type="float" office:value="0.000127654173166432" calcext:value-type="float">
            <text:p>0.0001276542</text:p>
          </table:table-cell>
          <table:table-cell office:value-type="float" office:value="0.000152430369123193" calcext:value-type="float">
            <text:p>0.0001524304</text:p>
          </table:table-cell>
          <table:table-cell office:value-type="float" office:value="0.000189304478496086" calcext:value-type="float">
            <text:p>0.0001893045</text:p>
          </table:table-cell>
          <table:table-cell office:value-type="float" office:value="0.000286348321857687" calcext:value-type="float">
            <text:p>0.0002863483</text:p>
          </table:table-cell>
          <table:table-cell office:value-type="float" office:value="0.000287467503021519" calcext:value-type="float">
            <text:p>0.0002874675</text:p>
          </table:table-cell>
          <table:table-cell office:value-type="float" office:value="0.000361013670449243" calcext:value-type="float">
            <text:p>0.0003610137</text:p>
          </table:table-cell>
        </table:table-row>
        <table:table-row table:style-name="ro1">
          <table:table-cell office:value-type="string" calcext:value-type="string">
            <text:p>tag140205n3205n3_c</text:p>
          </table:table-cell>
          <table:table-cell office:value-type="float" office:value="0.000213204355487088" calcext:value-type="float">
            <text:p>0.0002132044</text:p>
          </table:table-cell>
          <table:table-cell office:value-type="float" office:value="0.000212997908138576" calcext:value-type="float">
            <text:p>0.0002129979</text:p>
          </table:table-cell>
          <table:table-cell office:value-type="float" office:value="0.000255621601370305" calcext:value-type="float">
            <text:p>0.0002556216</text:p>
          </table:table-cell>
          <table:table-cell office:value-type="float" office:value="0.000300272388760834" calcext:value-type="float">
            <text:p>0.0003002724</text:p>
          </table:table-cell>
          <table:table-cell office:value-type="float" office:value="0.000506133501977691" calcext:value-type="float">
            <text:p>0.0005061335</text:p>
          </table:table-cell>
          <table:table-cell office:value-type="float" office:value="0.000488263989337515" calcext:value-type="float">
            <text:p>0.000488264</text:p>
          </table:table-cell>
          <table:table-cell office:value-type="float" office:value="0.000613182266121161" calcext:value-type="float">
            <text:p>0.0006131823</text:p>
          </table:table-cell>
        </table:table-row>
        <table:table-row table:style-name="ro1">
          <table:table-cell office:value-type="string" calcext:value-type="string">
            <text:p>tag140205n3226n3_c</text:p>
          </table:table-cell>
          <table:table-cell office:value-type="float" office:value="0.000130267660526197" calcext:value-type="float">
            <text:p>0.0001302677</text:p>
          </table:table-cell>
          <table:table-cell office:value-type="float" office:value="0.000129007046111829" calcext:value-type="float">
            <text:p>0.000129007</text:p>
          </table:table-cell>
          <table:table-cell office:value-type="float" office:value="0.00015408874520421" calcext:value-type="float">
            <text:p>0.0001540887</text:p>
          </table:table-cell>
          <table:table-cell office:value-type="float" office:value="0.000190752547325092" calcext:value-type="float">
            <text:p>0.0001907525</text:p>
          </table:table-cell>
          <table:table-cell office:value-type="float" office:value="0.000290387861308426" calcext:value-type="float">
            <text:p>0.0002903879</text:p>
          </table:table-cell>
          <table:table-cell office:value-type="float" office:value="0.000290816105237091" calcext:value-type="float">
            <text:p>0.0002908161</text:p>
          </table:table-cell>
          <table:table-cell office:value-type="float" office:value="0.000365218984663935" calcext:value-type="float">
            <text:p>0.000365219</text:p>
          </table:table-cell>
        </table:table-row>
        <table:table-row table:style-name="ro1">
          <table:table-cell office:value-type="string" calcext:value-type="string">
            <text:p>tag160140160_c</text:p>
          </table:table-cell>
          <table:table-cell office:value-type="float" office:value="0.000724231620889041" calcext:value-type="float">
            <text:p>0.0007242316</text:p>
          </table:table-cell>
          <table:table-cell office:value-type="float" office:value="0.000671860578912732" calcext:value-type="float">
            <text:p>0.0006718606</text:p>
          </table:table-cell>
          <table:table-cell office:value-type="float" office:value="0.000773339787191946" calcext:value-type="float">
            <text:p>0.0007733398</text:p>
          </table:table-cell>
          <table:table-cell office:value-type="float" office:value="0.00135047555728186" calcext:value-type="float">
            <text:p>0.0013504756</text:p>
          </table:table-cell>
          <table:table-cell office:value-type="float" office:value="0.00086374942881749" calcext:value-type="float">
            <text:p>0.0008637494</text:p>
          </table:table-cell>
          <table:table-cell office:value-type="float" office:value="0.00131773838762958" calcext:value-type="float">
            <text:p>0.0013177384</text:p>
          </table:table-cell>
          <table:table-cell office:value-type="float" office:value="0.00165487078368789" calcext:value-type="float">
            <text:p>0.0016548708</text:p>
          </table:table-cell>
        </table:table-row>
        <table:table-row table:style-name="ro1">
          <table:table-cell office:value-type="string" calcext:value-type="string">
            <text:p>tag160160160_c</text:p>
          </table:table-cell>
          <table:table-cell office:value-type="float" office:value="0.00101924506101263" calcext:value-type="float">
            <text:p>0.0010192451</text:p>
          </table:table-cell>
          <table:table-cell office:value-type="float" office:value="0.00094435836972829" calcext:value-type="float">
            <text:p>0.0009443584</text:p>
          </table:table-cell>
          <table:table-cell office:value-type="float" office:value="0.00108611439364848" calcext:value-type="float">
            <text:p>0.0010861144</text:p>
          </table:table-cell>
          <table:table-cell office:value-type="float" office:value="0.00190820848357579" calcext:value-type="float">
            <text:p>0.0019082085</text:p>
          </table:table-cell>
          <table:table-cell office:value-type="float" office:value="0.00119577943061971" calcext:value-type="float">
            <text:p>0.0011957794</text:p>
          </table:table-cell>
          <table:table-cell office:value-type="float" office:value="0.00184660105638608" calcext:value-type="float">
            <text:p>0.0018466011</text:p>
          </table:table-cell>
          <table:table-cell office:value-type="float" office:value="0.00231903856336584" calcext:value-type="float">
            <text:p>0.0023190386</text:p>
          </table:table-cell>
        </table:table-row>
        <table:table-row table:style-name="ro1">
          <table:table-cell office:value-type="string" calcext:value-type="string">
            <text:p>tag160160182n6_c</text:p>
          </table:table-cell>
          <table:table-cell office:value-type="float" office:value="0.000682357142571421" calcext:value-type="float">
            <text:p>0.0006823571</text:p>
          </table:table-cell>
          <table:table-cell office:value-type="float" office:value="0.000632262518339364" calcext:value-type="float">
            <text:p>0.0006322625</text:p>
          </table:table-cell>
          <table:table-cell office:value-type="float" office:value="0.000727185717584227" calcext:value-type="float">
            <text:p>0.0007271857</text:p>
          </table:table-cell>
          <table:table-cell office:value-type="float" office:value="0.00127728266489104" calcext:value-type="float">
            <text:p>0.0012772827</text:p>
          </table:table-cell>
          <table:table-cell office:value-type="float" office:value="0.000801172070893582" calcext:value-type="float">
            <text:p>0.0008011721</text:p>
          </table:table-cell>
          <table:table-cell office:value-type="float" office:value="0.00123651903879595" calcext:value-type="float">
            <text:p>0.001236519</text:p>
          </table:table-cell>
          <table:table-cell office:value-type="float" office:value="0.00155287214062134" calcext:value-type="float">
            <text:p>0.0015528721</text:p>
          </table:table-cell>
        </table:table-row>
        <table:table-row table:style-name="ro1">
          <table:table-cell office:value-type="string" calcext:value-type="string">
            <text:p>tag160160183n6_c</text:p>
          </table:table-cell>
          <table:table-cell office:value-type="float" office:value="0.000679576340839238" calcext:value-type="float">
            <text:p>0.0006795763</text:p>
          </table:table-cell>
          <table:table-cell office:value-type="float" office:value="0.00062967614359081" calcext:value-type="float">
            <text:p>0.0006296761</text:p>
          </table:table-cell>
          <table:table-cell office:value-type="float" office:value="0.000724198201850042" calcext:value-type="float">
            <text:p>0.0007241982</text:p>
          </table:table-cell>
          <table:table-cell office:value-type="float" office:value="0.00127213898905053" calcext:value-type="float">
            <text:p>0.001272139</text:p>
          </table:table-cell>
          <table:table-cell office:value-type="float" office:value="0.000797746860768235" calcext:value-type="float">
            <text:p>0.0007977469</text:p>
          </table:table-cell>
          <table:table-cell office:value-type="float" office:value="0.00123141588929811" calcext:value-type="float">
            <text:p>0.0012314159</text:p>
          </table:table-cell>
          <table:table-cell office:value-type="float" office:value="0.00154646339280914" calcext:value-type="float">
            <text:p>0.0015464634</text:p>
          </table:table-cell>
        </table:table-row>
        <table:table-row table:style-name="ro1">
          <table:table-cell office:value-type="string" calcext:value-type="string">
            <text:p>tag1601619Z160_c</text:p>
          </table:table-cell>
          <table:table-cell office:value-type="float" office:value="0.00119517138365694" calcext:value-type="float">
            <text:p>0.0011951714</text:p>
          </table:table-cell>
          <table:table-cell office:value-type="float" office:value="0.00112023185262993" calcext:value-type="float">
            <text:p>0.0011202319</text:p>
          </table:table-cell>
          <table:table-cell office:value-type="float" office:value="0.00129725249543386" calcext:value-type="float">
            <text:p>0.0012972525</text:p>
          </table:table-cell>
          <table:table-cell office:value-type="float" office:value="0.00215543192722634" calcext:value-type="float">
            <text:p>0.0021554319</text:p>
          </table:table-cell>
          <table:table-cell office:value-type="float" office:value="0.00161513830658507" calcext:value-type="float">
            <text:p>0.0016151383</text:p>
          </table:table-cell>
          <table:table-cell office:value-type="float" office:value="0.00225024735756075" calcext:value-type="float">
            <text:p>0.0022502474</text:p>
          </table:table-cell>
          <table:table-cell office:value-type="float" office:value="0.00282595441026566" calcext:value-type="float">
            <text:p>0.0028259544</text:p>
          </table:table-cell>
        </table:table-row>
        <table:table-row table:style-name="ro1">
          <table:table-cell office:value-type="string" calcext:value-type="string">
            <text:p>tag1601619Z1619Z_c</text:p>
          </table:table-cell>
          <table:table-cell office:value-type="float" office:value="0.00137119326649824" calcext:value-type="float">
            <text:p>0.0013711933</text:p>
          </table:table-cell>
          <table:table-cell office:value-type="float" office:value="0.00129617165283282" calcext:value-type="float">
            <text:p>0.0012961717</text:p>
          </table:table-cell>
          <table:table-cell office:value-type="float" office:value="0.00150845156692809" calcext:value-type="float">
            <text:p>0.0015084516</text:p>
          </table:table-cell>
          <table:table-cell office:value-type="float" office:value="0.00240265537087688" calcext:value-type="float">
            <text:p>0.0024026554</text:p>
          </table:table-cell>
          <table:table-cell office:value-type="float" office:value="0.00203449718255043" calcext:value-type="float">
            <text:p>0.0020344972</text:p>
          </table:table-cell>
          <table:table-cell office:value-type="float" office:value="0.00265389365873542" calcext:value-type="float">
            <text:p>0.0026538937</text:p>
          </table:table-cell>
          <table:table-cell office:value-type="float" office:value="0.00333287025716548" calcext:value-type="float">
            <text:p>0.0033328703</text:p>
          </table:table-cell>
        </table:table-row>
        <table:table-row table:style-name="ro1">
          <table:table-cell office:value-type="string" calcext:value-type="string">
            <text:p>tag1601619Z183n6_c</text:p>
          </table:table-cell>
          <table:table-cell office:value-type="float" office:value="0.00085555999960174" calcext:value-type="float">
            <text:p>0.00085556</text:p>
          </table:table-cell>
          <table:table-cell office:value-type="float" office:value="0.00080555625822258" calcext:value-type="float">
            <text:p>0.0008055563</text:p>
          </table:table-cell>
          <table:table-cell office:value-type="float" office:value="0.000935397273344279" calcext:value-type="float">
            <text:p>0.0009353973</text:p>
          </table:table-cell>
          <table:table-cell office:value-type="float" office:value="0.00151936243270107" calcext:value-type="float">
            <text:p>0.0015193624</text:p>
          </table:table-cell>
          <table:table-cell office:value-type="float" office:value="0.00121710573673359" calcext:value-type="float">
            <text:p>0.0012171057</text:p>
          </table:table-cell>
          <table:table-cell office:value-type="float" office:value="0.00163506219047278" calcext:value-type="float">
            <text:p>0.0016350622</text:p>
          </table:table-cell>
          <table:table-cell office:value-type="float" office:value="0.00205337923970895" calcext:value-type="float">
            <text:p>0.0020533792</text:p>
          </table:table-cell>
        </table:table-row>
        <table:table-row table:style-name="ro1">
          <table:table-cell office:value-type="string" calcext:value-type="string">
            <text:p>tag160204n6160_c</text:p>
          </table:table-cell>
          <table:table-cell office:value-type="float" office:value="0.000679490336661954" calcext:value-type="float">
            <text:p>0.0006794903</text:p>
          </table:table-cell>
          <table:table-cell office:value-type="float" office:value="0.000629563404178694" calcext:value-type="float">
            <text:p>0.0006295634</text:p>
          </table:table-cell>
          <table:table-cell office:value-type="float" office:value="0.00072407626243232" calcext:value-type="float">
            <text:p>0.0007240763</text:p>
          </table:table-cell>
          <table:table-cell office:value-type="float" office:value="0.00127213898905053" calcext:value-type="float">
            <text:p>0.001272139</text:p>
          </table:table-cell>
          <table:table-cell office:value-type="float" office:value="0.000797186287079806" calcext:value-type="float">
            <text:p>0.0007971863</text:p>
          </table:table-cell>
          <table:table-cell office:value-type="float" office:value="0.00123106737092405" calcext:value-type="float">
            <text:p>0.0012310674</text:p>
          </table:table-cell>
          <table:table-cell office:value-type="float" office:value="0.00154602570891056" calcext:value-type="float">
            <text:p>0.0015460257</text:p>
          </table:table-cell>
        </table:table-row>
        <table:table-row table:style-name="ro1">
          <table:table-cell office:value-type="string" calcext:value-type="string">
            <text:p>tag160205n3160_c</text:p>
          </table:table-cell>
          <table:table-cell office:value-type="float" office:value="0.000763717094282105" calcext:value-type="float">
            <text:p>0.0007637171</text:p>
          </table:table-cell>
          <table:table-cell office:value-type="float" office:value="0.000714900507420714" calcext:value-type="float">
            <text:p>0.0007149005</text:p>
          </table:table-cell>
          <table:table-cell office:value-type="float" office:value="0.000827237009825002" calcext:value-type="float">
            <text:p>0.000827237</text:p>
          </table:table-cell>
          <table:table-cell office:value-type="float" office:value="0.00138310689931527" calcext:value-type="float">
            <text:p>0.0013831069</text:p>
          </table:table-cell>
          <table:table-cell office:value-type="float" office:value="0.00101697146719981" calcext:value-type="float">
            <text:p>0.0010169715</text:p>
          </table:table-cell>
          <table:table-cell office:value-type="float" office:value="0.00143186385724005" calcext:value-type="float">
            <text:p>0.0014318639</text:p>
          </table:table-cell>
          <table:table-cell office:value-type="float" office:value="0.00179819430458248" calcext:value-type="float">
            <text:p>0.0017981943</text:p>
          </table:table-cell>
        </table:table-row>
        <table:table-row table:style-name="ro1">
          <table:table-cell office:value-type="string" calcext:value-type="string">
            <text:p>tag160205n3182n6_c</text:p>
          </table:table-cell>
          <table:table-cell office:value-type="float" office:value="0.000426848287880293" calcext:value-type="float">
            <text:p>0.0004268483</text:p>
          </table:table-cell>
          <table:table-cell office:value-type="float" office:value="0.000402831182952286" calcext:value-type="float">
            <text:p>0.0004028312</text:p>
          </table:table-cell>
          <table:table-cell office:value-type="float" office:value="0.000468357109527837" calcext:value-type="float">
            <text:p>0.0004683571</text:p>
          </table:table-cell>
          <table:table-cell office:value-type="float" office:value="0.000752181080630528" calcext:value-type="float">
            <text:p>0.0007521811</text:p>
          </table:table-cell>
          <table:table-cell office:value-type="float" office:value="0.000622364107473683" calcext:value-type="float">
            <text:p>0.0006223641</text:p>
          </table:table-cell>
          <table:table-cell office:value-type="float" office:value="0.000821781839649919" calcext:value-type="float">
            <text:p>0.0008217818</text:p>
          </table:table-cell>
          <table:table-cell office:value-type="float" office:value="0.00103202788183797" calcext:value-type="float">
            <text:p>0.0010320279</text:p>
          </table:table-cell>
        </table:table-row>
        <table:table-row table:style-name="ro1">
          <table:table-cell office:value-type="string" calcext:value-type="string">
            <text:p>tag160205n3183n6_c</text:p>
          </table:table-cell>
          <table:table-cell office:value-type="float" office:value="0.00042406748614811" calcext:value-type="float">
            <text:p>0.0004240675</text:p>
          </table:table-cell>
          <table:table-cell office:value-type="float" office:value="0.000400244808203732" calcext:value-type="float">
            <text:p>0.0004002448</text:p>
          </table:table-cell>
          <table:table-cell office:value-type="float" office:value="0.000465369593793652" calcext:value-type="float">
            <text:p>0.0004653696</text:p>
          </table:table-cell>
          <table:table-cell office:value-type="float" office:value="0.000747037404790011" calcext:value-type="float">
            <text:p>0.0007470374</text:p>
          </table:table-cell>
          <table:table-cell office:value-type="float" office:value="0.000618938897348335" calcext:value-type="float">
            <text:p>0.0006189389</text:p>
          </table:table-cell>
          <table:table-cell office:value-type="float" office:value="0.000816678690152077" calcext:value-type="float">
            <text:p>0.0008166787</text:p>
          </table:table-cell>
          <table:table-cell office:value-type="float" office:value="0.00102561913402577" calcext:value-type="float">
            <text:p>0.0010256191</text:p>
          </table:table-cell>
        </table:table-row>
        <table:table-row table:style-name="ro1">
          <table:table-cell office:value-type="string" calcext:value-type="string">
            <text:p>tag160205n3204n6_c</text:p>
          </table:table-cell>
          <table:table-cell office:value-type="float" office:value="0.000423971925951128" calcext:value-type="float">
            <text:p>0.0004239719</text:p>
          </table:table-cell>
          <table:table-cell office:value-type="float" office:value="0.000400132068791616" calcext:value-type="float">
            <text:p>0.0004001321</text:p>
          </table:table-cell>
          <table:table-cell office:value-type="float" office:value="0.000465223266492386" calcext:value-type="float">
            <text:p>0.0004652233</text:p>
          </table:table-cell>
          <table:table-cell office:value-type="float" office:value="0.000747037404790011" calcext:value-type="float">
            <text:p>0.0007470374</text:p>
          </table:table-cell>
          <table:table-cell office:value-type="float" office:value="0.000618378323659906" calcext:value-type="float">
            <text:p>0.0006183783</text:p>
          </table:table-cell>
          <table:table-cell office:value-type="float" office:value="0.000816330171778023" calcext:value-type="float">
            <text:p>0.0008163302</text:p>
          </table:table-cell>
          <table:table-cell office:value-type="float" office:value="0.0010251814501272" calcext:value-type="float">
            <text:p>0.0010251815</text:p>
          </table:table-cell>
        </table:table-row>
        <table:table-row table:style-name="ro1">
          <table:table-cell office:value-type="string" calcext:value-type="string">
            <text:p>tag160205n3205n3_c</text:p>
          </table:table-cell>
          <table:table-cell office:value-type="float" office:value="0.000508208239590977" calcext:value-type="float">
            <text:p>0.0005082082</text:p>
          </table:table-cell>
          <table:table-cell office:value-type="float" office:value="0.00048547580376376" calcext:value-type="float">
            <text:p>0.0004854758</text:p>
          </table:table-cell>
          <table:table-cell office:value-type="float" office:value="0.000568408401768612" calcext:value-type="float">
            <text:p>0.0005684084</text:p>
          </table:table-cell>
          <table:table-cell office:value-type="float" office:value="0.000858005315054758" calcext:value-type="float">
            <text:p>0.0008580053</text:p>
          </table:table-cell>
          <table:table-cell office:value-type="float" office:value="0.00083816350377991" calcext:value-type="float">
            <text:p>0.0008381635</text:p>
          </table:table-cell>
          <table:table-cell office:value-type="float" office:value="0.00101712665809402" calcext:value-type="float">
            <text:p>0.0010171267</text:p>
          </table:table-cell>
          <table:table-cell office:value-type="float" office:value="0.00127735004579912" calcext:value-type="float">
            <text:p>0.00127735</text:p>
          </table:table-cell>
        </table:table-row>
        <table:table-row table:style-name="ro1">
          <table:table-cell office:value-type="string" calcext:value-type="string">
            <text:p>tag160205n3226n3_c</text:p>
          </table:table-cell>
          <table:table-cell office:value-type="float" office:value="0.000425271544630087" calcext:value-type="float">
            <text:p>0.0004252715</text:p>
          </table:table-cell>
          <table:table-cell office:value-type="float" office:value="0.000401478310006889" calcext:value-type="float">
            <text:p>0.0004014783</text:p>
          </table:table-cell>
          <table:table-cell office:value-type="float" office:value="0.000466881642573403" calcext:value-type="float">
            <text:p>0.0004668816</text:p>
          </table:table-cell>
          <table:table-cell office:value-type="float" office:value="0.000748485473619016" calcext:value-type="float">
            <text:p>0.0007484855</text:p>
          </table:table-cell>
          <table:table-cell office:value-type="float" office:value="0.000622417863110645" calcext:value-type="float">
            <text:p>0.0006224179</text:p>
          </table:table-cell>
          <table:table-cell office:value-type="float" office:value="0.000819678773993596" calcext:value-type="float">
            <text:p>0.0008196788</text:p>
          </table:table-cell>
          <table:table-cell office:value-type="float" office:value="0.00102938676434189" calcext:value-type="float">
            <text:p>0.0010293868</text:p>
          </table:table-cell>
        </table:table-row>
        <table:table-row table:style-name="ro1">
          <table:table-cell office:value-type="string" calcext:value-type="string">
            <text:p>tag1619Z140160_c</text:p>
          </table:table-cell>
          <table:table-cell office:value-type="float" office:value="0.000900205723631846" calcext:value-type="float">
            <text:p>0.0009002057</text:p>
          </table:table-cell>
          <table:table-cell office:value-type="float" office:value="0.000847800379115622" calcext:value-type="float">
            <text:p>0.0008478004</text:p>
          </table:table-cell>
          <table:table-cell office:value-type="float" office:value="0.000984477888977322" calcext:value-type="float">
            <text:p>0.0009844779</text:p>
          </table:table-cell>
          <table:table-cell office:value-type="float" office:value="0.00159769900093241" calcext:value-type="float">
            <text:p>0.001597699</text:p>
          </table:table-cell>
          <table:table-cell office:value-type="float" office:value="0.00128310830478285" calcext:value-type="float">
            <text:p>0.0012831083</text:p>
          </table:table-cell>
          <table:table-cell office:value-type="float" office:value="0.00172138468880425" calcext:value-type="float">
            <text:p>0.0017213847</text:p>
          </table:table-cell>
          <table:table-cell office:value-type="float" office:value="0.0021617866305877" calcext:value-type="float">
            <text:p>0.0021617866</text:p>
          </table:table-cell>
        </table:table-row>
        <table:table-row table:style-name="ro1">
          <table:table-cell office:value-type="string" calcext:value-type="string">
            <text:p>tag1619Z1401619Z_c</text:p>
          </table:table-cell>
          <table:table-cell office:value-type="float" office:value="0.00107619893841405" calcext:value-type="float">
            <text:p>0.0010761989</text:p>
          </table:table-cell>
          <table:table-cell office:value-type="float" office:value="0.00102367386201727" calcext:value-type="float">
            <text:p>0.0010236739</text:p>
          </table:table-cell>
          <table:table-cell office:value-type="float" office:value="0.0011956159907627" calcext:value-type="float">
            <text:p>0.001195616</text:p>
          </table:table-cell>
          <table:table-cell office:value-type="float" office:value="0.00184492244458296" calcext:value-type="float">
            <text:p>0.0018449224</text:p>
          </table:table-cell>
          <table:table-cell office:value-type="float" office:value="0.00170246718074821" calcext:value-type="float">
            <text:p>0.0017024672</text:p>
          </table:table-cell>
          <table:table-cell office:value-type="float" office:value="0.00212503098997892" calcext:value-type="float">
            <text:p>0.002125031</text:p>
          </table:table-cell>
          <table:table-cell office:value-type="float" office:value="0.00266870247748752" calcext:value-type="float">
            <text:p>0.0026687025</text:p>
          </table:table-cell>
        </table:table-row>
        <table:table-row table:style-name="ro1">
          <table:table-cell office:value-type="string" calcext:value-type="string">
            <text:p>tag1619Z140182n6_c</text:p>
          </table:table-cell>
          <table:table-cell office:value-type="float" office:value="0.000563336917230034" calcext:value-type="float">
            <text:p>0.0005633369</text:p>
          </table:table-cell>
          <table:table-cell office:value-type="float" office:value="0.000535697895996572" calcext:value-type="float">
            <text:p>0.0005356979</text:p>
          </table:table-cell>
          <table:table-cell office:value-type="float" office:value="0.000625549212913069" calcext:value-type="float">
            <text:p>0.0006255492</text:p>
          </table:table-cell>
          <table:table-cell office:value-type="float" office:value="0.000966773182247666" calcext:value-type="float">
            <text:p>0.0009667732</text:p>
          </table:table-cell>
          <table:table-cell office:value-type="float" office:value="0.000888500945056723" calcext:value-type="float">
            <text:p>0.0008885009</text:p>
          </table:table-cell>
          <table:table-cell office:value-type="float" office:value="0.00111130267121412" calcext:value-type="float">
            <text:p>0.0011113027</text:p>
          </table:table-cell>
          <table:table-cell office:value-type="float" office:value="0.0013956202078432" calcext:value-type="float">
            <text:p>0.0013956202</text:p>
          </table:table-cell>
        </table:table-row>
        <table:table-row table:style-name="ro1">
          <table:table-cell office:value-type="string" calcext:value-type="string">
            <text:p>tag1619Z140183n6_c</text:p>
          </table:table-cell>
          <table:table-cell office:value-type="float" office:value="0.000560556115497851" calcext:value-type="float">
            <text:p>0.0005605561</text:p>
          </table:table-cell>
          <table:table-cell office:value-type="float" office:value="0.000533111521248018" calcext:value-type="float">
            <text:p>0.0005331115</text:p>
          </table:table-cell>
          <table:table-cell office:value-type="float" office:value="0.000622561697178883" calcext:value-type="float">
            <text:p>0.0006225617</text:p>
          </table:table-cell>
          <table:table-cell office:value-type="float" office:value="0.000961629506407148" calcext:value-type="float">
            <text:p>0.0009616295</text:p>
          </table:table-cell>
          <table:table-cell office:value-type="float" office:value="0.000885075734931375" calcext:value-type="float">
            <text:p>0.0008850757</text:p>
          </table:table-cell>
          <table:table-cell office:value-type="float" office:value="0.00110619952171628" calcext:value-type="float">
            <text:p>0.0011061995</text:p>
          </table:table-cell>
          <table:table-cell office:value-type="float" office:value="0.001389211460031" calcext:value-type="float">
            <text:p>0.0013892115</text:p>
          </table:table-cell>
        </table:table-row>
        <table:table-row table:style-name="ro1">
          <table:table-cell office:value-type="string" calcext:value-type="string">
            <text:p>tag1619Z160160_h</text:p>
          </table:table-cell>
          <table:table-cell office:value-type="float" office:value="0.00119517138365694" calcext:value-type="float">
            <text:p>0.0011951714</text:p>
          </table:table-cell>
          <table:table-cell office:value-type="float" office:value="0.00112023185262993" calcext:value-type="float">
            <text:p>0.0011202319</text:p>
          </table:table-cell>
          <table:table-cell office:value-type="float" office:value="0.00129725249543386" calcext:value-type="float">
            <text:p>0.0012972525</text:p>
          </table:table-cell>
          <table:table-cell office:value-type="float" office:value="0.00215543192722634" calcext:value-type="float">
            <text:p>0.0021554319</text:p>
          </table:table-cell>
          <table:table-cell office:value-type="float" office:value="0.00161513830658507" calcext:value-type="float">
            <text:p>0.0016151383</text:p>
          </table:table-cell>
          <table:table-cell office:value-type="float" office:value="0.00225024735756075" calcext:value-type="float">
            <text:p>0.0022502474</text:p>
          </table:table-cell>
          <table:table-cell office:value-type="float" office:value="0.00282595441026566" calcext:value-type="float">
            <text:p>0.0028259544</text:p>
          </table:table-cell>
        </table:table-row>
        <table:table-row table:style-name="ro1">
          <table:table-cell office:value-type="string" calcext:value-type="string">
            <text:p>tag1619Z160160_c</text:p>
          </table:table-cell>
          <table:table-cell office:value-type="float" office:value="0.00119517138365694" calcext:value-type="float">
            <text:p>0.0011951714</text:p>
          </table:table-cell>
          <table:table-cell office:value-type="float" office:value="0.00112023185262993" calcext:value-type="float">
            <text:p>0.0011202319</text:p>
          </table:table-cell>
          <table:table-cell office:value-type="float" office:value="0.00129725249543386" calcext:value-type="float">
            <text:p>0.0012972525</text:p>
          </table:table-cell>
          <table:table-cell office:value-type="float" office:value="0.00215543192722634" calcext:value-type="float">
            <text:p>0.0021554319</text:p>
          </table:table-cell>
          <table:table-cell office:value-type="float" office:value="0.00161513830658507" calcext:value-type="float">
            <text:p>0.0016151383</text:p>
          </table:table-cell>
          <table:table-cell office:value-type="float" office:value="0.00225024735756075" calcext:value-type="float">
            <text:p>0.0022502474</text:p>
          </table:table-cell>
          <table:table-cell office:value-type="float" office:value="0.00282595441026566" calcext:value-type="float">
            <text:p>0.0028259544</text:p>
          </table:table-cell>
        </table:table-row>
        <table:table-row table:style-name="ro1">
          <table:table-cell office:value-type="string" calcext:value-type="string">
            <text:p>tag1619Z1601819Z_h</text:p>
          </table:table-cell>
          <table:table-cell office:value-type="float" office:value="0.000859200843106764" calcext:value-type="float">
            <text:p>0.0008592008</text:p>
          </table:table-cell>
          <table:table-cell office:value-type="float" office:value="0.000808872123284828" calcext:value-type="float">
            <text:p>0.0008088721</text:p>
          </table:table-cell>
          <table:table-cell office:value-type="float" office:value="0.000939055455875934" calcext:value-type="float">
            <text:p>0.0009390555</text:p>
          </table:table-cell>
          <table:table-cell office:value-type="float" office:value="0.00152688994661388" calcext:value-type="float">
            <text:p>0.0015268899</text:p>
          </table:table-cell>
          <table:table-cell office:value-type="float" office:value="0.00121954498981027" calcext:value-type="float">
            <text:p>0.001219545</text:p>
          </table:table-cell>
          <table:table-cell office:value-type="float" office:value="0.00164093048633861" calcext:value-type="float">
            <text:p>0.0016409305</text:p>
          </table:table-cell>
          <table:table-cell office:value-type="float" office:value="0.0020607488902174" calcext:value-type="float">
            <text:p>0.0020607489</text:p>
          </table:table-cell>
        </table:table-row>
        <table:table-row table:style-name="ro1">
          <table:table-cell office:value-type="string" calcext:value-type="string">
            <text:p>tag1619Z160182n6_c</text:p>
          </table:table-cell>
          <table:table-cell office:value-type="float" office:value="0.000858340801333924" calcext:value-type="float">
            <text:p>0.0008583408</text:p>
          </table:table-cell>
          <table:table-cell office:value-type="float" office:value="0.000808142632971133" calcext:value-type="float">
            <text:p>0.0008081426</text:p>
          </table:table-cell>
          <table:table-cell office:value-type="float" office:value="0.000938384789078464" calcext:value-type="float">
            <text:p>0.0009383848</text:p>
          </table:table-cell>
          <table:table-cell office:value-type="float" office:value="0.00152450610854159" calcext:value-type="float">
            <text:p>0.0015245061</text:p>
          </table:table-cell>
          <table:table-cell office:value-type="float" office:value="0.00122053094685894" calcext:value-type="float">
            <text:p>0.0012205309</text:p>
          </table:table-cell>
          <table:table-cell office:value-type="float" office:value="0.00164016533997062" calcext:value-type="float">
            <text:p>0.0016401653</text:p>
          </table:table-cell>
          <table:table-cell office:value-type="float" office:value="0.00205978798752115" calcext:value-type="float">
            <text:p>0.002059788</text:p>
          </table:table-cell>
        </table:table-row>
        <table:table-row table:style-name="ro1">
          <table:table-cell office:value-type="string" calcext:value-type="string">
            <text:p>tag1619Z160205n3_c</text:p>
          </table:table-cell>
          <table:table-cell office:value-type="float" office:value="0.000939700753044608" calcext:value-type="float">
            <text:p>0.0009397008</text:p>
          </table:table-cell>
          <table:table-cell office:value-type="float" office:value="0.000890840307623604" calcext:value-type="float">
            <text:p>0.0008908403</text:p>
          </table:table-cell>
          <table:table-cell office:value-type="float" office:value="0.00103843608131924" calcext:value-type="float">
            <text:p>0.0010384361</text:p>
          </table:table-cell>
          <table:table-cell office:value-type="float" office:value="0.00163033034296582" calcext:value-type="float">
            <text:p>0.0016303303</text:p>
          </table:table-cell>
          <table:table-cell office:value-type="float" office:value="0.00143633034316517" calcext:value-type="float">
            <text:p>0.0014363303</text:p>
          </table:table-cell>
          <table:table-cell office:value-type="float" office:value="0.00183551015841472" calcext:value-type="float">
            <text:p>0.0018355102</text:p>
          </table:table-cell>
          <table:table-cell office:value-type="float" office:value="0.0023051101514823" calcext:value-type="float">
            <text:p>0.0023051102</text:p>
          </table:table-cell>
        </table:table-row>
        <table:table-row table:style-name="ro1">
          <table:table-cell office:value-type="string" calcext:value-type="string">
            <text:p>tag1619Z1619Z1619Z_c</text:p>
          </table:table-cell>
          <table:table-cell office:value-type="float" office:value="0.00154711958914255" calcext:value-type="float">
            <text:p>0.0015471196</text:p>
          </table:table-cell>
          <table:table-cell office:value-type="float" office:value="0.00147204513573447" calcext:value-type="float">
            <text:p>0.0014720451</text:p>
          </table:table-cell>
          <table:table-cell office:value-type="float" office:value="0.00171958966871347" calcext:value-type="float">
            <text:p>0.0017195897</text:p>
          </table:table-cell>
          <table:table-cell office:value-type="float" office:value="0.00264987881452743" calcext:value-type="float">
            <text:p>0.0026498788</text:p>
          </table:table-cell>
          <table:table-cell office:value-type="float" office:value="0.00245385605851579" calcext:value-type="float">
            <text:p>0.0024538561</text:p>
          </table:table-cell>
          <table:table-cell office:value-type="float" office:value="0.0030575399599101" calcext:value-type="float">
            <text:p>0.00305754</text:p>
          </table:table-cell>
          <table:table-cell office:value-type="float" office:value="0.00383978610406529" calcext:value-type="float">
            <text:p>0.0038397861</text:p>
          </table:table-cell>
        </table:table-row>
        <table:table-row table:style-name="ro1">
          <table:table-cell office:value-type="string" calcext:value-type="string">
            <text:p>tag1619Z1619Z160_h</text:p>
          </table:table-cell>
          <table:table-cell office:value-type="float" office:value="0.00137119326649824" calcext:value-type="float">
            <text:p>0.0013711933</text:p>
          </table:table-cell>
          <table:table-cell office:value-type="float" office:value="0.00129617165283282" calcext:value-type="float">
            <text:p>0.0012961717</text:p>
          </table:table-cell>
          <table:table-cell office:value-type="float" office:value="0.00150845156692809" calcext:value-type="float">
            <text:p>0.0015084516</text:p>
          </table:table-cell>
          <table:table-cell office:value-type="float" office:value="0.00240265537087688" calcext:value-type="float">
            <text:p>0.0024026554</text:p>
          </table:table-cell>
          <table:table-cell office:value-type="float" office:value="0.00203449718255043" calcext:value-type="float">
            <text:p>0.0020344972</text:p>
          </table:table-cell>
          <table:table-cell office:value-type="float" office:value="0.00265389365873542" calcext:value-type="float">
            <text:p>0.0026538937</text:p>
          </table:table-cell>
          <table:table-cell office:value-type="float" office:value="0.00333287025716548" calcext:value-type="float">
            <text:p>0.0033328703</text:p>
          </table:table-cell>
        </table:table-row>
        <table:table-row table:style-name="ro1">
          <table:table-cell office:value-type="string" calcext:value-type="string">
            <text:p>tag1619Z1619Z1619Z_h</text:p>
          </table:table-cell>
          <table:table-cell office:value-type="float" office:value="0.00154711958914255" calcext:value-type="float">
            <text:p>0.0015471196</text:p>
          </table:table-cell>
          <table:table-cell office:value-type="float" office:value="0.00147204513573447" calcext:value-type="float">
            <text:p>0.0014720451</text:p>
          </table:table-cell>
          <table:table-cell office:value-type="float" office:value="0.00171958966871347" calcext:value-type="float">
            <text:p>0.0017195897</text:p>
          </table:table-cell>
          <table:table-cell office:value-type="float" office:value="0.00264987881452743" calcext:value-type="float">
            <text:p>0.0026498788</text:p>
          </table:table-cell>
          <table:table-cell office:value-type="float" office:value="0.00245385605851579" calcext:value-type="float">
            <text:p>0.0024538561</text:p>
          </table:table-cell>
          <table:table-cell office:value-type="float" office:value="0.0030575399599101" calcext:value-type="float">
            <text:p>0.00305754</text:p>
          </table:table-cell>
          <table:table-cell office:value-type="float" office:value="0.00383978610406529" calcext:value-type="float">
            <text:p>0.0038397861</text:p>
          </table:table-cell>
        </table:table-row>
        <table:table-row table:style-name="ro1">
          <table:table-cell office:value-type="string" calcext:value-type="string">
            <text:p>tag1619Z1619Z1819Z_h</text:p>
          </table:table-cell>
          <table:table-cell office:value-type="float" office:value="0.00103520361390866" calcext:value-type="float">
            <text:p>0.0010352036</text:p>
          </table:table-cell>
          <table:table-cell office:value-type="float" office:value="0.000984745606186473" calcext:value-type="float">
            <text:p>0.0009847456</text:p>
          </table:table-cell>
          <table:table-cell office:value-type="float" office:value="0.00115019355766131" calcext:value-type="float">
            <text:p>0.0011501936</text:p>
          </table:table-cell>
          <table:table-cell office:value-type="float" office:value="0.00177411339026442" calcext:value-type="float">
            <text:p>0.0017741134</text:p>
          </table:table-cell>
          <table:table-cell office:value-type="float" office:value="0.00163890386577563" calcext:value-type="float">
            <text:p>0.0016389039</text:p>
          </table:table-cell>
          <table:table-cell office:value-type="float" office:value="0.00204457678751328" calcext:value-type="float">
            <text:p>0.0020445768</text:p>
          </table:table-cell>
          <table:table-cell office:value-type="float" office:value="0.00256766473711722" calcext:value-type="float">
            <text:p>0.0025676647</text:p>
          </table:table-cell>
        </table:table-row>
        <table:table-row table:style-name="ro1">
          <table:table-cell office:value-type="string" calcext:value-type="string">
            <text:p>tag1619Z1619Z182n6_c</text:p>
          </table:table-cell>
          <table:table-cell office:value-type="float" office:value="0.00103434357213582" calcext:value-type="float">
            <text:p>0.0010343436</text:p>
          </table:table-cell>
          <table:table-cell office:value-type="float" office:value="0.000984082433174023" calcext:value-type="float">
            <text:p>0.0009840824</text:p>
          </table:table-cell>
          <table:table-cell office:value-type="float" office:value="0.00114952289086384" calcext:value-type="float">
            <text:p>0.0011495229</text:p>
          </table:table-cell>
          <table:table-cell office:value-type="float" office:value="0.00177172955219214" calcext:value-type="float">
            <text:p>0.0017717296</text:p>
          </table:table-cell>
          <table:table-cell office:value-type="float" office:value="0.0016398898228243" calcext:value-type="float">
            <text:p>0.0016398898</text:p>
          </table:table-cell>
          <table:table-cell office:value-type="float" office:value="0.00204381164114529" calcext:value-type="float">
            <text:p>0.0020438116</text:p>
          </table:table-cell>
          <table:table-cell office:value-type="float" office:value="0.00256670383442097" calcext:value-type="float">
            <text:p>0.0025667038</text:p>
          </table:table-cell>
        </table:table-row>
        <table:table-row table:style-name="ro1">
          <table:table-cell office:value-type="string" calcext:value-type="string">
            <text:p>tag1619Z1619Z183n6_c</text:p>
          </table:table-cell>
          <table:table-cell office:value-type="float" office:value="0.00103157232642334" calcext:value-type="float">
            <text:p>0.0010315723</text:p>
          </table:table-cell>
          <table:table-cell office:value-type="float" office:value="0.00098149605842547" calcext:value-type="float">
            <text:p>0.0009814961</text:p>
          </table:table-cell>
          <table:table-cell office:value-type="float" office:value="0.00114653537512965" calcext:value-type="float">
            <text:p>0.0011465354</text:p>
          </table:table-cell>
          <table:table-cell office:value-type="float" office:value="0.00176658587635162" calcext:value-type="float">
            <text:p>0.0017665859</text:p>
          </table:table-cell>
          <table:table-cell office:value-type="float" office:value="0.00163646461269895" calcext:value-type="float">
            <text:p>0.0016364646</text:p>
          </table:table-cell>
          <table:table-cell office:value-type="float" office:value="0.00203870849164745" calcext:value-type="float">
            <text:p>0.0020387085</text:p>
          </table:table-cell>
          <table:table-cell office:value-type="float" office:value="0.00256029508660877" calcext:value-type="float">
            <text:p>0.0025602951</text:p>
          </table:table-cell>
        </table:table-row>
        <table:table-row table:style-name="ro1">
          <table:table-cell office:value-type="string" calcext:value-type="string">
            <text:p>tag1619Z204n6160_c</text:p>
          </table:table-cell>
          <table:table-cell office:value-type="float" office:value="0.000855464439404758" calcext:value-type="float">
            <text:p>0.0008554644</text:p>
          </table:table-cell>
          <table:table-cell office:value-type="float" office:value="0.000805489940921335" calcext:value-type="float">
            <text:p>0.0008054899</text:p>
          </table:table-cell>
          <table:table-cell office:value-type="float" office:value="0.000935214364217696" calcext:value-type="float">
            <text:p>0.0009352144</text:p>
          </table:table-cell>
          <table:table-cell office:value-type="float" office:value="0.00151936243270107" calcext:value-type="float">
            <text:p>0.0015193624</text:p>
          </table:table-cell>
          <table:table-cell office:value-type="float" office:value="0.00121654516304517" calcext:value-type="float">
            <text:p>0.0012165452</text:p>
          </table:table-cell>
          <table:table-cell office:value-type="float" office:value="0.00163471367209873" calcext:value-type="float">
            <text:p>0.0016347137</text:p>
          </table:table-cell>
          <table:table-cell office:value-type="float" office:value="0.00205294155581038" calcext:value-type="float">
            <text:p>0.0020529416</text:p>
          </table:table-cell>
        </table:table-row>
        <table:table-row table:style-name="ro1">
          <table:table-cell office:value-type="string" calcext:value-type="string">
            <text:p>tag1619Z204n61619Z_c</text:p>
          </table:table-cell>
          <table:table-cell office:value-type="float" office:value="0.00103147676622636" calcext:value-type="float">
            <text:p>0.0010314768</text:p>
          </table:table-cell>
          <table:table-cell office:value-type="float" office:value="0.00098136342382298" calcext:value-type="float">
            <text:p>0.0009813634</text:p>
          </table:table-cell>
          <table:table-cell office:value-type="float" office:value="0.00114641343571193" calcext:value-type="float">
            <text:p>0.0011464134</text:p>
          </table:table-cell>
          <table:table-cell office:value-type="float" office:value="0.00176658587635162" calcext:value-type="float">
            <text:p>0.0017665859</text:p>
          </table:table-cell>
          <table:table-cell office:value-type="float" office:value="0.00163590403901053" calcext:value-type="float">
            <text:p>0.001635904</text:p>
          </table:table-cell>
          <table:table-cell office:value-type="float" office:value="0.0020383599732734" calcext:value-type="float">
            <text:p>0.00203836</text:p>
          </table:table-cell>
          <table:table-cell office:value-type="float" office:value="0.0025598574027102" calcext:value-type="float">
            <text:p>0.0025598574</text:p>
          </table:table-cell>
        </table:table-row>
        <table:table-row table:style-name="ro1">
          <table:table-cell office:value-type="string" calcext:value-type="string">
            <text:p>tag1619Z204n6204n6_c</text:p>
          </table:table-cell>
          <table:table-cell office:value-type="float" office:value="0.000515719271073782" calcext:value-type="float">
            <text:p>0.0005157193</text:p>
          </table:table-cell>
          <table:table-cell office:value-type="float" office:value="0.000490688343641614" calcext:value-type="float">
            <text:p>0.0004906883</text:p>
          </table:table-cell>
          <table:table-cell office:value-type="float" office:value="0.00057320062088508" calcext:value-type="float">
            <text:p>0.0005732006</text:p>
          </table:table-cell>
          <table:table-cell office:value-type="float" office:value="0.000883292938175809" calcext:value-type="float">
            <text:p>0.0008832929</text:p>
          </table:table-cell>
          <table:table-cell office:value-type="float" office:value="0.000817952019505263" calcext:value-type="float">
            <text:p>0.000817952</text:p>
          </table:table-cell>
          <table:table-cell office:value-type="float" office:value="0.0010191799866367" calcext:value-type="float">
            <text:p>0.00101918</text:p>
          </table:table-cell>
          <table:table-cell office:value-type="float" office:value="0.0012799287013551" calcext:value-type="float">
            <text:p>0.0012799287</text:p>
          </table:table-cell>
        </table:table-row>
        <table:table-row table:style-name="ro1">
          <table:table-cell office:value-type="string" calcext:value-type="string">
            <text:p>tag1619Z205n3160_c</text:p>
          </table:table-cell>
          <table:table-cell office:value-type="float" office:value="0.000939700753044608" calcext:value-type="float">
            <text:p>0.0009397008</text:p>
          </table:table-cell>
          <table:table-cell office:value-type="float" office:value="0.000890840307623604" calcext:value-type="float">
            <text:p>0.0008908403</text:p>
          </table:table-cell>
          <table:table-cell office:value-type="float" office:value="0.00103843608131924" calcext:value-type="float">
            <text:p>0.0010384361</text:p>
          </table:table-cell>
          <table:table-cell office:value-type="float" office:value="0.00163033034296582" calcext:value-type="float">
            <text:p>0.0016303303</text:p>
          </table:table-cell>
          <table:table-cell office:value-type="float" office:value="0.00143633034316517" calcext:value-type="float">
            <text:p>0.0014363303</text:p>
          </table:table-cell>
          <table:table-cell office:value-type="float" office:value="0.00183551015841472" calcext:value-type="float">
            <text:p>0.0018355102</text:p>
          </table:table-cell>
          <table:table-cell office:value-type="float" office:value="0.0023051101514823" calcext:value-type="float">
            <text:p>0.0023051102</text:p>
          </table:table-cell>
        </table:table-row>
        <table:table-row table:style-name="ro1">
          <table:table-cell office:value-type="string" calcext:value-type="string">
            <text:p>tag1619Z205n31619Z_c</text:p>
          </table:table-cell>
          <table:table-cell office:value-type="float" office:value="0.00111566529976771" calcext:value-type="float">
            <text:p>0.0011156653</text:p>
          </table:table-cell>
          <table:table-cell office:value-type="float" office:value="0.00106671379052525" calcext:value-type="float">
            <text:p>0.0010667138</text:p>
          </table:table-cell>
          <table:table-cell office:value-type="float" office:value="0.00124957418310461" calcext:value-type="float">
            <text:p>0.0012495742</text:p>
          </table:table-cell>
          <table:table-cell office:value-type="float" office:value="0.00187755378661637" calcext:value-type="float">
            <text:p>0.0018775538</text:p>
          </table:table-cell>
          <table:table-cell office:value-type="float" office:value="0.00185568921913053" calcext:value-type="float">
            <text:p>0.0018556892</text:p>
          </table:table-cell>
          <table:table-cell office:value-type="float" office:value="0.00223915645958939" calcext:value-type="float">
            <text:p>0.0022391565</text:p>
          </table:table-cell>
          <table:table-cell office:value-type="float" office:value="0.00281202599838211" calcext:value-type="float">
            <text:p>0.002812026</text:p>
          </table:table-cell>
        </table:table-row>
        <table:table-row table:style-name="ro1">
          <table:table-cell office:value-type="string" calcext:value-type="string">
            <text:p>tag1619Z205n31819Z_c</text:p>
          </table:table-cell>
          <table:table-cell office:value-type="float" office:value="0.000603691988415637" calcext:value-type="float">
            <text:p>0.000603692</text:p>
          </table:table-cell>
          <table:table-cell office:value-type="float" office:value="0.000579414260977252" calcext:value-type="float">
            <text:p>0.0005794143</text:p>
          </table:table-cell>
          <table:table-cell office:value-type="float" office:value="0.000680239041761317" calcext:value-type="float">
            <text:p>0.000680239</text:p>
          </table:table-cell>
          <table:table-cell office:value-type="float" office:value="0.00100178836235336" calcext:value-type="float">
            <text:p>0.0010017884</text:p>
          </table:table-cell>
          <table:table-cell office:value-type="float" office:value="0.00104073702639037" calcext:value-type="float">
            <text:p>0.001040737</text:p>
          </table:table-cell>
          <table:table-cell office:value-type="float" office:value="0.00122619328719258" calcext:value-type="float">
            <text:p>0.0012261933</text:p>
          </table:table-cell>
          <table:table-cell office:value-type="float" office:value="0.00153990463143404" calcext:value-type="float">
            <text:p>0.0015399046</text:p>
          </table:table-cell>
        </table:table-row>
        <table:table-row table:style-name="ro1">
          <table:table-cell office:value-type="string" calcext:value-type="string">
            <text:p>tag1619Z205n3182n6_c</text:p>
          </table:table-cell>
          <table:table-cell office:value-type="float" office:value="0.000602831946642796" calcext:value-type="float">
            <text:p>0.0006028319</text:p>
          </table:table-cell>
          <table:table-cell office:value-type="float" office:value="0.000578737824504553" calcext:value-type="float">
            <text:p>0.0005787378</text:p>
          </table:table-cell>
          <table:table-cell office:value-type="float" office:value="0.000679507405254985" calcext:value-type="float">
            <text:p>0.0006795074</text:p>
          </table:table-cell>
          <table:table-cell office:value-type="float" office:value="0.000999404524281075" calcext:value-type="float">
            <text:p>0.0009994045</text:p>
          </table:table-cell>
          <table:table-cell office:value-type="float" office:value="0.00104172298343904" calcext:value-type="float">
            <text:p>0.001041723</text:p>
          </table:table-cell>
          <table:table-cell office:value-type="float" office:value="0.00122542814082459" calcext:value-type="float">
            <text:p>0.0012254281</text:p>
          </table:table-cell>
          <table:table-cell office:value-type="float" office:value="0.00153894372873779" calcext:value-type="float">
            <text:p>0.0015389437</text:p>
          </table:table-cell>
        </table:table-row>
        <table:table-row table:style-name="ro1">
          <table:table-cell office:value-type="string" calcext:value-type="string">
            <text:p>tag1619Z205n3183n6_c</text:p>
          </table:table-cell>
          <table:table-cell office:value-type="float" office:value="0.000600051144910613" calcext:value-type="float">
            <text:p>0.0006000511</text:p>
          </table:table-cell>
          <table:table-cell office:value-type="float" office:value="0.000576151449756" calcext:value-type="float">
            <text:p>0.0005761514</text:p>
          </table:table-cell>
          <table:table-cell office:value-type="float" office:value="0.0006765198895208" calcext:value-type="float">
            <text:p>0.0006765199</text:p>
          </table:table-cell>
          <table:table-cell office:value-type="float" office:value="0.000994260848440557" calcext:value-type="float">
            <text:p>0.0009942608</text:p>
          </table:table-cell>
          <table:table-cell office:value-type="float" office:value="0.0010382977733137" calcext:value-type="float">
            <text:p>0.0010382978</text:p>
          </table:table-cell>
          <table:table-cell office:value-type="float" office:value="0.00122032499132675" calcext:value-type="float">
            <text:p>0.001220325</text:p>
          </table:table-cell>
          <table:table-cell office:value-type="float" office:value="0.00153253498092559" calcext:value-type="float">
            <text:p>0.001532535</text:p>
          </table:table-cell>
        </table:table-row>
        <table:table-row table:style-name="ro1">
          <table:table-cell office:value-type="string" calcext:value-type="string">
            <text:p>tag1619Z205n3204n6_c</text:p>
          </table:table-cell>
          <table:table-cell office:value-type="float" office:value="0.000599955584713631" calcext:value-type="float">
            <text:p>0.0005999556</text:p>
          </table:table-cell>
          <table:table-cell office:value-type="float" office:value="0.000576032078613759" calcext:value-type="float">
            <text:p>0.0005760321</text:p>
          </table:table-cell>
          <table:table-cell office:value-type="float" office:value="0.000676397950103078" calcext:value-type="float">
            <text:p>0.000676398</text:p>
          </table:table-cell>
          <table:table-cell office:value-type="float" office:value="0.000994260848440557" calcext:value-type="float">
            <text:p>0.0009942608</text:p>
          </table:table-cell>
          <table:table-cell office:value-type="float" office:value="0.00103773719962527" calcext:value-type="float">
            <text:p>0.0010377372</text:p>
          </table:table-cell>
          <table:table-cell office:value-type="float" office:value="0.00121997647295269" calcext:value-type="float">
            <text:p>0.0012199765</text:p>
          </table:table-cell>
          <table:table-cell office:value-type="float" office:value="0.00153209729702702" calcext:value-type="float">
            <text:p>0.0015320973</text:p>
          </table:table-cell>
        </table:table-row>
        <table:table-row table:style-name="ro1">
          <table:table-cell office:value-type="string" calcext:value-type="string">
            <text:p>tag1619Z205n3205n3_c</text:p>
          </table:table-cell>
          <table:table-cell office:value-type="float" office:value="0.000684182342333782" calcext:value-type="float">
            <text:p>0.0006841823</text:p>
          </table:table-cell>
          <table:table-cell office:value-type="float" office:value="0.000661382445316028" calcext:value-type="float">
            <text:p>0.0006613824</text:p>
          </table:table-cell>
          <table:table-cell office:value-type="float" office:value="0.00077955869749576" calcext:value-type="float">
            <text:p>0.0007795587</text:p>
          </table:table-cell>
          <table:table-cell office:value-type="float" office:value="0.0011052287587053" calcext:value-type="float">
            <text:p>0.0011052288</text:p>
          </table:table-cell>
          <table:table-cell office:value-type="float" office:value="0.00125752237974527" calcext:value-type="float">
            <text:p>0.0012575224</text:p>
          </table:table-cell>
          <table:table-cell office:value-type="float" office:value="0.00142077295926869" calcext:value-type="float">
            <text:p>0.001420773</text:p>
          </table:table-cell>
          <table:table-cell office:value-type="float" office:value="0.00178426589269893" calcext:value-type="float">
            <text:p>0.0017842659</text:p>
          </table:table-cell>
        </table:table-row>
        <table:table-row table:style-name="ro1">
          <table:table-cell office:value-type="string" calcext:value-type="string">
            <text:p>tag1619Z205n3226n3_c</text:p>
          </table:table-cell>
          <table:table-cell office:value-type="float" office:value="0.000601245647372891" calcext:value-type="float">
            <text:p>0.0006012456</text:p>
          </table:table-cell>
          <table:table-cell office:value-type="float" office:value="0.000577384951559156" calcext:value-type="float">
            <text:p>0.000577385</text:p>
          </table:table-cell>
          <table:table-cell office:value-type="float" office:value="0.000678044132242323" calcext:value-type="float">
            <text:p>0.0006780441</text:p>
          </table:table-cell>
          <table:table-cell office:value-type="float" office:value="0.000995708917269562" calcext:value-type="float">
            <text:p>0.0009957089</text:p>
          </table:table-cell>
          <table:table-cell office:value-type="float" office:value="0.001041776739076" calcext:value-type="float">
            <text:p>0.0010417767</text:p>
          </table:table-cell>
          <table:table-cell office:value-type="float" office:value="0.00122332507516827" calcext:value-type="float">
            <text:p>0.0012233251</text:p>
          </table:table-cell>
          <table:table-cell office:value-type="float" office:value="0.00153630261124171" calcext:value-type="float">
            <text:p>0.0015363026</text:p>
          </table:table-cell>
        </table:table-row>
        <table:table-row table:style-name="ro1">
          <table:table-cell office:value-type="string" calcext:value-type="string">
            <text:p>tag1619Z1619Z1819Z_c</text:p>
          </table:table-cell>
          <table:table-cell office:value-type="float" office:value="0.00103520361390866" calcext:value-type="float">
            <text:p>0.0010352036</text:p>
          </table:table-cell>
          <table:table-cell office:value-type="float" office:value="0.000984745606186473" calcext:value-type="float">
            <text:p>0.0009847456</text:p>
          </table:table-cell>
          <table:table-cell office:value-type="float" office:value="0.00115019355766131" calcext:value-type="float">
            <text:p>0.0011501936</text:p>
          </table:table-cell>
          <table:table-cell office:value-type="float" office:value="0.00177411339026442" calcext:value-type="float">
            <text:p>0.0017741134</text:p>
          </table:table-cell>
          <table:table-cell office:value-type="float" office:value="0.00163890386577563" calcext:value-type="float">
            <text:p>0.0016389039</text:p>
          </table:table-cell>
          <table:table-cell office:value-type="float" office:value="0.00204457678751328" calcext:value-type="float">
            <text:p>0.0020445768</text:p>
          </table:table-cell>
          <table:table-cell office:value-type="float" office:value="0.00256766473711722" calcext:value-type="float">
            <text:p>0.0025676647</text:p>
          </table:table-cell>
        </table:table-row>
        <table:table-row table:style-name="ro1">
          <table:table-cell office:value-type="string" calcext:value-type="string">
            <text:p>tag1619Z1619Z160_c</text:p>
          </table:table-cell>
          <table:table-cell office:value-type="float" office:value="0.00137119326649824" calcext:value-type="float">
            <text:p>0.0013711933</text:p>
          </table:table-cell>
          <table:table-cell office:value-type="float" office:value="0.00129617165283282" calcext:value-type="float">
            <text:p>0.0012961717</text:p>
          </table:table-cell>
          <table:table-cell office:value-type="float" office:value="0.00150845156692809" calcext:value-type="float">
            <text:p>0.0015084516</text:p>
          </table:table-cell>
          <table:table-cell office:value-type="float" office:value="0.00240265537087688" calcext:value-type="float">
            <text:p>0.0024026554</text:p>
          </table:table-cell>
          <table:table-cell office:value-type="float" office:value="0.00203449718255043" calcext:value-type="float">
            <text:p>0.0020344972</text:p>
          </table:table-cell>
          <table:table-cell office:value-type="float" office:value="0.00265389365873542" calcext:value-type="float">
            <text:p>0.0026538937</text:p>
          </table:table-cell>
          <table:table-cell office:value-type="float" office:value="0.00333287025716548" calcext:value-type="float">
            <text:p>0.0033328703</text:p>
          </table:table-cell>
        </table:table-row>
        <table:table-row table:style-name="ro1">
          <table:table-cell office:value-type="string" calcext:value-type="string">
            <text:p>tag1619Z1601819Z_c</text:p>
          </table:table-cell>
          <table:table-cell office:value-type="float" office:value="0.000859200843106764" calcext:value-type="float">
            <text:p>0.0008592008</text:p>
          </table:table-cell>
          <table:table-cell office:value-type="float" office:value="0.000808872123284828" calcext:value-type="float">
            <text:p>0.0008088721</text:p>
          </table:table-cell>
          <table:table-cell office:value-type="float" office:value="0.000939055455875934" calcext:value-type="float">
            <text:p>0.0009390555</text:p>
          </table:table-cell>
          <table:table-cell office:value-type="float" office:value="0.00152688994661388" calcext:value-type="float">
            <text:p>0.0015268899</text:p>
          </table:table-cell>
          <table:table-cell office:value-type="float" office:value="0.00121954498981027" calcext:value-type="float">
            <text:p>0.001219545</text:p>
          </table:table-cell>
          <table:table-cell office:value-type="float" office:value="0.00164093048633861" calcext:value-type="float">
            <text:p>0.0016409305</text:p>
          </table:table-cell>
          <table:table-cell office:value-type="float" office:value="0.0020607488902174" calcext:value-type="float">
            <text:p>0.0020607489</text:p>
          </table:table-cell>
        </table:table-row>
        <table:table-row table:style-name="ro1">
          <table:table-cell office:value-type="string" calcext:value-type="string">
            <text:p>tag1819Z160160_c</text:p>
          </table:table-cell>
          <table:table-cell office:value-type="float" office:value="0.000683217184344261" calcext:value-type="float">
            <text:p>0.0006832172</text:p>
          </table:table-cell>
          <table:table-cell office:value-type="float" office:value="0.000632945586542187" calcext:value-type="float">
            <text:p>0.0006329456</text:p>
          </table:table-cell>
          <table:table-cell office:value-type="float" office:value="0.000727917354090558" calcext:value-type="float">
            <text:p>0.0007279174</text:p>
          </table:table-cell>
          <table:table-cell office:value-type="float" office:value="0.00127966650296333" calcext:value-type="float">
            <text:p>0.0012796665</text:p>
          </table:table-cell>
          <table:table-cell office:value-type="float" office:value="0.000800186113844911" calcext:value-type="float">
            <text:p>0.0008001861</text:p>
          </table:table-cell>
          <table:table-cell office:value-type="float" office:value="0.00123728418516394" calcext:value-type="float">
            <text:p>0.0012372842</text:p>
          </table:table-cell>
          <table:table-cell office:value-type="float" office:value="0.00155383304331759" calcext:value-type="float">
            <text:p>0.001553833</text:p>
          </table:table-cell>
        </table:table-row>
        <table:table-row table:style-name="ro1">
          <table:table-cell office:value-type="string" calcext:value-type="string">
            <text:p>tag1819Z160160_h</text:p>
          </table:table-cell>
          <table:table-cell office:value-type="float" office:value="0.000683217184344261" calcext:value-type="float">
            <text:p>0.0006832172</text:p>
          </table:table-cell>
          <table:table-cell office:value-type="float" office:value="0.000632945586542187" calcext:value-type="float">
            <text:p>0.0006329456</text:p>
          </table:table-cell>
          <table:table-cell office:value-type="float" office:value="0.000727917354090558" calcext:value-type="float">
            <text:p>0.0007279174</text:p>
          </table:table-cell>
          <table:table-cell office:value-type="float" office:value="0.00127966650296333" calcext:value-type="float">
            <text:p>0.0012796665</text:p>
          </table:table-cell>
          <table:table-cell office:value-type="float" office:value="0.000800186113844911" calcext:value-type="float">
            <text:p>0.0008001861</text:p>
          </table:table-cell>
          <table:table-cell office:value-type="float" office:value="0.00123728418516394" calcext:value-type="float">
            <text:p>0.0012372842</text:p>
          </table:table-cell>
          <table:table-cell office:value-type="float" office:value="0.00155383304331759" calcext:value-type="float">
            <text:p>0.001553833</text:p>
          </table:table-cell>
        </table:table-row>
        <table:table-row table:style-name="ro1">
          <table:table-cell office:value-type="string" calcext:value-type="string">
            <text:p>tag1819Z1601619Z_c</text:p>
          </table:table-cell>
          <table:table-cell office:value-type="float" office:value="0.000859200843106764" calcext:value-type="float">
            <text:p>0.0008592008</text:p>
          </table:table-cell>
          <table:table-cell office:value-type="float" office:value="0.000808872123284828" calcext:value-type="float">
            <text:p>0.0008088721</text:p>
          </table:table-cell>
          <table:table-cell office:value-type="float" office:value="0.000939055455875934" calcext:value-type="float">
            <text:p>0.0009390555</text:p>
          </table:table-cell>
          <table:table-cell office:value-type="float" office:value="0.00152688994661388" calcext:value-type="float">
            <text:p>0.0015268899</text:p>
          </table:table-cell>
          <table:table-cell office:value-type="float" office:value="0.00121954498981027" calcext:value-type="float">
            <text:p>0.001219545</text:p>
          </table:table-cell>
          <table:table-cell office:value-type="float" office:value="0.00164093048633861" calcext:value-type="float">
            <text:p>0.0016409305</text:p>
          </table:table-cell>
          <table:table-cell office:value-type="float" office:value="0.0020607488902174" calcext:value-type="float">
            <text:p>0.0020607489</text:p>
          </table:table-cell>
        </table:table-row>
        <table:table-row table:style-name="ro1">
          <table:table-cell office:value-type="string" calcext:value-type="string">
            <text:p>tag1819Z1601619Z_h</text:p>
          </table:table-cell>
          <table:table-cell office:value-type="float" office:value="0.000859200843106764" calcext:value-type="float">
            <text:p>0.0008592008</text:p>
          </table:table-cell>
          <table:table-cell office:value-type="float" office:value="0.000808872123284828" calcext:value-type="float">
            <text:p>0.0008088721</text:p>
          </table:table-cell>
          <table:table-cell office:value-type="float" office:value="0.000939055455875934" calcext:value-type="float">
            <text:p>0.0009390555</text:p>
          </table:table-cell>
          <table:table-cell office:value-type="float" office:value="0.00152688994661388" calcext:value-type="float">
            <text:p>0.0015268899</text:p>
          </table:table-cell>
          <table:table-cell office:value-type="float" office:value="0.00121954498981027" calcext:value-type="float">
            <text:p>0.001219545</text:p>
          </table:table-cell>
          <table:table-cell office:value-type="float" office:value="0.00164093048633861" calcext:value-type="float">
            <text:p>0.0016409305</text:p>
          </table:table-cell>
          <table:table-cell office:value-type="float" office:value="0.0020607488902174" calcext:value-type="float">
            <text:p>0.0020607489</text:p>
          </table:table-cell>
        </table:table-row>
        <table:table-row table:style-name="ro1">
          <table:table-cell office:value-type="string" calcext:value-type="string">
            <text:p>tag1819Z1619Z1619Z_c</text:p>
          </table:table-cell>
          <table:table-cell office:value-type="float" office:value="0.00103520361390866" calcext:value-type="float">
            <text:p>0.0010352036</text:p>
          </table:table-cell>
          <table:table-cell office:value-type="float" office:value="0.000984745606186473" calcext:value-type="float">
            <text:p>0.0009847456</text:p>
          </table:table-cell>
          <table:table-cell office:value-type="float" office:value="0.00115019355766131" calcext:value-type="float">
            <text:p>0.0011501936</text:p>
          </table:table-cell>
          <table:table-cell office:value-type="float" office:value="0.00177411339026442" calcext:value-type="float">
            <text:p>0.0017741134</text:p>
          </table:table-cell>
          <table:table-cell office:value-type="float" office:value="0.00163890386577563" calcext:value-type="float">
            <text:p>0.0016389039</text:p>
          </table:table-cell>
          <table:table-cell office:value-type="float" office:value="0.00204457678751328" calcext:value-type="float">
            <text:p>0.0020445768</text:p>
          </table:table-cell>
          <table:table-cell office:value-type="float" office:value="0.00256766473711722" calcext:value-type="float">
            <text:p>0.0025676647</text:p>
          </table:table-cell>
        </table:table-row>
        <table:table-row table:style-name="ro1">
          <table:table-cell office:value-type="string" calcext:value-type="string">
            <text:p>tag1819Z1619Z1619Z_h</text:p>
          </table:table-cell>
          <table:table-cell office:value-type="float" office:value="0.00103520361390866" calcext:value-type="float">
            <text:p>0.0010352036</text:p>
          </table:table-cell>
          <table:table-cell office:value-type="float" office:value="0.000984745606186473" calcext:value-type="float">
            <text:p>0.0009847456</text:p>
          </table:table-cell>
          <table:table-cell office:value-type="float" office:value="0.00115019355766131" calcext:value-type="float">
            <text:p>0.0011501936</text:p>
          </table:table-cell>
          <table:table-cell office:value-type="float" office:value="0.00177411339026442" calcext:value-type="float">
            <text:p>0.0017741134</text:p>
          </table:table-cell>
          <table:table-cell office:value-type="float" office:value="0.00163890386577563" calcext:value-type="float">
            <text:p>0.0016389039</text:p>
          </table:table-cell>
          <table:table-cell office:value-type="float" office:value="0.00204457678751328" calcext:value-type="float">
            <text:p>0.0020445768</text:p>
          </table:table-cell>
          <table:table-cell office:value-type="float" office:value="0.00256766473711722" calcext:value-type="float">
            <text:p>0.0025676647</text:p>
          </table:table-cell>
        </table:table-row>
        <table:table-row table:style-name="ro1">
          <table:table-cell office:value-type="string" calcext:value-type="string">
            <text:p>tag1819Z1619Z1819Z_c</text:p>
          </table:table-cell>
          <table:table-cell office:value-type="float" office:value="0.000523192078477793" calcext:value-type="float">
            <text:p>0.0005231921</text:p>
          </table:table-cell>
          <table:table-cell office:value-type="float" office:value="0.000497446076638476" calcext:value-type="float">
            <text:p>0.0004974461</text:p>
          </table:table-cell>
          <table:table-cell office:value-type="float" office:value="0.000580852319347126" calcext:value-type="float">
            <text:p>0.0005808523</text:p>
          </table:table-cell>
          <table:table-cell office:value-type="float" office:value="0.000898347966001418" calcext:value-type="float">
            <text:p>0.000898348</text:p>
          </table:table-cell>
          <table:table-cell office:value-type="float" office:value="0.000823951673035474" calcext:value-type="float">
            <text:p>0.0008239517</text:p>
          </table:table-cell>
          <table:table-cell office:value-type="float" office:value="0.00103161361511646" calcext:value-type="float">
            <text:p>0.0010316136</text:p>
          </table:table-cell>
          <table:table-cell office:value-type="float" office:value="0.00129554337016914" calcext:value-type="float">
            <text:p>0.0012955434</text:p>
          </table:table-cell>
        </table:table-row>
        <table:table-row table:style-name="ro1">
          <table:table-cell office:value-type="string" calcext:value-type="string">
            <text:p>tag1819Z1619Z1819Z_h</text:p>
          </table:table-cell>
          <table:table-cell office:value-type="float" office:value="0.000523192078477793" calcext:value-type="float">
            <text:p>0.0005231921</text:p>
          </table:table-cell>
          <table:table-cell office:value-type="float" office:value="0.000497446076638476" calcext:value-type="float">
            <text:p>0.0004974461</text:p>
          </table:table-cell>
          <table:table-cell office:value-type="float" office:value="0.000580852319347126" calcext:value-type="float">
            <text:p>0.0005808523</text:p>
          </table:table-cell>
          <table:table-cell office:value-type="float" office:value="0.000898347966001418" calcext:value-type="float">
            <text:p>0.000898348</text:p>
          </table:table-cell>
          <table:table-cell office:value-type="float" office:value="0.000823951673035474" calcext:value-type="float">
            <text:p>0.0008239517</text:p>
          </table:table-cell>
          <table:table-cell office:value-type="float" office:value="0.00103161361511646" calcext:value-type="float">
            <text:p>0.0010316136</text:p>
          </table:table-cell>
          <table:table-cell office:value-type="float" office:value="0.00129554337016914" calcext:value-type="float">
            <text:p>0.0012955434</text:p>
          </table:table-cell>
        </table:table-row>
        <table:table-row table:style-name="ro1">
          <table:table-cell office:value-type="string" calcext:value-type="string">
            <text:p>tag1819Z205n3205n3_c</text:p>
          </table:table-cell>
          <table:table-cell office:value-type="float" office:value="0.000172199474962006" calcext:value-type="float">
            <text:p>0.0001721995</text:p>
          </table:table-cell>
          <table:table-cell office:value-type="float" office:value="0.000174069652307782" calcext:value-type="float">
            <text:p>0.0001740697</text:p>
          </table:table-cell>
          <table:table-cell office:value-type="float" office:value="0.000210205265239804" calcext:value-type="float">
            <text:p>0.0002102053</text:p>
          </table:table-cell>
          <table:table-cell office:value-type="float" office:value="0.0002294633344423" calcext:value-type="float">
            <text:p>0.0002294633</text:p>
          </table:table-cell>
          <table:table-cell office:value-type="float" office:value="0.000442570187005112" calcext:value-type="float">
            <text:p>0.0004425702</text:p>
          </table:table-cell>
          <table:table-cell office:value-type="float" office:value="0.000407809786871874" calcext:value-type="float">
            <text:p>0.0004078098</text:p>
          </table:table-cell>
          <table:table-cell office:value-type="float" office:value="0.000512144525750858" calcext:value-type="float">
            <text:p>0.0005121445</text:p>
          </table:table-cell>
        </table:table-row>
        <table:table-row table:style-name="ro1">
          <table:table-cell office:value-type="string" calcext:value-type="string">
            <text:p>tag1819Z205n3226n3_c</text:p>
          </table:table-cell>
          <table:table-cell office:value-type="float" office:value="0.0000892599131952059" calcext:value-type="float">
            <text:p>8.92599131952059E-05</text:p>
          </table:table-cell>
          <table:table-cell office:value-type="float" office:value="0.0000900721585509103" calcext:value-type="float">
            <text:p>9.00721585509103E-05</text:p>
          </table:table-cell>
          <table:table-cell office:value-type="float" office:value="0.000108672409073709" calcext:value-type="float">
            <text:p>0.0001086724</text:p>
          </table:table-cell>
          <table:table-cell office:value-type="float" office:value="0.000119943493006557" calcext:value-type="float">
            <text:p>0.0001199435</text:p>
          </table:table-cell>
          <table:table-cell office:value-type="float" office:value="0.000226824546335847" calcext:value-type="float">
            <text:p>0.0002268245</text:p>
          </table:table-cell>
          <table:table-cell office:value-type="float" office:value="0.00021036190277145" calcext:value-type="float">
            <text:p>0.0002103619</text:p>
          </table:table-cell>
          <table:table-cell office:value-type="float" office:value="0.000264181244293631" calcext:value-type="float">
            <text:p>0.0002641812</text:p>
          </table:table-cell>
        </table:table-row>
        <table:table-row table:style-name="ro1">
          <table:table-cell office:value-type="string" calcext:value-type="string">
            <text:p>tag182n61601619Z_c</text:p>
          </table:table-cell>
          <table:table-cell office:value-type="float" office:value="0.000858340801333924" calcext:value-type="float">
            <text:p>0.0008583408</text:p>
          </table:table-cell>
          <table:table-cell office:value-type="float" office:value="0.000808142632971133" calcext:value-type="float">
            <text:p>0.0008081426</text:p>
          </table:table-cell>
          <table:table-cell office:value-type="float" office:value="0.000938384789078464" calcext:value-type="float">
            <text:p>0.0009383848</text:p>
          </table:table-cell>
          <table:table-cell office:value-type="float" office:value="0.00152450610854159" calcext:value-type="float">
            <text:p>0.0015245061</text:p>
          </table:table-cell>
          <table:table-cell office:value-type="float" office:value="0.00122053094685894" calcext:value-type="float">
            <text:p>0.0012205309</text:p>
          </table:table-cell>
          <table:table-cell office:value-type="float" office:value="0.00164016533997062" calcext:value-type="float">
            <text:p>0.0016401653</text:p>
          </table:table-cell>
          <table:table-cell office:value-type="float" office:value="0.00205978798752115" calcext:value-type="float">
            <text:p>0.002059788</text:p>
          </table:table-cell>
        </table:table-row>
        <table:table-row table:style-name="ro1">
          <table:table-cell office:value-type="string" calcext:value-type="string">
            <text:p>tag182n6205n3182n6_c</text:p>
          </table:table-cell>
          <table:table-cell office:value-type="float" office:value="0.0000899794814784822" calcext:value-type="float">
            <text:p>8.99794814784822E-05</text:p>
          </table:table-cell>
          <table:table-cell office:value-type="float" office:value="0.000090748595023609" calcext:value-type="float">
            <text:p>9.0748595023609E-05</text:p>
          </table:table-cell>
          <table:table-cell office:value-type="float" office:value="0.000109446724376243" calcext:value-type="float">
            <text:p>0.0001094467</text:p>
          </table:table-cell>
          <table:table-cell office:value-type="float" office:value="0.000121255261945783" calcext:value-type="float">
            <text:p>0.0001212553</text:p>
          </table:table-cell>
          <table:table-cell office:value-type="float" office:value="0.000227756747747556" calcext:value-type="float">
            <text:p>0.0002277567</text:p>
          </table:table-cell>
          <table:table-cell office:value-type="float" office:value="0.000211699822059788" calcext:value-type="float">
            <text:p>0.0002116998</text:p>
          </table:table-cell>
          <table:table-cell office:value-type="float" office:value="0.000265861459093464" calcext:value-type="float">
            <text:p>0.0002658615</text:p>
          </table:table-cell>
        </table:table-row>
        <table:table-row table:style-name="ro1">
          <table:table-cell office:value-type="string" calcext:value-type="string">
            <text:p>tag182n6205n3183n6_c</text:p>
          </table:table-cell>
          <table:table-cell office:value-type="float" office:value="0.0000871986797462989" calcext:value-type="float">
            <text:p>8.71986797462989E-05</text:p>
          </table:table-cell>
          <table:table-cell office:value-type="float" office:value="0.0000881622202750554" calcext:value-type="float">
            <text:p>8.81622202750554E-05</text:p>
          </table:table-cell>
          <table:table-cell office:value-type="float" office:value="0.000106465305612944" calcext:value-type="float">
            <text:p>0.0001064653</text:p>
          </table:table-cell>
          <table:table-cell office:value-type="float" office:value="0.000116111586105265" calcext:value-type="float">
            <text:p>0.0001161116</text:p>
          </table:table-cell>
          <table:table-cell office:value-type="float" office:value="0.000224331537622209" calcext:value-type="float">
            <text:p>0.0002243315</text:p>
          </table:table-cell>
          <table:table-cell office:value-type="float" office:value="0.000206596672561946" calcext:value-type="float">
            <text:p>0.0002065967</text:p>
          </table:table-cell>
          <table:table-cell office:value-type="float" office:value="0.000259452711281267" calcext:value-type="float">
            <text:p>0.0002594527</text:p>
          </table:table-cell>
        </table:table-row>
        <table:table-row table:style-name="ro1">
          <table:table-cell office:value-type="string" calcext:value-type="string">
            <text:p>tag182n6205n3204n6_c</text:p>
          </table:table-cell>
          <table:table-cell office:value-type="float" office:value="0.0000871050307532563" calcext:value-type="float">
            <text:p>0.000087105</text:p>
          </table:table-cell>
          <table:table-cell office:value-type="float" office:value="0.0000880494808629389" calcext:value-type="float">
            <text:p>8.80494808629389E-05</text:p>
          </table:table-cell>
          <table:table-cell office:value-type="float" office:value="0.000106318978311677" calcext:value-type="float">
            <text:p>0.000106319</text:p>
          </table:table-cell>
          <table:table-cell office:value-type="float" office:value="0.000116111586105265" calcext:value-type="float">
            <text:p>0.0001161116</text:p>
          </table:table-cell>
          <table:table-cell office:value-type="float" office:value="0.00022377096393378" calcext:value-type="float">
            <text:p>0.000223771</text:p>
          </table:table-cell>
          <table:table-cell office:value-type="float" office:value="0.000206248154187892" calcext:value-type="float">
            <text:p>0.0002062482</text:p>
          </table:table-cell>
          <table:table-cell office:value-type="float" office:value="0.000259015027382691" calcext:value-type="float">
            <text:p>0.000259015</text:p>
          </table:table-cell>
        </table:table-row>
        <table:table-row table:style-name="ro1">
          <table:table-cell office:value-type="string" calcext:value-type="string">
            <text:p>tag205n3205n3160_c</text:p>
          </table:table-cell>
          <table:table-cell office:value-type="float" office:value="0.000508208239590977" calcext:value-type="float">
            <text:p>0.0005082082</text:p>
          </table:table-cell>
          <table:table-cell office:value-type="float" office:value="0.00048547580376376" calcext:value-type="float">
            <text:p>0.0004854758</text:p>
          </table:table-cell>
          <table:table-cell office:value-type="float" office:value="0.000568408401768612" calcext:value-type="float">
            <text:p>0.0005684084</text:p>
          </table:table-cell>
          <table:table-cell office:value-type="float" office:value="0.000858005315054758" calcext:value-type="float">
            <text:p>0.0008580053</text:p>
          </table:table-cell>
          <table:table-cell office:value-type="float" office:value="0.00083816350377991" calcext:value-type="float">
            <text:p>0.0008381635</text:p>
          </table:table-cell>
          <table:table-cell office:value-type="float" office:value="0.00101712665809402" calcext:value-type="float">
            <text:p>0.0010171267</text:p>
          </table:table-cell>
          <table:table-cell office:value-type="float" office:value="0.00127735004579912" calcext:value-type="float">
            <text:p>0.00127735</text:p>
          </table:table-cell>
        </table:table-row>
        <table:table-row table:style-name="ro1">
          <table:table-cell office:value-type="string" calcext:value-type="string">
            <text:p>tag205n3205n3182n6_c</text:p>
          </table:table-cell>
          <table:table-cell office:value-type="float" office:value="0.000171339433189166" calcext:value-type="float">
            <text:p>0.0001713394</text:p>
          </table:table-cell>
          <table:table-cell office:value-type="float" office:value="0.000173393215835083" calcext:value-type="float">
            <text:p>0.0001733932</text:p>
          </table:table-cell>
          <table:table-cell office:value-type="float" office:value="0.000209504113587903" calcext:value-type="float">
            <text:p>0.0002095041</text:p>
          </table:table-cell>
          <table:table-cell office:value-type="float" office:value="0.000227079496370013" calcext:value-type="float">
            <text:p>0.0002270795</text:p>
          </table:table-cell>
          <table:table-cell office:value-type="float" office:value="0.000443556144053783" calcext:value-type="float">
            <text:p>0.0004435561</text:p>
          </table:table-cell>
          <table:table-cell office:value-type="float" office:value="0.000407044640503889" calcext:value-type="float">
            <text:p>0.0004070446</text:p>
          </table:table-cell>
          <table:table-cell office:value-type="float" office:value="0.000511183623054609" calcext:value-type="float">
            <text:p>0.0005111836</text:p>
          </table:table-cell>
        </table:table-row>
        <table:table-row table:style-name="ro1">
          <table:table-cell office:value-type="string" calcext:value-type="string">
            <text:p>tag205n3205n3183n6_c</text:p>
          </table:table-cell>
          <table:table-cell office:value-type="float" office:value="0.000168558631456983" calcext:value-type="float">
            <text:p>0.0001685586</text:p>
          </table:table-cell>
          <table:table-cell office:value-type="float" office:value="0.00017080684108653" calcext:value-type="float">
            <text:p>0.0001708068</text:p>
          </table:table-cell>
          <table:table-cell office:value-type="float" office:value="0.000206522694824604" calcext:value-type="float">
            <text:p>0.0002065227</text:p>
          </table:table-cell>
          <table:table-cell office:value-type="float" office:value="0.000221935820529495" calcext:value-type="float">
            <text:p>0.0002219358</text:p>
          </table:table-cell>
          <table:table-cell office:value-type="float" office:value="0.000440130933928436" calcext:value-type="float">
            <text:p>0.0004401309</text:p>
          </table:table-cell>
          <table:table-cell office:value-type="float" office:value="0.000401941491006047" calcext:value-type="float">
            <text:p>0.0004019415</text:p>
          </table:table-cell>
          <table:table-cell office:value-type="float" office:value="0.000504774875242411" calcext:value-type="float">
            <text:p>0.0005047749</text:p>
          </table:table-cell>
        </table:table-row>
        <table:table-row table:style-name="ro1">
          <table:table-cell office:value-type="string" calcext:value-type="string">
            <text:p>tag205n3205n3204n6_c</text:p>
          </table:table-cell>
          <table:table-cell office:value-type="float" office:value="0.00016846307126" calcext:value-type="float">
            <text:p>0.0001684631</text:p>
          </table:table-cell>
          <table:table-cell office:value-type="float" office:value="0.000170694101674413" calcext:value-type="float">
            <text:p>0.0001706941</text:p>
          </table:table-cell>
          <table:table-cell office:value-type="float" office:value="0.000206376367523338" calcext:value-type="float">
            <text:p>0.0002063764</text:p>
          </table:table-cell>
          <table:table-cell office:value-type="float" office:value="0.000221935820529495" calcext:value-type="float">
            <text:p>0.0002219358</text:p>
          </table:table-cell>
          <table:table-cell office:value-type="float" office:value="0.000439570360240007" calcext:value-type="float">
            <text:p>0.0004395704</text:p>
          </table:table-cell>
          <table:table-cell office:value-type="float" office:value="0.000401592972631993" calcext:value-type="float">
            <text:p>0.000401593</text:p>
          </table:table-cell>
          <table:table-cell office:value-type="float" office:value="0.000504337191343835" calcext:value-type="float">
            <text:p>0.0005043372</text:p>
          </table:table-cell>
        </table:table-row>
        <table:table-row table:style-name="ro1">
          <table:table-cell office:value-type="string" calcext:value-type="string">
            <text:p>tag205n3205n3205n3_c</text:p>
          </table:table-cell>
          <table:table-cell office:value-type="float" office:value="0.000252689828880151" calcext:value-type="float">
            <text:p>0.0002526898</text:p>
          </table:table-cell>
          <table:table-cell office:value-type="float" office:value="0.000256037836646558" calcext:value-type="float">
            <text:p>0.0002560378</text:p>
          </table:table-cell>
          <table:table-cell office:value-type="float" office:value="0.000309561502799564" calcext:value-type="float">
            <text:p>0.0003095615</text:p>
          </table:table-cell>
          <table:table-cell office:value-type="float" office:value="0.000332903730794243" calcext:value-type="float">
            <text:p>0.0003329037</text:p>
          </table:table-cell>
          <table:table-cell office:value-type="float" office:value="0.00065935554036001" calcext:value-type="float">
            <text:p>0.0006593555</text:p>
          </table:table-cell>
          <table:table-cell office:value-type="float" office:value="0.000602389458947989" calcext:value-type="float">
            <text:p>0.0006023895</text:p>
          </table:table-cell>
          <table:table-cell office:value-type="float" office:value="0.000756505787015753" calcext:value-type="float">
            <text:p>0.0007565058</text:p>
          </table:table-cell>
        </table:table-row>
        <table:table-row table:style-name="ro1">
          <table:table-cell office:value-type="string" calcext:value-type="string">
            <text:p>tag205n3205n3226n3_c</text:p>
          </table:table-cell>
          <table:table-cell office:value-type="float" office:value="0.000169753133919261" calcext:value-type="float">
            <text:p>0.0001697531</text:p>
          </table:table-cell>
          <table:table-cell office:value-type="float" office:value="0.000172046974619811" calcext:value-type="float">
            <text:p>0.000172047</text:p>
          </table:table-cell>
          <table:table-cell office:value-type="float" office:value="0.000208034743604355" calcext:value-type="float">
            <text:p>0.0002080347</text:p>
          </table:table-cell>
          <table:table-cell office:value-type="float" office:value="0.0002233838893585" calcext:value-type="float">
            <text:p>0.0002233839</text:p>
          </table:table-cell>
          <table:table-cell office:value-type="float" office:value="0.000443609899690745" calcext:value-type="float">
            <text:p>0.0004436099</text:p>
          </table:table-cell>
          <table:table-cell office:value-type="float" office:value="0.000404941574847566" calcext:value-type="float">
            <text:p>0.0004049416</text:p>
          </table:table-cell>
          <table:table-cell office:value-type="float" office:value="0.000508542505558527" calcext:value-type="float">
            <text:p>0.0005085425</text:p>
          </table:table-cell>
        </table:table-row>
        <table:table-row table:style-name="ro1">
          <table:table-cell office:value-type="string" calcext:value-type="string">
            <text:p>tag226n3205n3204n6_c</text:p>
          </table:table-cell>
          <table:table-cell office:value-type="float" office:value="0.0000855254206971397" calcext:value-type="float">
            <text:p>8.55254206971397E-05</text:p>
          </table:table-cell>
          <table:table-cell office:value-type="float" office:value="0.0000866966079175417" calcext:value-type="float">
            <text:p>8.66966079175417E-05</text:p>
          </table:table-cell>
          <table:table-cell office:value-type="float" office:value="0.000104849608328129" calcext:value-type="float">
            <text:p>0.0001048496</text:p>
          </table:table-cell>
          <table:table-cell office:value-type="float" office:value="0.000112415979093753" calcext:value-type="float">
            <text:p>0.000112416</text:p>
          </table:table-cell>
          <table:table-cell office:value-type="float" office:value="0.000223824719570742" calcext:value-type="float">
            <text:p>0.0002238247</text:p>
          </table:table-cell>
          <table:table-cell office:value-type="float" office:value="0.000204145088531569" calcext:value-type="float">
            <text:p>0.0002041451</text:p>
          </table:table-cell>
          <table:table-cell office:value-type="float" office:value="0.000256373909886609" calcext:value-type="float">
            <text:p>0.0002563739</text:p>
          </table:table-cell>
        </table:table-row>
        <table:table-row table:style-name="ro1">
          <table:table-cell office:value-type="string" calcext:value-type="string">
            <text:p>tag226n3205n3226n3_c</text:p>
          </table:table-cell>
          <table:table-cell office:value-type="float" office:value="0.0000868183501623095" calcext:value-type="float">
            <text:p>8.68183501623095E-05</text:p>
          </table:table-cell>
          <table:table-cell office:value-type="float" office:value="0.0000880494808629389" calcext:value-type="float">
            <text:p>8.80494808629389E-05</text:p>
          </table:table-cell>
          <table:table-cell office:value-type="float" office:value="0.000106507984409146" calcext:value-type="float">
            <text:p>0.000106508</text:p>
          </table:table-cell>
          <table:table-cell office:value-type="float" office:value="0.000113864047922758" calcext:value-type="float">
            <text:p>0.000113864</text:p>
          </table:table-cell>
          <table:table-cell office:value-type="float" office:value="0.00022786425902148" calcext:value-type="float">
            <text:p>0.0002278643</text:p>
          </table:table-cell>
          <table:table-cell office:value-type="float" office:value="0.000207493690747141" calcext:value-type="float">
            <text:p>0.0002074937</text:p>
          </table:table-cell>
          <table:table-cell office:value-type="float" office:value="0.000260579224101301" calcext:value-type="float">
            <text:p>0.0002605792</text:p>
          </table:table-cell>
        </table:table-row>
        <table:table-row table:style-name="ro1">
          <table:table-cell office:value-type="string" calcext:value-type="string">
            <text:p>pg160_h</text:p>
          </table:table-cell>
          <table:table-cell office:value-type="float" office:value="0.002728816985025" calcext:value-type="float">
            <text:p>0.002728817</text:p>
          </table:table-cell>
          <table:table-cell office:value-type="float" office:value="0.00252828079266301" calcext:value-type="float">
            <text:p>0.0025282808</text:p>
          </table:table-cell>
          <table:table-cell office:value-type="float" office:value="0.00290782832470399" calcext:value-type="float">
            <text:p>0.0029078283</text:p>
          </table:table-cell>
          <table:table-cell office:value-type="float" office:value="0.00510884098204831" calcext:value-type="float">
            <text:p>0.005108841</text:p>
          </table:table-cell>
          <table:table-cell office:value-type="float" office:value="0.00320145676597802" calcext:value-type="float">
            <text:p>0.0032014568</text:p>
          </table:table-cell>
          <table:table-cell office:value-type="float" office:value="0.00494389959774237" calcext:value-type="float">
            <text:p>0.0049438996</text:p>
          </table:table-cell>
          <table:table-cell office:value-type="float" office:value="0.00620875515094276" calcext:value-type="float">
            <text:p>0.0062087552</text:p>
          </table:table-cell>
        </table:table-row>
        <table:table-row table:style-name="ro1">
          <table:table-cell office:value-type="string" calcext:value-type="string">
            <text:p>pg1601613E_h</text:p>
          </table:table-cell>
          <table:table-cell office:value-type="float" office:value="0.00545123143685219" calcext:value-type="float">
            <text:p>0.0054512314</text:p>
          </table:table-cell>
          <table:table-cell office:value-type="float" office:value="0.00511856826199007" calcext:value-type="float">
            <text:p>0.0051185683</text:p>
          </table:table-cell>
          <table:table-cell office:value-type="float" office:value="0.00593369400576274" calcext:value-type="float">
            <text:p>0.005933694</text:p>
          </table:table-cell>
          <table:table-cell office:value-type="float" office:value="0.00977166599494594" calcext:value-type="float">
            <text:p>0.009771666</text:p>
          </table:table-cell>
          <table:table-cell office:value-type="float" office:value="0.00751935286936579" calcext:value-type="float">
            <text:p>0.0075193529</text:p>
          </table:table-cell>
          <table:table-cell office:value-type="float" office:value="0.0103240602771074" calcext:value-type="float">
            <text:p>0.0103240603</text:p>
          </table:table-cell>
          <table:table-cell office:value-type="float" office:value="0.0129653851492868" calcext:value-type="float">
            <text:p>0.0129653851</text:p>
          </table:table-cell>
        </table:table-row>
        <table:table-row table:style-name="ro1">
          <table:table-cell office:value-type="string" calcext:value-type="string">
            <text:p>pg1619Z160_h</text:p>
          </table:table-cell>
          <table:table-cell office:value-type="float" office:value="0.00545123143685219" calcext:value-type="float">
            <text:p>0.0054512314</text:p>
          </table:table-cell>
          <table:table-cell office:value-type="float" office:value="0.00511856826199007" calcext:value-type="float">
            <text:p>0.0051185683</text:p>
          </table:table-cell>
          <table:table-cell office:value-type="float" office:value="0.00593369400576274" calcext:value-type="float">
            <text:p>0.005933694</text:p>
          </table:table-cell>
          <table:table-cell office:value-type="float" office:value="0.00977166599494594" calcext:value-type="float">
            <text:p>0.009771666</text:p>
          </table:table-cell>
          <table:table-cell office:value-type="float" office:value="0.00751935286936579" calcext:value-type="float">
            <text:p>0.0075193529</text:p>
          </table:table-cell>
          <table:table-cell office:value-type="float" office:value="0.0103240602771074" calcext:value-type="float">
            <text:p>0.0103240603</text:p>
          </table:table-cell>
          <table:table-cell office:value-type="float" office:value="0.0129653851492868" calcext:value-type="float">
            <text:p>0.0129653851</text:p>
          </table:table-cell>
        </table:table-row>
        <table:table-row table:style-name="ro1">
          <table:table-cell office:value-type="string" calcext:value-type="string">
            <text:p>pg1619Z1613E_h</text:p>
          </table:table-cell>
          <table:table-cell office:value-type="float" office:value="0.00544492446385136" calcext:value-type="float">
            <text:p>0.0054449245</text:p>
          </table:table-cell>
          <table:table-cell office:value-type="float" office:value="0.00518057493865411" calcext:value-type="float">
            <text:p>0.0051805749</text:p>
          </table:table-cell>
          <table:table-cell office:value-type="float" office:value="0.00605173136211748" calcext:value-type="float">
            <text:p>0.0060517314</text:p>
          </table:table-cell>
          <table:table-cell office:value-type="float" office:value="0.00932565002579525" calcext:value-type="float">
            <text:p>0.00932565</text:p>
          </table:table-cell>
          <table:table-cell office:value-type="float" office:value="0.00863579220677555" calcext:value-type="float">
            <text:p>0.0086357922</text:p>
          </table:table-cell>
          <table:table-cell office:value-type="float" office:value="0.01076032135873" calcext:value-type="float">
            <text:p>0.0107603214</text:p>
          </table:table-cell>
          <table:table-cell office:value-type="float" office:value="0.0135132599966881" calcext:value-type="float">
            <text:p>0.01351326</text:p>
          </table:table-cell>
        </table:table-row>
        <table:table-row table:style-name="ro1">
          <table:table-cell office:value-type="string" calcext:value-type="string">
            <text:p>pg1819Z160_h</text:p>
          </table:table-cell>
          <table:table-cell office:value-type="float" office:value="0.00277955944962257" calcext:value-type="float">
            <text:p>0.0027795594</text:p>
          </table:table-cell>
          <table:table-cell office:value-type="float" office:value="0.00257417236512453" calcext:value-type="float">
            <text:p>0.0025741724</text:p>
          </table:table-cell>
          <table:table-cell office:value-type="float" office:value="0.00295983548636236" calcext:value-type="float">
            <text:p>0.0029598355</text:p>
          </table:table-cell>
          <table:table-cell office:value-type="float" office:value="0.00521111408507034" calcext:value-type="float">
            <text:p>0.0052111141</text:p>
          </table:table-cell>
          <table:table-cell office:value-type="float" office:value="0.00324221412562553" calcext:value-type="float">
            <text:p>0.0032422141</text:p>
          </table:table-cell>
          <table:table-cell office:value-type="float" office:value="0.0050283647864606" calcext:value-type="float">
            <text:p>0.0050283648</text:p>
          </table:table-cell>
          <table:table-cell office:value-type="float" office:value="0.00631483005500618" calcext:value-type="float">
            <text:p>0.0063148301</text:p>
          </table:table-cell>
        </table:table-row>
        <table:table-row table:style-name="ro1">
          <table:table-cell office:value-type="string" calcext:value-type="string">
            <text:p>pg1819Z1613E_h</text:p>
          </table:table-cell>
          <table:table-cell office:value-type="float" office:value="0.00277315691642476" calcext:value-type="float">
            <text:p>0.0027731569</text:p>
          </table:table-cell>
          <table:table-cell office:value-type="float" office:value="0.00263617904178857" calcext:value-type="float">
            <text:p>0.002636179</text:p>
          </table:table-cell>
          <table:table-cell office:value-type="float" office:value="0.00307787284271711" calcext:value-type="float">
            <text:p>0.0030778728</text:p>
          </table:table-cell>
          <table:table-cell office:value-type="float" office:value="0.00476509811591965" calcext:value-type="float">
            <text:p>0.0047650981</text:p>
          </table:table-cell>
          <table:table-cell office:value-type="float" office:value="0.00435865346303529" calcext:value-type="float">
            <text:p>0.0043586535</text:p>
          </table:table-cell>
          <table:table-cell office:value-type="float" office:value="0.00546462586808323" calcext:value-type="float">
            <text:p>0.0054646259</text:p>
          </table:table-cell>
          <table:table-cell office:value-type="float" office:value="0.00686270490240746" calcext:value-type="float">
            <text:p>0.0068627049</text:p>
          </table:table-cell>
        </table:table-row>
        <table:table-row table:style-name="ro1">
          <table:table-cell office:value-type="string" calcext:value-type="string">
            <text:p>pg205n3160_h</text:p>
          </table:table-cell>
          <table:table-cell office:value-type="float" office:value="0.00642766552961677" calcext:value-type="float">
            <text:p>0.0064276655</text:p>
          </table:table-cell>
          <table:table-cell office:value-type="float" office:value="0.00627613675522092" calcext:value-type="float">
            <text:p>0.0062761368</text:p>
          </table:table-cell>
          <table:table-cell office:value-type="float" office:value="0.0074389141781212" calcext:value-type="float">
            <text:p>0.0074389142</text:p>
          </table:table-cell>
          <table:table-cell office:value-type="float" office:value="0.00998178768049792" calcext:value-type="float">
            <text:p>0.0099817877</text:p>
          </table:table-cell>
          <table:table-cell office:value-type="float" office:value="0.0128529088414359" calcext:value-type="float">
            <text:p>0.0128529088</text:p>
          </table:table-cell>
          <table:table-cell office:value-type="float" office:value="0.013761498962454" calcext:value-type="float">
            <text:p>0.013761499</text:p>
          </table:table-cell>
          <table:table-cell office:value-type="float" office:value="0.0172822639049642" calcext:value-type="float">
            <text:p>0.0172822639</text:p>
          </table:table-cell>
        </table:table-row>
        <table:table-row table:style-name="ro1">
          <table:table-cell office:value-type="string" calcext:value-type="string">
            <text:p>pg205n31613E_h</text:p>
          </table:table-cell>
          <table:table-cell office:value-type="float" office:value="0.00642126299641896" calcext:value-type="float">
            <text:p>0.006421263</text:p>
          </table:table-cell>
          <table:table-cell office:value-type="float" office:value="0.00633814343188496" calcext:value-type="float">
            <text:p>0.0063381434</text:p>
          </table:table-cell>
          <table:table-cell office:value-type="float" office:value="0.00755719541331139" calcext:value-type="float">
            <text:p>0.0075571954</text:p>
          </table:table-cell>
          <table:table-cell office:value-type="float" office:value="0.00953577171134724" calcext:value-type="float">
            <text:p>0.0095357717</text:p>
          </table:table-cell>
          <table:table-cell office:value-type="float" office:value="0.0139693481788457" calcext:value-type="float">
            <text:p>0.0139693482</text:p>
          </table:table-cell>
          <table:table-cell office:value-type="float" office:value="0.0141977600440767" calcext:value-type="float">
            <text:p>0.01419776</text:p>
          </table:table-cell>
          <table:table-cell office:value-type="float" office:value="0.0178301387523655" calcext:value-type="float">
            <text:p>0.0178301388</text:p>
          </table:table-cell>
        </table:table-row>
        <table:table-row table:style-name="ro1">
          <table:table-cell office:value-type="string" calcext:value-type="string">
            <text:p>pe140_c</text:p>
          </table:table-cell>
          <table:table-cell office:value-type="float" office:value="0.0000246765096667252" calcext:value-type="float">
            <text:p>2.46765096667252E-05</text:p>
          </table:table-cell>
          <table:table-cell office:value-type="float" office:value="0.0000233324160970157" calcext:value-type="float">
            <text:p>2.33324160970157E-05</text:p>
          </table:table-cell>
          <table:table-cell office:value-type="float" office:value="0.0000271571277208323" calcext:value-type="float">
            <text:p>2.71571277208323E-05</text:p>
          </table:table-cell>
          <table:table-cell office:value-type="float" office:value="0.000043202506040697" calcext:value-type="float">
            <text:p>4.3202506040697E-05</text:p>
          </table:table-cell>
          <table:table-cell office:value-type="float" office:value="0.0000367094780628853" calcext:value-type="float">
            <text:p>3.67094780628853E-05</text:p>
          </table:table-cell>
          <table:table-cell office:value-type="float" office:value="0.000047798942528551" calcext:value-type="float">
            <text:p>4.7798942528551E-05</text:p>
          </table:table-cell>
          <table:table-cell office:value-type="float" office:value="0.0000600279040394104" calcext:value-type="float">
            <text:p>6.00279040394104E-05</text:p>
          </table:table-cell>
        </table:table-row>
        <table:table-row table:style-name="ro1">
          <table:table-cell office:value-type="string" calcext:value-type="string">
            <text:p>pe140160_c</text:p>
          </table:table-cell>
          <table:table-cell office:value-type="float" office:value="0.0004192799202793" calcext:value-type="float">
            <text:p>0.0004192799</text:p>
          </table:table-cell>
          <table:table-cell office:value-type="float" office:value="0.00038894434007159" calcext:value-type="float">
            <text:p>0.0003889443</text:p>
          </table:table-cell>
          <table:table-cell office:value-type="float" office:value="0.000447651796398668" calcext:value-type="float">
            <text:p>0.0004476518</text:p>
          </table:table-cell>
          <table:table-cell office:value-type="float" office:value="0.000781976045246738" calcext:value-type="float">
            <text:p>0.000781976</text:p>
          </table:table-cell>
          <table:table-cell office:value-type="float" office:value="0.000499662142655009" calcext:value-type="float">
            <text:p>0.0004996621</text:p>
          </table:table-cell>
          <table:table-cell office:value-type="float" office:value="0.00076272082327166" calcext:value-type="float">
            <text:p>0.0007627208</text:p>
          </table:table-cell>
          <table:table-cell office:value-type="float" office:value="0.000957856596113261" calcext:value-type="float">
            <text:p>0.0009578566</text:p>
          </table:table-cell>
        </table:table-row>
        <table:table-row table:style-name="ro1">
          <table:table-cell office:value-type="string" calcext:value-type="string">
            <text:p>pe1401619Z_c</text:p>
          </table:table-cell>
          <table:table-cell office:value-type="float" office:value="0.000832453543971434" calcext:value-type="float">
            <text:p>0.0008324535</text:p>
          </table:table-cell>
          <table:table-cell office:value-type="float" office:value="0.000791894894166117" calcext:value-type="float">
            <text:p>0.0007918949</text:p>
          </table:table-cell>
          <table:table-cell office:value-type="float" office:value="0.000924971453129061" calcext:value-type="float">
            <text:p>0.0009249715</text:p>
          </table:table-cell>
          <table:table-cell office:value-type="float" office:value="0.00142670728954883" calcext:value-type="float">
            <text:p>0.0014267073</text:p>
          </table:table-cell>
          <table:table-cell office:value-type="float" office:value="0.00131787055470723" calcext:value-type="float">
            <text:p>0.0013178706</text:p>
          </table:table-cell>
          <table:table-cell office:value-type="float" office:value="0.0016441440799409" calcext:value-type="float">
            <text:p>0.0016441441</text:p>
          </table:table-cell>
          <table:table-cell office:value-type="float" office:value="0.00206478465498908" calcext:value-type="float">
            <text:p>0.0020647847</text:p>
          </table:table-cell>
        </table:table-row>
        <table:table-row table:style-name="ro1">
          <table:table-cell office:value-type="string" calcext:value-type="string">
            <text:p>pe140180_c</text:p>
          </table:table-cell>
          <table:table-cell office:value-type="float" office:value="0.0000270750706109796" calcext:value-type="float">
            <text:p>2.70750706109796E-05</text:p>
          </table:table-cell>
          <table:table-cell office:value-type="float" office:value="0.0000254161057021325" calcext:value-type="float">
            <text:p>2.54161057021325E-05</text:p>
          </table:table-cell>
          <table:table-cell office:value-type="float" office:value="0.0000294587342303321" calcext:value-type="float">
            <text:p>2.94587342303321E-05</text:p>
          </table:table-cell>
          <table:table-cell office:value-type="float" office:value="0.0000485768902491643" calcext:value-type="float">
            <text:p>4.85768902491643E-05</text:p>
          </table:table-cell>
          <table:table-cell office:value-type="float" office:value="0.0000372355274260984" calcext:value-type="float">
            <text:p>3.72355274260984E-05</text:p>
          </table:table-cell>
          <table:table-cell office:value-type="float" office:value="0.0000512330095593398" calcext:value-type="float">
            <text:p>0.000051233</text:p>
          </table:table-cell>
          <table:table-cell office:value-type="float" office:value="0.0000643405485307809" calcext:value-type="float">
            <text:p>6.43405485307809E-05</text:p>
          </table:table-cell>
        </table:table-row>
        <table:table-row table:style-name="ro1">
          <table:table-cell office:value-type="string" calcext:value-type="string">
            <text:p>pe1401819Z_c</text:p>
          </table:table-cell>
          <table:table-cell office:value-type="float" office:value="0.0000310885988842339" calcext:value-type="float">
            <text:p>3.10885988842339E-05</text:p>
          </table:table-cell>
          <table:table-cell office:value-type="float" office:value="0.0000291298745718505" calcext:value-type="float">
            <text:p>2.91298745718505E-05</text:p>
          </table:table-cell>
          <table:table-cell office:value-type="float" office:value="0.0000337266138505967" calcext:value-type="float">
            <text:p>3.37266138505967E-05</text:p>
          </table:table-cell>
          <table:table-cell office:value-type="float" office:value="0.0000561248481264301" calcext:value-type="float">
            <text:p>5.61248481264301E-05</text:p>
          </table:table-cell>
          <table:table-cell office:value-type="float" office:value="0.0000418592244606554" calcext:value-type="float">
            <text:p>4.18592244606554E-05</text:p>
          </table:table-cell>
          <table:table-cell office:value-type="float" office:value="0.0000584712310452882" calcext:value-type="float">
            <text:p>5.84712310452882E-05</text:p>
          </table:table-cell>
          <table:table-cell office:value-type="float" office:value="0.0000734306087243715" calcext:value-type="float">
            <text:p>7.34306087243715E-05</text:p>
          </table:table-cell>
        </table:table-row>
        <table:table-row table:style-name="ro1">
          <table:table-cell office:value-type="string" calcext:value-type="string">
            <text:p>pe140182n6_c</text:p>
          </table:table-cell>
          <table:table-cell office:value-type="float" office:value="0.0000382527468519928" calcext:value-type="float">
            <text:p>3.82527468519928E-05</text:p>
          </table:table-cell>
          <table:table-cell office:value-type="float" office:value="0.0000360858962994348" calcext:value-type="float">
            <text:p>3.60858962994348E-05</text:p>
          </table:table-cell>
          <table:table-cell office:value-type="float" office:value="0.0000419453306050491" calcext:value-type="float">
            <text:p>4.19453306050491E-05</text:p>
          </table:table-cell>
          <table:table-cell office:value-type="float" office:value="0.0000674988911604163" calcext:value-type="float">
            <text:p>6.74988911604163E-05</text:p>
          </table:table-cell>
          <table:table-cell office:value-type="float" office:value="0.0000555365079041951" calcext:value-type="float">
            <text:p>5.55365079041951E-05</text:p>
          </table:table-cell>
          <table:table-cell office:value-type="float" office:value="0.0000735501419173233" calcext:value-type="float">
            <text:p>7.35501419173233E-05</text:p>
          </table:table-cell>
          <table:table-cell office:value-type="float" office:value="0.0000923673334082844" calcext:value-type="float">
            <text:p>9.23673334082844E-05</text:p>
          </table:table-cell>
        </table:table-row>
        <table:table-row table:style-name="ro1">
          <table:table-cell office:value-type="string" calcext:value-type="string">
            <text:p>pe140183n6_c</text:p>
          </table:table-cell>
          <table:table-cell office:value-type="float" office:value="0.0000251973127402784" calcext:value-type="float">
            <text:p>2.51973127402784E-05</text:p>
          </table:table-cell>
          <table:table-cell office:value-type="float" office:value="0.0000239670726699301" calcext:value-type="float">
            <text:p>2.39670726699301E-05</text:p>
          </table:table-cell>
          <table:table-cell office:value-type="float" office:value="0.0000279930224293155" calcext:value-type="float">
            <text:p>0.000027993</text:p>
          </table:table-cell>
          <table:table-cell office:value-type="float" office:value="0.000043202506040697" calcext:value-type="float">
            <text:p>4.3202506040697E-05</text:p>
          </table:table-cell>
          <table:table-cell office:value-type="float" office:value="0.0000398460473910432" calcext:value-type="float">
            <text:p>0.000039846</text:p>
          </table:table-cell>
          <table:table-cell office:value-type="float" office:value="0.0000497490020210346" calcext:value-type="float">
            <text:p>0.000049749</text:p>
          </table:table-cell>
          <table:table-cell office:value-type="float" office:value="0.0000624768700184386" calcext:value-type="float">
            <text:p>6.24768700184386E-05</text:p>
          </table:table-cell>
        </table:table-row>
        <table:table-row table:style-name="ro1">
          <table:table-cell office:value-type="string" calcext:value-type="string">
            <text:p>pe140183n3_c</text:p>
          </table:table-cell>
          <table:table-cell office:value-type="float" office:value="0.0000310121507266481" calcext:value-type="float">
            <text:p>3.10121507266481E-05</text:p>
          </table:table-cell>
          <table:table-cell office:value-type="float" office:value="0.0000298971657472547" calcext:value-type="float">
            <text:p>2.98971657472547E-05</text:p>
          </table:table-cell>
          <table:table-cell office:value-type="float" office:value="0.0000351868383778158" calcext:value-type="float">
            <text:p>3.51868383778158E-05</text:p>
          </table:table-cell>
          <table:table-cell office:value-type="float" office:value="0.0000506134990018467" calcext:value-type="float">
            <text:p>5.06134990018467E-05</text:p>
          </table:table-cell>
          <table:table-cell office:value-type="float" office:value="0.0000556604063726361" calcext:value-type="float">
            <text:p>5.56604063726361E-05</text:p>
          </table:table-cell>
          <table:table-cell office:value-type="float" office:value="0.0000638654704225987" calcext:value-type="float">
            <text:p>6.38654704225987E-05</text:p>
          </table:table-cell>
          <table:table-cell office:value-type="float" office:value="0.0000802049193383226" calcext:value-type="float">
            <text:p>8.02049193383226E-05</text:p>
          </table:table-cell>
        </table:table-row>
        <table:table-row table:style-name="ro1">
          <table:table-cell office:value-type="string" calcext:value-type="string">
            <text:p>pe140204n6_c</text:p>
          </table:table-cell>
          <table:table-cell office:value-type="float" office:value="0.0000246765096667252" calcext:value-type="float">
            <text:p>2.46765096667252E-05</text:p>
          </table:table-cell>
          <table:table-cell office:value-type="float" office:value="0.0000233324160970157" calcext:value-type="float">
            <text:p>2.33324160970157E-05</text:p>
          </table:table-cell>
          <table:table-cell office:value-type="float" office:value="0.0000271571277208323" calcext:value-type="float">
            <text:p>2.71571277208323E-05</text:p>
          </table:table-cell>
          <table:table-cell office:value-type="float" office:value="0.000043202506040697" calcext:value-type="float">
            <text:p>4.3202506040697E-05</text:p>
          </table:table-cell>
          <table:table-cell office:value-type="float" office:value="0.0000367094780628853" calcext:value-type="float">
            <text:p>3.67094780628853E-05</text:p>
          </table:table-cell>
          <table:table-cell office:value-type="float" office:value="0.000047798942528551" calcext:value-type="float">
            <text:p>4.7798942528551E-05</text:p>
          </table:table-cell>
          <table:table-cell office:value-type="float" office:value="0.0000600279040394104" calcext:value-type="float">
            <text:p>6.00279040394104E-05</text:p>
          </table:table-cell>
        </table:table-row>
        <table:table-row table:style-name="ro1">
          <table:table-cell office:value-type="string" calcext:value-type="string">
            <text:p>pe140205n3_c</text:p>
          </table:table-cell>
          <table:table-cell office:value-type="float" office:value="0.000499072684759474" calcext:value-type="float">
            <text:p>0.0004990727</text:p>
          </table:table-cell>
          <table:table-cell office:value-type="float" office:value="0.000504011489461728" calcext:value-type="float">
            <text:p>0.0005040115</text:p>
          </table:table-cell>
          <table:table-cell office:value-type="float" office:value="0.000608319173188972" calcext:value-type="float">
            <text:p>0.0006083192</text:p>
          </table:table-cell>
          <table:table-cell office:value-type="float" office:value="0.000668179373274654" calcext:value-type="float">
            <text:p>0.0006681794</text:p>
          </table:table-cell>
          <table:table-cell office:value-type="float" office:value="0.00127455069727784" calcext:value-type="float">
            <text:p>0.0012745507</text:p>
          </table:table-cell>
          <table:table-cell office:value-type="float" office:value="0.00117869488055204" calcext:value-type="float">
            <text:p>0.0011786949</text:p>
          </table:table-cell>
          <table:table-cell office:value-type="float" office:value="0.00148025415288757" calcext:value-type="float">
            <text:p>0.0014802542</text:p>
          </table:table-cell>
        </table:table-row>
        <table:table-row table:style-name="ro1">
          <table:table-cell office:value-type="string" calcext:value-type="string">
            <text:p>pe140226n3_c</text:p>
          </table:table-cell>
          <table:table-cell office:value-type="float" office:value="0.0000334393797299971" calcext:value-type="float">
            <text:p>3.34393797299971E-05</text:p>
          </table:table-cell>
          <table:table-cell office:value-type="float" office:value="0.0000324822141497834" calcext:value-type="float">
            <text:p>3.24822141497834E-05</text:p>
          </table:table-cell>
          <table:table-cell office:value-type="float" office:value="0.0000383914062755459" calcext:value-type="float">
            <text:p>3.83914062755459E-05</text:p>
          </table:table-cell>
          <table:table-cell office:value-type="float" office:value="0.0000530103850338778" calcext:value-type="float">
            <text:p>5.30103850338778E-05</text:p>
          </table:table-cell>
          <table:table-cell office:value-type="float" office:value="0.0000640695823116829" calcext:value-type="float">
            <text:p>6.40695823116829E-05</text:p>
          </table:table-cell>
          <table:table-cell office:value-type="float" office:value="0.000070479276963475" calcext:value-type="float">
            <text:p>7.0479276963475E-05</text:p>
          </table:table-cell>
          <table:table-cell office:value-type="float" office:value="0.0000885108132215149" calcext:value-type="float">
            <text:p>8.85108132215149E-05</text:p>
          </table:table-cell>
        </table:table-row>
        <table:table-row table:style-name="ro1">
          <table:table-cell office:value-type="string" calcext:value-type="string">
            <text:p>pe160_c</text:p>
          </table:table-cell>
          <table:table-cell office:value-type="float" office:value="0.000394596721398786" calcext:value-type="float">
            <text:p>0.0003945967</text:p>
          </table:table-cell>
          <table:table-cell office:value-type="float" office:value="0.000365607281763487" calcext:value-type="float">
            <text:p>0.0003656073</text:p>
          </table:table-cell>
          <table:table-cell office:value-type="float" office:value="0.000420489791101127" calcext:value-type="float">
            <text:p>0.0004204898</text:p>
          </table:table-cell>
          <table:table-cell office:value-type="float" office:value="0.000738773539206041" calcext:value-type="float">
            <text:p>0.0007387735</text:p>
          </table:table-cell>
          <table:table-cell office:value-type="float" office:value="0.000462952664592123" calcext:value-type="float">
            <text:p>0.0004629527</text:p>
          </table:table-cell>
          <table:table-cell office:value-type="float" office:value="0.000714921880743109" calcext:value-type="float">
            <text:p>0.0007149219</text:p>
          </table:table-cell>
          <table:table-cell office:value-type="float" office:value="0.000897828692073851" calcext:value-type="float">
            <text:p>0.0008978287</text:p>
          </table:table-cell>
        </table:table-row>
        <table:table-row table:style-name="ro1">
          <table:table-cell office:value-type="string" calcext:value-type="string">
            <text:p>pe160140_c</text:p>
          </table:table-cell>
          <table:table-cell office:value-type="float" office:value="0.0004192799202793" calcext:value-type="float">
            <text:p>0.0004192799</text:p>
          </table:table-cell>
          <table:table-cell office:value-type="float" office:value="0.00038894434007159" calcext:value-type="float">
            <text:p>0.0003889443</text:p>
          </table:table-cell>
          <table:table-cell office:value-type="float" office:value="0.000447651796398668" calcext:value-type="float">
            <text:p>0.0004476518</text:p>
          </table:table-cell>
          <table:table-cell office:value-type="float" office:value="0.000781976045246738" calcext:value-type="float">
            <text:p>0.000781976</text:p>
          </table:table-cell>
          <table:table-cell office:value-type="float" office:value="0.000499662142655009" calcext:value-type="float">
            <text:p>0.0004996621</text:p>
          </table:table-cell>
          <table:table-cell office:value-type="float" office:value="0.00076272082327166" calcext:value-type="float">
            <text:p>0.0007627208</text:p>
          </table:table-cell>
          <table:table-cell office:value-type="float" office:value="0.000957856596113261" calcext:value-type="float">
            <text:p>0.0009578566</text:p>
          </table:table-cell>
        </table:table-row>
        <table:table-row table:style-name="ro1">
          <table:table-cell office:value-type="string" calcext:value-type="string">
            <text:p>pe1601619Z_c</text:p>
          </table:table-cell>
          <table:table-cell office:value-type="float" office:value="0.00120233839843061" calcext:value-type="float">
            <text:p>0.0012023384</text:p>
          </table:table-cell>
          <table:table-cell office:value-type="float" office:value="0.00113415848589138" calcext:value-type="float">
            <text:p>0.0011341585</text:p>
          </table:table-cell>
          <table:table-cell office:value-type="float" office:value="0.00131828704499087" calcext:value-type="float">
            <text:p>0.001318287</text:p>
          </table:table-cell>
          <table:table-cell office:value-type="float" office:value="0.00212227832271417" calcext:value-type="float">
            <text:p>0.0021222783</text:p>
          </table:table-cell>
          <table:table-cell office:value-type="float" office:value="0.00174411374123647" calcext:value-type="float">
            <text:p>0.0017441137</text:p>
          </table:table-cell>
          <table:table-cell office:value-type="float" office:value="0.00231126701815546" calcext:value-type="float">
            <text:p>0.002311267</text:p>
          </table:table-cell>
          <table:table-cell office:value-type="float" office:value="0.00290258544302352" calcext:value-type="float">
            <text:p>0.0029025854</text:p>
          </table:table-cell>
        </table:table-row>
        <table:table-row table:style-name="ro1">
          <table:table-cell office:value-type="string" calcext:value-type="string">
            <text:p>pe160180_c</text:p>
          </table:table-cell>
          <table:table-cell office:value-type="float" office:value="0.00039699528234304" calcext:value-type="float">
            <text:p>0.0003969953</text:p>
          </table:table-cell>
          <table:table-cell office:value-type="float" office:value="0.000367696276752704" calcext:value-type="float">
            <text:p>0.0003676963</text:p>
          </table:table-cell>
          <table:table-cell office:value-type="float" office:value="0.00042279444609607" calcext:value-type="float">
            <text:p>0.0004227944</text:p>
          </table:table-cell>
          <table:table-cell office:value-type="float" office:value="0.000744147923414508" calcext:value-type="float">
            <text:p>0.0007441479</text:p>
          </table:table-cell>
          <table:table-cell office:value-type="float" office:value="0.000463478713955337" calcext:value-type="float">
            <text:p>0.0004634787</text:p>
          </table:table-cell>
          <table:table-cell office:value-type="float" office:value="0.000718355947773898" calcext:value-type="float">
            <text:p>0.0007183559</text:p>
          </table:table-cell>
          <table:table-cell office:value-type="float" office:value="0.000902141336565221" calcext:value-type="float">
            <text:p>0.0009021413</text:p>
          </table:table-cell>
        </table:table-row>
        <table:table-row table:style-name="ro1">
          <table:table-cell office:value-type="string" calcext:value-type="string">
            <text:p>pe1601819Z_c</text:p>
          </table:table-cell>
          <table:table-cell office:value-type="float" office:value="0.000401008810616294" calcext:value-type="float">
            <text:p>0.0004010088</text:p>
          </table:table-cell>
          <table:table-cell office:value-type="float" office:value="0.000371410045622422" calcext:value-type="float">
            <text:p>0.00037141</text:p>
          </table:table-cell>
          <table:table-cell office:value-type="float" office:value="0.000427062325716334" calcext:value-type="float">
            <text:p>0.0004270623</text:p>
          </table:table-cell>
          <table:table-cell office:value-type="float" office:value="0.000751695881291774" calcext:value-type="float">
            <text:p>0.0007516959</text:p>
          </table:table-cell>
          <table:table-cell office:value-type="float" office:value="0.000468102410989894" calcext:value-type="float">
            <text:p>0.0004681024</text:p>
          </table:table-cell>
          <table:table-cell office:value-type="float" office:value="0.000725594169259846" calcext:value-type="float">
            <text:p>0.0007255942</text:p>
          </table:table-cell>
          <table:table-cell office:value-type="float" office:value="0.000911231396758812" calcext:value-type="float">
            <text:p>0.0009112314</text:p>
          </table:table-cell>
        </table:table-row>
        <table:table-row table:style-name="ro1">
          <table:table-cell office:value-type="string" calcext:value-type="string">
            <text:p>pe160182n6_c</text:p>
          </table:table-cell>
          <table:table-cell office:value-type="float" office:value="0.000408175825389963" calcext:value-type="float">
            <text:p>0.0004081758</text:p>
          </table:table-cell>
          <table:table-cell office:value-type="float" office:value="0.000378360098792894" calcext:value-type="float">
            <text:p>0.0003783601</text:p>
          </table:table-cell>
          <table:table-cell office:value-type="float" office:value="0.000435281042470787" calcext:value-type="float">
            <text:p>0.000435281</text:p>
          </table:table-cell>
          <table:table-cell office:value-type="float" office:value="0.00076306992432576" calcext:value-type="float">
            <text:p>0.0007630699</text:p>
          </table:table-cell>
          <table:table-cell office:value-type="float" office:value="0.000481779694433433" calcext:value-type="float">
            <text:p>0.0004817797</text:p>
          </table:table-cell>
          <table:table-cell office:value-type="float" office:value="0.000740673080131881" calcext:value-type="float">
            <text:p>0.0007406731</text:p>
          </table:table-cell>
          <table:table-cell office:value-type="float" office:value="0.000930168121442725" calcext:value-type="float">
            <text:p>0.0009301681</text:p>
          </table:table-cell>
        </table:table-row>
        <table:table-row table:style-name="ro1">
          <table:table-cell office:value-type="string" calcext:value-type="string">
            <text:p>pe160183n6_c</text:p>
          </table:table-cell>
          <table:table-cell office:value-type="float" office:value="0.000395122302482188" calcext:value-type="float">
            <text:p>0.0003951223</text:p>
          </table:table-cell>
          <table:table-cell office:value-type="float" office:value="0.000366243927855439" calcext:value-type="float">
            <text:p>0.0003662439</text:p>
          </table:table-cell>
          <table:table-cell office:value-type="float" office:value="0.000421325076112521" calcext:value-type="float">
            <text:p>0.0004213251</text:p>
          </table:table-cell>
          <table:table-cell office:value-type="float" office:value="0.000738773539206041" calcext:value-type="float">
            <text:p>0.0007387735</text:p>
          </table:table-cell>
          <table:table-cell office:value-type="float" office:value="0.000466089233920282" calcext:value-type="float">
            <text:p>0.0004660892</text:p>
          </table:table-cell>
          <table:table-cell office:value-type="float" office:value="0.000716871940235593" calcext:value-type="float">
            <text:p>0.0007168719</text:p>
          </table:table-cell>
          <table:table-cell office:value-type="float" office:value="0.000900277658052879" calcext:value-type="float">
            <text:p>0.0009002777</text:p>
          </table:table-cell>
        </table:table-row>
        <table:table-row table:style-name="ro1">
          <table:table-cell office:value-type="string" calcext:value-type="string">
            <text:p>pe160183n3_c</text:p>
          </table:table-cell>
          <table:table-cell office:value-type="float" office:value="0.000400932362458708" calcext:value-type="float">
            <text:p>0.0004009324</text:p>
          </table:table-cell>
          <table:table-cell office:value-type="float" office:value="0.000372172694586739" calcext:value-type="float">
            <text:p>0.0003721727</text:p>
          </table:table-cell>
          <table:table-cell office:value-type="float" office:value="0.00042851950175811" calcext:value-type="float">
            <text:p>0.0004285195</text:p>
          </table:table-cell>
          <table:table-cell office:value-type="float" office:value="0.000746184532167191" calcext:value-type="float">
            <text:p>0.0007461845</text:p>
          </table:table-cell>
          <table:table-cell office:value-type="float" office:value="0.000481903592901874" calcext:value-type="float">
            <text:p>0.0004819036</text:p>
          </table:table-cell>
          <table:table-cell office:value-type="float" office:value="0.000730988408637157" calcext:value-type="float">
            <text:p>0.0007309884</text:p>
          </table:table-cell>
          <table:table-cell office:value-type="float" office:value="0.000918005707372763" calcext:value-type="float">
            <text:p>0.0009180057</text:p>
          </table:table-cell>
        </table:table-row>
        <table:table-row table:style-name="ro1">
          <table:table-cell office:value-type="string" calcext:value-type="string">
            <text:p>pe160204n6_c</text:p>
          </table:table-cell>
          <table:table-cell office:value-type="float" office:value="0.000394596721398786" calcext:value-type="float">
            <text:p>0.0003945967</text:p>
          </table:table-cell>
          <table:table-cell office:value-type="float" office:value="0.000365607281763487" calcext:value-type="float">
            <text:p>0.0003656073</text:p>
          </table:table-cell>
          <table:table-cell office:value-type="float" office:value="0.000420489791101127" calcext:value-type="float">
            <text:p>0.0004204898</text:p>
          </table:table-cell>
          <table:table-cell office:value-type="float" office:value="0.000738773539206041" calcext:value-type="float">
            <text:p>0.0007387735</text:p>
          </table:table-cell>
          <table:table-cell office:value-type="float" office:value="0.000462952664592123" calcext:value-type="float">
            <text:p>0.0004629527</text:p>
          </table:table-cell>
          <table:table-cell office:value-type="float" office:value="0.000714921880743109" calcext:value-type="float">
            <text:p>0.0007149219</text:p>
          </table:table-cell>
          <table:table-cell office:value-type="float" office:value="0.000897828692073851" calcext:value-type="float">
            <text:p>0.0008978287</text:p>
          </table:table-cell>
        </table:table-row>
        <table:table-row table:style-name="ro1">
          <table:table-cell office:value-type="string" calcext:value-type="string">
            <text:p>pe160205n3_c</text:p>
          </table:table-cell>
          <table:table-cell office:value-type="float" office:value="0.000868995763297444" calcext:value-type="float">
            <text:p>0.0008689958</text:p>
          </table:table-cell>
          <table:table-cell office:value-type="float" office:value="0.000846275081186988" calcext:value-type="float">
            <text:p>0.0008462751</text:p>
          </table:table-cell>
          <table:table-cell office:value-type="float" office:value="0.0010016713468761" calcext:value-type="float">
            <text:p>0.0010016713</text:p>
          </table:table-cell>
          <table:table-cell office:value-type="float" office:value="0.00136375040644" calcext:value-type="float">
            <text:p>0.0013637504</text:p>
          </table:table-cell>
          <table:table-cell office:value-type="float" office:value="0.00170079388380708" calcext:value-type="float">
            <text:p>0.0017007939</text:p>
          </table:table-cell>
          <table:table-cell office:value-type="float" office:value="0.00184581781876659" calcext:value-type="float">
            <text:p>0.0018458178</text:p>
          </table:table-cell>
          <table:table-cell office:value-type="float" office:value="0.00231805494092201" calcext:value-type="float">
            <text:p>0.0023180549</text:p>
          </table:table-cell>
        </table:table-row>
        <table:table-row table:style-name="ro1">
          <table:table-cell office:value-type="string" calcext:value-type="string">
            <text:p>pe160226n3_c</text:p>
          </table:table-cell>
          <table:table-cell office:value-type="float" office:value="0.000403359591462058" calcext:value-type="float">
            <text:p>0.0004033596</text:p>
          </table:table-cell>
          <table:table-cell office:value-type="float" office:value="0.000374759069335292" calcext:value-type="float">
            <text:p>0.0003747591</text:p>
          </table:table-cell>
          <table:table-cell office:value-type="float" office:value="0.000431726508444195" calcext:value-type="float">
            <text:p>0.0004317265</text:p>
          </table:table-cell>
          <table:table-cell office:value-type="float" office:value="0.000748581418199222" calcext:value-type="float">
            <text:p>0.0007485814</text:p>
          </table:table-cell>
          <table:table-cell office:value-type="float" office:value="0.000490312768840921" calcext:value-type="float">
            <text:p>0.0004903128</text:p>
          </table:table-cell>
          <table:table-cell office:value-type="float" office:value="0.000737602215178033" calcext:value-type="float">
            <text:p>0.0007376022</text:p>
          </table:table-cell>
          <table:table-cell office:value-type="float" office:value="0.000926311601255955" calcext:value-type="float">
            <text:p>0.0009263116</text:p>
          </table:table-cell>
        </table:table-row>
        <table:table-row table:style-name="ro1">
          <table:table-cell office:value-type="string" calcext:value-type="string">
            <text:p>pe161_c</text:p>
          </table:table-cell>
          <table:table-cell office:value-type="float" office:value="0.000807779901110618" calcext:value-type="float">
            <text:p>0.0008077799</text:p>
          </table:table-cell>
          <table:table-cell office:value-type="float" office:value="0.00076855120412789" calcext:value-type="float">
            <text:p>0.0007685512</text:p>
          </table:table-cell>
          <table:table-cell office:value-type="float" office:value="0.000897778962977089" calcext:value-type="float">
            <text:p>0.000897779</text:p>
          </table:table-cell>
          <table:table-cell office:value-type="float" office:value="0.00138350478350813" calcext:value-type="float">
            <text:p>0.0013835048</text:p>
          </table:table-cell>
          <table:table-cell office:value-type="float" office:value="0.00128116107664434" calcext:value-type="float">
            <text:p>0.0012811611</text:p>
          </table:table-cell>
          <table:table-cell office:value-type="float" office:value="0.00159634513741235" calcext:value-type="float">
            <text:p>0.0015963451</text:p>
          </table:table-cell>
          <table:table-cell office:value-type="float" office:value="0.00200475675094967" calcext:value-type="float">
            <text:p>0.0020047568</text:p>
          </table:table-cell>
        </table:table-row>
        <table:table-row table:style-name="ro1">
          <table:table-cell office:value-type="string" calcext:value-type="string">
            <text:p>pe1619Z140_c</text:p>
          </table:table-cell>
          <table:table-cell office:value-type="float" office:value="0.000832453543971434" calcext:value-type="float">
            <text:p>0.0008324535</text:p>
          </table:table-cell>
          <table:table-cell office:value-type="float" office:value="0.000791894894166117" calcext:value-type="float">
            <text:p>0.0007918949</text:p>
          </table:table-cell>
          <table:table-cell office:value-type="float" office:value="0.000924971453129061" calcext:value-type="float">
            <text:p>0.0009249715</text:p>
          </table:table-cell>
          <table:table-cell office:value-type="float" office:value="0.00142670728954883" calcext:value-type="float">
            <text:p>0.0014267073</text:p>
          </table:table-cell>
          <table:table-cell office:value-type="float" office:value="0.00131787055470723" calcext:value-type="float">
            <text:p>0.0013178706</text:p>
          </table:table-cell>
          <table:table-cell office:value-type="float" office:value="0.0016441440799409" calcext:value-type="float">
            <text:p>0.0016441441</text:p>
          </table:table-cell>
          <table:table-cell office:value-type="float" office:value="0.00206478465498908" calcext:value-type="float">
            <text:p>0.0020647847</text:p>
          </table:table-cell>
        </table:table-row>
        <table:table-row table:style-name="ro1">
          <table:table-cell office:value-type="string" calcext:value-type="string">
            <text:p>pe1619Z160_c</text:p>
          </table:table-cell>
          <table:table-cell office:value-type="float" office:value="0.00120233839843061" calcext:value-type="float">
            <text:p>0.0012023384</text:p>
          </table:table-cell>
          <table:table-cell office:value-type="float" office:value="0.00113415848589138" calcext:value-type="float">
            <text:p>0.0011341585</text:p>
          </table:table-cell>
          <table:table-cell office:value-type="float" office:value="0.00131828704499087" calcext:value-type="float">
            <text:p>0.001318287</text:p>
          </table:table-cell>
          <table:table-cell office:value-type="float" office:value="0.00212227832271417" calcext:value-type="float">
            <text:p>0.0021222783</text:p>
          </table:table-cell>
          <table:table-cell office:value-type="float" office:value="0.00174411374123647" calcext:value-type="float">
            <text:p>0.0017441137</text:p>
          </table:table-cell>
          <table:table-cell office:value-type="float" office:value="0.00231126701815546" calcext:value-type="float">
            <text:p>0.002311267</text:p>
          </table:table-cell>
          <table:table-cell office:value-type="float" office:value="0.00290258544302352" calcext:value-type="float">
            <text:p>0.0029025854</text:p>
          </table:table-cell>
        </table:table-row>
        <table:table-row table:style-name="ro1">
          <table:table-cell office:value-type="string" calcext:value-type="string">
            <text:p>pe1619Z180_c</text:p>
          </table:table-cell>
          <table:table-cell office:value-type="float" office:value="0.000810178462054872" calcext:value-type="float">
            <text:p>0.0008101785</text:p>
          </table:table-cell>
          <table:table-cell office:value-type="float" office:value="0.000770673357767728" calcext:value-type="float">
            <text:p>0.0007706734</text:p>
          </table:table-cell>
          <table:table-cell office:value-type="float" office:value="0.000900095811913804" calcext:value-type="float">
            <text:p>0.0009000958</text:p>
          </table:table-cell>
          <table:table-cell office:value-type="float" office:value="0.0013888791677166" calcext:value-type="float">
            <text:p>0.0013888792</text:p>
          </table:table-cell>
          <table:table-cell office:value-type="float" office:value="0.00128168712600756" calcext:value-type="float">
            <text:p>0.0012816871</text:p>
          </table:table-cell>
          <table:table-cell office:value-type="float" office:value="0.00159977920444314" calcext:value-type="float">
            <text:p>0.0015997792</text:p>
          </table:table-cell>
          <table:table-cell office:value-type="float" office:value="0.00200906939544104" calcext:value-type="float">
            <text:p>0.0020090694</text:p>
          </table:table-cell>
        </table:table-row>
        <table:table-row table:style-name="ro1">
          <table:table-cell office:value-type="string" calcext:value-type="string">
            <text:p>pe1619Z1819Z_c</text:p>
          </table:table-cell>
          <table:table-cell office:value-type="float" office:value="0.000814191990328127" calcext:value-type="float">
            <text:p>0.000814192</text:p>
          </table:table-cell>
          <table:table-cell office:value-type="float" office:value="0.000774387126637446" calcext:value-type="float">
            <text:p>0.0007743871</text:p>
          </table:table-cell>
          <table:table-cell office:value-type="float" office:value="0.000904363691534069" calcext:value-type="float">
            <text:p>0.0009043637</text:p>
          </table:table-cell>
          <table:table-cell office:value-type="float" office:value="0.00139642712559386" calcext:value-type="float">
            <text:p>0.0013964271</text:p>
          </table:table-cell>
          <table:table-cell office:value-type="float" office:value="0.00128631082304211" calcext:value-type="float">
            <text:p>0.0012863108</text:p>
          </table:table-cell>
          <table:table-cell office:value-type="float" office:value="0.00160701742592909" calcext:value-type="float">
            <text:p>0.0016070174</text:p>
          </table:table-cell>
          <table:table-cell office:value-type="float" office:value="0.00201815945563463" calcext:value-type="float">
            <text:p>0.0020181595</text:p>
          </table:table-cell>
        </table:table-row>
        <table:table-row table:style-name="ro1">
          <table:table-cell office:value-type="string" calcext:value-type="string">
            <text:p>pe1619Z182n6_c</text:p>
          </table:table-cell>
          <table:table-cell office:value-type="float" office:value="0.000821349449082097" calcext:value-type="float">
            <text:p>0.0008213494</text:p>
          </table:table-cell>
          <table:table-cell office:value-type="float" office:value="0.000781350443268168" calcext:value-type="float">
            <text:p>0.0007813504</text:p>
          </table:table-cell>
          <table:table-cell office:value-type="float" office:value="0.000912594602230293" calcext:value-type="float">
            <text:p>0.0009125946</text:p>
          </table:table-cell>
          <table:table-cell office:value-type="float" office:value="0.00140780116862785" calcext:value-type="float">
            <text:p>0.0014078012</text:p>
          </table:table-cell>
          <table:table-cell office:value-type="float" office:value="0.00129998810648565" calcext:value-type="float">
            <text:p>0.0012999881</text:p>
          </table:table-cell>
          <table:table-cell office:value-type="float" office:value="0.00162209633680113" calcext:value-type="float">
            <text:p>0.0016220963</text:p>
          </table:table-cell>
          <table:table-cell office:value-type="float" office:value="0.00203709618031855" calcext:value-type="float">
            <text:p>0.0020370962</text:p>
          </table:table-cell>
        </table:table-row>
        <table:table-row table:style-name="ro1">
          <table:table-cell office:value-type="string" calcext:value-type="string">
            <text:p>pe1619Z183n6_c</text:p>
          </table:table-cell>
          <table:table-cell office:value-type="float" office:value="0.000808295926174322" calcext:value-type="float">
            <text:p>0.0008082959</text:p>
          </table:table-cell>
          <table:table-cell office:value-type="float" office:value="0.000769214377140339" calcext:value-type="float">
            <text:p>0.0007692144</text:p>
          </table:table-cell>
          <table:table-cell office:value-type="float" office:value="0.000898632538901142" calcext:value-type="float">
            <text:p>0.0008986325</text:p>
          </table:table-cell>
          <table:table-cell office:value-type="float" office:value="0.00138350478350813" calcext:value-type="float">
            <text:p>0.0013835048</text:p>
          </table:table-cell>
          <table:table-cell office:value-type="float" office:value="0.0012842976459725" calcext:value-type="float">
            <text:p>0.0012842976</text:p>
          </table:table-cell>
          <table:table-cell office:value-type="float" office:value="0.00159829519690484" calcext:value-type="float">
            <text:p>0.0015982952</text:p>
          </table:table-cell>
          <table:table-cell office:value-type="float" office:value="0.0020072057169287" calcext:value-type="float">
            <text:p>0.0020072057</text:p>
          </table:table-cell>
        </table:table-row>
        <table:table-row table:style-name="ro1">
          <table:table-cell office:value-type="string" calcext:value-type="string">
            <text:p>pe1619Z183n3_c</text:p>
          </table:table-cell>
          <table:table-cell office:value-type="float" office:value="0.000814115542170541" calcext:value-type="float">
            <text:p>0.0008141155</text:p>
          </table:table-cell>
          <table:table-cell office:value-type="float" office:value="0.000775116616951141" calcext:value-type="float">
            <text:p>0.0007751166</text:p>
          </table:table-cell>
          <table:table-cell office:value-type="float" office:value="0.000905826964546731" calcext:value-type="float">
            <text:p>0.000905827</text:p>
          </table:table-cell>
          <table:table-cell office:value-type="float" office:value="0.00139091577646928" calcext:value-type="float">
            <text:p>0.0013909158</text:p>
          </table:table-cell>
          <table:table-cell office:value-type="float" office:value="0.00130011200495409" calcext:value-type="float">
            <text:p>0.001300112</text:p>
          </table:table-cell>
          <table:table-cell office:value-type="float" office:value="0.0016124116653064" calcext:value-type="float">
            <text:p>0.0016124117</text:p>
          </table:table-cell>
          <table:table-cell office:value-type="float" office:value="0.00202493376624859" calcext:value-type="float">
            <text:p>0.0020249338</text:p>
          </table:table-cell>
        </table:table-row>
        <table:table-row table:style-name="ro1">
          <table:table-cell office:value-type="string" calcext:value-type="string">
            <text:p>pe1619Z204n6_c</text:p>
          </table:table-cell>
          <table:table-cell office:value-type="float" office:value="0.000807779901110618" calcext:value-type="float">
            <text:p>0.0008077799</text:p>
          </table:table-cell>
          <table:table-cell office:value-type="float" office:value="0.00076855120412789" calcext:value-type="float">
            <text:p>0.0007685512</text:p>
          </table:table-cell>
          <table:table-cell office:value-type="float" office:value="0.000897778962977089" calcext:value-type="float">
            <text:p>0.000897779</text:p>
          </table:table-cell>
          <table:table-cell office:value-type="float" office:value="0.00138350478350813" calcext:value-type="float">
            <text:p>0.0013835048</text:p>
          </table:table-cell>
          <table:table-cell office:value-type="float" office:value="0.00128116107664434" calcext:value-type="float">
            <text:p>0.0012811611</text:p>
          </table:table-cell>
          <table:table-cell office:value-type="float" office:value="0.00159634513741235" calcext:value-type="float">
            <text:p>0.0015963451</text:p>
          </table:table-cell>
          <table:table-cell office:value-type="float" office:value="0.00200475675094967" calcext:value-type="float">
            <text:p>0.0020047568</text:p>
          </table:table-cell>
        </table:table-row>
        <table:table-row table:style-name="ro1">
          <table:table-cell office:value-type="string" calcext:value-type="string">
            <text:p>pe1619Z205n3_c</text:p>
          </table:table-cell>
          <table:table-cell office:value-type="float" office:value="0.00128213116291079" calcext:value-type="float">
            <text:p>0.0012821312</text:p>
          </table:table-cell>
          <table:table-cell office:value-type="float" office:value="0.00124921900355139" calcext:value-type="float">
            <text:p>0.001249219</text:p>
          </table:table-cell>
          <table:table-cell office:value-type="float" office:value="0.00147894222783941" calcext:value-type="float">
            <text:p>0.0014789422</text:p>
          </table:table-cell>
          <table:table-cell office:value-type="float" office:value="0.00200848165074209" calcext:value-type="float">
            <text:p>0.0020084817</text:p>
          </table:table-cell>
          <table:table-cell office:value-type="float" office:value="0.0025190022958593" calcext:value-type="float">
            <text:p>0.0025190023</text:p>
          </table:table-cell>
          <table:table-cell office:value-type="float" office:value="0.00272724107543584" calcext:value-type="float">
            <text:p>0.0027272411</text:p>
          </table:table-cell>
          <table:table-cell office:value-type="float" office:value="0.00342498299979783" calcext:value-type="float">
            <text:p>0.003424983</text:p>
          </table:table-cell>
        </table:table-row>
        <table:table-row table:style-name="ro1">
          <table:table-cell office:value-type="string" calcext:value-type="string">
            <text:p>pe1619Z226n3_c</text:p>
          </table:table-cell>
          <table:table-cell office:value-type="float" office:value="0.00081654277117389" calcext:value-type="float">
            <text:p>0.0008165428</text:p>
          </table:table-cell>
          <table:table-cell office:value-type="float" office:value="0.000777702991699695" calcext:value-type="float">
            <text:p>0.000777703</text:p>
          </table:table-cell>
          <table:table-cell office:value-type="float" office:value="0.00090905835911636" calcext:value-type="float">
            <text:p>0.0009090584</text:p>
          </table:table-cell>
          <table:table-cell office:value-type="float" office:value="0.00139331266250131" calcext:value-type="float">
            <text:p>0.0013933127</text:p>
          </table:table-cell>
          <table:table-cell office:value-type="float" office:value="0.00130852118089314" calcext:value-type="float">
            <text:p>0.0013085212</text:p>
          </table:table-cell>
          <table:table-cell office:value-type="float" office:value="0.00161902547184728" calcext:value-type="float">
            <text:p>0.0016190255</text:p>
          </table:table-cell>
          <table:table-cell office:value-type="float" office:value="0.00203323966013178" calcext:value-type="float">
            <text:p>0.0020332397</text:p>
          </table:table-cell>
        </table:table-row>
        <table:table-row table:style-name="ro1">
          <table:table-cell office:value-type="string" calcext:value-type="string">
            <text:p>pe180_c</text:p>
          </table:table-cell>
          <table:table-cell office:value-type="float" office:value="0.00000239856094425436" calcext:value-type="float">
            <text:p>2.39856094425436E-06</text:p>
          </table:table-cell>
          <table:table-cell office:value-type="float" office:value="0.00000208415382622549" calcext:value-type="float">
            <text:p>2.08415382622549E-06</text:p>
          </table:table-cell>
          <table:table-cell office:value-type="float" office:value="0.00000230185038833528" calcext:value-type="float">
            <text:p>2.30185038833528E-06</text:p>
          </table:table-cell>
          <table:table-cell office:value-type="float" office:value="0.00000537438420846733" calcext:value-type="float">
            <text:p>5.37438420846733E-06</text:p>
          </table:table-cell>
          <table:table-cell office:value-type="float" office:value="0.000000526049363213069" calcext:value-type="float">
            <text:p>0.000000526</text:p>
          </table:table-cell>
          <table:table-cell office:value-type="float" office:value="0.00000343406703078882" calcext:value-type="float">
            <text:p>3.43406703078882E-06</text:p>
          </table:table-cell>
          <table:table-cell office:value-type="float" office:value="0.00000431264449137057" calcext:value-type="float">
            <text:p>4.31264449137057E-06</text:p>
          </table:table-cell>
        </table:table-row>
        <table:table-row table:style-name="ro1">
          <table:table-cell office:value-type="string" calcext:value-type="string">
            <text:p>pe180140_c</text:p>
          </table:table-cell>
          <table:table-cell office:value-type="float" office:value="0.0000270750706109796" calcext:value-type="float">
            <text:p>2.70750706109796E-05</text:p>
          </table:table-cell>
          <table:table-cell office:value-type="float" office:value="0.0000254161057021325" calcext:value-type="float">
            <text:p>2.54161057021325E-05</text:p>
          </table:table-cell>
          <table:table-cell office:value-type="float" office:value="0.0000294587342303321" calcext:value-type="float">
            <text:p>2.94587342303321E-05</text:p>
          </table:table-cell>
          <table:table-cell office:value-type="float" office:value="0.0000485768902491643" calcext:value-type="float">
            <text:p>4.85768902491643E-05</text:p>
          </table:table-cell>
          <table:table-cell office:value-type="float" office:value="0.0000372355274260984" calcext:value-type="float">
            <text:p>3.72355274260984E-05</text:p>
          </table:table-cell>
          <table:table-cell office:value-type="float" office:value="0.0000512330095593398" calcext:value-type="float">
            <text:p>0.000051233</text:p>
          </table:table-cell>
          <table:table-cell office:value-type="float" office:value="0.0000643405485307809" calcext:value-type="float">
            <text:p>6.43405485307809E-05</text:p>
          </table:table-cell>
        </table:table-row>
        <table:table-row table:style-name="ro1">
          <table:table-cell office:value-type="string" calcext:value-type="string">
            <text:p>pe180160_c</text:p>
          </table:table-cell>
          <table:table-cell office:value-type="float" office:value="0.00039699528234304" calcext:value-type="float">
            <text:p>0.0003969953</text:p>
          </table:table-cell>
          <table:table-cell office:value-type="float" office:value="0.000367696276752704" calcext:value-type="float">
            <text:p>0.0003676963</text:p>
          </table:table-cell>
          <table:table-cell office:value-type="float" office:value="0.00042279444609607" calcext:value-type="float">
            <text:p>0.0004227944</text:p>
          </table:table-cell>
          <table:table-cell office:value-type="float" office:value="0.000744147923414508" calcext:value-type="float">
            <text:p>0.0007441479</text:p>
          </table:table-cell>
          <table:table-cell office:value-type="float" office:value="0.000463478713955337" calcext:value-type="float">
            <text:p>0.0004634787</text:p>
          </table:table-cell>
          <table:table-cell office:value-type="float" office:value="0.000718355947773898" calcext:value-type="float">
            <text:p>0.0007183559</text:p>
          </table:table-cell>
          <table:table-cell office:value-type="float" office:value="0.000902141336565221" calcext:value-type="float">
            <text:p>0.0009021413</text:p>
          </table:table-cell>
        </table:table-row>
        <table:table-row table:style-name="ro1">
          <table:table-cell office:value-type="string" calcext:value-type="string">
            <text:p>pe1801619Z_c</text:p>
          </table:table-cell>
          <table:table-cell office:value-type="float" office:value="0.000810178462054872" calcext:value-type="float">
            <text:p>0.0008101785</text:p>
          </table:table-cell>
          <table:table-cell office:value-type="float" office:value="0.000770673357767728" calcext:value-type="float">
            <text:p>0.0007706734</text:p>
          </table:table-cell>
          <table:table-cell office:value-type="float" office:value="0.000900095811913804" calcext:value-type="float">
            <text:p>0.0009000958</text:p>
          </table:table-cell>
          <table:table-cell office:value-type="float" office:value="0.0013888791677166" calcext:value-type="float">
            <text:p>0.0013888792</text:p>
          </table:table-cell>
          <table:table-cell office:value-type="float" office:value="0.00128168712600756" calcext:value-type="float">
            <text:p>0.0012816871</text:p>
          </table:table-cell>
          <table:table-cell office:value-type="float" office:value="0.00159977920444314" calcext:value-type="float">
            <text:p>0.0015997792</text:p>
          </table:table-cell>
          <table:table-cell office:value-type="float" office:value="0.00200906939544104" calcext:value-type="float">
            <text:p>0.0020090694</text:p>
          </table:table-cell>
        </table:table-row>
        <table:table-row table:style-name="ro1">
          <table:table-cell office:value-type="string" calcext:value-type="string">
            <text:p>pe1801819Z_c</text:p>
          </table:table-cell>
          <table:table-cell office:value-type="float" office:value="0.00000881093684235396" calcext:value-type="float">
            <text:p>8.81093684235396E-06</text:p>
          </table:table-cell>
          <table:table-cell office:value-type="float" office:value="0.00000788247442597644" calcext:value-type="float">
            <text:p>7.88247442597644E-06</text:p>
          </table:table-cell>
          <table:table-cell office:value-type="float" office:value="0.00000887170233635289" calcext:value-type="float">
            <text:p>8.87170233635289E-06</text:p>
          </table:table-cell>
          <table:table-cell office:value-type="float" office:value="0.0000182967262942004" calcext:value-type="float">
            <text:p>1.82967262942004E-05</text:p>
          </table:table-cell>
          <table:table-cell office:value-type="float" office:value="0.00000567579576098311" calcext:value-type="float">
            <text:p>5.67579576098311E-06</text:p>
          </table:table-cell>
          <table:table-cell office:value-type="float" office:value="0.000014106355547526" calcext:value-type="float">
            <text:p>1.4106355547526E-05</text:p>
          </table:table-cell>
          <table:table-cell office:value-type="float" office:value="0.0000177153491763317" calcext:value-type="float">
            <text:p>1.77153491763317E-05</text:p>
          </table:table-cell>
        </table:table-row>
        <table:table-row table:style-name="ro1">
          <table:table-cell office:value-type="string" calcext:value-type="string">
            <text:p>pe180182n6_c</text:p>
          </table:table-cell>
          <table:table-cell office:value-type="float" office:value="0.0000159738425275521" calcext:value-type="float">
            <text:p>1.59738425275521E-05</text:p>
          </table:table-cell>
          <table:table-cell office:value-type="float" office:value="0.0000148378329805483" calcext:value-type="float">
            <text:p>1.48378329805483E-05</text:p>
          </table:table-cell>
          <table:table-cell office:value-type="float" office:value="0.0000170904190908053" calcext:value-type="float">
            <text:p>1.70904190908053E-05</text:p>
          </table:table-cell>
          <table:table-cell office:value-type="float" office:value="0.0000296707693281867" calcext:value-type="float">
            <text:p>2.96707693281867E-05</text:p>
          </table:table-cell>
          <table:table-cell office:value-type="float" office:value="0.0000193530792045229" calcext:value-type="float">
            <text:p>1.93530792045229E-05</text:p>
          </table:table-cell>
          <table:table-cell office:value-type="float" office:value="0.0000291852664195611" calcext:value-type="float">
            <text:p>2.91852664195611E-05</text:p>
          </table:table-cell>
          <table:table-cell office:value-type="float" office:value="0.0000366520738602446" calcext:value-type="float">
            <text:p>3.66520738602446E-05</text:p>
          </table:table-cell>
        </table:table-row>
        <table:table-row table:style-name="ro1">
          <table:table-cell office:value-type="string" calcext:value-type="string">
            <text:p>pe180183n6_c</text:p>
          </table:table-cell>
          <table:table-cell office:value-type="float" office:value="0.00000291955513820156" calcext:value-type="float">
            <text:p>2.91955513820156E-06</text:p>
          </table:table-cell>
          <table:table-cell office:value-type="float" office:value="0.000002719407254851" calcext:value-type="float">
            <text:p>2.719407254851E-06</text:p>
          </table:table-cell>
          <table:table-cell office:value-type="float" office:value="0.00000313750121798309" calcext:value-type="float">
            <text:p>3.13750121798309E-06</text:p>
          </table:table-cell>
          <table:table-cell office:value-type="float" office:value="0.00000537438420846733" calcext:value-type="float">
            <text:p>5.37438420846733E-06</text:p>
          </table:table-cell>
          <table:table-cell office:value-type="float" office:value="0.00000366261869137099" calcext:value-type="float">
            <text:p>3.66261869137099E-06</text:p>
          </table:table-cell>
          <table:table-cell office:value-type="float" office:value="0.00000538412652327247" calcext:value-type="float">
            <text:p>5.38412652327247E-06</text:p>
          </table:table-cell>
          <table:table-cell office:value-type="float" office:value="0.00000676161047039886" calcext:value-type="float">
            <text:p>6.76161047039886E-06</text:p>
          </table:table-cell>
        </table:table-row>
        <table:table-row table:style-name="ro1">
          <table:table-cell office:value-type="string" calcext:value-type="string">
            <text:p>pe180183n3_c</text:p>
          </table:table-cell>
          <table:table-cell office:value-type="float" office:value="0.00000873372420319231" calcext:value-type="float">
            <text:p>8.73372420319231E-06</text:p>
          </table:table-cell>
          <table:table-cell office:value-type="float" office:value="0.00000864910242836823" calcext:value-type="float">
            <text:p>8.64910242836823E-06</text:p>
          </table:table-cell>
          <table:table-cell office:value-type="float" office:value="0.0000103313171664834" calcext:value-type="float">
            <text:p>1.03313171664834E-05</text:p>
          </table:table-cell>
          <table:table-cell office:value-type="float" office:value="0.000012785377169617" calcext:value-type="float">
            <text:p>1.2785377169617E-05</text:p>
          </table:table-cell>
          <table:table-cell office:value-type="float" office:value="0.0000194769776729639" calcext:value-type="float">
            <text:p>0.000019477</text:p>
          </table:table-cell>
          <table:table-cell office:value-type="float" office:value="0.0000195005949248365" calcext:value-type="float">
            <text:p>1.95005949248365E-05</text:p>
          </table:table-cell>
          <table:table-cell office:value-type="float" office:value="0.0000244896597902829" calcext:value-type="float">
            <text:p>2.44896597902829E-05</text:p>
          </table:table-cell>
        </table:table-row>
        <table:table-row table:style-name="ro1">
          <table:table-cell office:value-type="string" calcext:value-type="string">
            <text:p>pe180204n6_c</text:p>
          </table:table-cell>
          <table:table-cell office:value-type="float" office:value="0.00000239856094425436" calcext:value-type="float">
            <text:p>2.39856094425436E-06</text:p>
          </table:table-cell>
          <table:table-cell office:value-type="float" office:value="0.00000208415382622549" calcext:value-type="float">
            <text:p>2.08415382622549E-06</text:p>
          </table:table-cell>
          <table:table-cell office:value-type="float" office:value="0.00000230185038833528" calcext:value-type="float">
            <text:p>2.30185038833528E-06</text:p>
          </table:table-cell>
          <table:table-cell office:value-type="float" office:value="0.00000537438420846733" calcext:value-type="float">
            <text:p>5.37438420846733E-06</text:p>
          </table:table-cell>
          <table:table-cell office:value-type="float" office:value="0.000000526049363213069" calcext:value-type="float">
            <text:p>0.000000526</text:p>
          </table:table-cell>
          <table:table-cell office:value-type="float" office:value="0.00000343406703078882" calcext:value-type="float">
            <text:p>3.43406703078882E-06</text:p>
          </table:table-cell>
          <table:table-cell office:value-type="float" office:value="0.00000431264449137057" calcext:value-type="float">
            <text:p>4.31264449137057E-06</text:p>
          </table:table-cell>
        </table:table-row>
        <table:table-row table:style-name="ro1">
          <table:table-cell office:value-type="string" calcext:value-type="string">
            <text:p>pe180205n3_c</text:p>
          </table:table-cell>
          <table:table-cell office:value-type="float" office:value="0.000476788046823215" calcext:value-type="float">
            <text:p>0.000476788</text:p>
          </table:table-cell>
          <table:table-cell office:value-type="float" office:value="0.000482763426142841" calcext:value-type="float">
            <text:p>0.0004827634</text:p>
          </table:table-cell>
          <table:table-cell office:value-type="float" office:value="0.000583461822886374" calcext:value-type="float">
            <text:p>0.0005834618</text:p>
          </table:table-cell>
          <table:table-cell office:value-type="float" office:value="0.000630351251442424" calcext:value-type="float">
            <text:p>0.0006303513</text:p>
          </table:table-cell>
          <table:table-cell office:value-type="float" office:value="0.00123836726857817" calcext:value-type="float">
            <text:p>0.0012383673</text:p>
          </table:table-cell>
          <table:table-cell office:value-type="float" office:value="0.00113433000505427" calcext:value-type="float">
            <text:p>0.00113433</text:p>
          </table:table-cell>
          <table:table-cell office:value-type="float" office:value="0.00142453889333953" calcext:value-type="float">
            <text:p>0.0014245389</text:p>
          </table:table-cell>
        </table:table-row>
        <table:table-row table:style-name="ro1">
          <table:table-cell office:value-type="string" calcext:value-type="string">
            <text:p>pe180226n3_c</text:p>
          </table:table-cell>
          <table:table-cell office:value-type="float" office:value="0.0000111614310075263" calcext:value-type="float">
            <text:p>1.11614310075263E-05</text:p>
          </table:table-cell>
          <table:table-cell office:value-type="float" office:value="0.0000112348140039094" calcext:value-type="float">
            <text:p>1.12348140039094E-05</text:p>
          </table:table-cell>
          <table:table-cell office:value-type="float" office:value="0.0000135358850642135" calcext:value-type="float">
            <text:p>1.35358850642135E-05</text:p>
          </table:table-cell>
          <table:table-cell office:value-type="float" office:value="0.0000151822632016482" calcext:value-type="float">
            <text:p>1.51822632016482E-05</text:p>
          </table:table-cell>
          <table:table-cell office:value-type="float" office:value="0.0000278861536120107" calcext:value-type="float">
            <text:p>2.78861536120107E-05</text:p>
          </table:table-cell>
          <table:table-cell office:value-type="float" office:value="0.0000261144014657129" calcext:value-type="float">
            <text:p>2.61144014657129E-05</text:p>
          </table:table-cell>
          <table:table-cell office:value-type="float" office:value="0.0000327955536734751" calcext:value-type="float">
            <text:p>3.27955536734751E-05</text:p>
          </table:table-cell>
        </table:table-row>
        <table:table-row table:style-name="ro1">
          <table:table-cell office:value-type="string" calcext:value-type="string">
            <text:p>pe1819Z140_c</text:p>
          </table:table-cell>
          <table:table-cell office:value-type="float" office:value="0.0000310885988842339" calcext:value-type="float">
            <text:p>3.10885988842339E-05</text:p>
          </table:table-cell>
          <table:table-cell office:value-type="float" office:value="0.0000291298745718505" calcext:value-type="float">
            <text:p>2.91298745718505E-05</text:p>
          </table:table-cell>
          <table:table-cell office:value-type="float" office:value="0.0000337266138505967" calcext:value-type="float">
            <text:p>3.37266138505967E-05</text:p>
          </table:table-cell>
          <table:table-cell office:value-type="float" office:value="0.0000561248481264301" calcext:value-type="float">
            <text:p>5.61248481264301E-05</text:p>
          </table:table-cell>
          <table:table-cell office:value-type="float" office:value="0.0000418592244606554" calcext:value-type="float">
            <text:p>4.18592244606554E-05</text:p>
          </table:table-cell>
          <table:table-cell office:value-type="float" office:value="0.0000584712310452882" calcext:value-type="float">
            <text:p>5.84712310452882E-05</text:p>
          </table:table-cell>
          <table:table-cell office:value-type="float" office:value="0.0000734306087243715" calcext:value-type="float">
            <text:p>7.34306087243715E-05</text:p>
          </table:table-cell>
        </table:table-row>
        <table:table-row table:style-name="ro1">
          <table:table-cell office:value-type="string" calcext:value-type="string">
            <text:p>pe1819Z160_c</text:p>
          </table:table-cell>
          <table:table-cell office:value-type="float" office:value="0.000401008810616294" calcext:value-type="float">
            <text:p>0.0004010088</text:p>
          </table:table-cell>
          <table:table-cell office:value-type="float" office:value="0.000371410045622422" calcext:value-type="float">
            <text:p>0.00037141</text:p>
          </table:table-cell>
          <table:table-cell office:value-type="float" office:value="0.000427062325716334" calcext:value-type="float">
            <text:p>0.0004270623</text:p>
          </table:table-cell>
          <table:table-cell office:value-type="float" office:value="0.000751695881291774" calcext:value-type="float">
            <text:p>0.0007516959</text:p>
          </table:table-cell>
          <table:table-cell office:value-type="float" office:value="0.000468102410989894" calcext:value-type="float">
            <text:p>0.0004681024</text:p>
          </table:table-cell>
          <table:table-cell office:value-type="float" office:value="0.000725594169259846" calcext:value-type="float">
            <text:p>0.0007255942</text:p>
          </table:table-cell>
          <table:table-cell office:value-type="float" office:value="0.000911231396758812" calcext:value-type="float">
            <text:p>0.0009112314</text:p>
          </table:table-cell>
        </table:table-row>
        <table:table-row table:style-name="ro1">
          <table:table-cell office:value-type="string" calcext:value-type="string">
            <text:p>pe1819Z1619Z_c</text:p>
          </table:table-cell>
          <table:table-cell office:value-type="float" office:value="0.000814191990328127" calcext:value-type="float">
            <text:p>0.000814192</text:p>
          </table:table-cell>
          <table:table-cell office:value-type="float" office:value="0.000774387126637446" calcext:value-type="float">
            <text:p>0.0007743871</text:p>
          </table:table-cell>
          <table:table-cell office:value-type="float" office:value="0.000904363691534069" calcext:value-type="float">
            <text:p>0.0009043637</text:p>
          </table:table-cell>
          <table:table-cell office:value-type="float" office:value="0.00139642712559386" calcext:value-type="float">
            <text:p>0.0013964271</text:p>
          </table:table-cell>
          <table:table-cell office:value-type="float" office:value="0.00128631082304211" calcext:value-type="float">
            <text:p>0.0012863108</text:p>
          </table:table-cell>
          <table:table-cell office:value-type="float" office:value="0.00160701742592909" calcext:value-type="float">
            <text:p>0.0016070174</text:p>
          </table:table-cell>
          <table:table-cell office:value-type="float" office:value="0.00201815945563463" calcext:value-type="float">
            <text:p>0.0020181595</text:p>
          </table:table-cell>
        </table:table-row>
        <table:table-row table:style-name="ro1">
          <table:table-cell office:value-type="string" calcext:value-type="string">
            <text:p>pe1819Z180_c</text:p>
          </table:table-cell>
          <table:table-cell office:value-type="float" office:value="0.00000881093684235396" calcext:value-type="float">
            <text:p>8.81093684235396E-06</text:p>
          </table:table-cell>
          <table:table-cell office:value-type="float" office:value="0.00000788247442597644" calcext:value-type="float">
            <text:p>7.88247442597644E-06</text:p>
          </table:table-cell>
          <table:table-cell office:value-type="float" office:value="0.00000887170233635289" calcext:value-type="float">
            <text:p>8.87170233635289E-06</text:p>
          </table:table-cell>
          <table:table-cell office:value-type="float" office:value="0.0000182967262942004" calcext:value-type="float">
            <text:p>1.82967262942004E-05</text:p>
          </table:table-cell>
          <table:table-cell office:value-type="float" office:value="0.00000567579576098311" calcext:value-type="float">
            <text:p>5.67579576098311E-06</text:p>
          </table:table-cell>
          <table:table-cell office:value-type="float" office:value="0.000014106355547526" calcext:value-type="float">
            <text:p>1.4106355547526E-05</text:p>
          </table:table-cell>
          <table:table-cell office:value-type="float" office:value="0.0000177153491763317" calcext:value-type="float">
            <text:p>1.77153491763317E-05</text:p>
          </table:table-cell>
        </table:table-row>
        <table:table-row table:style-name="ro1">
          <table:table-cell office:value-type="string" calcext:value-type="string">
            <text:p>pe181_9_c</text:p>
          </table:table-cell>
          <table:table-cell office:value-type="float" office:value="0.0000128251340369871" calcext:value-type="float">
            <text:p>1.28251340369871E-05</text:p>
          </table:table-cell>
          <table:table-cell office:value-type="float" office:value="0.0000115962432956944" calcext:value-type="float">
            <text:p>1.15962432956944E-05</text:p>
          </table:table-cell>
          <table:table-cell office:value-type="float" office:value="0.0000131395819566175" calcext:value-type="float">
            <text:p>1.31395819566175E-05</text:p>
          </table:table-cell>
          <table:table-cell office:value-type="float" office:value="0.0000258446841714662" calcext:value-type="float">
            <text:p>2.58446841714662E-05</text:p>
          </table:table-cell>
          <table:table-cell office:value-type="float" office:value="0.0000102994927955401" calcext:value-type="float">
            <text:p>1.02994927955401E-05</text:p>
          </table:table-cell>
          <table:table-cell office:value-type="float" office:value="0.0000213445770334744" calcext:value-type="float">
            <text:p>2.13445770334744E-05</text:p>
          </table:table-cell>
          <table:table-cell office:value-type="float" office:value="0.0000268054093699223" calcext:value-type="float">
            <text:p>2.68054093699223E-05</text:p>
          </table:table-cell>
        </table:table-row>
        <table:table-row table:style-name="ro1">
          <table:table-cell office:value-type="string" calcext:value-type="string">
            <text:p>pe1819Z182n6_c</text:p>
          </table:table-cell>
          <table:table-cell office:value-type="float" office:value="0.0000199883264027763" calcext:value-type="float">
            <text:p>1.99883264027763E-05</text:p>
          </table:table-cell>
          <table:table-cell office:value-type="float" office:value="0.0000185516018502663" calcext:value-type="float">
            <text:p>1.85516018502663E-05</text:p>
          </table:table-cell>
          <table:table-cell office:value-type="float" office:value="0.0000213582987110699" calcext:value-type="float">
            <text:p>2.13582987110699E-05</text:p>
          </table:table-cell>
          <table:table-cell office:value-type="float" office:value="0.0000372187272054524" calcext:value-type="float">
            <text:p>3.72187272054524E-05</text:p>
          </table:table-cell>
          <table:table-cell office:value-type="float" office:value="0.0000239767762390799" calcext:value-type="float">
            <text:p>2.39767762390799E-05</text:p>
          </table:table-cell>
          <table:table-cell office:value-type="float" office:value="0.0000364234879055095" calcext:value-type="float">
            <text:p>3.64234879055095E-05</text:p>
          </table:table-cell>
          <table:table-cell office:value-type="float" office:value="0.0000457421340538352" calcext:value-type="float">
            <text:p>4.57421340538352E-05</text:p>
          </table:table-cell>
        </table:table-row>
        <table:table-row table:style-name="ro1">
          <table:table-cell office:value-type="string" calcext:value-type="string">
            <text:p>pe1819Z183n6_c</text:p>
          </table:table-cell>
          <table:table-cell office:value-type="float" office:value="0.00000693356121244077" calcext:value-type="float">
            <text:p>6.93356121244077E-06</text:p>
          </table:table-cell>
          <table:table-cell office:value-type="float" office:value="0.00000643330875917148" calcext:value-type="float">
            <text:p>6.43330875917148E-06</text:p>
          </table:table-cell>
          <table:table-cell office:value-type="float" office:value="0.00000740538083824769" calcext:value-type="float">
            <text:p>7.40538083824769E-06</text:p>
          </table:table-cell>
          <table:table-cell office:value-type="float" office:value="0.0000129223420857331" calcext:value-type="float">
            <text:p>1.29223420857331E-05</text:p>
          </table:table-cell>
          <table:table-cell office:value-type="float" office:value="0.00000828631572592797" calcext:value-type="float">
            <text:p>8.28631572592797E-06</text:p>
          </table:table-cell>
          <table:table-cell office:value-type="float" office:value="0.0000126223480092208" calcext:value-type="float">
            <text:p>1.26223480092208E-05</text:p>
          </table:table-cell>
          <table:table-cell office:value-type="float" office:value="0.0000158516706639895" calcext:value-type="float">
            <text:p>1.58516706639895E-05</text:p>
          </table:table-cell>
        </table:table-row>
        <table:table-row table:style-name="ro1">
          <table:table-cell office:value-type="string" calcext:value-type="string">
            <text:p>pe1819Z183n3_c</text:p>
          </table:table-cell>
          <table:table-cell office:value-type="float" office:value="0.0000127477302774315" calcext:value-type="float">
            <text:p>1.27477302774315E-05</text:p>
          </table:table-cell>
          <table:table-cell office:value-type="float" office:value="0.0000123635344710987" calcext:value-type="float">
            <text:p>1.23635344710987E-05</text:p>
          </table:table-cell>
          <table:table-cell office:value-type="float" office:value="0.000014599196786748" calcext:value-type="float">
            <text:p>1.4599196786748E-05</text:p>
          </table:table-cell>
          <table:table-cell office:value-type="float" office:value="0.0000203333350468828" calcext:value-type="float">
            <text:p>2.03333350468828E-05</text:p>
          </table:table-cell>
          <table:table-cell office:value-type="float" office:value="0.0000241006747075208" calcext:value-type="float">
            <text:p>2.41006747075208E-05</text:p>
          </table:table-cell>
          <table:table-cell office:value-type="float" office:value="0.0000267388164107849" calcext:value-type="float">
            <text:p>2.67388164107849E-05</text:p>
          </table:table-cell>
          <table:table-cell office:value-type="float" office:value="0.0000335797199838735" calcext:value-type="float">
            <text:p>3.35797199838735E-05</text:p>
          </table:table-cell>
        </table:table-row>
        <table:table-row table:style-name="ro1">
          <table:table-cell office:value-type="string" calcext:value-type="string">
            <text:p>pe1819Z204n6_c</text:p>
          </table:table-cell>
          <table:table-cell office:value-type="float" office:value="0.00000641247145829659" calcext:value-type="float">
            <text:p>6.41247145829659E-06</text:p>
          </table:table-cell>
          <table:table-cell office:value-type="float" office:value="0.00000579805533054597" calcext:value-type="float">
            <text:p>5.79805533054597E-06</text:p>
          </table:table-cell>
          <table:table-cell office:value-type="float" office:value="0.00000656948612976444" calcext:value-type="float">
            <text:p>6.56948612976444E-06</text:p>
          </table:table-cell>
          <table:table-cell office:value-type="float" office:value="0.0000129223420857331" calcext:value-type="float">
            <text:p>1.29223420857331E-05</text:p>
          </table:table-cell>
          <table:table-cell office:value-type="float" office:value="0.00000514974639777004" calcext:value-type="float">
            <text:p>5.14974639777004E-06</text:p>
          </table:table-cell>
          <table:table-cell office:value-type="float" office:value="0.0000106722885167372" calcext:value-type="float">
            <text:p>1.06722885167372E-05</text:p>
          </table:table-cell>
          <table:table-cell office:value-type="float" office:value="0.0000134027046849612" calcext:value-type="float">
            <text:p>1.34027046849612E-05</text:p>
          </table:table-cell>
        </table:table-row>
        <table:table-row table:style-name="ro1">
          <table:table-cell office:value-type="string" calcext:value-type="string">
            <text:p>pe1819Z205n3_c</text:p>
          </table:table-cell>
          <table:table-cell office:value-type="float" office:value="0.000480811131116167" calcext:value-type="float">
            <text:p>0.0004808111</text:p>
          </table:table-cell>
          <table:table-cell office:value-type="float" office:value="0.000486477195012559" calcext:value-type="float">
            <text:p>0.0004864772</text:p>
          </table:table-cell>
          <table:table-cell office:value-type="float" office:value="0.000587729702506638" calcext:value-type="float">
            <text:p>0.0005877297</text:p>
          </table:table-cell>
          <table:table-cell office:value-type="float" office:value="0.00063789920931969" calcext:value-type="float">
            <text:p>0.0006378992</text:p>
          </table:table-cell>
          <table:table-cell office:value-type="float" office:value="0.00124299096561272" calcext:value-type="float">
            <text:p>0.001242991</text:p>
          </table:table-cell>
          <table:table-cell office:value-type="float" office:value="0.00114156822654022" calcext:value-type="float">
            <text:p>0.0011415682</text:p>
          </table:table-cell>
          <table:table-cell office:value-type="float" office:value="0.00143362895353312" calcext:value-type="float">
            <text:p>0.001433629</text:p>
          </table:table-cell>
        </table:table-row>
        <table:table-row table:style-name="ro1">
          <table:table-cell office:value-type="string" calcext:value-type="string">
            <text:p>pe1819Z226n3_c</text:p>
          </table:table-cell>
          <table:table-cell office:value-type="float" office:value="0.0000151749592807806" calcext:value-type="float">
            <text:p>0.000015175</text:p>
          </table:table-cell>
          <table:table-cell office:value-type="float" office:value="0.0000149485828736274" calcext:value-type="float">
            <text:p>1.49485828736274E-05</text:p>
          </table:table-cell>
          <table:table-cell office:value-type="float" office:value="0.0000178037646844781" calcext:value-type="float">
            <text:p>1.78037646844781E-05</text:p>
          </table:table-cell>
          <table:table-cell office:value-type="float" office:value="0.0000227302210789139" calcext:value-type="float">
            <text:p>2.27302210789139E-05</text:p>
          </table:table-cell>
          <table:table-cell office:value-type="float" office:value="0.0000325098506465677" calcext:value-type="float">
            <text:p>3.25098506465677E-05</text:p>
          </table:table-cell>
          <table:table-cell office:value-type="float" office:value="0.0000333526229516612" calcext:value-type="float">
            <text:p>3.33526229516612E-05</text:p>
          </table:table-cell>
          <table:table-cell office:value-type="float" office:value="0.0000418856138670658" calcext:value-type="float">
            <text:p>4.18856138670658E-05</text:p>
          </table:table-cell>
        </table:table-row>
        <table:table-row table:style-name="ro1">
          <table:table-cell office:value-type="string" calcext:value-type="string">
            <text:p>pe182n6140_c</text:p>
          </table:table-cell>
          <table:table-cell office:value-type="float" office:value="0.0000382527468519928" calcext:value-type="float">
            <text:p>3.82527468519928E-05</text:p>
          </table:table-cell>
          <table:table-cell office:value-type="float" office:value="0.0000360858962994348" calcext:value-type="float">
            <text:p>3.60858962994348E-05</text:p>
          </table:table-cell>
          <table:table-cell office:value-type="float" office:value="0.0000419453306050491" calcext:value-type="float">
            <text:p>4.19453306050491E-05</text:p>
          </table:table-cell>
          <table:table-cell office:value-type="float" office:value="0.0000674988911604163" calcext:value-type="float">
            <text:p>6.74988911604163E-05</text:p>
          </table:table-cell>
          <table:table-cell office:value-type="float" office:value="0.0000555365079041951" calcext:value-type="float">
            <text:p>5.55365079041951E-05</text:p>
          </table:table-cell>
          <table:table-cell office:value-type="float" office:value="0.0000735501419173233" calcext:value-type="float">
            <text:p>7.35501419173233E-05</text:p>
          </table:table-cell>
          <table:table-cell office:value-type="float" office:value="0.0000923673334082844" calcext:value-type="float">
            <text:p>9.23673334082844E-05</text:p>
          </table:table-cell>
        </table:table-row>
        <table:table-row table:style-name="ro1">
          <table:table-cell office:value-type="string" calcext:value-type="string">
            <text:p>pe182n6160_c</text:p>
          </table:table-cell>
          <table:table-cell office:value-type="float" office:value="0.000408175825389963" calcext:value-type="float">
            <text:p>0.0004081758</text:p>
          </table:table-cell>
          <table:table-cell office:value-type="float" office:value="0.000378360098792894" calcext:value-type="float">
            <text:p>0.0003783601</text:p>
          </table:table-cell>
          <table:table-cell office:value-type="float" office:value="0.000435281042470787" calcext:value-type="float">
            <text:p>0.000435281</text:p>
          </table:table-cell>
          <table:table-cell office:value-type="float" office:value="0.00076306992432576" calcext:value-type="float">
            <text:p>0.0007630699</text:p>
          </table:table-cell>
          <table:table-cell office:value-type="float" office:value="0.000481779694433433" calcext:value-type="float">
            <text:p>0.0004817797</text:p>
          </table:table-cell>
          <table:table-cell office:value-type="float" office:value="0.000740673080131881" calcext:value-type="float">
            <text:p>0.0007406731</text:p>
          </table:table-cell>
          <table:table-cell office:value-type="float" office:value="0.000930168121442725" calcext:value-type="float">
            <text:p>0.0009301681</text:p>
          </table:table-cell>
        </table:table-row>
        <table:table-row table:style-name="ro1">
          <table:table-cell office:value-type="string" calcext:value-type="string">
            <text:p>pe182n61619Z_c</text:p>
          </table:table-cell>
          <table:table-cell office:value-type="float" office:value="0.000821349449082097" calcext:value-type="float">
            <text:p>0.0008213494</text:p>
          </table:table-cell>
          <table:table-cell office:value-type="float" office:value="0.000781350443268168" calcext:value-type="float">
            <text:p>0.0007813504</text:p>
          </table:table-cell>
          <table:table-cell office:value-type="float" office:value="0.000912594602230293" calcext:value-type="float">
            <text:p>0.0009125946</text:p>
          </table:table-cell>
          <table:table-cell office:value-type="float" office:value="0.00140780116862785" calcext:value-type="float">
            <text:p>0.0014078012</text:p>
          </table:table-cell>
          <table:table-cell office:value-type="float" office:value="0.00129998810648565" calcext:value-type="float">
            <text:p>0.0012999881</text:p>
          </table:table-cell>
          <table:table-cell office:value-type="float" office:value="0.00162209633680113" calcext:value-type="float">
            <text:p>0.0016220963</text:p>
          </table:table-cell>
          <table:table-cell office:value-type="float" office:value="0.00203709618031855" calcext:value-type="float">
            <text:p>0.0020370962</text:p>
          </table:table-cell>
        </table:table-row>
        <table:table-row table:style-name="ro1">
          <table:table-cell office:value-type="string" calcext:value-type="string">
            <text:p>pe182n6180_c</text:p>
          </table:table-cell>
          <table:table-cell office:value-type="float" office:value="0.0000159738425275521" calcext:value-type="float">
            <text:p>1.59738425275521E-05</text:p>
          </table:table-cell>
          <table:table-cell office:value-type="float" office:value="0.0000148378329805483" calcext:value-type="float">
            <text:p>1.48378329805483E-05</text:p>
          </table:table-cell>
          <table:table-cell office:value-type="float" office:value="0.0000170904190908053" calcext:value-type="float">
            <text:p>1.70904190908053E-05</text:p>
          </table:table-cell>
          <table:table-cell office:value-type="float" office:value="0.0000296707693281867" calcext:value-type="float">
            <text:p>2.96707693281867E-05</text:p>
          </table:table-cell>
          <table:table-cell office:value-type="float" office:value="0.0000193530792045229" calcext:value-type="float">
            <text:p>1.93530792045229E-05</text:p>
          </table:table-cell>
          <table:table-cell office:value-type="float" office:value="0.0000291852664195611" calcext:value-type="float">
            <text:p>2.91852664195611E-05</text:p>
          </table:table-cell>
          <table:table-cell office:value-type="float" office:value="0.0000366520738602446" calcext:value-type="float">
            <text:p>3.66520738602446E-05</text:p>
          </table:table-cell>
        </table:table-row>
        <table:table-row table:style-name="ro1">
          <table:table-cell office:value-type="string" calcext:value-type="string">
            <text:p>pe182n61819Z_c</text:p>
          </table:table-cell>
          <table:table-cell office:value-type="float" office:value="0.0000199883264027763" calcext:value-type="float">
            <text:p>1.99883264027763E-05</text:p>
          </table:table-cell>
          <table:table-cell office:value-type="float" office:value="0.0000185516018502663" calcext:value-type="float">
            <text:p>1.85516018502663E-05</text:p>
          </table:table-cell>
          <table:table-cell office:value-type="float" office:value="0.0000213582987110699" calcext:value-type="float">
            <text:p>2.13582987110699E-05</text:p>
          </table:table-cell>
          <table:table-cell office:value-type="float" office:value="0.0000372187272054524" calcext:value-type="float">
            <text:p>3.72187272054524E-05</text:p>
          </table:table-cell>
          <table:table-cell office:value-type="float" office:value="0.0000239767762390799" calcext:value-type="float">
            <text:p>2.39767762390799E-05</text:p>
          </table:table-cell>
          <table:table-cell office:value-type="float" office:value="0.0000364234879055095" calcext:value-type="float">
            <text:p>3.64234879055095E-05</text:p>
          </table:table-cell>
          <table:table-cell office:value-type="float" office:value="0.0000457421340538352" calcext:value-type="float">
            <text:p>4.57421340538352E-05</text:p>
          </table:table-cell>
        </table:table-row>
        <table:table-row table:style-name="ro1">
          <table:table-cell office:value-type="string" calcext:value-type="string">
            <text:p>pe182_9_12_c</text:p>
          </table:table-cell>
          <table:table-cell office:value-type="float" office:value="0.0000271515187685654" calcext:value-type="float">
            <text:p>2.71515187685654E-05</text:p>
          </table:table-cell>
          <table:table-cell office:value-type="float" office:value="0.0000255069604048381" calcext:value-type="float">
            <text:p>0.000025507</text:p>
          </table:table-cell>
          <table:table-cell office:value-type="float" office:value="0.0000295770154655223" calcext:value-type="float">
            <text:p>0.000029577</text:p>
          </table:table-cell>
          <table:table-cell office:value-type="float" office:value="0.0000485927702394387" calcext:value-type="float">
            <text:p>4.85927702394387E-05</text:p>
          </table:table-cell>
          <table:table-cell office:value-type="float" office:value="0.0000376540596826197" calcext:value-type="float">
            <text:p>3.76540596826197E-05</text:p>
          </table:table-cell>
          <table:table-cell office:value-type="float" office:value="0.0000515023987775446" calcext:value-type="float">
            <text:p>5.15023987775446E-05</text:p>
          </table:table-cell>
          <table:table-cell office:value-type="float" office:value="0.0000646788587377481" calcext:value-type="float">
            <text:p>6.46788587377481E-05</text:p>
          </table:table-cell>
        </table:table-row>
        <table:table-row table:style-name="ro1">
          <table:table-cell office:value-type="string" calcext:value-type="string">
            <text:p>pe182n6183n6_c</text:p>
          </table:table-cell>
          <table:table-cell office:value-type="float" office:value="0.0000140970402588208" calcext:value-type="float">
            <text:p>0.000014097</text:p>
          </table:table-cell>
          <table:table-cell office:value-type="float" office:value="0.0000133887999483458" calcext:value-type="float">
            <text:p>1.33887999483458E-05</text:p>
          </table:table-cell>
          <table:table-cell office:value-type="float" office:value="0.0000156240975927001" calcext:value-type="float">
            <text:p>1.56240975927001E-05</text:p>
          </table:table-cell>
          <table:table-cell office:value-type="float" office:value="0.0000242963851197193" calcext:value-type="float">
            <text:p>2.42963851197193E-05</text:p>
          </table:table-cell>
          <table:table-cell office:value-type="float" office:value="0.0000219635991694678" calcext:value-type="float">
            <text:p>2.19635991694678E-05</text:p>
          </table:table-cell>
          <table:table-cell office:value-type="float" office:value="0.0000277012588812559" calcext:value-type="float">
            <text:p>2.77012588812559E-05</text:p>
          </table:table-cell>
          <table:table-cell office:value-type="float" office:value="0.0000347883953479023" calcext:value-type="float">
            <text:p>3.47883953479023E-05</text:p>
          </table:table-cell>
        </table:table-row>
        <table:table-row table:style-name="ro1">
          <table:table-cell office:value-type="string" calcext:value-type="string">
            <text:p>pe182n6183n3_c</text:p>
          </table:table-cell>
          <table:table-cell office:value-type="float" office:value="0.0000199109226432206" calcext:value-type="float">
            <text:p>1.99109226432206E-05</text:p>
          </table:table-cell>
          <table:table-cell office:value-type="float" office:value="0.0000193188930256705" calcext:value-type="float">
            <text:p>1.93188930256705E-05</text:p>
          </table:table-cell>
          <table:table-cell office:value-type="float" office:value="0.0000228179135412004" calcext:value-type="float">
            <text:p>2.28179135412004E-05</text:p>
          </table:table-cell>
          <table:table-cell office:value-type="float" office:value="0.000031707378080869" calcext:value-type="float">
            <text:p>3.1707378080869E-05</text:p>
          </table:table-cell>
          <table:table-cell office:value-type="float" office:value="0.0000377779581510606" calcext:value-type="float">
            <text:p>0.000037778</text:p>
          </table:table-cell>
          <table:table-cell office:value-type="float" office:value="0.00004181772728282" calcext:value-type="float">
            <text:p>4.181772728282E-05</text:p>
          </table:table-cell>
          <table:table-cell office:value-type="float" office:value="0.0000525164446677863" calcext:value-type="float">
            <text:p>5.25164446677863E-05</text:p>
          </table:table-cell>
        </table:table-row>
        <table:table-row table:style-name="ro1">
          <table:table-cell office:value-type="string" calcext:value-type="string">
            <text:p>pe182n6204n6_c</text:p>
          </table:table-cell>
          <table:table-cell office:value-type="float" office:value="0.0000135752815832978" calcext:value-type="float">
            <text:p>1.35752815832978E-05</text:p>
          </table:table-cell>
          <table:table-cell office:value-type="float" office:value="0.0000127534802024191" calcext:value-type="float">
            <text:p>1.27534802024191E-05</text:p>
          </table:table-cell>
          <table:table-cell office:value-type="float" office:value="0.0000147882028842168" calcext:value-type="float">
            <text:p>1.47882028842168E-05</text:p>
          </table:table-cell>
          <table:table-cell office:value-type="float" office:value="0.0000242963851197193" calcext:value-type="float">
            <text:p>2.42963851197193E-05</text:p>
          </table:table-cell>
          <table:table-cell office:value-type="float" office:value="0.0000188270298413098" calcext:value-type="float">
            <text:p>0.000018827</text:p>
          </table:table-cell>
          <table:table-cell office:value-type="float" office:value="0.0000257511993887723" calcext:value-type="float">
            <text:p>2.57511993887723E-05</text:p>
          </table:table-cell>
          <table:table-cell office:value-type="float" office:value="0.000032339429368874" calcext:value-type="float">
            <text:p>3.2339429368874E-05</text:p>
          </table:table-cell>
        </table:table-row>
        <table:table-row table:style-name="ro1">
          <table:table-cell office:value-type="string" calcext:value-type="string">
            <text:p>pe182n6205n3_c</text:p>
          </table:table-cell>
          <table:table-cell office:value-type="float" office:value="0.000487968589870138" calcext:value-type="float">
            <text:p>0.0004879686</text:p>
          </table:table-cell>
          <table:table-cell office:value-type="float" office:value="0.000493433879913156" calcext:value-type="float">
            <text:p>0.0004934339</text:p>
          </table:table-cell>
          <table:table-cell office:value-type="float" office:value="0.000595948419261091" calcext:value-type="float">
            <text:p>0.0005959484</text:p>
          </table:table-cell>
          <table:table-cell office:value-type="float" office:value="0.000649273252353676" calcext:value-type="float">
            <text:p>0.0006492733</text:p>
          </table:table-cell>
          <table:table-cell office:value-type="float" office:value="0.00125666824905626" calcext:value-type="float">
            <text:p>0.0012566682</text:p>
          </table:table-cell>
          <table:table-cell office:value-type="float" office:value="0.00115664713741226" calcext:value-type="float">
            <text:p>0.0011566471</text:p>
          </table:table-cell>
          <table:table-cell office:value-type="float" office:value="0.00145256567821703" calcext:value-type="float">
            <text:p>0.0014525657</text:p>
          </table:table-cell>
        </table:table-row>
        <table:table-row table:style-name="ro1">
          <table:table-cell office:value-type="string" calcext:value-type="string">
            <text:p>pe182n6226n3_c</text:p>
          </table:table-cell>
          <table:table-cell office:value-type="float" office:value="0.0000223381516465697" calcext:value-type="float">
            <text:p>2.23381516465697E-05</text:p>
          </table:table-cell>
          <table:table-cell office:value-type="float" office:value="0.0000219039414281992" calcext:value-type="float">
            <text:p>2.19039414281992E-05</text:p>
          </table:table-cell>
          <table:table-cell office:value-type="float" office:value="0.0000260224814389305" calcext:value-type="float">
            <text:p>2.60224814389305E-05</text:p>
          </table:table-cell>
          <table:table-cell office:value-type="float" office:value="0.0000341042641129001" calcext:value-type="float">
            <text:p>3.41042641129001E-05</text:p>
          </table:table-cell>
          <table:table-cell office:value-type="float" office:value="0.0000461871340901074" calcext:value-type="float">
            <text:p>4.61871340901074E-05</text:p>
          </table:table-cell>
          <table:table-cell office:value-type="float" office:value="0.0000484315338236963" calcext:value-type="float">
            <text:p>4.84315338236963E-05</text:p>
          </table:table-cell>
          <table:table-cell office:value-type="float" office:value="0.0000608223385509786" calcext:value-type="float">
            <text:p>6.08223385509786E-05</text:p>
          </table:table-cell>
        </table:table-row>
        <table:table-row table:style-name="ro1">
          <table:table-cell office:value-type="string" calcext:value-type="string">
            <text:p>pe205n3140_c</text:p>
          </table:table-cell>
          <table:table-cell office:value-type="float" office:value="0.000499072684759474" calcext:value-type="float">
            <text:p>0.0004990727</text:p>
          </table:table-cell>
          <table:table-cell office:value-type="float" office:value="0.000504011489461728" calcext:value-type="float">
            <text:p>0.0005040115</text:p>
          </table:table-cell>
          <table:table-cell office:value-type="float" office:value="0.000608319173188972" calcext:value-type="float">
            <text:p>0.0006083192</text:p>
          </table:table-cell>
          <table:table-cell office:value-type="float" office:value="0.000668179373274654" calcext:value-type="float">
            <text:p>0.0006681794</text:p>
          </table:table-cell>
          <table:table-cell office:value-type="float" office:value="0.00127455069727784" calcext:value-type="float">
            <text:p>0.0012745507</text:p>
          </table:table-cell>
          <table:table-cell office:value-type="float" office:value="0.00117869488055204" calcext:value-type="float">
            <text:p>0.0011786949</text:p>
          </table:table-cell>
          <table:table-cell office:value-type="float" office:value="0.00148025415288757" calcext:value-type="float">
            <text:p>0.0014802542</text:p>
          </table:table-cell>
        </table:table-row>
        <table:table-row table:style-name="ro1">
          <table:table-cell office:value-type="string" calcext:value-type="string">
            <text:p>pe205n3160_c</text:p>
          </table:table-cell>
          <table:table-cell office:value-type="float" office:value="0.000868995763297444" calcext:value-type="float">
            <text:p>0.0008689958</text:p>
          </table:table-cell>
          <table:table-cell office:value-type="float" office:value="0.000846275081186988" calcext:value-type="float">
            <text:p>0.0008462751</text:p>
          </table:table-cell>
          <table:table-cell office:value-type="float" office:value="0.0010016713468761" calcext:value-type="float">
            <text:p>0.0010016713</text:p>
          </table:table-cell>
          <table:table-cell office:value-type="float" office:value="0.00136375040644" calcext:value-type="float">
            <text:p>0.0013637504</text:p>
          </table:table-cell>
          <table:table-cell office:value-type="float" office:value="0.00170079388380708" calcext:value-type="float">
            <text:p>0.0017007939</text:p>
          </table:table-cell>
          <table:table-cell office:value-type="float" office:value="0.00184581781876659" calcext:value-type="float">
            <text:p>0.0018458178</text:p>
          </table:table-cell>
          <table:table-cell office:value-type="float" office:value="0.00231805494092201" calcext:value-type="float">
            <text:p>0.0023180549</text:p>
          </table:table-cell>
        </table:table-row>
        <table:table-row table:style-name="ro1">
          <table:table-cell office:value-type="string" calcext:value-type="string">
            <text:p>pe205n31619Z_c</text:p>
          </table:table-cell>
          <table:table-cell office:value-type="float" office:value="0.00128213116291079" calcext:value-type="float">
            <text:p>0.0012821312</text:p>
          </table:table-cell>
          <table:table-cell office:value-type="float" office:value="0.00124921900355139" calcext:value-type="float">
            <text:p>0.001249219</text:p>
          </table:table-cell>
          <table:table-cell office:value-type="float" office:value="0.00147894222783941" calcext:value-type="float">
            <text:p>0.0014789422</text:p>
          </table:table-cell>
          <table:table-cell office:value-type="float" office:value="0.00200848165074209" calcext:value-type="float">
            <text:p>0.0020084817</text:p>
          </table:table-cell>
          <table:table-cell office:value-type="float" office:value="0.0025190022958593" calcext:value-type="float">
            <text:p>0.0025190023</text:p>
          </table:table-cell>
          <table:table-cell office:value-type="float" office:value="0.00272724107543584" calcext:value-type="float">
            <text:p>0.0027272411</text:p>
          </table:table-cell>
          <table:table-cell office:value-type="float" office:value="0.00342498299979783" calcext:value-type="float">
            <text:p>0.003424983</text:p>
          </table:table-cell>
        </table:table-row>
        <table:table-row table:style-name="ro1">
          <table:table-cell office:value-type="string" calcext:value-type="string">
            <text:p>pe205n3180_c</text:p>
          </table:table-cell>
          <table:table-cell office:value-type="float" office:value="0.000476788046823215" calcext:value-type="float">
            <text:p>0.000476788</text:p>
          </table:table-cell>
          <table:table-cell office:value-type="float" office:value="0.000482763426142841" calcext:value-type="float">
            <text:p>0.0004827634</text:p>
          </table:table-cell>
          <table:table-cell office:value-type="float" office:value="0.000583461822886374" calcext:value-type="float">
            <text:p>0.0005834618</text:p>
          </table:table-cell>
          <table:table-cell office:value-type="float" office:value="0.000630351251442424" calcext:value-type="float">
            <text:p>0.0006303513</text:p>
          </table:table-cell>
          <table:table-cell office:value-type="float" office:value="0.00123836726857817" calcext:value-type="float">
            <text:p>0.0012383673</text:p>
          </table:table-cell>
          <table:table-cell office:value-type="float" office:value="0.00113433000505427" calcext:value-type="float">
            <text:p>0.00113433</text:p>
          </table:table-cell>
          <table:table-cell office:value-type="float" office:value="0.00142453889333953" calcext:value-type="float">
            <text:p>0.0014245389</text:p>
          </table:table-cell>
        </table:table-row>
        <table:table-row table:style-name="ro1">
          <table:table-cell office:value-type="string" calcext:value-type="string">
            <text:p>pe205n31819Z_c</text:p>
          </table:table-cell>
          <table:table-cell office:value-type="float" office:value="0.000480811131116167" calcext:value-type="float">
            <text:p>0.0004808111</text:p>
          </table:table-cell>
          <table:table-cell office:value-type="float" office:value="0.000486477195012559" calcext:value-type="float">
            <text:p>0.0004864772</text:p>
          </table:table-cell>
          <table:table-cell office:value-type="float" office:value="0.000587729702506638" calcext:value-type="float">
            <text:p>0.0005877297</text:p>
          </table:table-cell>
          <table:table-cell office:value-type="float" office:value="0.00063789920931969" calcext:value-type="float">
            <text:p>0.0006378992</text:p>
          </table:table-cell>
          <table:table-cell office:value-type="float" office:value="0.00124299096561272" calcext:value-type="float">
            <text:p>0.001242991</text:p>
          </table:table-cell>
          <table:table-cell office:value-type="float" office:value="0.00114156822654022" calcext:value-type="float">
            <text:p>0.0011415682</text:p>
          </table:table-cell>
          <table:table-cell office:value-type="float" office:value="0.00143362895353312" calcext:value-type="float">
            <text:p>0.001433629</text:p>
          </table:table-cell>
        </table:table-row>
        <table:table-row table:style-name="ro1">
          <table:table-cell office:value-type="string" calcext:value-type="string">
            <text:p>pe205n3182n6_c</text:p>
          </table:table-cell>
          <table:table-cell office:value-type="float" office:value="0.000487968589870138" calcext:value-type="float">
            <text:p>0.0004879686</text:p>
          </table:table-cell>
          <table:table-cell office:value-type="float" office:value="0.000493433879913156" calcext:value-type="float">
            <text:p>0.0004934339</text:p>
          </table:table-cell>
          <table:table-cell office:value-type="float" office:value="0.000595948419261091" calcext:value-type="float">
            <text:p>0.0005959484</text:p>
          </table:table-cell>
          <table:table-cell office:value-type="float" office:value="0.000649273252353676" calcext:value-type="float">
            <text:p>0.0006492733</text:p>
          </table:table-cell>
          <table:table-cell office:value-type="float" office:value="0.00125666824905626" calcext:value-type="float">
            <text:p>0.0012566682</text:p>
          </table:table-cell>
          <table:table-cell office:value-type="float" office:value="0.00115664713741226" calcext:value-type="float">
            <text:p>0.0011566471</text:p>
          </table:table-cell>
          <table:table-cell office:value-type="float" office:value="0.00145256567821703" calcext:value-type="float">
            <text:p>0.0014525657</text:p>
          </table:table-cell>
        </table:table-row>
        <table:table-row table:style-name="ro1">
          <table:table-cell office:value-type="string" calcext:value-type="string">
            <text:p>pe205n3183n6_c</text:p>
          </table:table-cell>
          <table:table-cell office:value-type="float" office:value="0.000474915066962363" calcext:value-type="float">
            <text:p>0.0004749151</text:p>
          </table:table-cell>
          <table:table-cell office:value-type="float" office:value="0.000481311077245577" calcext:value-type="float">
            <text:p>0.0004813111</text:p>
          </table:table-cell>
          <table:table-cell office:value-type="float" office:value="0.000581998549873712" calcext:value-type="float">
            <text:p>0.0005819985</text:p>
          </table:table-cell>
          <table:table-cell office:value-type="float" office:value="0.000624976867233957" calcext:value-type="float">
            <text:p>0.0006249769</text:p>
          </table:table-cell>
          <table:table-cell office:value-type="float" office:value="0.00124097778854311" calcext:value-type="float">
            <text:p>0.0012409778</text:p>
          </table:table-cell>
          <table:table-cell office:value-type="float" office:value="0.00113284599751597" calcext:value-type="float">
            <text:p>0.001132846</text:p>
          </table:table-cell>
          <table:table-cell office:value-type="float" office:value="0.00142267521482719" calcext:value-type="float">
            <text:p>0.0014226752</text:p>
          </table:table-cell>
        </table:table-row>
        <table:table-row table:style-name="ro1">
          <table:table-cell office:value-type="string" calcext:value-type="string">
            <text:p>pe205n3183n3_c</text:p>
          </table:table-cell>
          <table:table-cell office:value-type="float" office:value="0.000480725126938883" calcext:value-type="float">
            <text:p>0.0004807251</text:p>
          </table:table-cell>
          <table:table-cell office:value-type="float" office:value="0.000487239843976876" calcext:value-type="float">
            <text:p>0.0004872398</text:p>
          </table:table-cell>
          <table:table-cell office:value-type="float" office:value="0.0005891929755193" calcext:value-type="float">
            <text:p>0.000589193</text:p>
          </table:table-cell>
          <table:table-cell office:value-type="float" office:value="0.000632387860195107" calcext:value-type="float">
            <text:p>0.0006323879</text:p>
          </table:table-cell>
          <table:table-cell office:value-type="float" office:value="0.00125679214752471" calcext:value-type="float">
            <text:p>0.0012567921</text:p>
          </table:table-cell>
          <table:table-cell office:value-type="float" office:value="0.00114696246591753" calcext:value-type="float">
            <text:p>0.0011469625</text:p>
          </table:table-cell>
          <table:table-cell office:value-type="float" office:value="0.00144040326414707" calcext:value-type="float">
            <text:p>0.0014404033</text:p>
          </table:table-cell>
        </table:table-row>
        <table:table-row table:style-name="ro1">
          <table:table-cell office:value-type="string" calcext:value-type="string">
            <text:p>pe205n3204n6_c</text:p>
          </table:table-cell>
          <table:table-cell office:value-type="float" office:value="0.000474389485878961" calcext:value-type="float">
            <text:p>0.0004743895</text:p>
          </table:table-cell>
          <table:table-cell office:value-type="float" office:value="0.000480681062883749" calcext:value-type="float">
            <text:p>0.0004806811</text:p>
          </table:table-cell>
          <table:table-cell office:value-type="float" office:value="0.000581163264862317" calcext:value-type="float">
            <text:p>0.0005811633</text:p>
          </table:table-cell>
          <table:table-cell office:value-type="float" office:value="0.000624976867233957" calcext:value-type="float">
            <text:p>0.0006249769</text:p>
          </table:table-cell>
          <table:table-cell office:value-type="float" office:value="0.00123784121921495" calcext:value-type="float">
            <text:p>0.0012378412</text:p>
          </table:table-cell>
          <table:table-cell office:value-type="float" office:value="0.00113089593802349" calcext:value-type="float">
            <text:p>0.0011308959</text:p>
          </table:table-cell>
          <table:table-cell office:value-type="float" office:value="0.00142022624884816" calcext:value-type="float">
            <text:p>0.0014202262</text:p>
          </table:table-cell>
        </table:table-row>
        <table:table-row table:style-name="ro1">
          <table:table-cell office:value-type="string" calcext:value-type="string">
            <text:p>pe205n3_c</text:p>
          </table:table-cell>
          <table:table-cell office:value-type="float" office:value="0.000948788527777619" calcext:value-type="float">
            <text:p>0.0009487885</text:p>
          </table:table-cell>
          <table:table-cell office:value-type="float" office:value="0.000961335598847001" calcext:value-type="float">
            <text:p>0.0009613356</text:p>
          </table:table-cell>
          <table:table-cell office:value-type="float" office:value="0.00116232652972463" calcext:value-type="float">
            <text:p>0.0011623265</text:p>
          </table:table-cell>
          <table:table-cell office:value-type="float" office:value="0.00124995373446791" calcext:value-type="float">
            <text:p>0.0012499537</text:p>
          </table:table-cell>
          <table:table-cell office:value-type="float" office:value="0.00247568243842991" calcext:value-type="float">
            <text:p>0.0024756824</text:p>
          </table:table-cell>
          <table:table-cell office:value-type="float" office:value="0.00226179187604697" calcext:value-type="float">
            <text:p>0.0022617919</text:p>
          </table:table-cell>
          <table:table-cell office:value-type="float" office:value="0.00284045249769632" calcext:value-type="float">
            <text:p>0.0028404525</text:p>
          </table:table-cell>
        </table:table-row>
        <table:table-row table:style-name="ro1">
          <table:table-cell office:value-type="string" calcext:value-type="string">
            <text:p>pe205n3226n3_c</text:p>
          </table:table-cell>
          <table:table-cell office:value-type="float" office:value="0.000483152355942232" calcext:value-type="float">
            <text:p>0.0004831524</text:p>
          </table:table-cell>
          <table:table-cell office:value-type="float" office:value="0.00048982621872543" calcext:value-type="float">
            <text:p>0.0004898262</text:p>
          </table:table-cell>
          <table:table-cell office:value-type="float" office:value="0.000592393885234499" calcext:value-type="float">
            <text:p>0.0005923939</text:p>
          </table:table-cell>
          <table:table-cell office:value-type="float" office:value="0.000634784746227138" calcext:value-type="float">
            <text:p>0.0006347847</text:p>
          </table:table-cell>
          <table:table-cell office:value-type="float" office:value="0.00126520132346375" calcext:value-type="float">
            <text:p>0.0012652013</text:p>
          </table:table-cell>
          <table:table-cell office:value-type="float" office:value="0.00115357627245841" calcext:value-type="float">
            <text:p>0.0011535763</text:p>
          </table:table-cell>
          <table:table-cell office:value-type="float" office:value="0.00144870915803026" calcext:value-type="float">
            <text:p>0.0014487092</text:p>
          </table:table-cell>
        </table:table-row>
        <table:table-row table:style-name="ro1">
          <table:table-cell office:value-type="string" calcext:value-type="string">
            <text:p>pe226n3140_c</text:p>
          </table:table-cell>
          <table:table-cell office:value-type="float" office:value="0.0000334393797299971" calcext:value-type="float">
            <text:p>3.34393797299971E-05</text:p>
          </table:table-cell>
          <table:table-cell office:value-type="float" office:value="0.0000324822141497834" calcext:value-type="float">
            <text:p>3.24822141497834E-05</text:p>
          </table:table-cell>
          <table:table-cell office:value-type="float" office:value="0.0000383914062755459" calcext:value-type="float">
            <text:p>3.83914062755459E-05</text:p>
          </table:table-cell>
          <table:table-cell office:value-type="float" office:value="0.0000530103850338778" calcext:value-type="float">
            <text:p>5.30103850338778E-05</text:p>
          </table:table-cell>
          <table:table-cell office:value-type="float" office:value="0.0000640695823116829" calcext:value-type="float">
            <text:p>6.40695823116829E-05</text:p>
          </table:table-cell>
          <table:table-cell office:value-type="float" office:value="0.000070479276963475" calcext:value-type="float">
            <text:p>7.0479276963475E-05</text:p>
          </table:table-cell>
          <table:table-cell office:value-type="float" office:value="0.0000885108132215149" calcext:value-type="float">
            <text:p>8.85108132215149E-05</text:p>
          </table:table-cell>
        </table:table-row>
        <table:table-row table:style-name="ro1">
          <table:table-cell office:value-type="string" calcext:value-type="string">
            <text:p>pe226n3160_c</text:p>
          </table:table-cell>
          <table:table-cell office:value-type="float" office:value="0.000403359591462058" calcext:value-type="float">
            <text:p>0.0004033596</text:p>
          </table:table-cell>
          <table:table-cell office:value-type="float" office:value="0.000374759069335292" calcext:value-type="float">
            <text:p>0.0003747591</text:p>
          </table:table-cell>
          <table:table-cell office:value-type="float" office:value="0.000431726508444195" calcext:value-type="float">
            <text:p>0.0004317265</text:p>
          </table:table-cell>
          <table:table-cell office:value-type="float" office:value="0.000748581418199222" calcext:value-type="float">
            <text:p>0.0007485814</text:p>
          </table:table-cell>
          <table:table-cell office:value-type="float" office:value="0.000490312768840921" calcext:value-type="float">
            <text:p>0.0004903128</text:p>
          </table:table-cell>
          <table:table-cell office:value-type="float" office:value="0.000737602215178033" calcext:value-type="float">
            <text:p>0.0007376022</text:p>
          </table:table-cell>
          <table:table-cell office:value-type="float" office:value="0.000926311601255955" calcext:value-type="float">
            <text:p>0.0009263116</text:p>
          </table:table-cell>
        </table:table-row>
        <table:table-row table:style-name="ro1">
          <table:table-cell office:value-type="string" calcext:value-type="string">
            <text:p>pe226n31619Z_c</text:p>
          </table:table-cell>
          <table:table-cell office:value-type="float" office:value="0.00081654277117389" calcext:value-type="float">
            <text:p>0.0008165428</text:p>
          </table:table-cell>
          <table:table-cell office:value-type="float" office:value="0.000777702991699695" calcext:value-type="float">
            <text:p>0.000777703</text:p>
          </table:table-cell>
          <table:table-cell office:value-type="float" office:value="0.00090905835911636" calcext:value-type="float">
            <text:p>0.0009090584</text:p>
          </table:table-cell>
          <table:table-cell office:value-type="float" office:value="0.00139331266250131" calcext:value-type="float">
            <text:p>0.0013933127</text:p>
          </table:table-cell>
          <table:table-cell office:value-type="float" office:value="0.00130852118089314" calcext:value-type="float">
            <text:p>0.0013085212</text:p>
          </table:table-cell>
          <table:table-cell office:value-type="float" office:value="0.00161902547184728" calcext:value-type="float">
            <text:p>0.0016190255</text:p>
          </table:table-cell>
          <table:table-cell office:value-type="float" office:value="0.00203323966013178" calcext:value-type="float">
            <text:p>0.0020332397</text:p>
          </table:table-cell>
        </table:table-row>
        <table:table-row table:style-name="ro1">
          <table:table-cell office:value-type="string" calcext:value-type="string">
            <text:p>pe226n3180_c</text:p>
          </table:table-cell>
          <table:table-cell office:value-type="float" office:value="0.0000111614310075263" calcext:value-type="float">
            <text:p>1.11614310075263E-05</text:p>
          </table:table-cell>
          <table:table-cell office:value-type="float" office:value="0.0000112348140039094" calcext:value-type="float">
            <text:p>1.12348140039094E-05</text:p>
          </table:table-cell>
          <table:table-cell office:value-type="float" office:value="0.0000135358850642135" calcext:value-type="float">
            <text:p>1.35358850642135E-05</text:p>
          </table:table-cell>
          <table:table-cell office:value-type="float" office:value="0.0000151822632016482" calcext:value-type="float">
            <text:p>1.51822632016482E-05</text:p>
          </table:table-cell>
          <table:table-cell office:value-type="float" office:value="0.0000278861536120107" calcext:value-type="float">
            <text:p>2.78861536120107E-05</text:p>
          </table:table-cell>
          <table:table-cell office:value-type="float" office:value="0.0000261144014657129" calcext:value-type="float">
            <text:p>2.61144014657129E-05</text:p>
          </table:table-cell>
          <table:table-cell office:value-type="float" office:value="0.0000327955536734751" calcext:value-type="float">
            <text:p>3.27955536734751E-05</text:p>
          </table:table-cell>
        </table:table-row>
        <table:table-row table:style-name="ro1">
          <table:table-cell office:value-type="string" calcext:value-type="string">
            <text:p>pe226n31819Z_c</text:p>
          </table:table-cell>
          <table:table-cell office:value-type="float" office:value="0.0000151749592807806" calcext:value-type="float">
            <text:p>0.000015175</text:p>
          </table:table-cell>
          <table:table-cell office:value-type="float" office:value="0.0000149485828736274" calcext:value-type="float">
            <text:p>1.49485828736274E-05</text:p>
          </table:table-cell>
          <table:table-cell office:value-type="float" office:value="0.0000178037646844781" calcext:value-type="float">
            <text:p>1.78037646844781E-05</text:p>
          </table:table-cell>
          <table:table-cell office:value-type="float" office:value="0.0000227302210789139" calcext:value-type="float">
            <text:p>2.27302210789139E-05</text:p>
          </table:table-cell>
          <table:table-cell office:value-type="float" office:value="0.0000325098506465677" calcext:value-type="float">
            <text:p>3.25098506465677E-05</text:p>
          </table:table-cell>
          <table:table-cell office:value-type="float" office:value="0.0000333526229516612" calcext:value-type="float">
            <text:p>3.33526229516612E-05</text:p>
          </table:table-cell>
          <table:table-cell office:value-type="float" office:value="0.0000418856138670658" calcext:value-type="float">
            <text:p>4.18856138670658E-05</text:p>
          </table:table-cell>
        </table:table-row>
        <table:table-row table:style-name="ro1">
          <table:table-cell office:value-type="string" calcext:value-type="string">
            <text:p>pe226n3182n6_c</text:p>
          </table:table-cell>
          <table:table-cell office:value-type="float" office:value="0.0000223381516465697" calcext:value-type="float">
            <text:p>2.23381516465697E-05</text:p>
          </table:table-cell>
          <table:table-cell office:value-type="float" office:value="0.0000219039414281992" calcext:value-type="float">
            <text:p>2.19039414281992E-05</text:p>
          </table:table-cell>
          <table:table-cell office:value-type="float" office:value="0.0000260224814389305" calcext:value-type="float">
            <text:p>2.60224814389305E-05</text:p>
          </table:table-cell>
          <table:table-cell office:value-type="float" office:value="0.0000341042641129001" calcext:value-type="float">
            <text:p>3.41042641129001E-05</text:p>
          </table:table-cell>
          <table:table-cell office:value-type="float" office:value="0.0000461871340901074" calcext:value-type="float">
            <text:p>4.61871340901074E-05</text:p>
          </table:table-cell>
          <table:table-cell office:value-type="float" office:value="0.0000484315338236963" calcext:value-type="float">
            <text:p>4.84315338236963E-05</text:p>
          </table:table-cell>
          <table:table-cell office:value-type="float" office:value="0.0000608223385509786" calcext:value-type="float">
            <text:p>6.08223385509786E-05</text:p>
          </table:table-cell>
        </table:table-row>
        <table:table-row table:style-name="ro1">
          <table:table-cell office:value-type="string" calcext:value-type="string">
            <text:p>pe226n3183n6_c</text:p>
          </table:table-cell>
          <table:table-cell office:value-type="float" office:value="0.00000928395981741608" calcext:value-type="float">
            <text:p>0.000009284</text:p>
          </table:table-cell>
          <table:table-cell office:value-type="float" office:value="0.00000978578097170691" calcext:value-type="float">
            <text:p>9.78578097170691E-06</text:p>
          </table:table-cell>
          <table:table-cell office:value-type="float" office:value="0.0000120695635661083" calcext:value-type="float">
            <text:p>1.20695635661083E-05</text:p>
          </table:table-cell>
          <table:table-cell office:value-type="float" office:value="0.00000980787899318082" calcext:value-type="float">
            <text:p>9.80787899318082E-06</text:p>
          </table:table-cell>
          <table:table-cell office:value-type="float" office:value="0.0000304966735769555" calcext:value-type="float">
            <text:p>3.04966735769555E-05</text:p>
          </table:table-cell>
          <table:table-cell office:value-type="float" office:value="0.0000246303939274077" calcext:value-type="float">
            <text:p>2.46303939274077E-05</text:p>
          </table:table-cell>
          <table:table-cell office:value-type="float" office:value="0.0000309318751611329" calcext:value-type="float">
            <text:p>3.09318751611329E-05</text:p>
          </table:table-cell>
        </table:table-row>
        <table:table-row table:style-name="ro1">
          <table:table-cell office:value-type="string" calcext:value-type="string">
            <text:p>pe226n3183n3_c</text:p>
          </table:table-cell>
          <table:table-cell office:value-type="float" office:value="0.0000150985111231948" calcext:value-type="float">
            <text:p>1.50985111231948E-05</text:p>
          </table:table-cell>
          <table:table-cell office:value-type="float" office:value="0.0000157158740490316" calcext:value-type="float">
            <text:p>1.57158740490316E-05</text:p>
          </table:table-cell>
          <table:table-cell office:value-type="float" office:value="0.0000192639892116972" calcext:value-type="float">
            <text:p>0.000019264</text:p>
          </table:table-cell>
          <table:table-cell office:value-type="float" office:value="0.0000172188719543305" calcext:value-type="float">
            <text:p>1.72188719543305E-05</text:p>
          </table:table-cell>
          <table:table-cell office:value-type="float" office:value="0.0000463110325585484" calcext:value-type="float">
            <text:p>0.000046311</text:p>
          </table:table-cell>
          <table:table-cell office:value-type="float" office:value="0.0000387468623289717" calcext:value-type="float">
            <text:p>3.87468623289717E-05</text:p>
          </table:table-cell>
          <table:table-cell office:value-type="float" office:value="0.0000486599244810169" calcext:value-type="float">
            <text:p>4.86599244810169E-05</text:p>
          </table:table-cell>
        </table:table-row>
        <table:table-row table:style-name="ro1">
          <table:table-cell office:value-type="string" calcext:value-type="string">
            <text:p>pe226n3204n6_c</text:p>
          </table:table-cell>
          <table:table-cell office:value-type="float" office:value="0.0000087628700632719" calcext:value-type="float">
            <text:p>8.7628700632719E-06</text:p>
          </table:table-cell>
          <table:table-cell office:value-type="float" office:value="0.00000915046122578016" calcext:value-type="float">
            <text:p>9.15046122578016E-06</text:p>
          </table:table-cell>
          <table:table-cell office:value-type="float" office:value="0.0000112342785547136" calcext:value-type="float">
            <text:p>1.12342785547136E-05</text:p>
          </table:table-cell>
          <table:table-cell office:value-type="float" office:value="0.00000980787899318082" calcext:value-type="float">
            <text:p>9.80787899318082E-06</text:p>
          </table:table-cell>
          <table:table-cell office:value-type="float" office:value="0.0000273601042487976" calcext:value-type="float">
            <text:p>2.73601042487976E-05</text:p>
          </table:table-cell>
          <table:table-cell office:value-type="float" office:value="0.000022680334434924" calcext:value-type="float">
            <text:p>2.2680334434924E-05</text:p>
          </table:table-cell>
          <table:table-cell office:value-type="float" office:value="0.0000284829091821046" calcext:value-type="float">
            <text:p>2.84829091821046E-05</text:p>
          </table:table-cell>
        </table:table-row>
        <table:table-row table:style-name="ro1">
          <table:table-cell office:value-type="string" calcext:value-type="string">
            <text:p>pe226n3205n3_c</text:p>
          </table:table-cell>
          <table:table-cell office:value-type="float" office:value="0.000483152355942232" calcext:value-type="float">
            <text:p>0.0004831524</text:p>
          </table:table-cell>
          <table:table-cell office:value-type="float" office:value="0.00048982621872543" calcext:value-type="float">
            <text:p>0.0004898262</text:p>
          </table:table-cell>
          <table:table-cell office:value-type="float" office:value="0.000592393885234499" calcext:value-type="float">
            <text:p>0.0005923939</text:p>
          </table:table-cell>
          <table:table-cell office:value-type="float" office:value="0.000634784746227138" calcext:value-type="float">
            <text:p>0.0006347847</text:p>
          </table:table-cell>
          <table:table-cell office:value-type="float" office:value="0.00126520132346375" calcext:value-type="float">
            <text:p>0.0012652013</text:p>
          </table:table-cell>
          <table:table-cell office:value-type="float" office:value="0.00115357627245841" calcext:value-type="float">
            <text:p>0.0011535763</text:p>
          </table:table-cell>
          <table:table-cell office:value-type="float" office:value="0.00144870915803026" calcext:value-type="float">
            <text:p>0.0014487092</text:p>
          </table:table-cell>
        </table:table-row>
        <table:table-row table:style-name="ro1">
          <table:table-cell office:value-type="string" calcext:value-type="string">
            <text:p>pe226n3_c</text:p>
          </table:table-cell>
          <table:table-cell office:value-type="float" office:value="0.0000175257401265438" calcext:value-type="float">
            <text:p>1.75257401265438E-05</text:p>
          </table:table-cell>
          <table:table-cell office:value-type="float" office:value="0.0000183009224515603" calcext:value-type="float">
            <text:p>1.83009224515603E-05</text:p>
          </table:table-cell>
          <table:table-cell office:value-type="float" office:value="0.0000224679474123387" calcext:value-type="float">
            <text:p>2.24679474123387E-05</text:p>
          </table:table-cell>
          <table:table-cell office:value-type="float" office:value="0.0000196157579863616" calcext:value-type="float">
            <text:p>1.96157579863616E-05</text:p>
          </table:table-cell>
          <table:table-cell office:value-type="float" office:value="0.0000547202084975952" calcext:value-type="float">
            <text:p>5.47202084975952E-05</text:p>
          </table:table-cell>
          <table:table-cell office:value-type="float" office:value="0.0000453606688698481" calcext:value-type="float">
            <text:p>4.53606688698481E-05</text:p>
          </table:table-cell>
          <table:table-cell office:value-type="float" office:value="0.0000569658183642092" calcext:value-type="float">
            <text:p>5.69658183642092E-05</text:p>
          </table:table-cell>
        </table:table-row>
        <table:table-row table:style-name="ro1">
          <table:table-cell office:value-type="string" calcext:value-type="string">
            <text:p>pc140_c</text:p>
          </table:table-cell>
          <table:table-cell office:value-type="float" office:value="0.0000470576634019369" calcext:value-type="float">
            <text:p>4.70576634019369E-05</text:p>
          </table:table-cell>
          <table:table-cell office:value-type="float" office:value="0.0000444936037512714" calcext:value-type="float">
            <text:p>4.44936037512714E-05</text:p>
          </table:table-cell>
          <table:table-cell office:value-type="float" office:value="0.0000517876707064679" calcext:value-type="float">
            <text:p>5.17876707064679E-05</text:p>
          </table:table-cell>
          <table:table-cell office:value-type="float" office:value="0.0000823857542152758" calcext:value-type="float">
            <text:p>8.23857542152758E-05</text:p>
          </table:table-cell>
          <table:table-cell office:value-type="float" office:value="0.0000700037639995" calcext:value-type="float">
            <text:p>7.00037639995E-05</text:p>
          </table:table-cell>
          <table:table-cell office:value-type="float" office:value="0.0000911510070086611" calcext:value-type="float">
            <text:p>0.000091151</text:p>
          </table:table-cell>
          <table:table-cell office:value-type="float" office:value="0.000114471233302771" calcext:value-type="float">
            <text:p>0.0001144712</text:p>
          </table:table-cell>
        </table:table-row>
        <table:table-row table:style-name="ro1">
          <table:table-cell office:value-type="string" calcext:value-type="string">
            <text:p>pc140160_c</text:p>
          </table:table-cell>
          <table:table-cell office:value-type="float" office:value="0.00095674869218624" calcext:value-type="float">
            <text:p>0.0009567487</text:p>
          </table:table-cell>
          <table:table-cell office:value-type="float" office:value="0.000886927586850151" calcext:value-type="float">
            <text:p>0.0008869276</text:p>
          </table:table-cell>
          <table:table-cell office:value-type="float" office:value="0.00102038904749641" calcext:value-type="float">
            <text:p>0.001020389</text:p>
          </table:table-cell>
          <table:table-cell office:value-type="float" office:value="0.00178842894560817" calcext:value-type="float">
            <text:p>0.0017884289</text:p>
          </table:table-cell>
          <table:table-cell office:value-type="float" office:value="0.00112990789941491" calcext:value-type="float">
            <text:p>0.0011299079</text:p>
          </table:table-cell>
          <table:table-cell office:value-type="float" office:value="0.00173640121653276" calcext:value-type="float">
            <text:p>0.0017364012</text:p>
          </table:table-cell>
          <table:table-cell office:value-type="float" office:value="0.00218064501192018" calcext:value-type="float">
            <text:p>0.002180645</text:p>
          </table:table-cell>
        </table:table-row>
        <table:table-row table:style-name="ro1">
          <table:table-cell office:value-type="string" calcext:value-type="string">
            <text:p>pc1401619Z_c</text:p>
          </table:table-cell>
          <table:table-cell office:value-type="float" office:value="0.00118332191923114" calcext:value-type="float">
            <text:p>0.0011833219</text:p>
          </table:table-cell>
          <table:table-cell office:value-type="float" office:value="0.00112566987133202" calcext:value-type="float">
            <text:p>0.0011256699</text:p>
          </table:table-cell>
          <table:table-cell office:value-type="float" office:value="0.00131487274129466" calcext:value-type="float">
            <text:p>0.0013148727</text:p>
          </table:table-cell>
          <table:table-cell office:value-type="float" office:value="0.00202753103193613" calcext:value-type="float">
            <text:p>0.002027531</text:p>
          </table:table-cell>
          <table:table-cell office:value-type="float" office:value="0.00187440219297443" calcext:value-type="float">
            <text:p>0.0018744022</text:p>
          </table:table-cell>
          <table:table-cell office:value-type="float" office:value="0.00233749475995731" calcext:value-type="float">
            <text:p>0.0023374948</text:p>
          </table:table-cell>
          <table:table-cell office:value-type="float" office:value="0.00293552333421455" calcext:value-type="float">
            <text:p>0.0029355233</text:p>
          </table:table-cell>
        </table:table-row>
        <table:table-row table:style-name="ro1">
          <table:table-cell office:value-type="string" calcext:value-type="string">
            <text:p>pc140180_c</text:p>
          </table:table-cell>
          <table:table-cell office:value-type="float" office:value="0.0000263239674626991" calcext:value-type="float">
            <text:p>0.000026324</text:p>
          </table:table-cell>
          <table:table-cell office:value-type="float" office:value="0.0000246753414472263" calcext:value-type="float">
            <text:p>2.46753414472263E-05</text:p>
          </table:table-cell>
          <table:table-cell office:value-type="float" office:value="0.0000285765025431145" calcext:value-type="float">
            <text:p>2.85765025431145E-05</text:p>
          </table:table-cell>
          <table:table-cell office:value-type="float" office:value="0.000047456016432166" calcext:value-type="float">
            <text:p>0.000047456</text:p>
          </table:table-cell>
          <table:table-cell office:value-type="float" office:value="0.0000356149234805194" calcext:value-type="float">
            <text:p>3.56149234805194E-05</text:p>
          </table:table-cell>
          <table:table-cell office:value-type="float" office:value="0.0000495774578546937" calcext:value-type="float">
            <text:p>4.95774578546937E-05</text:p>
          </table:table-cell>
          <table:table-cell office:value-type="float" office:value="0.0000622614377052764" calcext:value-type="float">
            <text:p>6.22614377052764E-05</text:p>
          </table:table-cell>
        </table:table-row>
        <table:table-row table:style-name="ro1">
          <table:table-cell office:value-type="string" calcext:value-type="string">
            <text:p>pc1401819Z_c</text:p>
          </table:table-cell>
          <table:table-cell office:value-type="float" office:value="0.0000290044309880511" calcext:value-type="float">
            <text:p>2.90044309880511E-05</text:p>
          </table:table-cell>
          <table:table-cell office:value-type="float" office:value="0.0000271973884135722" calcext:value-type="float">
            <text:p>2.71973884135722E-05</text:p>
          </table:table-cell>
          <table:table-cell office:value-type="float" office:value="0.0000315036582655275" calcext:value-type="float">
            <text:p>3.15036582655275E-05</text:p>
          </table:table-cell>
          <table:table-cell office:value-type="float" office:value="0.0000522267905013759" calcext:value-type="float">
            <text:p>5.22267905013759E-05</text:p>
          </table:table-cell>
          <table:table-cell office:value-type="float" office:value="0.0000393990613481781" calcext:value-type="float">
            <text:p>3.93990613481781E-05</text:p>
          </table:table-cell>
          <table:table-cell office:value-type="float" office:value="0.0000546881787783176" calcext:value-type="float">
            <text:p>5.46881787783176E-05</text:p>
          </table:table-cell>
          <table:table-cell office:value-type="float" office:value="0.000068679694029509" calcext:value-type="float">
            <text:p>6.8679694029509E-05</text:p>
          </table:table-cell>
        </table:table-row>
        <table:table-row table:style-name="ro1">
          <table:table-cell office:value-type="string" calcext:value-type="string">
            <text:p>pc140182n6_c</text:p>
          </table:table-cell>
          <table:table-cell office:value-type="float" office:value="0.0000348011125369941" calcext:value-type="float">
            <text:p>3.48011125369941E-05</text:p>
          </table:table-cell>
          <table:table-cell office:value-type="float" office:value="0.0000328363485384316" calcext:value-type="float">
            <text:p>3.28363485384316E-05</text:p>
          </table:table-cell>
          <table:table-cell office:value-type="float" office:value="0.0000381731347178238" calcext:value-type="float">
            <text:p>3.81731347178238E-05</text:p>
          </table:table-cell>
          <table:table-cell office:value-type="float" office:value="0.0000613667785108547" calcext:value-type="float">
            <text:p>6.13667785108547E-05</text:p>
          </table:table-cell>
          <table:table-cell office:value-type="float" office:value="0.0000506344397593708" calcext:value-type="float">
            <text:p>5.06344397593708E-05</text:p>
          </table:table-cell>
          <table:table-cell office:value-type="float" office:value="0.0000669573738905565" calcext:value-type="float">
            <text:p>6.69573738905565E-05</text:p>
          </table:table-cell>
          <table:table-cell office:value-type="float" office:value="0.0000840878605678871" calcext:value-type="float">
            <text:p>8.40878605678871E-05</text:p>
          </table:table-cell>
        </table:table-row>
        <table:table-row table:style-name="ro1">
          <table:table-cell office:value-type="string" calcext:value-type="string">
            <text:p>pc140183n6_c</text:p>
          </table:table-cell>
          <table:table-cell office:value-type="float" office:value="0.0000236740832003815" calcext:value-type="float">
            <text:p>2.36740832003815E-05</text:p>
          </table:table-cell>
          <table:table-cell office:value-type="float" office:value="0.0000224238690699597" calcext:value-type="float">
            <text:p>2.24238690699597E-05</text:p>
          </table:table-cell>
          <table:table-cell office:value-type="float" office:value="0.0000261267396410827" calcext:value-type="float">
            <text:p>2.61267396410827E-05</text:p>
          </table:table-cell>
          <table:table-cell office:value-type="float" office:value="0.0000411928771076379" calcext:value-type="float">
            <text:p>4.11928771076379E-05</text:p>
          </table:table-cell>
          <table:table-cell office:value-type="float" office:value="0.0000358754661098464" calcext:value-type="float">
            <text:p>3.58754661098464E-05</text:p>
          </table:table-cell>
          <table:table-cell office:value-type="float" office:value="0.0000461186258804513" calcext:value-type="float">
            <text:p>4.61186258804513E-05</text:p>
          </table:table-cell>
          <table:table-cell office:value-type="float" office:value="0.0000579176923658423" calcext:value-type="float">
            <text:p>5.79176923658423E-05</text:p>
          </table:table-cell>
        </table:table-row>
        <table:table-row table:style-name="ro1">
          <table:table-cell office:value-type="string" calcext:value-type="string">
            <text:p>pc140183n3_c</text:p>
          </table:table-cell>
          <table:table-cell office:value-type="float" office:value="0.0000299046080436239" calcext:value-type="float">
            <text:p>2.99046080436239E-05</text:p>
          </table:table-cell>
          <table:table-cell office:value-type="float" office:value="0.0000288546577716839" calcext:value-type="float">
            <text:p>2.88546577716839E-05</text:p>
          </table:table-cell>
          <table:table-cell office:value-type="float" office:value="0.0000339753702627493" calcext:value-type="float">
            <text:p>3.39753702627493E-05</text:p>
          </table:table-cell>
          <table:table-cell office:value-type="float" office:value="0.0000486517066668486" calcext:value-type="float">
            <text:p>4.86517066668486E-05</text:p>
          </table:table-cell>
          <table:table-cell office:value-type="float" office:value="0.0000540751350701894" calcext:value-type="float">
            <text:p>5.40751350701894E-05</text:p>
          </table:table-cell>
          <table:table-cell office:value-type="float" office:value="0.0000617457378842882" calcext:value-type="float">
            <text:p>6.17457378842882E-05</text:p>
          </table:table-cell>
          <table:table-cell office:value-type="float" office:value="0.0000775428708772523" calcext:value-type="float">
            <text:p>7.75428708772523E-05</text:p>
          </table:table-cell>
        </table:table-row>
        <table:table-row table:style-name="ro1">
          <table:table-cell office:value-type="string" calcext:value-type="string">
            <text:p>pc140204n6_c</text:p>
          </table:table-cell>
          <table:table-cell office:value-type="float" office:value="0.0000235288317009684" calcext:value-type="float">
            <text:p>2.35288317009684E-05</text:p>
          </table:table-cell>
          <table:table-cell office:value-type="float" office:value="0.0000222468018756357" calcext:value-type="float">
            <text:p>2.22468018756357E-05</text:p>
          </table:table-cell>
          <table:table-cell office:value-type="float" office:value="0.0000258938353532339" calcext:value-type="float">
            <text:p>2.58938353532339E-05</text:p>
          </table:table-cell>
          <table:table-cell office:value-type="float" office:value="0.0000411928771076379" calcext:value-type="float">
            <text:p>4.11928771076379E-05</text:p>
          </table:table-cell>
          <table:table-cell office:value-type="float" office:value="0.00003500188199975" calcext:value-type="float">
            <text:p>3.500188199975E-05</text:p>
          </table:table-cell>
          <table:table-cell office:value-type="float" office:value="0.0000455755035043305" calcext:value-type="float">
            <text:p>4.55755035043305E-05</text:p>
          </table:table-cell>
          <table:table-cell office:value-type="float" office:value="0.0000572356166513857" calcext:value-type="float">
            <text:p>5.72356166513857E-05</text:p>
          </table:table-cell>
        </table:table-row>
        <table:table-row table:style-name="ro1">
          <table:table-cell office:value-type="string" calcext:value-type="string">
            <text:p>pc140205n3_c</text:p>
          </table:table-cell>
          <table:table-cell office:value-type="float" office:value="0.000142594925936907" calcext:value-type="float">
            <text:p>0.0001425949</text:p>
          </table:table-cell>
          <table:table-cell office:value-type="float" office:value="0.000142893888992524" calcext:value-type="float">
            <text:p>0.0001428939</text:p>
          </table:table-cell>
          <table:table-cell office:value-type="float" office:value="0.000171757766832106" calcext:value-type="float">
            <text:p>0.0001717578</text:p>
          </table:table-cell>
          <table:table-cell office:value-type="float" office:value="0.000198056048371955" calcext:value-type="float">
            <text:p>0.000198056</text:p>
          </table:table-cell>
          <table:table-cell office:value-type="float" office:value="0.000345688099918692" calcext:value-type="float">
            <text:p>0.0003456881</text:p>
          </table:table-cell>
          <table:table-cell office:value-type="float" office:value="0.000329419486391927" calcext:value-type="float">
            <text:p>0.0003294195</text:p>
          </table:table-cell>
          <table:table-cell office:value-type="float" office:value="0.00041369871950692" calcext:value-type="float">
            <text:p>0.0004136987</text:p>
          </table:table-cell>
        </table:table-row>
        <table:table-row table:style-name="ro1">
          <table:table-cell office:value-type="string" calcext:value-type="string">
            <text:p>pc140226n3_c</text:p>
          </table:table-cell>
          <table:table-cell office:value-type="float" office:value="0.00002728816985025" calcext:value-type="float">
            <text:p>2.728816985025E-05</text:p>
          </table:table-cell>
          <table:table-cell office:value-type="float" office:value="0.0000261721229363251" calcext:value-type="float">
            <text:p>2.61721229363251E-05</text:p>
          </table:table-cell>
          <table:table-cell office:value-type="float" office:value="0.0000307128811416013" calcext:value-type="float">
            <text:p>3.07128811416013E-05</text:p>
          </table:table-cell>
          <table:table-cell office:value-type="float" office:value="0.0000454002683093783" calcext:value-type="float">
            <text:p>4.54002683093783E-05</text:p>
          </table:table-cell>
          <table:table-cell office:value-type="float" office:value="0.0000467388398042996" calcext:value-type="float">
            <text:p>4.67388398042996E-05</text:p>
          </table:table-cell>
          <table:table-cell office:value-type="float" office:value="0.0000553049301846939" calcext:value-type="float">
            <text:p>5.53049301846939E-05</text:p>
          </table:table-cell>
          <table:table-cell office:value-type="float" office:value="0.0000694542361486367" calcext:value-type="float">
            <text:p>6.94542361486367E-05</text:p>
          </table:table-cell>
        </table:table-row>
        <table:table-row table:style-name="ro1">
          <table:table-cell office:value-type="string" calcext:value-type="string">
            <text:p>pc160140_c</text:p>
          </table:table-cell>
          <table:table-cell office:value-type="float" office:value="0.00095674869218624" calcext:value-type="float">
            <text:p>0.0009567487</text:p>
          </table:table-cell>
          <table:table-cell office:value-type="float" office:value="0.000886927586850151" calcext:value-type="float">
            <text:p>0.0008869276</text:p>
          </table:table-cell>
          <table:table-cell office:value-type="float" office:value="0.00102038904749641" calcext:value-type="float">
            <text:p>0.001020389</text:p>
          </table:table-cell>
          <table:table-cell office:value-type="float" office:value="0.00178842894560817" calcext:value-type="float">
            <text:p>0.0017884289</text:p>
          </table:table-cell>
          <table:table-cell office:value-type="float" office:value="0.00112990789941491" calcext:value-type="float">
            <text:p>0.0011299079</text:p>
          </table:table-cell>
          <table:table-cell office:value-type="float" office:value="0.00173640121653276" calcext:value-type="float">
            <text:p>0.0017364012</text:p>
          </table:table-cell>
          <table:table-cell office:value-type="float" office:value="0.00218064501192018" calcext:value-type="float">
            <text:p>0.002180645</text:p>
          </table:table-cell>
        </table:table-row>
        <table:table-row table:style-name="ro1">
          <table:table-cell office:value-type="string" calcext:value-type="string">
            <text:p>pc160_c</text:p>
          </table:table-cell>
          <table:table-cell office:value-type="float" office:value="0.00186648176745722" calcext:value-type="float">
            <text:p>0.0018664818</text:p>
          </table:table-cell>
          <table:table-cell office:value-type="float" office:value="0.00172935626456493" calcext:value-type="float">
            <text:p>0.0017293563</text:p>
          </table:table-cell>
          <table:table-cell office:value-type="float" office:value="0.00198895384246103" calcext:value-type="float">
            <text:p>0.0019889538</text:p>
          </table:table-cell>
          <table:table-cell office:value-type="float" office:value="0.00349447213700106" calcext:value-type="float">
            <text:p>0.0034944721</text:p>
          </table:table-cell>
          <table:table-cell office:value-type="float" office:value="0.00218981203483031" calcext:value-type="float">
            <text:p>0.002189812</text:p>
          </table:table-cell>
          <table:table-cell office:value-type="float" office:value="0.00338165142605687" calcext:value-type="float">
            <text:p>0.0033816514</text:p>
          </table:table-cell>
          <table:table-cell office:value-type="float" office:value="0.00424681879053759" calcext:value-type="float">
            <text:p>0.0042468188</text:p>
          </table:table-cell>
        </table:table-row>
        <table:table-row table:style-name="ro1">
          <table:table-cell office:value-type="string" calcext:value-type="string">
            <text:p>pc1601619Z_c</text:p>
          </table:table-cell>
          <table:table-cell office:value-type="float" office:value="0.00209295943430514" calcext:value-type="float">
            <text:p>0.0020929594</text:p>
          </table:table-cell>
          <table:table-cell office:value-type="float" office:value="0.00196816486634805" calcext:value-type="float">
            <text:p>0.0019681649</text:p>
          </table:table-cell>
          <table:table-cell office:value-type="float" office:value="0.00228349850596814" calcext:value-type="float">
            <text:p>0.0022834985</text:p>
          </table:table-cell>
          <table:table-cell office:value-type="float" office:value="0.00373357422332902" calcext:value-type="float">
            <text:p>0.0037335742</text:p>
          </table:table-cell>
          <table:table-cell office:value-type="float" office:value="0.00293430632838984" calcext:value-type="float">
            <text:p>0.0029343063</text:p>
          </table:table-cell>
          <table:table-cell office:value-type="float" office:value="0.00398274496948141" calcext:value-type="float">
            <text:p>0.003982745</text:p>
          </table:table-cell>
          <table:table-cell office:value-type="float" office:value="0.00500169711283196" calcext:value-type="float">
            <text:p>0.0050016971</text:p>
          </table:table-cell>
        </table:table-row>
        <table:table-row table:style-name="ro1">
          <table:table-cell office:value-type="string" calcext:value-type="string">
            <text:p>pc160180_c</text:p>
          </table:table-cell>
          <table:table-cell office:value-type="float" office:value="0.000936040797500188" calcext:value-type="float">
            <text:p>0.0009360408</text:p>
          </table:table-cell>
          <table:table-cell office:value-type="float" office:value="0.000867098713777907" calcext:value-type="float">
            <text:p>0.0008670987</text:p>
          </table:table-cell>
          <table:table-cell office:value-type="float" office:value="0.000997159588420393" calcext:value-type="float">
            <text:p>0.0009971596</text:p>
          </table:table-cell>
          <table:table-cell office:value-type="float" office:value="0.00175349920782506" calcext:value-type="float">
            <text:p>0.0017534992</text:p>
          </table:table-cell>
          <table:table-cell office:value-type="float" office:value="0.00109551905889593" calcext:value-type="float">
            <text:p>0.0010955191</text:p>
          </table:table-cell>
          <table:table-cell office:value-type="float" office:value="0.0016948276673788" calcext:value-type="float">
            <text:p>0.0016948277</text:p>
          </table:table-cell>
          <table:table-cell office:value-type="float" office:value="0.00212843521632269" calcext:value-type="float">
            <text:p>0.0021284352</text:p>
          </table:table-cell>
        </table:table-row>
        <table:table-row table:style-name="ro1">
          <table:table-cell office:value-type="string" calcext:value-type="string">
            <text:p>pc1601819Z_c</text:p>
          </table:table-cell>
          <table:table-cell office:value-type="float" office:value="0.000938726039035389" calcext:value-type="float">
            <text:p>0.000938726</text:p>
          </table:table-cell>
          <table:table-cell office:value-type="float" office:value="0.000869618771225215" calcext:value-type="float">
            <text:p>0.0008696188</text:p>
          </table:table-cell>
          <table:table-cell office:value-type="float" office:value="0.00100008613444572" calcext:value-type="float">
            <text:p>0.0010000861</text:p>
          </table:table-cell>
          <table:table-cell office:value-type="float" office:value="0.00175826998189427" calcext:value-type="float">
            <text:p>0.00175827</text:p>
          </table:table-cell>
          <table:table-cell office:value-type="float" office:value="0.00109930319676358" calcext:value-type="float">
            <text:p>0.0010993032</text:p>
          </table:table-cell>
          <table:table-cell office:value-type="float" office:value="0.00169993838830242" calcext:value-type="float">
            <text:p>0.0016999384</text:p>
          </table:table-cell>
          <table:table-cell office:value-type="float" office:value="0.00213485347264692" calcext:value-type="float">
            <text:p>0.0021348535</text:p>
          </table:table-cell>
        </table:table-row>
        <table:table-row table:style-name="ro1">
          <table:table-cell office:value-type="string" calcext:value-type="string">
            <text:p>pc160182n6_c</text:p>
          </table:table-cell>
          <table:table-cell office:value-type="float" office:value="0.000944526542992211" calcext:value-type="float">
            <text:p>0.0009445265</text:p>
          </table:table-cell>
          <table:table-cell office:value-type="float" office:value="0.000875255741831037" calcext:value-type="float">
            <text:p>0.0008752557</text:p>
          </table:table-cell>
          <table:table-cell office:value-type="float" office:value="0.00100679280242042" calcext:value-type="float">
            <text:p>0.0010067928</text:p>
          </table:table-cell>
          <table:table-cell office:value-type="float" office:value="0.00176740996990375" calcext:value-type="float">
            <text:p>0.00176741</text:p>
          </table:table-cell>
          <table:table-cell office:value-type="float" office:value="0.00111053857517478" calcext:value-type="float">
            <text:p>0.0011105386</text:p>
          </table:table-cell>
          <table:table-cell office:value-type="float" office:value="0.00171220758341466" calcext:value-type="float">
            <text:p>0.0017122076</text:p>
          </table:table-cell>
          <table:table-cell office:value-type="float" office:value="0.0021502616391853" calcext:value-type="float">
            <text:p>0.0021502616</text:p>
          </table:table-cell>
        </table:table-row>
        <table:table-row table:style-name="ro1">
          <table:table-cell office:value-type="string" calcext:value-type="string">
            <text:p>pc160183n6_c</text:p>
          </table:table-cell>
          <table:table-cell office:value-type="float" office:value="0.00093339378004378" calcext:value-type="float">
            <text:p>0.0009333938</text:p>
          </table:table-cell>
          <table:table-cell office:value-type="float" office:value="0.000864843925535578" calcext:value-type="float">
            <text:p>0.0008648439</text:p>
          </table:table-cell>
          <table:table-cell office:value-type="float" office:value="0.000994720800065957" calcext:value-type="float">
            <text:p>0.0009947208</text:p>
          </table:table-cell>
          <table:table-cell office:value-type="float" office:value="0.00174723606850053" calcext:value-type="float">
            <text:p>0.0017472361</text:p>
          </table:table-cell>
          <table:table-cell office:value-type="float" office:value="0.00109577960152525" calcext:value-type="float">
            <text:p>0.0010957796</text:p>
          </table:table-cell>
          <table:table-cell office:value-type="float" office:value="0.00169136883540455" calcext:value-type="float">
            <text:p>0.0016913688</text:p>
          </table:table-cell>
          <table:table-cell office:value-type="float" office:value="0.00212409147098325" calcext:value-type="float">
            <text:p>0.0021240915</text:p>
          </table:table-cell>
        </table:table-row>
        <table:table-row table:style-name="ro1">
          <table:table-cell office:value-type="string" calcext:value-type="string">
            <text:p>pc160183n3_c</text:p>
          </table:table-cell>
          <table:table-cell office:value-type="float" office:value="0.000939624304887022" calcext:value-type="float">
            <text:p>0.0009396243</text:p>
          </table:table-cell>
          <table:table-cell office:value-type="float" office:value="0.000871276703756339" calcext:value-type="float">
            <text:p>0.0008712767</text:p>
          </table:table-cell>
          <table:table-cell office:value-type="float" office:value="0.00100258589250902" calcext:value-type="float">
            <text:p>0.0010025859</text:p>
          </table:table-cell>
          <table:table-cell office:value-type="float" office:value="0.00175469489805974" calcext:value-type="float">
            <text:p>0.0017546949</text:p>
          </table:table-cell>
          <table:table-cell office:value-type="float" office:value="0.0011139792704856" calcext:value-type="float">
            <text:p>0.0011139793</text:p>
          </table:table-cell>
          <table:table-cell office:value-type="float" office:value="0.00170699594740839" calcext:value-type="float">
            <text:p>0.0017069959</text:p>
          </table:table-cell>
          <table:table-cell office:value-type="float" office:value="0.00214371664949466" calcext:value-type="float">
            <text:p>0.0021437166</text:p>
          </table:table-cell>
        </table:table-row>
        <table:table-row table:style-name="ro1">
          <table:table-cell office:value-type="string" calcext:value-type="string">
            <text:p>pc160204n6_c</text:p>
          </table:table-cell>
          <table:table-cell office:value-type="float" office:value="0.000933250439748306" calcext:value-type="float">
            <text:p>0.0009332504</text:p>
          </table:table-cell>
          <table:table-cell office:value-type="float" office:value="0.000864711290933088" calcext:value-type="float">
            <text:p>0.0008647113</text:p>
          </table:table-cell>
          <table:table-cell office:value-type="float" office:value="0.000994476921230513" calcext:value-type="float">
            <text:p>0.0009944769</text:p>
          </table:table-cell>
          <table:table-cell office:value-type="float" office:value="0.00174723606850053" calcext:value-type="float">
            <text:p>0.0017472361</text:p>
          </table:table-cell>
          <table:table-cell office:value-type="float" office:value="0.00109490601741516" calcext:value-type="float">
            <text:p>0.001094906</text:p>
          </table:table-cell>
          <table:table-cell office:value-type="float" office:value="0.00169082571302843" calcext:value-type="float">
            <text:p>0.0016908257</text:p>
          </table:table-cell>
          <table:table-cell office:value-type="float" office:value="0.00212340939526879" calcext:value-type="float">
            <text:p>0.0021234094</text:p>
          </table:table-cell>
        </table:table-row>
        <table:table-row table:style-name="ro1">
          <table:table-cell office:value-type="string" calcext:value-type="string">
            <text:p>pc160205n3_c</text:p>
          </table:table-cell>
          <table:table-cell office:value-type="float" office:value="0.00105230888916849" calcext:value-type="float">
            <text:p>0.0010523089</text:p>
          </table:table-cell>
          <table:table-cell office:value-type="float" office:value="0.000985342461897678" calcext:value-type="float">
            <text:p>0.0009853425</text:p>
          </table:table-cell>
          <table:table-cell office:value-type="float" office:value="0.0011403774345347" calcext:value-type="float">
            <text:p>0.0011403774</text:p>
          </table:table-cell>
          <table:table-cell office:value-type="float" office:value="0.00190409923976485" calcext:value-type="float">
            <text:p>0.0019040992</text:p>
          </table:table-cell>
          <table:table-cell office:value-type="float" office:value="0.0014055922353341" calcext:value-type="float">
            <text:p>0.0014055922</text:p>
          </table:table-cell>
          <table:table-cell office:value-type="float" office:value="0.00197466969591603" calcext:value-type="float">
            <text:p>0.0019746697</text:p>
          </table:table-cell>
          <table:table-cell office:value-type="float" office:value="0.00247987249812433" calcext:value-type="float">
            <text:p>0.0024798725</text:p>
          </table:table-cell>
        </table:table-row>
        <table:table-row table:style-name="ro1">
          <table:table-cell office:value-type="string" calcext:value-type="string">
            <text:p>pc160226n3_c</text:p>
          </table:table-cell>
          <table:table-cell office:value-type="float" office:value="0.000937005955489708" calcext:value-type="float">
            <text:p>0.000937006</text:p>
          </table:table-cell>
          <table:table-cell office:value-type="float" office:value="0.000868624011706541" calcext:value-type="float">
            <text:p>0.000868624</text:p>
          </table:table-cell>
          <table:table-cell office:value-type="float" office:value="0.000999293528230526" calcext:value-type="float">
            <text:p>0.0009992935</text:p>
          </table:table-cell>
          <table:table-cell office:value-type="float" office:value="0.00175144345970227" calcext:value-type="float">
            <text:p>0.0017514435</text:p>
          </table:table-cell>
          <table:table-cell office:value-type="float" office:value="0.00110664297521971" calcext:value-type="float">
            <text:p>0.001106643</text:p>
          </table:table-cell>
          <table:table-cell office:value-type="float" office:value="0.0017005551397088" calcext:value-type="float">
            <text:p>0.0017005551</text:p>
          </table:table-cell>
          <table:table-cell office:value-type="float" office:value="0.00213562801476605" calcext:value-type="float">
            <text:p>0.002135628</text:p>
          </table:table-cell>
        </table:table-row>
        <table:table-row table:style-name="ro1">
          <table:table-cell office:value-type="string" calcext:value-type="string">
            <text:p>pc1619Z140_c</text:p>
          </table:table-cell>
          <table:table-cell office:value-type="float" office:value="0.00118332191923114" calcext:value-type="float">
            <text:p>0.0011833219</text:p>
          </table:table-cell>
          <table:table-cell office:value-type="float" office:value="0.00112566987133202" calcext:value-type="float">
            <text:p>0.0011256699</text:p>
          </table:table-cell>
          <table:table-cell office:value-type="float" office:value="0.00131487274129466" calcext:value-type="float">
            <text:p>0.0013148727</text:p>
          </table:table-cell>
          <table:table-cell office:value-type="float" office:value="0.00202753103193613" calcext:value-type="float">
            <text:p>0.002027531</text:p>
          </table:table-cell>
          <table:table-cell office:value-type="float" office:value="0.00187440219297443" calcext:value-type="float">
            <text:p>0.0018744022</text:p>
          </table:table-cell>
          <table:table-cell office:value-type="float" office:value="0.00233749475995731" calcext:value-type="float">
            <text:p>0.0023374948</text:p>
          </table:table-cell>
          <table:table-cell office:value-type="float" office:value="0.00293552333421455" calcext:value-type="float">
            <text:p>0.0029355233</text:p>
          </table:table-cell>
        </table:table-row>
        <table:table-row table:style-name="ro1">
          <table:table-cell office:value-type="string" calcext:value-type="string">
            <text:p>pc1619Z160_c</text:p>
          </table:table-cell>
          <table:table-cell office:value-type="float" office:value="0.00209295943430514" calcext:value-type="float">
            <text:p>0.0020929594</text:p>
          </table:table-cell>
          <table:table-cell office:value-type="float" office:value="0.00196816486634805" calcext:value-type="float">
            <text:p>0.0019681649</text:p>
          </table:table-cell>
          <table:table-cell office:value-type="float" office:value="0.00228349850596814" calcext:value-type="float">
            <text:p>0.0022834985</text:p>
          </table:table-cell>
          <table:table-cell office:value-type="float" office:value="0.00373357422332902" calcext:value-type="float">
            <text:p>0.0037335742</text:p>
          </table:table-cell>
          <table:table-cell office:value-type="float" office:value="0.00293430632838984" calcext:value-type="float">
            <text:p>0.0029343063</text:p>
          </table:table-cell>
          <table:table-cell office:value-type="float" office:value="0.00398274496948141" calcext:value-type="float">
            <text:p>0.003982745</text:p>
          </table:table-cell>
          <table:table-cell office:value-type="float" office:value="0.00500169711283196" calcext:value-type="float">
            <text:p>0.0050016971</text:p>
          </table:table-cell>
        </table:table-row>
        <table:table-row table:style-name="ro1">
          <table:table-cell office:value-type="string" calcext:value-type="string">
            <text:p>pc161_c</text:p>
          </table:table-cell>
          <table:table-cell office:value-type="float" office:value="0.00231953266135004" calcext:value-type="float">
            <text:p>0.0023195327</text:p>
          </table:table-cell>
          <table:table-cell office:value-type="float" office:value="0.00220690715082992" calcext:value-type="float">
            <text:p>0.0022069072</text:p>
          </table:table-cell>
          <table:table-cell office:value-type="float" office:value="0.0025779821997664" calcext:value-type="float">
            <text:p>0.0025779822</text:p>
          </table:table-cell>
          <table:table-cell office:value-type="float" office:value="0.00397267630965699" calcext:value-type="float">
            <text:p>0.0039726763</text:p>
          </table:table-cell>
          <table:table-cell office:value-type="float" office:value="0.00367880062194936" calcext:value-type="float">
            <text:p>0.0036788006</text:p>
          </table:table-cell>
          <table:table-cell office:value-type="float" office:value="0.00458383851290596" calcext:value-type="float">
            <text:p>0.0045838385</text:p>
          </table:table-cell>
          <table:table-cell office:value-type="float" office:value="0.00575657543512634" calcext:value-type="float">
            <text:p>0.0057565754</text:p>
          </table:table-cell>
        </table:table-row>
        <table:table-row table:style-name="ro1">
          <table:table-cell office:value-type="string" calcext:value-type="string">
            <text:p>pc1619Z180_c</text:p>
          </table:table-cell>
          <table:table-cell office:value-type="float" office:value="0.001162585356486" calcext:value-type="float">
            <text:p>0.0011625854</text:p>
          </table:table-cell>
          <table:table-cell office:value-type="float" office:value="0.00110590731556102" calcext:value-type="float">
            <text:p>0.0011059073</text:p>
          </table:table-cell>
          <table:table-cell office:value-type="float" office:value="0.00129170425192751" calcext:value-type="float">
            <text:p>0.0012917043</text:p>
          </table:table-cell>
          <table:table-cell office:value-type="float" office:value="0.00199260129415302" calcext:value-type="float">
            <text:p>0.0019926013</text:p>
          </table:table-cell>
          <table:table-cell office:value-type="float" office:value="0.00184001335245545" calcext:value-type="float">
            <text:p>0.0018400134</text:p>
          </table:table-cell>
          <table:table-cell office:value-type="float" office:value="0.00229592121080334" calcext:value-type="float">
            <text:p>0.0022959212</text:p>
          </table:table-cell>
          <table:table-cell office:value-type="float" office:value="0.00288331353861706" calcext:value-type="float">
            <text:p>0.0028833135</text:p>
          </table:table-cell>
        </table:table-row>
        <table:table-row table:style-name="ro1">
          <table:table-cell office:value-type="string" calcext:value-type="string">
            <text:p>pc1619Z1819Z_c</text:p>
          </table:table-cell>
          <table:table-cell office:value-type="float" office:value="0.0011652610420015" calcext:value-type="float">
            <text:p>0.001165261</text:p>
          </table:table-cell>
          <table:table-cell office:value-type="float" office:value="0.00110842737300833" calcext:value-type="float">
            <text:p>0.0011084274</text:p>
          </table:table-cell>
          <table:table-cell office:value-type="float" office:value="0.00129463079795284" calcext:value-type="float">
            <text:p>0.0012946308</text:p>
          </table:table-cell>
          <table:table-cell office:value-type="float" office:value="0.00199737206822223" calcext:value-type="float">
            <text:p>0.0019973721</text:p>
          </table:table-cell>
          <table:table-cell office:value-type="float" office:value="0.00184379749032311" calcext:value-type="float">
            <text:p>0.0018437975</text:p>
          </table:table-cell>
          <table:table-cell office:value-type="float" office:value="0.00230103193172697" calcext:value-type="float">
            <text:p>0.0023010319</text:p>
          </table:table-cell>
          <table:table-cell office:value-type="float" office:value="0.00288973179494129" calcext:value-type="float">
            <text:p>0.0028897318</text:p>
          </table:table-cell>
        </table:table-row>
        <table:table-row table:style-name="ro1">
          <table:table-cell office:value-type="string" calcext:value-type="string">
            <text:p>pc1619Z182n6_c</text:p>
          </table:table-cell>
          <table:table-cell office:value-type="float" office:value="0.00117099465382043" calcext:value-type="float">
            <text:p>0.0011709947</text:p>
          </table:table-cell>
          <table:table-cell office:value-type="float" office:value="0.00111406434361415" calcext:value-type="float">
            <text:p>0.0011140643</text:p>
          </table:table-cell>
          <table:table-cell office:value-type="float" office:value="0.00130127649621868" calcext:value-type="float">
            <text:p>0.0013012765</text:p>
          </table:table-cell>
          <table:table-cell office:value-type="float" office:value="0.00200651205623171" calcext:value-type="float">
            <text:p>0.0020065121</text:p>
          </table:table-cell>
          <table:table-cell office:value-type="float" office:value="0.0018550328687343" calcext:value-type="float">
            <text:p>0.0018550329</text:p>
          </table:table-cell>
          <table:table-cell office:value-type="float" office:value="0.00231330112683921" calcext:value-type="float">
            <text:p>0.0023133011</text:p>
          </table:table-cell>
          <table:table-cell office:value-type="float" office:value="0.00290513996147967" calcext:value-type="float">
            <text:p>0.00290514</text:p>
          </table:table-cell>
        </table:table-row>
        <table:table-row table:style-name="ro1">
          <table:table-cell office:value-type="string" calcext:value-type="string">
            <text:p>pc1619Z183n6_c</text:p>
          </table:table-cell>
          <table:table-cell office:value-type="float" office:value="0.00115990967097049" calcext:value-type="float">
            <text:p>0.0011599097</text:p>
          </table:table-cell>
          <table:table-cell office:value-type="float" office:value="0.00110365252731869" calcext:value-type="float">
            <text:p>0.0011036525</text:p>
          </table:table-cell>
          <table:table-cell office:value-type="float" office:value="0.00128920449386421" calcext:value-type="float">
            <text:p>0.0012892045</text:p>
          </table:table-cell>
          <table:table-cell office:value-type="float" office:value="0.00198633815482849" calcext:value-type="float">
            <text:p>0.0019863382</text:p>
          </table:table-cell>
          <table:table-cell office:value-type="float" office:value="0.00184027389508478" calcext:value-type="float">
            <text:p>0.0018402739</text:p>
          </table:table-cell>
          <table:table-cell office:value-type="float" office:value="0.0022924623788291" calcext:value-type="float">
            <text:p>0.0022924624</text:p>
          </table:table-cell>
          <table:table-cell office:value-type="float" office:value="0.00287896979327763" calcext:value-type="float">
            <text:p>0.0028789698</text:p>
          </table:table-cell>
        </table:table-row>
        <table:table-row table:style-name="ro1">
          <table:table-cell office:value-type="string" calcext:value-type="string">
            <text:p>pc1619Z183n3_c</text:p>
          </table:table-cell>
          <table:table-cell office:value-type="float" office:value="0.00116612108377434" calcext:value-type="float">
            <text:p>0.0011661211</text:p>
          </table:table-cell>
          <table:table-cell office:value-type="float" office:value="0.00111008530553946" calcext:value-type="float">
            <text:p>0.0011100853</text:p>
          </table:table-cell>
          <table:table-cell office:value-type="float" office:value="0.00129706958630727" calcext:value-type="float">
            <text:p>0.0012970696</text:p>
          </table:table-cell>
          <table:table-cell office:value-type="float" office:value="0.0019937969843877" calcext:value-type="float">
            <text:p>0.001993797</text:p>
          </table:table-cell>
          <table:table-cell office:value-type="float" office:value="0.00185847356404512" calcext:value-type="float">
            <text:p>0.0018584736</text:p>
          </table:table-cell>
          <table:table-cell office:value-type="float" office:value="0.00230808949083294" calcext:value-type="float">
            <text:p>0.0023080895</text:p>
          </table:table-cell>
          <table:table-cell office:value-type="float" office:value="0.00289859497178904" calcext:value-type="float">
            <text:p>0.002898595</text:p>
          </table:table-cell>
        </table:table-row>
        <table:table-row table:style-name="ro1">
          <table:table-cell office:value-type="string" calcext:value-type="string">
            <text:p>pc1619Z204n6_c</text:p>
          </table:table-cell>
          <table:table-cell office:value-type="float" office:value="0.00115971855057653" calcext:value-type="float">
            <text:p>0.0011597186</text:p>
          </table:table-cell>
          <table:table-cell office:value-type="float" office:value="0.00110345357541496" calcext:value-type="float">
            <text:p>0.0011034536</text:p>
          </table:table-cell>
          <table:table-cell office:value-type="float" office:value="0.00128902158473763" calcext:value-type="float">
            <text:p>0.0012890216</text:p>
          </table:table-cell>
          <table:table-cell office:value-type="float" office:value="0.00198633815482849" calcext:value-type="float">
            <text:p>0.0019863382</text:p>
          </table:table-cell>
          <table:table-cell office:value-type="float" office:value="0.00183940031097468" calcext:value-type="float">
            <text:p>0.0018394003</text:p>
          </table:table-cell>
          <table:table-cell office:value-type="float" office:value="0.00229191925645298" calcext:value-type="float">
            <text:p>0.0022919193</text:p>
          </table:table-cell>
          <table:table-cell office:value-type="float" office:value="0.00287828771756317" calcext:value-type="float">
            <text:p>0.0028782877</text:p>
          </table:table-cell>
        </table:table-row>
        <table:table-row table:style-name="ro1">
          <table:table-cell office:value-type="string" calcext:value-type="string">
            <text:p>pc1619Z205n3_c</text:p>
          </table:table-cell>
          <table:table-cell office:value-type="float" office:value="0.00127878655601641" calcext:value-type="float">
            <text:p>0.0012787866</text:p>
          </table:table-cell>
          <table:table-cell office:value-type="float" office:value="0.00122408474637955" calcext:value-type="float">
            <text:p>0.0012240847</text:p>
          </table:table-cell>
          <table:table-cell office:value-type="float" office:value="0.00143486112833296" calcext:value-type="float">
            <text:p>0.0014348611</text:p>
          </table:table-cell>
          <table:table-cell office:value-type="float" office:value="0.00214320132609281" calcext:value-type="float">
            <text:p>0.0021432013</text:p>
          </table:table-cell>
          <table:table-cell office:value-type="float" office:value="0.00215008652889362" calcext:value-type="float">
            <text:p>0.0021500865</text:p>
          </table:table-cell>
          <table:table-cell office:value-type="float" office:value="0.00257576323934058" calcext:value-type="float">
            <text:p>0.0025757632</text:p>
          </table:table-cell>
          <table:table-cell office:value-type="float" office:value="0.0032347508204187" calcext:value-type="float">
            <text:p>0.0032347508</text:p>
          </table:table-cell>
        </table:table-row>
        <table:table-row table:style-name="ro1">
          <table:table-cell office:value-type="string" calcext:value-type="string">
            <text:p>pc1619Z226n3_c</text:p>
          </table:table-cell>
          <table:table-cell office:value-type="float" office:value="0.00116354095845582" calcext:value-type="float">
            <text:p>0.001163541</text:p>
          </table:table-cell>
          <table:table-cell office:value-type="float" office:value="0.00110736629618841" calcext:value-type="float">
            <text:p>0.0011073663</text:p>
          </table:table-cell>
          <table:table-cell office:value-type="float" office:value="0.00129383819173764" calcext:value-type="float">
            <text:p>0.0012938382</text:p>
          </table:table-cell>
          <table:table-cell office:value-type="float" office:value="0.00199054554603023" calcext:value-type="float">
            <text:p>0.0019905455</text:p>
          </table:table-cell>
          <table:table-cell office:value-type="float" office:value="0.00185113726877923" calcext:value-type="float">
            <text:p>0.0018511373</text:p>
          </table:table-cell>
          <table:table-cell office:value-type="float" office:value="0.00230164868313334" calcext:value-type="float">
            <text:p>0.0023016487</text:p>
          </table:table-cell>
          <table:table-cell office:value-type="float" office:value="0.00289050633706042" calcext:value-type="float">
            <text:p>0.0028905063</text:p>
          </table:table-cell>
        </table:table-row>
        <table:table-row table:style-name="ro1">
          <table:table-cell office:value-type="string" calcext:value-type="string">
            <text:p>pc180140_c</text:p>
          </table:table-cell>
          <table:table-cell office:value-type="float" office:value="0.0000263239674626991" calcext:value-type="float">
            <text:p>0.000026324</text:p>
          </table:table-cell>
          <table:table-cell office:value-type="float" office:value="0.0000246753414472263" calcext:value-type="float">
            <text:p>2.46753414472263E-05</text:p>
          </table:table-cell>
          <table:table-cell office:value-type="float" office:value="0.0000285765025431145" calcext:value-type="float">
            <text:p>2.85765025431145E-05</text:p>
          </table:table-cell>
          <table:table-cell office:value-type="float" office:value="0.000047456016432166" calcext:value-type="float">
            <text:p>0.000047456</text:p>
          </table:table-cell>
          <table:table-cell office:value-type="float" office:value="0.0000356149234805194" calcext:value-type="float">
            <text:p>3.56149234805194E-05</text:p>
          </table:table-cell>
          <table:table-cell office:value-type="float" office:value="0.0000495774578546937" calcext:value-type="float">
            <text:p>4.95774578546937E-05</text:p>
          </table:table-cell>
          <table:table-cell office:value-type="float" office:value="0.0000622614377052764" calcext:value-type="float">
            <text:p>6.22614377052764E-05</text:p>
          </table:table-cell>
        </table:table-row>
        <table:table-row table:style-name="ro1">
          <table:table-cell office:value-type="string" calcext:value-type="string">
            <text:p>pc180160_c</text:p>
          </table:table-cell>
          <table:table-cell office:value-type="float" office:value="0.000936040797500188" calcext:value-type="float">
            <text:p>0.0009360408</text:p>
          </table:table-cell>
          <table:table-cell office:value-type="float" office:value="0.000867098713777907" calcext:value-type="float">
            <text:p>0.0008670987</text:p>
          </table:table-cell>
          <table:table-cell office:value-type="float" office:value="0.000997159588420393" calcext:value-type="float">
            <text:p>0.0009971596</text:p>
          </table:table-cell>
          <table:table-cell office:value-type="float" office:value="0.00175349920782506" calcext:value-type="float">
            <text:p>0.0017534992</text:p>
          </table:table-cell>
          <table:table-cell office:value-type="float" office:value="0.00109551905889593" calcext:value-type="float">
            <text:p>0.0010955191</text:p>
          </table:table-cell>
          <table:table-cell office:value-type="float" office:value="0.0016948276673788" calcext:value-type="float">
            <text:p>0.0016948277</text:p>
          </table:table-cell>
          <table:table-cell office:value-type="float" office:value="0.00212843521632269" calcext:value-type="float">
            <text:p>0.0021284352</text:p>
          </table:table-cell>
        </table:table-row>
        <table:table-row table:style-name="ro1">
          <table:table-cell office:value-type="string" calcext:value-type="string">
            <text:p>pc1801619Z_c</text:p>
          </table:table-cell>
          <table:table-cell office:value-type="float" office:value="0.001162585356486" calcext:value-type="float">
            <text:p>0.0011625854</text:p>
          </table:table-cell>
          <table:table-cell office:value-type="float" office:value="0.00110590731556102" calcext:value-type="float">
            <text:p>0.0011059073</text:p>
          </table:table-cell>
          <table:table-cell office:value-type="float" office:value="0.00129170425192751" calcext:value-type="float">
            <text:p>0.0012917043</text:p>
          </table:table-cell>
          <table:table-cell office:value-type="float" office:value="0.00199260129415302" calcext:value-type="float">
            <text:p>0.0019926013</text:p>
          </table:table-cell>
          <table:table-cell office:value-type="float" office:value="0.00184001335245545" calcext:value-type="float">
            <text:p>0.0018400134</text:p>
          </table:table-cell>
          <table:table-cell office:value-type="float" office:value="0.00229592121080334" calcext:value-type="float">
            <text:p>0.0022959212</text:p>
          </table:table-cell>
          <table:table-cell office:value-type="float" office:value="0.00288331353861706" calcext:value-type="float">
            <text:p>0.0028833135</text:p>
          </table:table-cell>
        </table:table-row>
        <table:table-row table:style-name="ro1">
          <table:table-cell office:value-type="string" calcext:value-type="string">
            <text:p>pc180_c</text:p>
          </table:table-cell>
          <table:table-cell office:value-type="float" office:value="0.00000559027152346135" calcext:value-type="float">
            <text:p>5.59027152346135E-06</text:p>
          </table:table-cell>
          <table:table-cell office:value-type="float" office:value="0.00000485760968159114" calcext:value-type="float">
            <text:p>4.85760968159114E-06</text:p>
          </table:table-cell>
          <table:table-cell office:value-type="float" office:value="0.00000536502953121691" calcext:value-type="float">
            <text:p>0.000005365</text:p>
          </table:table-cell>
          <table:table-cell office:value-type="float" office:value="0.0000125262786490562" calcext:value-type="float">
            <text:p>1.25262786490562E-05</text:p>
          </table:table-cell>
          <table:table-cell office:value-type="float" office:value="0.00000122608296153889" calcext:value-type="float">
            <text:p>1.22608296153889E-06</text:p>
          </table:table-cell>
          <table:table-cell office:value-type="float" office:value="0.00000800390870072631" calcext:value-type="float">
            <text:p>8.00390870072631E-06</text:p>
          </table:table-cell>
          <table:table-cell office:value-type="float" office:value="0.0000100516421077813" calcext:value-type="float">
            <text:p>1.00516421077813E-05</text:p>
          </table:table-cell>
        </table:table-row>
        <table:table-row table:style-name="ro1">
          <table:table-cell office:value-type="string" calcext:value-type="string">
            <text:p>pc1801819Z_c</text:p>
          </table:table-cell>
          <table:table-cell office:value-type="float" office:value="0.00000827054392841937" calcext:value-type="float">
            <text:p>8.27054392841937E-06</text:p>
          </table:table-cell>
          <table:table-cell office:value-type="float" office:value="0.00000737978928253961" calcext:value-type="float">
            <text:p>7.37978928253961E-06</text:p>
          </table:table-cell>
          <table:table-cell office:value-type="float" office:value="0.00000829188040508551" calcext:value-type="float">
            <text:p>8.29188040508551E-06</text:p>
          </table:table-cell>
          <table:table-cell office:value-type="float" office:value="0.0000172970527182661" calcext:value-type="float">
            <text:p>1.72970527182661E-05</text:p>
          </table:table-cell>
          <table:table-cell office:value-type="float" office:value="0.00000501022082919756" calcext:value-type="float">
            <text:p>5.01022082919756E-06</text:p>
          </table:table-cell>
          <table:table-cell office:value-type="float" office:value="0.0000131146296243503" calcext:value-type="float">
            <text:p>1.31146296243503E-05</text:p>
          </table:table-cell>
          <table:table-cell office:value-type="float" office:value="0.0000164698984320139" calcext:value-type="float">
            <text:p>1.64698984320139E-05</text:p>
          </table:table-cell>
        </table:table-row>
        <table:table-row table:style-name="ro1">
          <table:table-cell office:value-type="string" calcext:value-type="string">
            <text:p>pc180182n6_c</text:p>
          </table:table-cell>
          <table:table-cell office:value-type="float" office:value="0.0000140674165977563" calcext:value-type="float">
            <text:p>1.40674165977563E-05</text:p>
          </table:table-cell>
          <table:table-cell office:value-type="float" office:value="0.0000130180862343865" calcext:value-type="float">
            <text:p>1.30180862343865E-05</text:p>
          </table:table-cell>
          <table:table-cell office:value-type="float" office:value="0.0000149619665544705" calcext:value-type="float">
            <text:p>0.000014962</text:p>
          </table:table-cell>
          <table:table-cell office:value-type="float" office:value="0.0000264370407277449" calcext:value-type="float">
            <text:p>0.000026437</text:p>
          </table:table-cell>
          <table:table-cell office:value-type="float" office:value="0.0000162455992403903" calcext:value-type="float">
            <text:p>1.62455992403903E-05</text:p>
          </table:table-cell>
          <table:table-cell office:value-type="float" office:value="0.0000253838247365892" calcext:value-type="float">
            <text:p>2.53838247365892E-05</text:p>
          </table:table-cell>
          <table:table-cell office:value-type="float" office:value="0.000031878064970392" calcext:value-type="float">
            <text:p>3.1878064970392E-05</text:p>
          </table:table-cell>
        </table:table-row>
        <table:table-row table:style-name="ro1">
          <table:table-cell office:value-type="string" calcext:value-type="string">
            <text:p>pc180183n6_c</text:p>
          </table:table-cell>
          <table:table-cell office:value-type="float" office:value="0.00000294029170094671" calcext:value-type="float">
            <text:p>2.94029170094671E-06</text:p>
          </table:table-cell>
          <table:table-cell office:value-type="float" office:value="0.00000260573940051713" calcext:value-type="float">
            <text:p>2.60573940051713E-06</text:p>
          </table:table-cell>
          <table:table-cell office:value-type="float" office:value="0.00000291526662918503" calcext:value-type="float">
            <text:p>2.91526662918503E-06</text:p>
          </table:table-cell>
          <table:table-cell office:value-type="float" office:value="0.0000062631393245281" calcext:value-type="float">
            <text:p>6.2631393245281E-06</text:p>
          </table:table-cell>
          <table:table-cell office:value-type="float" office:value="0.0000014866255908659" calcext:value-type="float">
            <text:p>1.4866255908659E-06</text:p>
          </table:table-cell>
          <table:table-cell office:value-type="float" office:value="0.00000454507672648387" calcext:value-type="float">
            <text:p>4.54507672648387E-06</text:p>
          </table:table-cell>
          <table:table-cell office:value-type="float" office:value="0.00000570789676834723" calcext:value-type="float">
            <text:p>5.70789676834723E-06</text:p>
          </table:table-cell>
        </table:table-row>
        <table:table-row table:style-name="ro1">
          <table:table-cell office:value-type="string" calcext:value-type="string">
            <text:p>pc180183n3_c</text:p>
          </table:table-cell>
          <table:table-cell office:value-type="float" office:value="0.00000917119878497703" calcext:value-type="float">
            <text:p>9.17119878497703E-06</text:p>
          </table:table-cell>
          <table:table-cell office:value-type="float" office:value="0.00000903639546763882" calcext:value-type="float">
            <text:p>9.03639546763882E-06</text:p>
          </table:table-cell>
          <table:table-cell office:value-type="float" office:value="0.0000107642020993959" calcext:value-type="float">
            <text:p>1.07642020993959E-05</text:p>
          </table:table-cell>
          <table:table-cell office:value-type="float" office:value="0.0000137219688837388" calcext:value-type="float">
            <text:p>0.000013722</text:p>
          </table:table-cell>
          <table:table-cell office:value-type="float" office:value="0.0000196862945512088" calcext:value-type="float">
            <text:p>1.96862945512088E-05</text:p>
          </table:table-cell>
          <table:table-cell office:value-type="float" office:value="0.0000201721887303208" calcext:value-type="float">
            <text:p>2.01721887303208E-05</text:p>
          </table:table-cell>
          <table:table-cell office:value-type="float" office:value="0.0000253330752797572" calcext:value-type="float">
            <text:p>2.53330752797572E-05</text:p>
          </table:table-cell>
        </table:table-row>
        <table:table-row table:style-name="ro1">
          <table:table-cell office:value-type="string" calcext:value-type="string">
            <text:p>pc180204n6_c</text:p>
          </table:table-cell>
          <table:table-cell office:value-type="float" office:value="0.00000279513576173068" calcext:value-type="float">
            <text:p>2.79513576173068E-06</text:p>
          </table:table-cell>
          <table:table-cell office:value-type="float" office:value="0.00000242880484079557" calcext:value-type="float">
            <text:p>2.42880484079557E-06</text:p>
          </table:table-cell>
          <table:table-cell office:value-type="float" office:value="0.00000268254525046288" calcext:value-type="float">
            <text:p>2.68254525046288E-06</text:p>
          </table:table-cell>
          <table:table-cell office:value-type="float" office:value="0.0000062631393245281" calcext:value-type="float">
            <text:p>6.2631393245281E-06</text:p>
          </table:table-cell>
          <table:table-cell office:value-type="float" office:value="0.000000613041480769445" calcext:value-type="float">
            <text:p>0.000000613</text:p>
          </table:table-cell>
          <table:table-cell office:value-type="float" office:value="0.00000400195435036316" calcext:value-type="float">
            <text:p>0.000004002</text:p>
          </table:table-cell>
          <table:table-cell office:value-type="float" office:value="0.00000502582105389064" calcext:value-type="float">
            <text:p>5.02582105389064E-06</text:p>
          </table:table-cell>
        </table:table-row>
        <table:table-row table:style-name="ro1">
          <table:table-cell office:value-type="string" calcext:value-type="string">
            <text:p>pc180205n3_c</text:p>
          </table:table-cell>
          <table:table-cell office:value-type="float" office:value="0.000121867919211457" calcext:value-type="float">
            <text:p>0.0001218679</text:p>
          </table:table-cell>
          <table:table-cell office:value-type="float" office:value="0.000123071647650404" calcext:value-type="float">
            <text:p>0.0001230716</text:p>
          </table:table-cell>
          <table:table-cell office:value-type="float" office:value="0.000148546598668752" calcext:value-type="float">
            <text:p>0.0001485466</text:p>
          </table:table-cell>
          <table:table-cell office:value-type="float" office:value="0.000163126310588845" calcext:value-type="float">
            <text:p>0.0001631263</text:p>
          </table:table-cell>
          <table:table-cell office:value-type="float" office:value="0.000311299259399711" calcext:value-type="float">
            <text:p>0.0003112993</text:p>
          </table:table-cell>
          <table:table-cell office:value-type="float" office:value="0.000287845937237959" calcext:value-type="float">
            <text:p>0.0002878459</text:p>
          </table:table-cell>
          <table:table-cell office:value-type="float" office:value="0.000361488923909425" calcext:value-type="float">
            <text:p>0.0003614889</text:p>
          </table:table-cell>
        </table:table-row>
        <table:table-row table:style-name="ro1">
          <table:table-cell office:value-type="string" calcext:value-type="string">
            <text:p>pc180226n3_c</text:p>
          </table:table-cell>
          <table:table-cell office:value-type="float" office:value="0.00000655428279061824" calcext:value-type="float">
            <text:p>6.55428279061824E-06</text:p>
          </table:table-cell>
          <table:table-cell office:value-type="float" office:value="0.000006354125901485" calcext:value-type="float">
            <text:p>6.354125901485E-06</text:p>
          </table:table-cell>
          <table:table-cell office:value-type="float" office:value="0.00000750171297824795" calcext:value-type="float">
            <text:p>7.50171297824795E-06</text:p>
          </table:table-cell>
          <table:table-cell office:value-type="float" office:value="0.0000104705305262685" calcext:value-type="float">
            <text:p>1.04705305262685E-05</text:p>
          </table:table-cell>
          <table:table-cell office:value-type="float" office:value="0.000012349999285319" calcext:value-type="float">
            <text:p>0.00001235</text:p>
          </table:table-cell>
          <table:table-cell office:value-type="float" office:value="0.0000137313810307266" calcext:value-type="float">
            <text:p>1.37313810307266E-05</text:p>
          </table:table-cell>
          <table:table-cell office:value-type="float" office:value="0.0000172444405511416" calcext:value-type="float">
            <text:p>1.72444405511416E-05</text:p>
          </table:table-cell>
        </table:table-row>
        <table:table-row table:style-name="ro1">
          <table:table-cell office:value-type="string" calcext:value-type="string">
            <text:p>pc1819Z140_c</text:p>
          </table:table-cell>
          <table:table-cell office:value-type="float" office:value="0.0000290044309880511" calcext:value-type="float">
            <text:p>2.90044309880511E-05</text:p>
          </table:table-cell>
          <table:table-cell office:value-type="float" office:value="0.0000271973884135722" calcext:value-type="float">
            <text:p>2.71973884135722E-05</text:p>
          </table:table-cell>
          <table:table-cell office:value-type="float" office:value="0.0000315036582655275" calcext:value-type="float">
            <text:p>3.15036582655275E-05</text:p>
          </table:table-cell>
          <table:table-cell office:value-type="float" office:value="0.0000522267905013759" calcext:value-type="float">
            <text:p>5.22267905013759E-05</text:p>
          </table:table-cell>
          <table:table-cell office:value-type="float" office:value="0.0000393990613481781" calcext:value-type="float">
            <text:p>3.93990613481781E-05</text:p>
          </table:table-cell>
          <table:table-cell office:value-type="float" office:value="0.0000546881787783176" calcext:value-type="float">
            <text:p>5.46881787783176E-05</text:p>
          </table:table-cell>
          <table:table-cell office:value-type="float" office:value="0.000068679694029509" calcext:value-type="float">
            <text:p>6.8679694029509E-05</text:p>
          </table:table-cell>
        </table:table-row>
        <table:table-row table:style-name="ro1">
          <table:table-cell office:value-type="string" calcext:value-type="string">
            <text:p>pc1819Z160_c</text:p>
          </table:table-cell>
          <table:table-cell office:value-type="float" office:value="0.000938726039035389" calcext:value-type="float">
            <text:p>0.000938726</text:p>
          </table:table-cell>
          <table:table-cell office:value-type="float" office:value="0.000869618771225215" calcext:value-type="float">
            <text:p>0.0008696188</text:p>
          </table:table-cell>
          <table:table-cell office:value-type="float" office:value="0.00100008613444572" calcext:value-type="float">
            <text:p>0.0010000861</text:p>
          </table:table-cell>
          <table:table-cell office:value-type="float" office:value="0.00175826998189427" calcext:value-type="float">
            <text:p>0.00175827</text:p>
          </table:table-cell>
          <table:table-cell office:value-type="float" office:value="0.00109930319676358" calcext:value-type="float">
            <text:p>0.0010993032</text:p>
          </table:table-cell>
          <table:table-cell office:value-type="float" office:value="0.00169993838830242" calcext:value-type="float">
            <text:p>0.0016999384</text:p>
          </table:table-cell>
          <table:table-cell office:value-type="float" office:value="0.00213485347264692" calcext:value-type="float">
            <text:p>0.0021348535</text:p>
          </table:table-cell>
        </table:table-row>
        <table:table-row table:style-name="ro1">
          <table:table-cell office:value-type="string" calcext:value-type="string">
            <text:p>pc1819Z1619Z_c</text:p>
          </table:table-cell>
          <table:table-cell office:value-type="float" office:value="0.0011652610420015" calcext:value-type="float">
            <text:p>0.001165261</text:p>
          </table:table-cell>
          <table:table-cell office:value-type="float" office:value="0.00110842737300833" calcext:value-type="float">
            <text:p>0.0011084274</text:p>
          </table:table-cell>
          <table:table-cell office:value-type="float" office:value="0.00129463079795284" calcext:value-type="float">
            <text:p>0.0012946308</text:p>
          </table:table-cell>
          <table:table-cell office:value-type="float" office:value="0.00199737206822223" calcext:value-type="float">
            <text:p>0.0019973721</text:p>
          </table:table-cell>
          <table:table-cell office:value-type="float" office:value="0.00184379749032311" calcext:value-type="float">
            <text:p>0.0018437975</text:p>
          </table:table-cell>
          <table:table-cell office:value-type="float" office:value="0.00230103193172697" calcext:value-type="float">
            <text:p>0.0023010319</text:p>
          </table:table-cell>
          <table:table-cell office:value-type="float" office:value="0.00288973179494129" calcext:value-type="float">
            <text:p>0.0028897318</text:p>
          </table:table-cell>
        </table:table-row>
        <table:table-row table:style-name="ro1">
          <table:table-cell office:value-type="string" calcext:value-type="string">
            <text:p>pc1819Z180_c</text:p>
          </table:table-cell>
          <table:table-cell office:value-type="float" office:value="0.00000827054392841937" calcext:value-type="float">
            <text:p>8.27054392841937E-06</text:p>
          </table:table-cell>
          <table:table-cell office:value-type="float" office:value="0.00000737978928253961" calcext:value-type="float">
            <text:p>7.37978928253961E-06</text:p>
          </table:table-cell>
          <table:table-cell office:value-type="float" office:value="0.00000829188040508551" calcext:value-type="float">
            <text:p>8.29188040508551E-06</text:p>
          </table:table-cell>
          <table:table-cell office:value-type="float" office:value="0.0000172970527182661" calcext:value-type="float">
            <text:p>1.72970527182661E-05</text:p>
          </table:table-cell>
          <table:table-cell office:value-type="float" office:value="0.00000501022082919756" calcext:value-type="float">
            <text:p>5.01022082919756E-06</text:p>
          </table:table-cell>
          <table:table-cell office:value-type="float" office:value="0.0000131146296243503" calcext:value-type="float">
            <text:p>1.31146296243503E-05</text:p>
          </table:table-cell>
          <table:table-cell office:value-type="float" office:value="0.0000164698984320139" calcext:value-type="float">
            <text:p>1.64698984320139E-05</text:p>
          </table:table-cell>
        </table:table-row>
        <table:table-row table:style-name="ro1">
          <table:table-cell office:value-type="string" calcext:value-type="string">
            <text:p>pc181_9_c</text:p>
          </table:table-cell>
          <table:table-cell office:value-type="float" office:value="0.0000109502429721955" calcext:value-type="float">
            <text:p>1.09502429721955E-05</text:p>
          </table:table-cell>
          <table:table-cell office:value-type="float" office:value="0.00000990117307587315" calcext:value-type="float">
            <text:p>9.90117307587315E-06</text:p>
          </table:table-cell>
          <table:table-cell office:value-type="float" office:value="0.0000112190361274984" calcext:value-type="float">
            <text:p>0.000011219</text:p>
          </table:table-cell>
          <table:table-cell office:value-type="float" office:value="0.000022067826787476" calcext:value-type="float">
            <text:p>2.2067826787476E-05</text:p>
          </table:table-cell>
          <table:table-cell office:value-type="float" office:value="0.00000879435869685622" calcext:value-type="float">
            <text:p>8.79435869685622E-06</text:p>
          </table:table-cell>
          <table:table-cell office:value-type="float" office:value="0.0000182253505479742" calcext:value-type="float">
            <text:p>1.82253505479742E-05</text:p>
          </table:table-cell>
          <table:table-cell office:value-type="float" office:value="0.0000228881547562465" calcext:value-type="float">
            <text:p>2.28881547562465E-05</text:p>
          </table:table-cell>
        </table:table-row>
        <table:table-row table:style-name="ro1">
          <table:table-cell office:value-type="string" calcext:value-type="string">
            <text:p>pc1819Z182n6_c</text:p>
          </table:table-cell>
          <table:table-cell office:value-type="float" office:value="0.0000167478801231083" calcext:value-type="float">
            <text:p>1.67478801231083E-05</text:p>
          </table:table-cell>
          <table:table-cell office:value-type="float" office:value="0.0000155401332007325" calcext:value-type="float">
            <text:p>1.55401332007325E-05</text:p>
          </table:table-cell>
          <table:table-cell office:value-type="float" office:value="0.0000178891222768834" calcext:value-type="float">
            <text:p>1.78891222768834E-05</text:p>
          </table:table-cell>
          <table:table-cell office:value-type="float" office:value="0.0000312078147969548" calcext:value-type="float">
            <text:p>3.12078147969548E-05</text:p>
          </table:table-cell>
          <table:table-cell office:value-type="float" office:value="0.000020029737108049" calcext:value-type="float">
            <text:p>2.0029737108049E-05</text:p>
          </table:table-cell>
          <table:table-cell office:value-type="float" office:value="0.0000304945456602131" calcext:value-type="float">
            <text:p>3.04945456602131E-05</text:p>
          </table:table-cell>
          <table:table-cell office:value-type="float" office:value="0.0000382963212946247" calcext:value-type="float">
            <text:p>3.82963212946247E-05</text:p>
          </table:table-cell>
        </table:table-row>
        <table:table-row table:style-name="ro1">
          <table:table-cell office:value-type="string" calcext:value-type="string">
            <text:p>pc1819Z183n6_c</text:p>
          </table:table-cell>
          <table:table-cell office:value-type="float" office:value="0.00000562046854570774" calcext:value-type="float">
            <text:p>5.62046854570774E-06</text:p>
          </table:table-cell>
          <table:table-cell office:value-type="float" office:value="0.00000512765373226063" calcext:value-type="float">
            <text:p>5.12765373226063E-06</text:p>
          </table:table-cell>
          <table:table-cell office:value-type="float" office:value="0.00000584236138188907" calcext:value-type="float">
            <text:p>5.84236138188907E-06</text:p>
          </table:table-cell>
          <table:table-cell office:value-type="float" office:value="0.000011033913393738" calcext:value-type="float">
            <text:p>1.1033913393738E-05</text:p>
          </table:table-cell>
          <table:table-cell office:value-type="float" office:value="0.00000527076345852457" calcext:value-type="float">
            <text:p>5.27076345852457E-06</text:p>
          </table:table-cell>
          <table:table-cell office:value-type="float" office:value="0.00000965579765010781" calcext:value-type="float">
            <text:p>9.65579765010781E-06</text:p>
          </table:table-cell>
          <table:table-cell office:value-type="float" office:value="0.0000121261530925799" calcext:value-type="float">
            <text:p>1.21261530925799E-05</text:p>
          </table:table-cell>
        </table:table-row>
        <table:table-row table:style-name="ro1">
          <table:table-cell office:value-type="string" calcext:value-type="string">
            <text:p>pc1819Z183n3_c</text:p>
          </table:table-cell>
          <table:table-cell office:value-type="float" office:value="0.0000118513756297381" calcext:value-type="float">
            <text:p>1.18513756297381E-05</text:p>
          </table:table-cell>
          <table:table-cell office:value-type="float" office:value="0.0000115584424339848" calcext:value-type="float">
            <text:p>1.15584424339848E-05</text:p>
          </table:table-cell>
          <table:table-cell office:value-type="float" office:value="0.0000136913578218088" calcext:value-type="float">
            <text:p>1.36913578218088E-05</text:p>
          </table:table-cell>
          <table:table-cell office:value-type="float" office:value="0.0000184927429529487" calcext:value-type="float">
            <text:p>1.84927429529487E-05</text:p>
          </table:table-cell>
          <table:table-cell office:value-type="float" office:value="0.0000234704324188675" calcext:value-type="float">
            <text:p>2.34704324188675E-05</text:p>
          </table:table-cell>
          <table:table-cell office:value-type="float" office:value="0.0000252829096539447" calcext:value-type="float">
            <text:p>2.52829096539447E-05</text:p>
          </table:table-cell>
          <table:table-cell office:value-type="float" office:value="0.0000317513316039898" calcext:value-type="float">
            <text:p>3.17513316039898E-05</text:p>
          </table:table-cell>
        </table:table-row>
        <table:table-row table:style-name="ro1">
          <table:table-cell office:value-type="string" calcext:value-type="string">
            <text:p>pc1819Z204n6_c</text:p>
          </table:table-cell>
          <table:table-cell office:value-type="float" office:value="0.00000547531260649171" calcext:value-type="float">
            <text:p>5.47531260649171E-06</text:p>
          </table:table-cell>
          <table:table-cell office:value-type="float" office:value="0.00000495071917253907" calcext:value-type="float">
            <text:p>4.95071917253907E-06</text:p>
          </table:table-cell>
          <table:table-cell office:value-type="float" office:value="0.00000560964000316693" calcext:value-type="float">
            <text:p>5.60964000316693E-06</text:p>
          </table:table-cell>
          <table:table-cell office:value-type="float" office:value="0.000011033913393738" calcext:value-type="float">
            <text:p>1.1033913393738E-05</text:p>
          </table:table-cell>
          <table:table-cell office:value-type="float" office:value="0.00000439717934842811" calcext:value-type="float">
            <text:p>4.39717934842811E-06</text:p>
          </table:table-cell>
          <table:table-cell office:value-type="float" office:value="0.0000091126752739871" calcext:value-type="float">
            <text:p>9.1126752739871E-06</text:p>
          </table:table-cell>
          <table:table-cell office:value-type="float" office:value="0.0000114440773781233" calcext:value-type="float">
            <text:p>1.14440773781233E-05</text:p>
          </table:table-cell>
        </table:table-row>
        <table:table-row table:style-name="ro1">
          <table:table-cell office:value-type="string" calcext:value-type="string">
            <text:p>pc1819Z205n3_c</text:p>
          </table:table-cell>
          <table:table-cell office:value-type="float" office:value="0.00012454360472696" calcext:value-type="float">
            <text:p>0.0001245436</text:p>
          </table:table-cell>
          <table:table-cell office:value-type="float" office:value="0.000125598336827838" calcext:value-type="float">
            <text:p>0.0001255983</text:p>
          </table:table-cell>
          <table:table-cell office:value-type="float" office:value="0.000151473144694077" calcext:value-type="float">
            <text:p>0.0001514731</text:p>
          </table:table-cell>
          <table:table-cell office:value-type="float" office:value="0.000167897084658055" calcext:value-type="float">
            <text:p>0.0001678971</text:p>
          </table:table-cell>
          <table:table-cell office:value-type="float" office:value="0.00031508339726737" calcext:value-type="float">
            <text:p>0.0003150834</text:p>
          </table:table-cell>
          <table:table-cell office:value-type="float" office:value="0.000292956658161583" calcext:value-type="float">
            <text:p>0.0002929567</text:p>
          </table:table-cell>
          <table:table-cell office:value-type="float" office:value="0.000367907180233658" calcext:value-type="float">
            <text:p>0.0003679072</text:p>
          </table:table-cell>
        </table:table-row>
        <table:table-row table:style-name="ro1">
          <table:table-cell office:value-type="string" calcext:value-type="string">
            <text:p>pc1819Z226n3_c</text:p>
          </table:table-cell>
          <table:table-cell office:value-type="float" office:value="0.00000923445963537928" calcext:value-type="float">
            <text:p>9.23445963537928E-06</text:p>
          </table:table-cell>
          <table:table-cell office:value-type="float" office:value="0.000008875907598626" calcext:value-type="float">
            <text:p>8.875907598626E-06</text:p>
          </table:table-cell>
          <table:table-cell office:value-type="float" office:value="0.0000104288687006609" calcext:value-type="float">
            <text:p>1.04288687006609E-05</text:p>
          </table:table-cell>
          <table:table-cell office:value-type="float" office:value="0.0000152413045954784" calcext:value-type="float">
            <text:p>1.52413045954784E-05</text:p>
          </table:table-cell>
          <table:table-cell office:value-type="float" office:value="0.0000161341371529777" calcext:value-type="float">
            <text:p>1.61341371529777E-05</text:p>
          </table:table-cell>
          <table:table-cell office:value-type="float" office:value="0.0000188421019543505" calcext:value-type="float">
            <text:p>1.88421019543505E-05</text:p>
          </table:table-cell>
          <table:table-cell office:value-type="float" office:value="0.0000236626968753743" calcext:value-type="float">
            <text:p>2.36626968753743E-05</text:p>
          </table:table-cell>
        </table:table-row>
        <table:table-row table:style-name="ro1">
          <table:table-cell office:value-type="string" calcext:value-type="string">
            <text:p>pc182n6140_c</text:p>
          </table:table-cell>
          <table:table-cell office:value-type="float" office:value="0.0000348011125369941" calcext:value-type="float">
            <text:p>3.48011125369941E-05</text:p>
          </table:table-cell>
          <table:table-cell office:value-type="float" office:value="0.0000328363485384316" calcext:value-type="float">
            <text:p>3.28363485384316E-05</text:p>
          </table:table-cell>
          <table:table-cell office:value-type="float" office:value="0.0000381731347178238" calcext:value-type="float">
            <text:p>3.81731347178238E-05</text:p>
          </table:table-cell>
          <table:table-cell office:value-type="float" office:value="0.0000613667785108547" calcext:value-type="float">
            <text:p>6.13667785108547E-05</text:p>
          </table:table-cell>
          <table:table-cell office:value-type="float" office:value="0.0000506344397593708" calcext:value-type="float">
            <text:p>5.06344397593708E-05</text:p>
          </table:table-cell>
          <table:table-cell office:value-type="float" office:value="0.0000669573738905565" calcext:value-type="float">
            <text:p>6.69573738905565E-05</text:p>
          </table:table-cell>
          <table:table-cell office:value-type="float" office:value="0.0000840878605678871" calcext:value-type="float">
            <text:p>8.40878605678871E-05</text:p>
          </table:table-cell>
        </table:table-row>
        <table:table-row table:style-name="ro1">
          <table:table-cell office:value-type="string" calcext:value-type="string">
            <text:p>pc182n6160_c</text:p>
          </table:table-cell>
          <table:table-cell office:value-type="float" office:value="0.000944526542992211" calcext:value-type="float">
            <text:p>0.0009445265</text:p>
          </table:table-cell>
          <table:table-cell office:value-type="float" office:value="0.000875255741831037" calcext:value-type="float">
            <text:p>0.0008752557</text:p>
          </table:table-cell>
          <table:table-cell office:value-type="float" office:value="0.00100679280242042" calcext:value-type="float">
            <text:p>0.0010067928</text:p>
          </table:table-cell>
          <table:table-cell office:value-type="float" office:value="0.00176740996990375" calcext:value-type="float">
            <text:p>0.00176741</text:p>
          </table:table-cell>
          <table:table-cell office:value-type="float" office:value="0.00111053857517478" calcext:value-type="float">
            <text:p>0.0011105386</text:p>
          </table:table-cell>
          <table:table-cell office:value-type="float" office:value="0.00171220758341466" calcext:value-type="float">
            <text:p>0.0017122076</text:p>
          </table:table-cell>
          <table:table-cell office:value-type="float" office:value="0.0021502616391853" calcext:value-type="float">
            <text:p>0.0021502616</text:p>
          </table:table-cell>
        </table:table-row>
        <table:table-row table:style-name="ro1">
          <table:table-cell office:value-type="string" calcext:value-type="string">
            <text:p>pc182n61619Z_c</text:p>
          </table:table-cell>
          <table:table-cell office:value-type="float" office:value="0.00117099465382043" calcext:value-type="float">
            <text:p>0.0011709947</text:p>
          </table:table-cell>
          <table:table-cell office:value-type="float" office:value="0.00111406434361415" calcext:value-type="float">
            <text:p>0.0011140643</text:p>
          </table:table-cell>
          <table:table-cell office:value-type="float" office:value="0.00130127649621868" calcext:value-type="float">
            <text:p>0.0013012765</text:p>
          </table:table-cell>
          <table:table-cell office:value-type="float" office:value="0.00200651205623171" calcext:value-type="float">
            <text:p>0.0020065121</text:p>
          </table:table-cell>
          <table:table-cell office:value-type="float" office:value="0.0018550328687343" calcext:value-type="float">
            <text:p>0.0018550329</text:p>
          </table:table-cell>
          <table:table-cell office:value-type="float" office:value="0.00231330112683921" calcext:value-type="float">
            <text:p>0.0023133011</text:p>
          </table:table-cell>
          <table:table-cell office:value-type="float" office:value="0.00290513996147967" calcext:value-type="float">
            <text:p>0.00290514</text:p>
          </table:table-cell>
        </table:table-row>
        <table:table-row table:style-name="ro1">
          <table:table-cell office:value-type="string" calcext:value-type="string">
            <text:p>pc182n6180_c</text:p>
          </table:table-cell>
          <table:table-cell office:value-type="float" office:value="0.0000140674165977563" calcext:value-type="float">
            <text:p>1.40674165977563E-05</text:p>
          </table:table-cell>
          <table:table-cell office:value-type="float" office:value="0.0000130180862343865" calcext:value-type="float">
            <text:p>1.30180862343865E-05</text:p>
          </table:table-cell>
          <table:table-cell office:value-type="float" office:value="0.0000149619665544705" calcext:value-type="float">
            <text:p>0.000014962</text:p>
          </table:table-cell>
          <table:table-cell office:value-type="float" office:value="0.0000264370407277449" calcext:value-type="float">
            <text:p>0.000026437</text:p>
          </table:table-cell>
          <table:table-cell office:value-type="float" office:value="0.0000162455992403903" calcext:value-type="float">
            <text:p>1.62455992403903E-05</text:p>
          </table:table-cell>
          <table:table-cell office:value-type="float" office:value="0.0000253838247365892" calcext:value-type="float">
            <text:p>2.53838247365892E-05</text:p>
          </table:table-cell>
          <table:table-cell office:value-type="float" office:value="0.000031878064970392" calcext:value-type="float">
            <text:p>3.1878064970392E-05</text:p>
          </table:table-cell>
        </table:table-row>
        <table:table-row table:style-name="ro1">
          <table:table-cell office:value-type="string" calcext:value-type="string">
            <text:p>pc182n61819Z_c</text:p>
          </table:table-cell>
          <table:table-cell office:value-type="float" office:value="0.0000167478801231083" calcext:value-type="float">
            <text:p>1.67478801231083E-05</text:p>
          </table:table-cell>
          <table:table-cell office:value-type="float" office:value="0.0000155401332007325" calcext:value-type="float">
            <text:p>1.55401332007325E-05</text:p>
          </table:table-cell>
          <table:table-cell office:value-type="float" office:value="0.0000178891222768834" calcext:value-type="float">
            <text:p>1.78891222768834E-05</text:p>
          </table:table-cell>
          <table:table-cell office:value-type="float" office:value="0.0000312078147969548" calcext:value-type="float">
            <text:p>3.12078147969548E-05</text:p>
          </table:table-cell>
          <table:table-cell office:value-type="float" office:value="0.000020029737108049" calcext:value-type="float">
            <text:p>2.0029737108049E-05</text:p>
          </table:table-cell>
          <table:table-cell office:value-type="float" office:value="0.0000304945456602131" calcext:value-type="float">
            <text:p>3.04945456602131E-05</text:p>
          </table:table-cell>
          <table:table-cell office:value-type="float" office:value="0.0000382963212946247" calcext:value-type="float">
            <text:p>3.82963212946247E-05</text:p>
          </table:table-cell>
        </table:table-row>
        <table:table-row table:style-name="ro1">
          <table:table-cell office:value-type="string" calcext:value-type="string">
            <text:p>pc182_9_12_c</text:p>
          </table:table-cell>
          <table:table-cell office:value-type="float" office:value="0.0000225445616720513" calcext:value-type="float">
            <text:p>2.25445616720513E-05</text:p>
          </table:table-cell>
          <table:table-cell office:value-type="float" office:value="0.0000211790933255918" calcext:value-type="float">
            <text:p>2.11790933255918E-05</text:p>
          </table:table-cell>
          <table:table-cell office:value-type="float" office:value="0.0000245585987291797" calcext:value-type="float">
            <text:p>2.45585987291797E-05</text:p>
          </table:table-cell>
          <table:table-cell office:value-type="float" office:value="0.0000403478028064336" calcext:value-type="float">
            <text:p>4.03478028064336E-05</text:p>
          </table:table-cell>
          <table:table-cell office:value-type="float" office:value="0.0000312651155192417" calcext:value-type="float">
            <text:p>3.12651155192417E-05</text:p>
          </table:table-cell>
          <table:table-cell office:value-type="float" office:value="0.000042763740772452" calcext:value-type="float">
            <text:p>4.2763740772452E-05</text:p>
          </table:table-cell>
          <table:table-cell office:value-type="float" office:value="0.0000537044878330028" calcext:value-type="float">
            <text:p>5.37044878330028E-05</text:p>
          </table:table-cell>
        </table:table-row>
        <table:table-row table:style-name="ro1">
          <table:table-cell office:value-type="string" calcext:value-type="string">
            <text:p>pc182n6183n6_c</text:p>
          </table:table-cell>
          <table:table-cell office:value-type="float" office:value="0.0000114175323354387" calcext:value-type="float">
            <text:p>1.14175323354387E-05</text:p>
          </table:table-cell>
          <table:table-cell office:value-type="float" office:value="0.0000107666138571199" calcext:value-type="float">
            <text:p>1.07666138571199E-05</text:p>
          </table:table-cell>
          <table:table-cell office:value-type="float" office:value="0.0000125122036524386" calcext:value-type="float">
            <text:p>1.25122036524386E-05</text:p>
          </table:table-cell>
          <table:table-cell office:value-type="float" office:value="0.0000201739014032168" calcext:value-type="float">
            <text:p>2.01739014032168E-05</text:p>
          </table:table-cell>
          <table:table-cell office:value-type="float" office:value="0.0000165061418697173" calcext:value-type="float">
            <text:p>1.65061418697173E-05</text:p>
          </table:table-cell>
          <table:table-cell office:value-type="float" office:value="0.0000219249927623467" calcext:value-type="float">
            <text:p>0.000021925</text:p>
          </table:table-cell>
          <table:table-cell office:value-type="float" office:value="0.000027534319630958" calcext:value-type="float">
            <text:p>2.7534319630958E-05</text:p>
          </table:table-cell>
        </table:table-row>
        <table:table-row table:style-name="ro1">
          <table:table-cell office:value-type="string" calcext:value-type="string">
            <text:p>pc182n6183n3_c</text:p>
          </table:table-cell>
          <table:table-cell office:value-type="float" office:value="0.0000176480571786811" calcext:value-type="float">
            <text:p>1.76480571786811E-05</text:p>
          </table:table-cell>
          <table:table-cell office:value-type="float" office:value="0.0000171974025588441" calcext:value-type="float">
            <text:p>1.71974025588441E-05</text:p>
          </table:table-cell>
          <table:table-cell office:value-type="float" office:value="0.0000203608342741052" calcext:value-type="float">
            <text:p>2.03608342741052E-05</text:p>
          </table:table-cell>
          <table:table-cell office:value-type="float" office:value="0.0000276327309624275" calcext:value-type="float">
            <text:p>2.76327309624275E-05</text:p>
          </table:table-cell>
          <table:table-cell office:value-type="float" office:value="0.0000347058108300602" calcext:value-type="float">
            <text:p>3.47058108300602E-05</text:p>
          </table:table-cell>
          <table:table-cell office:value-type="float" office:value="0.0000375521047661836" calcext:value-type="float">
            <text:p>3.75521047661836E-05</text:p>
          </table:table-cell>
          <table:table-cell office:value-type="float" office:value="0.000047159498142368" calcext:value-type="float">
            <text:p>4.7159498142368E-05</text:p>
          </table:table-cell>
        </table:table-row>
        <table:table-row table:style-name="ro1">
          <table:table-cell office:value-type="string" calcext:value-type="string">
            <text:p>pc182n6204n6_c</text:p>
          </table:table-cell>
          <table:table-cell office:value-type="float" office:value="0.0000112722808360257" calcext:value-type="float">
            <text:p>1.12722808360257E-05</text:p>
          </table:table-cell>
          <table:table-cell office:value-type="float" office:value="0.0000105895466627959" calcext:value-type="float">
            <text:p>1.05895466627959E-05</text:p>
          </table:table-cell>
          <table:table-cell office:value-type="float" office:value="0.0000122792993645899" calcext:value-type="float">
            <text:p>1.22792993645899E-05</text:p>
          </table:table-cell>
          <table:table-cell office:value-type="float" office:value="0.0000201739014032168" calcext:value-type="float">
            <text:p>2.01739014032168E-05</text:p>
          </table:table-cell>
          <table:table-cell office:value-type="float" office:value="0.0000156325577596209" calcext:value-type="float">
            <text:p>1.56325577596209E-05</text:p>
          </table:table-cell>
          <table:table-cell office:value-type="float" office:value="0.000021381870386226" calcext:value-type="float">
            <text:p>2.1381870386226E-05</text:p>
          </table:table-cell>
          <table:table-cell office:value-type="float" office:value="0.0000268522439165014" calcext:value-type="float">
            <text:p>2.68522439165014E-05</text:p>
          </table:table-cell>
        </table:table-row>
        <table:table-row table:style-name="ro1">
          <table:table-cell office:value-type="string" calcext:value-type="string">
            <text:p>pc182n6205n3_c</text:p>
          </table:table-cell>
          <table:table-cell office:value-type="float" office:value="0.000130344108683783" calcext:value-type="float">
            <text:p>0.0001303441</text:p>
          </table:table-cell>
          <table:table-cell office:value-type="float" office:value="0.00013123530743366" calcext:value-type="float">
            <text:p>0.0001312353</text:p>
          </table:table-cell>
          <table:table-cell office:value-type="float" office:value="0.000158143230843462" calcext:value-type="float">
            <text:p>0.0001581432</text:p>
          </table:table-cell>
          <table:table-cell office:value-type="float" office:value="0.000177037072667534" calcext:value-type="float">
            <text:p>0.0001770371</text:p>
          </table:table-cell>
          <table:table-cell office:value-type="float" office:value="0.000326318775678563" calcext:value-type="float">
            <text:p>0.0003263188</text:p>
          </table:table-cell>
          <table:table-cell office:value-type="float" office:value="0.000305225853273822" calcext:value-type="float">
            <text:p>0.0003052259</text:p>
          </table:table-cell>
          <table:table-cell office:value-type="float" office:value="0.000383315346772036" calcext:value-type="float">
            <text:p>0.0003833153</text:p>
          </table:table-cell>
        </table:table-row>
        <table:table-row table:style-name="ro1">
          <table:table-cell office:value-type="string" calcext:value-type="string">
            <text:p>pc182n6226n3_c</text:p>
          </table:table-cell>
          <table:table-cell office:value-type="float" office:value="0.0000150316189853072" calcext:value-type="float">
            <text:p>1.50316189853072E-05</text:p>
          </table:table-cell>
          <table:table-cell office:value-type="float" office:value="0.0000145148677234853" calcext:value-type="float">
            <text:p>1.45148677234853E-05</text:p>
          </table:table-cell>
          <table:table-cell office:value-type="float" office:value="0.0000170983451529572" calcext:value-type="float">
            <text:p>1.70983451529572E-05</text:p>
          </table:table-cell>
          <table:table-cell office:value-type="float" office:value="0.0000243812926049572" calcext:value-type="float">
            <text:p>2.43812926049572E-05</text:p>
          </table:table-cell>
          <table:table-cell office:value-type="float" office:value="0.0000273695155641704" calcext:value-type="float">
            <text:p>2.73695155641704E-05</text:p>
          </table:table-cell>
          <table:table-cell office:value-type="float" office:value="0.0000311112970665894" calcext:value-type="float">
            <text:p>3.11112970665894E-05</text:p>
          </table:table-cell>
          <table:table-cell office:value-type="float" office:value="0.0000390708634137524" calcext:value-type="float">
            <text:p>3.90708634137524E-05</text:p>
          </table:table-cell>
        </table:table-row>
        <table:table-row table:style-name="ro1">
          <table:table-cell office:value-type="string" calcext:value-type="string">
            <text:p>pc205n3140_c</text:p>
          </table:table-cell>
          <table:table-cell office:value-type="float" office:value="0.000142594925936907" calcext:value-type="float">
            <text:p>0.0001425949</text:p>
          </table:table-cell>
          <table:table-cell office:value-type="float" office:value="0.000142893888992524" calcext:value-type="float">
            <text:p>0.0001428939</text:p>
          </table:table-cell>
          <table:table-cell office:value-type="float" office:value="0.000171757766832106" calcext:value-type="float">
            <text:p>0.0001717578</text:p>
          </table:table-cell>
          <table:table-cell office:value-type="float" office:value="0.000198056048371955" calcext:value-type="float">
            <text:p>0.000198056</text:p>
          </table:table-cell>
          <table:table-cell office:value-type="float" office:value="0.000345688099918692" calcext:value-type="float">
            <text:p>0.0003456881</text:p>
          </table:table-cell>
          <table:table-cell office:value-type="float" office:value="0.000329419486391927" calcext:value-type="float">
            <text:p>0.0003294195</text:p>
          </table:table-cell>
          <table:table-cell office:value-type="float" office:value="0.00041369871950692" calcext:value-type="float">
            <text:p>0.0004136987</text:p>
          </table:table-cell>
        </table:table-row>
        <table:table-row table:style-name="ro1">
          <table:table-cell office:value-type="string" calcext:value-type="string">
            <text:p>pc205n3160_c</text:p>
          </table:table-cell>
          <table:table-cell office:value-type="float" office:value="0.00105230888916849" calcext:value-type="float">
            <text:p>0.0010523089</text:p>
          </table:table-cell>
          <table:table-cell office:value-type="float" office:value="0.000985342461897678" calcext:value-type="float">
            <text:p>0.0009853425</text:p>
          </table:table-cell>
          <table:table-cell office:value-type="float" office:value="0.0011403774345347" calcext:value-type="float">
            <text:p>0.0011403774</text:p>
          </table:table-cell>
          <table:table-cell office:value-type="float" office:value="0.00190409923976485" calcext:value-type="float">
            <text:p>0.0019040992</text:p>
          </table:table-cell>
          <table:table-cell office:value-type="float" office:value="0.0014055922353341" calcext:value-type="float">
            <text:p>0.0014055922</text:p>
          </table:table-cell>
          <table:table-cell office:value-type="float" office:value="0.00197466969591603" calcext:value-type="float">
            <text:p>0.0019746697</text:p>
          </table:table-cell>
          <table:table-cell office:value-type="float" office:value="0.00247987249812433" calcext:value-type="float">
            <text:p>0.0024798725</text:p>
          </table:table-cell>
        </table:table-row>
        <table:table-row table:style-name="ro1">
          <table:table-cell office:value-type="string" calcext:value-type="string">
            <text:p>pc205n31619Z_c</text:p>
          </table:table-cell>
          <table:table-cell office:value-type="float" office:value="0.00127878655601641" calcext:value-type="float">
            <text:p>0.0012787866</text:p>
          </table:table-cell>
          <table:table-cell office:value-type="float" office:value="0.00122408474637955" calcext:value-type="float">
            <text:p>0.0012240847</text:p>
          </table:table-cell>
          <table:table-cell office:value-type="float" office:value="0.00143486112833296" calcext:value-type="float">
            <text:p>0.0014348611</text:p>
          </table:table-cell>
          <table:table-cell office:value-type="float" office:value="0.00214320132609281" calcext:value-type="float">
            <text:p>0.0021432013</text:p>
          </table:table-cell>
          <table:table-cell office:value-type="float" office:value="0.00215008652889362" calcext:value-type="float">
            <text:p>0.0021500865</text:p>
          </table:table-cell>
          <table:table-cell office:value-type="float" office:value="0.00257576323934058" calcext:value-type="float">
            <text:p>0.0025757632</text:p>
          </table:table-cell>
          <table:table-cell office:value-type="float" office:value="0.0032347508204187" calcext:value-type="float">
            <text:p>0.0032347508</text:p>
          </table:table-cell>
        </table:table-row>
        <table:table-row table:style-name="ro1">
          <table:table-cell office:value-type="string" calcext:value-type="string">
            <text:p>pc205n3162n4_c</text:p>
          </table:table-cell>
          <table:table-cell office:value-type="float" office:value="0.000501136785014291" calcext:value-type="float">
            <text:p>0.0005011368</text:p>
          </table:table-cell>
          <table:table-cell office:value-type="float" office:value="0.000505928059467707" calcext:value-type="float">
            <text:p>0.0005059281</text:p>
          </table:table-cell>
          <table:table-cell office:value-type="float" office:value="0.000610550664533281" calcext:value-type="float">
            <text:p>0.0006105507</text:p>
          </table:table-cell>
          <table:table-cell office:value-type="float" office:value="0.000672034849521865" calcext:value-type="float">
            <text:p>0.0006720348</text:p>
          </table:table-cell>
          <table:table-cell office:value-type="float" office:value="0.00127702907716019" calcext:value-type="float">
            <text:p>0.0012770291</text:p>
          </table:table-cell>
          <table:table-cell office:value-type="float" office:value="0.00118246464156005" calcext:value-type="float">
            <text:p>0.0011824646</text:p>
          </table:table-cell>
          <table:table-cell office:value-type="float" office:value="0.00148498837586552" calcext:value-type="float">
            <text:p>0.0014849884</text:p>
          </table:table-cell>
        </table:table-row>
        <table:table-row table:style-name="ro1">
          <table:table-cell office:value-type="string" calcext:value-type="string">
            <text:p>pc205n3180_c</text:p>
          </table:table-cell>
          <table:table-cell office:value-type="float" office:value="0.000121867919211457" calcext:value-type="float">
            <text:p>0.0001218679</text:p>
          </table:table-cell>
          <table:table-cell office:value-type="float" office:value="0.000123071647650404" calcext:value-type="float">
            <text:p>0.0001230716</text:p>
          </table:table-cell>
          <table:table-cell office:value-type="float" office:value="0.000148546598668752" calcext:value-type="float">
            <text:p>0.0001485466</text:p>
          </table:table-cell>
          <table:table-cell office:value-type="float" office:value="0.000163126310588845" calcext:value-type="float">
            <text:p>0.0001631263</text:p>
          </table:table-cell>
          <table:table-cell office:value-type="float" office:value="0.000311299259399711" calcext:value-type="float">
            <text:p>0.0003112993</text:p>
          </table:table-cell>
          <table:table-cell office:value-type="float" office:value="0.000287845937237959" calcext:value-type="float">
            <text:p>0.0002878459</text:p>
          </table:table-cell>
          <table:table-cell office:value-type="float" office:value="0.000361488923909425" calcext:value-type="float">
            <text:p>0.0003614889</text:p>
          </table:table-cell>
        </table:table-row>
        <table:table-row table:style-name="ro1">
          <table:table-cell office:value-type="string" calcext:value-type="string">
            <text:p>pc205n31819Z_c</text:p>
          </table:table-cell>
          <table:table-cell office:value-type="float" office:value="0.00012454360472696" calcext:value-type="float">
            <text:p>0.0001245436</text:p>
          </table:table-cell>
          <table:table-cell office:value-type="float" office:value="0.000125598336827838" calcext:value-type="float">
            <text:p>0.0001255983</text:p>
          </table:table-cell>
          <table:table-cell office:value-type="float" office:value="0.000151473144694077" calcext:value-type="float">
            <text:p>0.0001514731</text:p>
          </table:table-cell>
          <table:table-cell office:value-type="float" office:value="0.000167897084658055" calcext:value-type="float">
            <text:p>0.0001678971</text:p>
          </table:table-cell>
          <table:table-cell office:value-type="float" office:value="0.00031508339726737" calcext:value-type="float">
            <text:p>0.0003150834</text:p>
          </table:table-cell>
          <table:table-cell office:value-type="float" office:value="0.000292956658161583" calcext:value-type="float">
            <text:p>0.0002929567</text:p>
          </table:table-cell>
          <table:table-cell office:value-type="float" office:value="0.000367907180233658" calcext:value-type="float">
            <text:p>0.0003679072</text:p>
          </table:table-cell>
        </table:table-row>
        <table:table-row table:style-name="ro1">
          <table:table-cell office:value-type="string" calcext:value-type="string">
            <text:p>pc205n3182n6_c</text:p>
          </table:table-cell>
          <table:table-cell office:value-type="float" office:value="0.000130344108683783" calcext:value-type="float">
            <text:p>0.0001303441</text:p>
          </table:table-cell>
          <table:table-cell office:value-type="float" office:value="0.00013123530743366" calcext:value-type="float">
            <text:p>0.0001312353</text:p>
          </table:table-cell>
          <table:table-cell office:value-type="float" office:value="0.000158143230843462" calcext:value-type="float">
            <text:p>0.0001581432</text:p>
          </table:table-cell>
          <table:table-cell office:value-type="float" office:value="0.000177037072667534" calcext:value-type="float">
            <text:p>0.0001770371</text:p>
          </table:table-cell>
          <table:table-cell office:value-type="float" office:value="0.000326318775678563" calcext:value-type="float">
            <text:p>0.0003263188</text:p>
          </table:table-cell>
          <table:table-cell office:value-type="float" office:value="0.000305225853273822" calcext:value-type="float">
            <text:p>0.0003052259</text:p>
          </table:table-cell>
          <table:table-cell office:value-type="float" office:value="0.000383315346772036" calcext:value-type="float">
            <text:p>0.0003833153</text:p>
          </table:table-cell>
        </table:table-row>
        <table:table-row table:style-name="ro1">
          <table:table-cell office:value-type="string" calcext:value-type="string">
            <text:p>pc205n3183n6_c</text:p>
          </table:table-cell>
          <table:table-cell office:value-type="float" office:value="0.000119211345735351" calcext:value-type="float">
            <text:p>0.0001192113</text:p>
          </table:table-cell>
          <table:table-cell office:value-type="float" office:value="0.0001208234911382" calcext:value-type="float">
            <text:p>0.0001208235</text:p>
          </table:table-cell>
          <table:table-cell office:value-type="float" office:value="0.000146095616372543" calcext:value-type="float">
            <text:p>0.0001460956</text:p>
          </table:table-cell>
          <table:table-cell office:value-type="float" office:value="0.000156863171264317" calcext:value-type="float">
            <text:p>0.0001568632</text:p>
          </table:table-cell>
          <table:table-cell office:value-type="float" office:value="0.000311559802029038" calcext:value-type="float">
            <text:p>0.0003115598</text:p>
          </table:table-cell>
          <table:table-cell office:value-type="float" office:value="0.000284387105263717" calcext:value-type="float">
            <text:p>0.0002843871</text:p>
          </table:table-cell>
          <table:table-cell office:value-type="float" office:value="0.000357145178569991" calcext:value-type="float">
            <text:p>0.0003571452</text:p>
          </table:table-cell>
        </table:table-row>
        <table:table-row table:style-name="ro1">
          <table:table-cell office:value-type="string" calcext:value-type="string">
            <text:p>pc205n3183n3_c</text:p>
          </table:table-cell>
          <table:table-cell office:value-type="float" office:value="0.000125441870578593" calcext:value-type="float">
            <text:p>0.0001254419</text:p>
          </table:table-cell>
          <table:table-cell office:value-type="float" office:value="0.000127256269358962" calcext:value-type="float">
            <text:p>0.0001272563</text:p>
          </table:table-cell>
          <table:table-cell office:value-type="float" office:value="0.00015394851487383" calcext:value-type="float">
            <text:p>0.0001539485</text:p>
          </table:table-cell>
          <table:table-cell office:value-type="float" office:value="0.000164322000823528" calcext:value-type="float">
            <text:p>0.000164322</text:p>
          </table:table-cell>
          <table:table-cell office:value-type="float" office:value="0.000329759470989381" calcext:value-type="float">
            <text:p>0.0003297595</text:p>
          </table:table-cell>
          <table:table-cell office:value-type="float" office:value="0.000300014217267554" calcext:value-type="float">
            <text:p>0.0003000142</text:p>
          </table:table-cell>
          <table:table-cell office:value-type="float" office:value="0.000376770357081401" calcext:value-type="float">
            <text:p>0.0003767704</text:p>
          </table:table-cell>
        </table:table-row>
        <table:table-row table:style-name="ro1">
          <table:table-cell office:value-type="string" calcext:value-type="string">
            <text:p>pc205n3204n6_c</text:p>
          </table:table-cell>
          <table:table-cell office:value-type="float" office:value="0.000119068005439878" calcext:value-type="float">
            <text:p>0.000119068</text:p>
          </table:table-cell>
          <table:table-cell office:value-type="float" office:value="0.000120644434424839" calcext:value-type="float">
            <text:p>0.0001206444</text:p>
          </table:table-cell>
          <table:table-cell office:value-type="float" office:value="0.000145863931478872" calcext:value-type="float">
            <text:p>0.0001458639</text:p>
          </table:table-cell>
          <table:table-cell office:value-type="float" office:value="0.000156863171264317" calcext:value-type="float">
            <text:p>0.0001568632</text:p>
          </table:table-cell>
          <table:table-cell office:value-type="float" office:value="0.000310686217918942" calcext:value-type="float">
            <text:p>0.0003106862</text:p>
          </table:table-cell>
          <table:table-cell office:value-type="float" office:value="0.000283843982887596" calcext:value-type="float">
            <text:p>0.000283844</text:p>
          </table:table-cell>
          <table:table-cell office:value-type="float" office:value="0.000356463102855534" calcext:value-type="float">
            <text:p>0.0003564631</text:p>
          </table:table-cell>
        </table:table-row>
        <table:table-row table:style-name="ro1">
          <table:table-cell office:value-type="string" calcext:value-type="string">
            <text:p>pc205n3_c</text:p>
          </table:table-cell>
          <table:table-cell office:value-type="float" office:value="0.000238136010879755" calcext:value-type="float">
            <text:p>0.000238136</text:p>
          </table:table-cell>
          <table:table-cell office:value-type="float" office:value="0.000241288868849678" calcext:value-type="float">
            <text:p>0.0002412889</text:p>
          </table:table-cell>
          <table:table-cell office:value-type="float" office:value="0.00029173395992863" calcext:value-type="float">
            <text:p>0.000291734</text:p>
          </table:table-cell>
          <table:table-cell office:value-type="float" office:value="0.000313726342528635" calcext:value-type="float">
            <text:p>0.0003137263</text:p>
          </table:table-cell>
          <table:table-cell office:value-type="float" office:value="0.000621372435837883" calcext:value-type="float">
            <text:p>0.0006213724</text:p>
          </table:table-cell>
          <table:table-cell office:value-type="float" office:value="0.000567687965775192" calcext:value-type="float">
            <text:p>0.000567688</text:p>
          </table:table-cell>
          <table:table-cell office:value-type="float" office:value="0.000712926205711068" calcext:value-type="float">
            <text:p>0.0007129262</text:p>
          </table:table-cell>
        </table:table-row>
        <table:table-row table:style-name="ro1">
          <table:table-cell office:value-type="string" calcext:value-type="string">
            <text:p>pc205n3226n3_c</text:p>
          </table:table-cell>
          <table:table-cell office:value-type="float" office:value="0.00012282352118128" calcext:value-type="float">
            <text:p>0.0001228235</text:p>
          </table:table-cell>
          <table:table-cell office:value-type="float" office:value="0.000124570418658541" calcext:value-type="float">
            <text:p>0.0001245704</text:p>
          </table:table-cell>
          <table:table-cell office:value-type="float" office:value="0.000150686635449771" calcext:value-type="float">
            <text:p>0.0001506866</text:p>
          </table:table-cell>
          <table:table-cell office:value-type="float" office:value="0.000161070562466058" calcext:value-type="float">
            <text:p>0.0001610706</text:p>
          </table:table-cell>
          <table:table-cell office:value-type="float" office:value="0.000322423175723491" calcext:value-type="float">
            <text:p>0.0003224232</text:p>
          </table:table-cell>
          <table:table-cell office:value-type="float" office:value="0.000293573409567959" calcext:value-type="float">
            <text:p>0.0002935734</text:p>
          </table:table-cell>
          <table:table-cell office:value-type="float" office:value="0.000368681722352785" calcext:value-type="float">
            <text:p>0.0003686817</text:p>
          </table:table-cell>
        </table:table-row>
        <table:table-row table:style-name="ro1">
          <table:table-cell office:value-type="string" calcext:value-type="string">
            <text:p>pc226n3140_c</text:p>
          </table:table-cell>
          <table:table-cell office:value-type="float" office:value="0.00002728816985025" calcext:value-type="float">
            <text:p>2.728816985025E-05</text:p>
          </table:table-cell>
          <table:table-cell office:value-type="float" office:value="0.0000261721229363251" calcext:value-type="float">
            <text:p>2.61721229363251E-05</text:p>
          </table:table-cell>
          <table:table-cell office:value-type="float" office:value="0.0000307128811416013" calcext:value-type="float">
            <text:p>3.07128811416013E-05</text:p>
          </table:table-cell>
          <table:table-cell office:value-type="float" office:value="0.0000454002683093783" calcext:value-type="float">
            <text:p>4.54002683093783E-05</text:p>
          </table:table-cell>
          <table:table-cell office:value-type="float" office:value="0.0000467388398042996" calcext:value-type="float">
            <text:p>4.67388398042996E-05</text:p>
          </table:table-cell>
          <table:table-cell office:value-type="float" office:value="0.0000553049301846939" calcext:value-type="float">
            <text:p>5.53049301846939E-05</text:p>
          </table:table-cell>
          <table:table-cell office:value-type="float" office:value="0.0000694542361486367" calcext:value-type="float">
            <text:p>6.94542361486367E-05</text:p>
          </table:table-cell>
        </table:table-row>
        <table:table-row table:style-name="ro1">
          <table:table-cell office:value-type="string" calcext:value-type="string">
            <text:p>pc226n3160_c</text:p>
          </table:table-cell>
          <table:table-cell office:value-type="float" office:value="0.000937005955489708" calcext:value-type="float">
            <text:p>0.000937006</text:p>
          </table:table-cell>
          <table:table-cell office:value-type="float" office:value="0.000868624011706541" calcext:value-type="float">
            <text:p>0.000868624</text:p>
          </table:table-cell>
          <table:table-cell office:value-type="float" office:value="0.000999293528230526" calcext:value-type="float">
            <text:p>0.0009992935</text:p>
          </table:table-cell>
          <table:table-cell office:value-type="float" office:value="0.00175144345970227" calcext:value-type="float">
            <text:p>0.0017514435</text:p>
          </table:table-cell>
          <table:table-cell office:value-type="float" office:value="0.00110664297521971" calcext:value-type="float">
            <text:p>0.001106643</text:p>
          </table:table-cell>
          <table:table-cell office:value-type="float" office:value="0.0017005551397088" calcext:value-type="float">
            <text:p>0.0017005551</text:p>
          </table:table-cell>
          <table:table-cell office:value-type="float" office:value="0.00213562801476605" calcext:value-type="float">
            <text:p>0.002135628</text:p>
          </table:table-cell>
        </table:table-row>
        <table:table-row table:style-name="ro1">
          <table:table-cell office:value-type="string" calcext:value-type="string">
            <text:p>pc226n31619Z_c</text:p>
          </table:table-cell>
          <table:table-cell office:value-type="float" office:value="0.00116354095845582" calcext:value-type="float">
            <text:p>0.001163541</text:p>
          </table:table-cell>
          <table:table-cell office:value-type="float" office:value="0.00110736629618841" calcext:value-type="float">
            <text:p>0.0011073663</text:p>
          </table:table-cell>
          <table:table-cell office:value-type="float" office:value="0.00129383819173764" calcext:value-type="float">
            <text:p>0.0012938382</text:p>
          </table:table-cell>
          <table:table-cell office:value-type="float" office:value="0.00199054554603023" calcext:value-type="float">
            <text:p>0.0019905455</text:p>
          </table:table-cell>
          <table:table-cell office:value-type="float" office:value="0.00185113726877923" calcext:value-type="float">
            <text:p>0.0018511373</text:p>
          </table:table-cell>
          <table:table-cell office:value-type="float" office:value="0.00230164868313334" calcext:value-type="float">
            <text:p>0.0023016487</text:p>
          </table:table-cell>
          <table:table-cell office:value-type="float" office:value="0.00289050633706042" calcext:value-type="float">
            <text:p>0.0028905063</text:p>
          </table:table-cell>
        </table:table-row>
        <table:table-row table:style-name="ro1">
          <table:table-cell office:value-type="string" calcext:value-type="string">
            <text:p>pc226n3180_c</text:p>
          </table:table-cell>
          <table:table-cell office:value-type="float" office:value="0.00000655428279061824" calcext:value-type="float">
            <text:p>6.55428279061824E-06</text:p>
          </table:table-cell>
          <table:table-cell office:value-type="float" office:value="0.000006354125901485" calcext:value-type="float">
            <text:p>6.354125901485E-06</text:p>
          </table:table-cell>
          <table:table-cell office:value-type="float" office:value="0.00000750171297824795" calcext:value-type="float">
            <text:p>7.50171297824795E-06</text:p>
          </table:table-cell>
          <table:table-cell office:value-type="float" office:value="0.0000104705305262685" calcext:value-type="float">
            <text:p>1.04705305262685E-05</text:p>
          </table:table-cell>
          <table:table-cell office:value-type="float" office:value="0.000012349999285319" calcext:value-type="float">
            <text:p>0.00001235</text:p>
          </table:table-cell>
          <table:table-cell office:value-type="float" office:value="0.0000137313810307266" calcext:value-type="float">
            <text:p>1.37313810307266E-05</text:p>
          </table:table-cell>
          <table:table-cell office:value-type="float" office:value="0.0000172444405511416" calcext:value-type="float">
            <text:p>1.72444405511416E-05</text:p>
          </table:table-cell>
        </table:table-row>
        <table:table-row table:style-name="ro1">
          <table:table-cell office:value-type="string" calcext:value-type="string">
            <text:p>pc226n31819Z_c</text:p>
          </table:table-cell>
          <table:table-cell office:value-type="float" office:value="0.00000923445963537928" calcext:value-type="float">
            <text:p>9.23445963537928E-06</text:p>
          </table:table-cell>
          <table:table-cell office:value-type="float" office:value="0.000008875907598626" calcext:value-type="float">
            <text:p>8.875907598626E-06</text:p>
          </table:table-cell>
          <table:table-cell office:value-type="float" office:value="0.0000104288687006609" calcext:value-type="float">
            <text:p>1.04288687006609E-05</text:p>
          </table:table-cell>
          <table:table-cell office:value-type="float" office:value="0.0000152413045954784" calcext:value-type="float">
            <text:p>1.52413045954784E-05</text:p>
          </table:table-cell>
          <table:table-cell office:value-type="float" office:value="0.0000161341371529777" calcext:value-type="float">
            <text:p>1.61341371529777E-05</text:p>
          </table:table-cell>
          <table:table-cell office:value-type="float" office:value="0.0000188421019543505" calcext:value-type="float">
            <text:p>1.88421019543505E-05</text:p>
          </table:table-cell>
          <table:table-cell office:value-type="float" office:value="0.0000236626968753743" calcext:value-type="float">
            <text:p>2.36626968753743E-05</text:p>
          </table:table-cell>
        </table:table-row>
        <table:table-row table:style-name="ro1">
          <table:table-cell office:value-type="string" calcext:value-type="string">
            <text:p>pc226n3182n6_c</text:p>
          </table:table-cell>
          <table:table-cell office:value-type="float" office:value="0.0000150316189853072" calcext:value-type="float">
            <text:p>1.50316189853072E-05</text:p>
          </table:table-cell>
          <table:table-cell office:value-type="float" office:value="0.0000145148677234853" calcext:value-type="float">
            <text:p>1.45148677234853E-05</text:p>
          </table:table-cell>
          <table:table-cell office:value-type="float" office:value="0.0000170983451529572" calcext:value-type="float">
            <text:p>1.70983451529572E-05</text:p>
          </table:table-cell>
          <table:table-cell office:value-type="float" office:value="0.0000243812926049572" calcext:value-type="float">
            <text:p>2.43812926049572E-05</text:p>
          </table:table-cell>
          <table:table-cell office:value-type="float" office:value="0.0000273695155641704" calcext:value-type="float">
            <text:p>2.73695155641704E-05</text:p>
          </table:table-cell>
          <table:table-cell office:value-type="float" office:value="0.0000311112970665894" calcext:value-type="float">
            <text:p>3.11112970665894E-05</text:p>
          </table:table-cell>
          <table:table-cell office:value-type="float" office:value="0.0000390708634137524" calcext:value-type="float">
            <text:p>3.90708634137524E-05</text:p>
          </table:table-cell>
        </table:table-row>
        <table:table-row table:style-name="ro1">
          <table:table-cell office:value-type="string" calcext:value-type="string">
            <text:p>pc226n3183n6_c</text:p>
          </table:table-cell>
          <table:table-cell office:value-type="float" office:value="0.00000390420740790662" calcext:value-type="float">
            <text:p>3.90420740790662E-06</text:p>
          </table:table-cell>
          <table:table-cell office:value-type="float" office:value="0.00000410225562041099" calcext:value-type="float">
            <text:p>4.10225562041099E-06</text:p>
          </table:table-cell>
          <table:table-cell office:value-type="float" office:value="0.00000505195007621607" calcext:value-type="float">
            <text:p>0.000005052</text:p>
          </table:table-cell>
          <table:table-cell office:value-type="float" office:value="0.0000042073912017404" calcext:value-type="float">
            <text:p>4.2073912017404E-06</text:p>
          </table:table-cell>
          <table:table-cell office:value-type="float" office:value="0.000012610541914646" calcext:value-type="float">
            <text:p>1.2610541914646E-05</text:p>
          </table:table-cell>
          <table:table-cell office:value-type="float" office:value="0.0000102725490564841" calcext:value-type="float">
            <text:p>1.02725490564841E-05</text:p>
          </table:table-cell>
          <table:table-cell office:value-type="float" office:value="0.0000129006952117076" calcext:value-type="float">
            <text:p>1.29006952117076E-05</text:p>
          </table:table-cell>
        </table:table-row>
        <table:table-row table:style-name="ro1">
          <table:table-cell office:value-type="string" calcext:value-type="string">
            <text:p>pc226n3183n3_c</text:p>
          </table:table-cell>
          <table:table-cell office:value-type="float" office:value="0.0000101351144919369" calcext:value-type="float">
            <text:p>1.01351144919369E-05</text:p>
          </table:table-cell>
          <table:table-cell office:value-type="float" office:value="0.0000105331769567377" calcext:value-type="float">
            <text:p>1.05331769567377E-05</text:p>
          </table:table-cell>
          <table:table-cell office:value-type="float" office:value="0.0000129005806978827" calcext:value-type="float">
            <text:p>1.29005806978827E-05</text:p>
          </table:table-cell>
          <table:table-cell office:value-type="float" office:value="0.0000116662207609511" calcext:value-type="float">
            <text:p>1.16662207609511E-05</text:p>
          </table:table-cell>
          <table:table-cell office:value-type="float" office:value="0.0000308102108749889" calcext:value-type="float">
            <text:p>3.08102108749889E-05</text:p>
          </table:table-cell>
          <table:table-cell office:value-type="float" office:value="0.000025899661060321" calcext:value-type="float">
            <text:p>2.5899661060321E-05</text:p>
          </table:table-cell>
          <table:table-cell office:value-type="float" office:value="0.0000325258737231176" calcext:value-type="float">
            <text:p>3.25258737231176E-05</text:p>
          </table:table-cell>
        </table:table-row>
        <table:table-row table:style-name="ro1">
          <table:table-cell office:value-type="string" calcext:value-type="string">
            <text:p>pc226n3204n6_c</text:p>
          </table:table-cell>
          <table:table-cell office:value-type="float" office:value="0.00000375914702888757" calcext:value-type="float">
            <text:p>3.75914702888757E-06</text:p>
          </table:table-cell>
          <table:table-cell office:value-type="float" office:value="0.00000392532106068943" calcext:value-type="float">
            <text:p>3.92532106068943E-06</text:p>
          </table:table-cell>
          <table:table-cell office:value-type="float" office:value="0.00000481922869749393" calcext:value-type="float">
            <text:p>4.81922869749393E-06</text:p>
          </table:table-cell>
          <table:table-cell office:value-type="float" office:value="0.0000042073912017404" calcext:value-type="float">
            <text:p>4.2073912017404E-06</text:p>
          </table:table-cell>
          <table:table-cell office:value-type="float" office:value="0.0000117369578045496" calcext:value-type="float">
            <text:p>0.000011737</text:p>
          </table:table-cell>
          <table:table-cell office:value-type="float" office:value="0.00000972942668036341" calcext:value-type="float">
            <text:p>9.72942668036341E-06</text:p>
          </table:table-cell>
          <table:table-cell office:value-type="float" office:value="0.000012218619497251" calcext:value-type="float">
            <text:p>1.2218619497251E-05</text:p>
          </table:table-cell>
        </table:table-row>
        <table:table-row table:style-name="ro1">
          <table:table-cell office:value-type="string" calcext:value-type="string">
            <text:p>pc226n3205n3_c</text:p>
          </table:table-cell>
          <table:table-cell office:value-type="float" office:value="0.00012282352118128" calcext:value-type="float">
            <text:p>0.0001228235</text:p>
          </table:table-cell>
          <table:table-cell office:value-type="float" office:value="0.000124570418658541" calcext:value-type="float">
            <text:p>0.0001245704</text:p>
          </table:table-cell>
          <table:table-cell office:value-type="float" office:value="0.000150686635449771" calcext:value-type="float">
            <text:p>0.0001506866</text:p>
          </table:table-cell>
          <table:table-cell office:value-type="float" office:value="0.000161070562466058" calcext:value-type="float">
            <text:p>0.0001610706</text:p>
          </table:table-cell>
          <table:table-cell office:value-type="float" office:value="0.000322423175723491" calcext:value-type="float">
            <text:p>0.0003224232</text:p>
          </table:table-cell>
          <table:table-cell office:value-type="float" office:value="0.000293573409567959" calcext:value-type="float">
            <text:p>0.0002935734</text:p>
          </table:table-cell>
          <table:table-cell office:value-type="float" office:value="0.000368681722352785" calcext:value-type="float">
            <text:p>0.0003686817</text:p>
          </table:table-cell>
        </table:table-row>
        <table:table-row table:style-name="ro1">
          <table:table-cell office:value-type="string" calcext:value-type="string">
            <text:p>pc226n3_c</text:p>
          </table:table-cell>
          <table:table-cell office:value-type="float" office:value="0.00000751819849757815" calcext:value-type="float">
            <text:p>7.51819849757815E-06</text:p>
          </table:table-cell>
          <table:table-cell office:value-type="float" office:value="0.00000785064212137886" calcext:value-type="float">
            <text:p>7.85064212137886E-06</text:p>
          </table:table-cell>
          <table:table-cell office:value-type="float" office:value="0.0000096387012738233" calcext:value-type="float">
            <text:p>9.6387012738233E-06</text:p>
          </table:table-cell>
          <table:table-cell office:value-type="float" office:value="0.00000841478240348081" calcext:value-type="float">
            <text:p>8.41478240348081E-06</text:p>
          </table:table-cell>
          <table:table-cell office:value-type="float" office:value="0.0000234739156090991" calcext:value-type="float">
            <text:p>2.34739156090991E-05</text:p>
          </table:table-cell>
          <table:table-cell office:value-type="float" office:value="0.0000194588533607268" calcext:value-type="float">
            <text:p>1.94588533607268E-05</text:p>
          </table:table-cell>
          <table:table-cell office:value-type="float" office:value="0.000024437238994502" calcext:value-type="float">
            <text:p>2.4437238994502E-05</text:p>
          </table:table-cell>
        </table:table-row>
        <table:table-row table:style-name="ro1">
          <table:table-cell office:value-type="string" calcext:value-type="string">
            <text:p>cholphyc1_h</text:p>
          </table:table-cell>
          <table:table-cell office:value-type="float" office:value="0.00103300572937807" calcext:value-type="float">
            <text:p>0.0010330057</text:p>
          </table:table-cell>
          <table:table-cell office:value-type="float" office:value="0.000716890026458063" calcext:value-type="float">
            <text:p>0.00071689</text:p>
          </table:table-cell>
          <table:table-cell office:value-type="float" office:value="0.000659082552786576" calcext:value-type="float">
            <text:p>0.0006590826</text:p>
          </table:table-cell>
          <table:table-cell office:value-type="float" office:value="0.000495843402551533" calcext:value-type="float">
            <text:p>0.0004958434</text:p>
          </table:table-cell>
          <table:table-cell office:value-type="float" office:value="0.000461069010412302" calcext:value-type="float">
            <text:p>0.000461069</text:p>
          </table:table-cell>
          <table:table-cell office:value-type="float" office:value="0.000286654591809259" calcext:value-type="float">
            <text:p>0.0002866546</text:p>
          </table:table-cell>
          <table:table-cell office:value-type="float" office:value="0.000179996391335482" calcext:value-type="float">
            <text:p>0.0001799964</text:p>
          </table:table-cell>
        </table:table-row>
        <table:table-row table:style-name="ro1">
          <table:table-cell office:value-type="string" calcext:value-type="string">
            <text:p>cholphyc2_h</text:p>
          </table:table-cell>
          <table:table-cell office:value-type="float" office:value="0.00109894226529582" calcext:value-type="float">
            <text:p>0.0010989423</text:p>
          </table:table-cell>
          <table:table-cell office:value-type="float" office:value="0.00122023834290734" calcext:value-type="float">
            <text:p>0.0012202383</text:p>
          </table:table-cell>
          <table:table-cell office:value-type="float" office:value="0.000981612312660858" calcext:value-type="float">
            <text:p>0.0009816123</text:p>
          </table:table-cell>
          <table:table-cell office:value-type="float" office:value="0.000865088489557993" calcext:value-type="float">
            <text:p>0.0008650885</text:p>
          </table:table-cell>
          <table:table-cell office:value-type="float" office:value="0.000961377936604374" calcext:value-type="float">
            <text:p>0.0009613779</text:p>
          </table:table-cell>
          <table:table-cell office:value-type="float" office:value="0.000939251215715446" calcext:value-type="float">
            <text:p>0.0009392512</text:p>
          </table:table-cell>
          <table:table-cell office:value-type="float" office:value="0.000742963828065607" calcext:value-type="float">
            <text:p>0.0007429638</text:p>
          </table:table-cell>
        </table:table-row>
        <table:table-row table:style-name="ro1">
          <table:table-cell office:value-type="string" calcext:value-type="string">
            <text:p>caro_h</text:p>
          </table:table-cell>
          <table:table-cell office:value-type="float" office:value="0.000329682679588746" calcext:value-type="float">
            <text:p>0.0003296827</text:p>
          </table:table-cell>
          <table:table-cell office:value-type="float" office:value="0.000381324482158544" calcext:value-type="float">
            <text:p>0.0003813245</text:p>
          </table:table-cell>
          <table:table-cell office:value-type="float" office:value="0.000350575825950306" calcext:value-type="float">
            <text:p>0.0003505758</text:p>
          </table:table-cell>
          <table:table-cell office:value-type="float" office:value="0.000360805199303456" calcext:value-type="float">
            <text:p>0.0003608052</text:p>
          </table:table-cell>
          <table:table-cell office:value-type="float" office:value="0.000488536951458141" calcext:value-type="float">
            <text:p>0.000488537</text:p>
          </table:table-cell>
          <table:table-cell office:value-type="float" office:value="0.000636739135848653" calcext:value-type="float">
            <text:p>0.0006367391</text:p>
          </table:table-cell>
          <table:table-cell office:value-type="float" office:value="0.000549180479095918" calcext:value-type="float">
            <text:p>0.0005491805</text:p>
          </table:table-cell>
        </table:table-row>
        <table:table-row table:style-name="ro1">
          <table:table-cell office:value-type="string" calcext:value-type="string">
            <text:p>fxanth_h</text:p>
          </table:table-cell>
          <table:table-cell office:value-type="float" office:value="0.00483534596730161" calcext:value-type="float">
            <text:p>0.004835346</text:p>
          </table:table-cell>
          <table:table-cell office:value-type="float" office:value="0.00488095337162936" calcext:value-type="float">
            <text:p>0.0048809534</text:p>
          </table:table-cell>
          <table:table-cell office:value-type="float" office:value="0.00392644925064343" calcext:value-type="float">
            <text:p>0.0039264493</text:p>
          </table:table-cell>
          <table:table-cell office:value-type="float" office:value="0.00354475283526202" calcext:value-type="float">
            <text:p>0.0035447528</text:p>
          </table:table-cell>
          <table:table-cell office:value-type="float" office:value="0.00400247140953658" calcext:value-type="float">
            <text:p>0.0040024714</text:p>
          </table:table-cell>
          <table:table-cell office:value-type="float" office:value="0.0040253623530662" calcext:value-type="float">
            <text:p>0.0040253624</text:p>
          </table:table-cell>
          <table:table-cell office:value-type="float" office:value="0.003216956781315" calcext:value-type="float">
            <text:p>0.0032169568</text:p>
          </table:table-cell>
        </table:table-row>
        <table:table-row table:style-name="ro1">
          <table:table-cell office:value-type="string" calcext:value-type="string">
            <text:p>dgtp_c</text:p>
          </table:table-cell>
          <table:table-cell office:value-type="float" office:value="0.003783705999512" calcext:value-type="float">
            <text:p>0.003783706</text:p>
          </table:table-cell>
          <table:table-cell office:value-type="float" office:value="0.00262583354279436" calcext:value-type="float">
            <text:p>0.0026258335</text:p>
          </table:table-cell>
          <table:table-cell office:value-type="float" office:value="0.00241409562234824" calcext:value-type="float">
            <text:p>0.0024140956</text:p>
          </table:table-cell>
          <table:table-cell office:value-type="float" office:value="0.0018161812695678" calcext:value-type="float">
            <text:p>0.0018161813</text:p>
          </table:table-cell>
          <table:table-cell office:value-type="float" office:value="0.00168880920141305" calcext:value-type="float">
            <text:p>0.0016888092</text:p>
          </table:table-cell>
          <table:table-cell office:value-type="float" office:value="0.00104996193919405" calcext:value-type="float">
            <text:p>0.0010499619</text:p>
          </table:table-cell>
          <table:table-cell office:value-type="float" office:value="0.000659292980104386" calcext:value-type="float">
            <text:p>0.000659293</text:p>
          </table:table-cell>
        </table:table-row>
        <table:table-row table:style-name="ro1">
          <table:table-cell office:value-type="string" calcext:value-type="string">
            <text:p>dttp_c</text:p>
          </table:table-cell>
          <table:table-cell office:value-type="float" office:value="0.0039748263934765" calcext:value-type="float">
            <text:p>0.0039748264</text:p>
          </table:table-cell>
          <table:table-cell office:value-type="float" office:value="0.00275846814528429" calcext:value-type="float">
            <text:p>0.0027584681</text:p>
          </table:table-cell>
          <table:table-cell office:value-type="float" office:value="0.00253603504007009" calcext:value-type="float">
            <text:p>0.002536035</text:p>
          </table:table-cell>
          <table:table-cell office:value-type="float" office:value="0.00190791917938307" calcext:value-type="float">
            <text:p>0.0019079192</text:p>
          </table:table-cell>
          <table:table-cell office:value-type="float" office:value="0.00177411336615168" calcext:value-type="float">
            <text:p>0.0017741134</text:p>
          </table:table-cell>
          <table:table-cell office:value-type="float" office:value="0.00110299701630954" calcext:value-type="float">
            <text:p>0.001102997</text:p>
          </table:table-cell>
          <table:table-cell office:value-type="float" office:value="0.000692594810138703" calcext:value-type="float">
            <text:p>0.0006925948</text:p>
          </table:table-cell>
        </table:table-row>
        <table:table-row table:style-name="ro1">
          <table:table-cell office:value-type="string" calcext:value-type="string">
            <text:p>dctp_c</text:p>
          </table:table-cell>
          <table:table-cell office:value-type="float" office:value="0.003783705999512" calcext:value-type="float">
            <text:p>0.003783706</text:p>
          </table:table-cell>
          <table:table-cell office:value-type="float" office:value="0.00262583354279436" calcext:value-type="float">
            <text:p>0.0026258335</text:p>
          </table:table-cell>
          <table:table-cell office:value-type="float" office:value="0.00241409562234824" calcext:value-type="float">
            <text:p>0.0024140956</text:p>
          </table:table-cell>
          <table:table-cell office:value-type="float" office:value="0.0018161812695678" calcext:value-type="float">
            <text:p>0.0018161813</text:p>
          </table:table-cell>
          <table:table-cell office:value-type="float" office:value="0.00168880920141305" calcext:value-type="float">
            <text:p>0.0016888092</text:p>
          </table:table-cell>
          <table:table-cell office:value-type="float" office:value="0.00104996193919405" calcext:value-type="float">
            <text:p>0.0010499619</text:p>
          </table:table-cell>
          <table:table-cell office:value-type="float" office:value="0.000659292980104386" calcext:value-type="float">
            <text:p>0.000659293</text:p>
          </table:table-cell>
        </table:table-row>
        <table:table-row table:style-name="ro1">
          <table:table-cell office:value-type="string" calcext:value-type="string">
            <text:p>datp_c</text:p>
          </table:table-cell>
          <table:table-cell office:value-type="float" office:value="0.0039748263934765" calcext:value-type="float">
            <text:p>0.0039748264</text:p>
          </table:table-cell>
          <table:table-cell office:value-type="float" office:value="0.00275846814528429" calcext:value-type="float">
            <text:p>0.0027584681</text:p>
          </table:table-cell>
          <table:table-cell office:value-type="float" office:value="0.00253603504007009" calcext:value-type="float">
            <text:p>0.002536035</text:p>
          </table:table-cell>
          <table:table-cell office:value-type="float" office:value="0.00190791917938307" calcext:value-type="float">
            <text:p>0.0019079192</text:p>
          </table:table-cell>
          <table:table-cell office:value-type="float" office:value="0.00177411336615168" calcext:value-type="float">
            <text:p>0.0017741134</text:p>
          </table:table-cell>
          <table:table-cell office:value-type="float" office:value="0.00110299701630954" calcext:value-type="float">
            <text:p>0.001102997</text:p>
          </table:table-cell>
          <table:table-cell office:value-type="float" office:value="0.000692594810138703" calcext:value-type="float">
            <text:p>0.0006925948</text:p>
          </table:table-cell>
        </table:table-row>
        <table:table-row table:style-name="ro1">
          <table:table-cell office:value-type="string" calcext:value-type="string">
            <text:p>atp_c</text:p>
          </table:table-cell>
          <table:table-cell office:value-type="float" office:value="0.0282752111248796" calcext:value-type="float">
            <text:p>0.0282752111</text:p>
          </table:table-cell>
          <table:table-cell office:value-type="float" office:value="0.0196225599480712" calcext:value-type="float">
            <text:p>0.0196225599</text:p>
          </table:table-cell>
          <table:table-cell office:value-type="float" office:value="0.0180402661851496" calcext:value-type="float">
            <text:p>0.0180402662</text:p>
          </table:table-cell>
          <table:table-cell office:value-type="float" office:value="0.0135721191986652" calcext:value-type="float">
            <text:p>0.0135721192</text:p>
          </table:table-cell>
          <table:table-cell office:value-type="float" office:value="0.0126202820001744" calcext:value-type="float">
            <text:p>0.012620282</text:p>
          </table:table-cell>
          <table:table-cell office:value-type="float" office:value="0.00784624796631359" calcext:value-type="float">
            <text:p>0.007846248</text:p>
          </table:table-cell>
          <table:table-cell office:value-type="float" office:value="0.00492682259351197" calcext:value-type="float">
            <text:p>0.0049268226</text:p>
          </table:table-cell>
        </table:table-row>
        <table:table-row table:style-name="ro1">
          <table:table-cell office:value-type="string" calcext:value-type="string">
            <text:p>gtp_c</text:p>
          </table:table-cell>
          <table:table-cell office:value-type="float" office:value="0.0269139561188675" calcext:value-type="float">
            <text:p>0.0269139561</text:p>
          </table:table-cell>
          <table:table-cell office:value-type="float" office:value="0.0186778699918367" calcext:value-type="float">
            <text:p>0.01867787</text:p>
          </table:table-cell>
          <table:table-cell office:value-type="float" office:value="0.0171717526824258" calcext:value-type="float">
            <text:p>0.0171717527</text:p>
          </table:table-cell>
          <table:table-cell office:value-type="float" office:value="0.0129187159360059" calcext:value-type="float">
            <text:p>0.0129187159</text:p>
          </table:table-cell>
          <table:table-cell office:value-type="float" office:value="0.0120127030868235" calcext:value-type="float">
            <text:p>0.0120127031</text:p>
          </table:table-cell>
          <table:table-cell office:value-type="float" office:value="0.00746850562955847" calcext:value-type="float">
            <text:p>0.0074685056</text:p>
          </table:table-cell>
          <table:table-cell office:value-type="float" office:value="0.00468963030909255" calcext:value-type="float">
            <text:p>0.0046896303</text:p>
          </table:table-cell>
        </table:table-row>
        <table:table-row table:style-name="ro1">
          <table:table-cell office:value-type="string" calcext:value-type="string">
            <text:p>utp_c</text:p>
          </table:table-cell>
          <table:table-cell office:value-type="float" office:value="0.0282752111248796" calcext:value-type="float">
            <text:p>0.0282752111</text:p>
          </table:table-cell>
          <table:table-cell office:value-type="float" office:value="0.0196225599480712" calcext:value-type="float">
            <text:p>0.0196225599</text:p>
          </table:table-cell>
          <table:table-cell office:value-type="float" office:value="0.0180402661851496" calcext:value-type="float">
            <text:p>0.0180402662</text:p>
          </table:table-cell>
          <table:table-cell office:value-type="float" office:value="0.0135721191986652" calcext:value-type="float">
            <text:p>0.0135721192</text:p>
          </table:table-cell>
          <table:table-cell office:value-type="float" office:value="0.0126202820001744" calcext:value-type="float">
            <text:p>0.012620282</text:p>
          </table:table-cell>
          <table:table-cell office:value-type="float" office:value="0.00784624796631359" calcext:value-type="float">
            <text:p>0.007846248</text:p>
          </table:table-cell>
          <table:table-cell office:value-type="float" office:value="0.00492682259351197" calcext:value-type="float">
            <text:p>0.0049268226</text:p>
          </table:table-cell>
        </table:table-row>
        <table:table-row table:style-name="ro1">
          <table:table-cell office:value-type="string" calcext:value-type="string">
            <text:p>ctp_c</text:p>
          </table:table-cell>
          <table:table-cell office:value-type="float" office:value="0.0269139561188675" calcext:value-type="float">
            <text:p>0.0269139561</text:p>
          </table:table-cell>
          <table:table-cell office:value-type="float" office:value="0.0186778699918367" calcext:value-type="float">
            <text:p>0.01867787</text:p>
          </table:table-cell>
          <table:table-cell office:value-type="float" office:value="0.0171717526824258" calcext:value-type="float">
            <text:p>0.0171717527</text:p>
          </table:table-cell>
          <table:table-cell office:value-type="float" office:value="0.0129187159360059" calcext:value-type="float">
            <text:p>0.0129187159</text:p>
          </table:table-cell>
          <table:table-cell office:value-type="float" office:value="0.0120127030868235" calcext:value-type="float">
            <text:p>0.0120127031</text:p>
          </table:table-cell>
          <table:table-cell office:value-type="float" office:value="0.00746850562955847" calcext:value-type="float">
            <text:p>0.0074685056</text:p>
          </table:table-cell>
          <table:table-cell office:value-type="float" office:value="0.00468963030909255" calcext:value-type="float">
            <text:p>0.0046896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3:28:09.328534884</meta:creation-date>
    <dc:date>2018-08-09T15:32:00.362501804</dc:date>
    <meta:editing-duration>PT2H3M50S</meta:editing-duration>
    <meta:editing-cycles>3</meta:editing-cycles>
    <meta:generator>LibreOffice/5.1.6.2$Linux_X86_64 LibreOffice_project/10m0$Build-2</meta:generator>
    <meta:document-statistic meta:table-count="1" meta:cell-count="2736" meta:object-count="0"/>
  </office:meta>
</office:document-meta>
</file>